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353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style:text-underline-style="solid" style:text-underline-width="auto" style:text-underline-color="font-color"/>
    </style:style>
  </office:automatic-styles>
  <office:body>
    <office:spreadsheet>
      <table:table table:name="Tabell1" table:style-name="ta1">
        <table:table-column table:style-name="co1" table:number-columns-repeated="9" table:default-cell-style-name="Default"/>
        <table:table-column table:style-name="co2" table:default-cell-style-name="ce1"/>
        <table:table-column table:style-name="co1" table:default-cell-style-name="Default"/>
        <table:table-column table:style-name="co1" table:default-cell-style-name="ce2"/>
        <table:table-row table:style-name="ro1">
          <table:table-cell office:value-type="string">
            <text:p>Lorem ipsum</text:p>
          </table:table-cell>
          <table:table-cell table:number-columns-repeated="3"/>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quot;'&quot;;&quot;,'&quot;;[.B1];&quot;','&quot;;[.C1];&quot;','&quot;;[.D1];&quot;',&quot;;[.E1];&quot;,&quot;;[.F1];&quot;,&quot;;[.G1];&quot;,&quot;;[.H1];&quot;,&quot;;[.I1];&quot;,'&quot;;[.J1];&quot;'),&quot;)" office:value-type="string" office:string-value="('Lorem ipsum','','','',0,1,2,1,2,'2013-01-01 12:00:00'),">
            <text:p>('Lorem ipsum','','','',0,1,2,1,2,'2013-01-01 12:00:00'),</text:p>
          </table:table-cell>
        </table:table-row>
        <table:table-row table:style-name="ro1">
          <table:table-cell office:value-type="string">
            <text:p>Ab imo pectore</text:p>
          </table:table-cell>
          <table:table-cell office:value-type="string">
            <text:p>Lorem ipsum dolor sit amet consectetur adipiscing elit. Donec in dui velit. Sed ullamcorper eros ut ante blandit dignissim. Phasellus consectetur risus eget ante ultrices a blandit augue gravida. Nulla laoreet rutrum posuere. Duis rutrum ligula at malesuada viverra nisl lacus fermentum augue quis ornare augue nulla ac purus. Nulla facilisi. In hac habitasse platea dictumst.</text:p>
          </table:table-cell>
          <table:table-cell table:number-columns-repeated="2" office:value-type="string">
            <text:p>Av hela mitt hjärt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quot;'&quot;;&quot;,'&quot;;[.B2];&quot;','&quot;;[.C2];&quot;','&quot;;[.D2];&quot;',&quot;;[.E2];&quot;,&quot;;[.F2];&quot;,&quot;;[.G2];&quot;,&quot;;[.H2];&quot;,&quot;;[.I2];&quot;,'&quot;;[.J2];&quot;'),&quot;)" office:value-type="string" office:string-value="('Ab imo pectore','Lorem ipsum dolor sit amet consectetur adipiscing elit. Donec in dui velit. Sed ullamcorper eros ut ante blandit dignissim. Phasellus consectetur risus eget ante ultrices a blandit augue gravida. Nulla laoreet rutrum posuere. Duis rutrum ligula at malesuada viverra nisl lacus fermentum augue quis ornare augue nulla ac purus. Nulla facilisi. In hac habitasse platea dictumst.','Av hela mitt hjärta','Av hela mitt hjärta',1,0,2,1,2,'2013-01-01 12:00:00'),">
            <text:p>('Ab imo pectore','Lorem ipsum dolor sit amet consectetur adipiscing elit. Donec in dui velit. Sed ullamcorper eros ut ante blandit dignissim. Phasellus consectetur risus eget ante ultrices a blandit augue gravida. Nulla laoreet rutrum posuere. Duis rutrum ligula at malesuada viverra nisl lacus fermentum augue quis ornare augue nulla ac purus. Nulla facilisi. In hac habitasse platea dictumst.','Av hela mitt hjärta','Av hela mitt hjärta',1,0,2,1,2,'2013-01-01 12:00:00'),</text:p>
          </table:table-cell>
        </table:table-row>
        <table:table-row table:style-name="ro1">
          <table:table-cell office:value-type="string">
            <text:p>Ab urbe condita</text:p>
          </table:table-cell>
          <table:table-cell office:value-type="string">
            <text:p>Sed a nibh at velit luctus blandit nec id nibh. Nam dignissim ligula a blandit rhoncus felis lorem consectetur nibh vitae viverra eros sem et tortor. Vestibulum vel consectetur lorem. Integer at porta massa. Phasellus eu arcu magna in bibendum ante. Phasellus sed eros eu erat ornare malesuada vel nec nulla. Curabitur diam turpis malesuada ac consequat vel tincidunt quis ligula. Lorem ipsum dolor sit amet consectetur adipiscing elit. Curabitur risus dolor rutrum ac sollicitudin hendrerit rhoncus quis mauris.</text:p>
          </table:table-cell>
          <table:table-cell table:number-columns-repeated="2" office:value-type="string">
            <text:p>Från stadens grundläggning</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quot;'&quot;;&quot;,'&quot;;[.B3];&quot;','&quot;;[.C3];&quot;','&quot;;[.D3];&quot;',&quot;;[.E3];&quot;,&quot;;[.F3];&quot;,&quot;;[.G3];&quot;,&quot;;[.H3];&quot;,&quot;;[.I3];&quot;,'&quot;;[.J3];&quot;'),&quot;)" office:value-type="string" office:string-value="('Ab urbe condita','Sed a nibh at velit luctus blandit nec id nibh. Nam dignissim ligula a blandit rhoncus felis lorem consectetur nibh vitae viverra eros sem et tortor. Vestibulum vel consectetur lorem. Integer at porta massa. Phasellus eu arcu magna in bibendum ante. Phasellus sed eros eu erat ornare malesuada vel nec nulla. Curabitur diam turpis malesuada ac consequat vel tincidunt quis ligula. Lorem ipsum dolor sit amet consectetur adipiscing elit. Curabitur risus dolor rutrum ac sollicitudin hendrerit rhoncus quis mauris.','Från stadens grundläggning','Från stadens grundläggning',1,0,2,1,2,'2013-01-01 12:00:00'),">
            <text:p>('Ab urbe condita','Sed a nibh at velit luctus blandit nec id nibh. Nam dignissim ligula a blandit rhoncus felis lorem consectetur nibh vitae viverra eros sem et tortor. Vestibulum vel consectetur lorem. Integer at porta massa. Phasellus eu arcu magna in bibendum ante. Phasellus sed eros eu erat ornare malesuada vel nec nulla. Curabitur diam turpis malesuada ac consequat vel tincidunt quis ligula. Lorem ipsum dolor sit amet consectetur adipiscing elit. Curabitur risus dolor rutrum ac sollicitudin hendrerit rhoncus quis mauris.','Från stadens grundläggning','Från stadens grundläggning',1,0,2,1,2,'2013-01-01 12:00:00'),</text:p>
          </table:table-cell>
        </table:table-row>
        <table:table-row table:style-name="ro1">
          <table:table-cell office:value-type="string">
            <text:p>Amor vincit omnia et nos cedamus amori</text:p>
          </table:table-cell>
          <table:table-cell office:value-type="string">
            <text:p>Phasellus consectetur dolor vitae erat auctor sodales eget ut velit. Cras vestibulum gravida tortor sit amet hendrerit quam consectetur vel. Fusce ultrices felis sit amet enim mattis id porta ipsum feugiat. Donec sed metus ac dui posuere cursus ut non nunc. Vestibulum ac ligula magna. Sed sed ultrices nulla. Morbi cursus imperdiet odio sed facilisis velit sollicitudin vitae.</text:p>
          </table:table-cell>
          <table:table-cell table:number-columns-repeated="2" office:value-type="string">
            <text:p>Kärleken övervinner allt så låt oss besegras av kärleke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quot;'&quot;;&quot;,'&quot;;[.B4];&quot;','&quot;;[.C4];&quot;','&quot;;[.D4];&quot;',&quot;;[.E4];&quot;,&quot;;[.F4];&quot;,&quot;;[.G4];&quot;,&quot;;[.H4];&quot;,&quot;;[.I4];&quot;,'&quot;;[.J4];&quot;'),&quot;)" office:value-type="string" office:string-value="('Amor vincit omnia et nos cedamus amori','Phasellus consectetur dolor vitae erat auctor sodales eget ut velit. Cras vestibulum gravida tortor sit amet hendrerit quam consectetur vel. Fusce ultrices felis sit amet enim mattis id porta ipsum feugiat. Donec sed metus ac dui posuere cursus ut non nunc. Vestibulum ac ligula magna. Sed sed ultrices nulla. Morbi cursus imperdiet odio sed facilisis velit sollicitudin vitae.','Kärleken övervinner allt så låt oss besegras av kärleken.','Kärleken övervinner allt så låt oss besegras av kärleken.',1,0,2,1,2,'2013-01-01 12:00:00'),">
            <text:p>('Amor vincit omnia et nos cedamus amori','Phasellus consectetur dolor vitae erat auctor sodales eget ut velit. Cras vestibulum gravida tortor sit amet hendrerit quam consectetur vel. Fusce ultrices felis sit amet enim mattis id porta ipsum feugiat. Donec sed metus ac dui posuere cursus ut non nunc. Vestibulum ac ligula magna. Sed sed ultrices nulla. Morbi cursus imperdiet odio sed facilisis velit sollicitudin vitae.','Kärleken övervinner allt så låt oss besegras av kärleken.','Kärleken övervinner allt så låt oss besegras av kärleken.',1,0,2,1,2,'2013-01-01 12:00:00'),</text:p>
          </table:table-cell>
        </table:table-row>
        <table:table-row table:style-name="ro1">
          <table:table-cell office:value-type="string">
            <text:p>Cuiusvis hominis est errare</text:p>
          </table:table-cell>
          <table:table-cell office:value-type="string">
            <text:p>Duis semper tincidunt nisi id aliquam urna facilisis nec. Pellentesque dapibus volutpat neque mollis lacinia. Vestibulum ante ipsum primis in faucibus orci luctus et ultrices posuere cubilia Curae; Aenean vitae risus interdum mauris sagittis tincidunt. Nulla tellus est venenatis eget euismod sit amet adipiscing non nibh. Aliquam tempor orci quis fringilla sodales metus magna tincidunt lectus vitae tempor sem mi non diam. Mauris egestas lobortis volutpat. Duis dictum massa vel orci scelerisque in posuere purus accumsan. Quisque aliquam erat eget velit posuere interdum. Donec nec erat elit. Curabitur ut lectus quis enim lobortis commodo. Donec tristique orci sed augue malesuada blandit. Ut nec odio massa.</text:p>
          </table:table-cell>
          <table:table-cell table:number-columns-repeated="2" office:value-type="string">
            <text:p>Vem som helst kan fel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quot;'&quot;;&quot;,'&quot;;[.B5];&quot;','&quot;;[.C5];&quot;','&quot;;[.D5];&quot;',&quot;;[.E5];&quot;,&quot;;[.F5];&quot;,&quot;;[.G5];&quot;,&quot;;[.H5];&quot;,&quot;;[.I5];&quot;,'&quot;;[.J5];&quot;'),&quot;)" office:value-type="string" office:string-value="('Cuiusvis hominis est errare','Duis semper tincidunt nisi id aliquam urna facilisis nec. Pellentesque dapibus volutpat neque mollis lacinia. Vestibulum ante ipsum primis in faucibus orci luctus et ultrices posuere cubilia Curae; Aenean vitae risus interdum mauris sagittis tincidunt. Nulla tellus est venenatis eget euismod sit amet adipiscing non nibh. Aliquam tempor orci quis fringilla sodales metus magna tincidunt lectus vitae tempor sem mi non diam. Mauris egestas lobortis volutpat. Duis dictum massa vel orci scelerisque in posuere purus accumsan. Quisque aliquam erat eget velit posuere interdum. Donec nec erat elit. Curabitur ut lectus quis enim lobortis commodo. Donec tristique orci sed augue malesuada blandit. Ut nec odio massa.','Vem som helst kan fela.','Vem som helst kan fela.',1,0,2,1,2,'2013-01-01 12:00:00'),">
            <text:p>('Cuiusvis hominis est errare','Duis semper tincidunt nisi id aliquam urna facilisis nec. Pellentesque dapibus volutpat neque mollis lacinia. Vestibulum ante ipsum primis in faucibus orci luctus et ultrices posuere cubilia Curae; Aenean vitae risus interdum mauris sagittis tincidunt. Nulla tellus est venenatis eget euismod sit amet adipiscing non nibh. Aliquam tempor orci quis fringilla sodales metus magna tincidunt lectus vitae tempor sem mi non diam. Mauris egestas lobortis volutpat. Duis dictum massa vel orci scelerisque in posuere purus accumsan. Quisque aliquam erat eget velit posuere interdum. Donec nec erat elit. Curabitur ut lectus quis enim lobortis commodo. Donec tristique orci sed augue malesuada blandit. Ut nec odio massa.','Vem som helst kan fela.','Vem som helst kan fela.',1,0,2,1,2,'2013-01-01 12:00:00'),</text:p>
          </table:table-cell>
        </table:table-row>
        <table:table-row table:style-name="ro1">
          <table:table-cell office:value-type="string">
            <text:p>Legio patria nostra</text:p>
          </table:table-cell>
          <table:table-cell office:value-type="string">
            <text:p>Curabitur ornare ante vel commodo egestas orci dui tristique diam sed interdum augue ante ac turpis. Nunc dictum eleifend metus ac interdum. Duis tincidunt quam in fermentum accumsan dolor massa tincidunt nunc quis rutrum purus velit eget quam. Sed pulvinar interdum ipsum vehicula accumsan turpis ullamcorper id. Cras egestas vulputate venenatis. Proin vitae velit metus. Praesent sem mi bibendum ac tincidunt ut porttitor id nulla. Integer fermentum diam et enim semper a convallis nisi iaculis. Integer eros lectus tincidunt eget iaculis sed feugiat eget erat. Phasellus rutrum ligula ac nulla pulvinar cursus. Integer erat massa pharetra vel ullamcorper et tempus in lectus. Maecenas vel nisl in eros imperdiet bibendum.</text:p>
          </table:table-cell>
          <table:table-cell table:number-columns-repeated="2" office:value-type="string">
            <text:p>Legionen är mitt fädernesland (franska främlingslegionens motto)</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quot;'&quot;;&quot;,'&quot;;[.B6];&quot;','&quot;;[.C6];&quot;','&quot;;[.D6];&quot;',&quot;;[.E6];&quot;,&quot;;[.F6];&quot;,&quot;;[.G6];&quot;,&quot;;[.H6];&quot;,&quot;;[.I6];&quot;,'&quot;;[.J6];&quot;'),&quot;)" office:value-type="string" office:string-value="('Legio patria nostra','Curabitur ornare ante vel commodo egestas orci dui tristique diam sed interdum augue ante ac turpis. Nunc dictum eleifend metus ac interdum. Duis tincidunt quam in fermentum accumsan dolor massa tincidunt nunc quis rutrum purus velit eget quam. Sed pulvinar interdum ipsum vehicula accumsan turpis ullamcorper id. Cras egestas vulputate venenatis. Proin vitae velit metus. Praesent sem mi bibendum ac tincidunt ut porttitor id nulla. Integer fermentum diam et enim semper a convallis nisi iaculis. Integer eros lectus tincidunt eget iaculis sed feugiat eget erat. Phasellus rutrum ligula ac nulla pulvinar cursus. Integer erat massa pharetra vel ullamcorper et tempus in lectus. Maecenas vel nisl in eros imperdiet bibendum.','Legionen är mitt fädernesland (franska främlingslegionens motto)','Legionen är mitt fädernesland (franska främlingslegionens motto)',1,0,2,1,2,'2013-01-01 12:00:00'),">
            <text:p>('Legio patria nostra','Curabitur ornare ante vel commodo egestas orci dui tristique diam sed interdum augue ante ac turpis. Nunc dictum eleifend metus ac interdum. Duis tincidunt quam in fermentum accumsan dolor massa tincidunt nunc quis rutrum purus velit eget quam. Sed pulvinar interdum ipsum vehicula accumsan turpis ullamcorper id. Cras egestas vulputate venenatis. Proin vitae velit metus. Praesent sem mi bibendum ac tincidunt ut porttitor id nulla. Integer fermentum diam et enim semper a convallis nisi iaculis. Integer eros lectus tincidunt eget iaculis sed feugiat eget erat. Phasellus rutrum ligula ac nulla pulvinar cursus. Integer erat massa pharetra vel ullamcorper et tempus in lectus. Maecenas vel nisl in eros imperdiet bibendum.','Legionen är mitt fädernesland (franska främlingslegionens motto)','Legionen är mitt fädernesland (franska främlingslegionens motto)',1,0,2,1,2,'2013-01-01 12:00:00'),</text:p>
          </table:table-cell>
        </table:table-row>
        <table:table-row table:style-name="ro1">
          <table:table-cell office:value-type="string">
            <text:p>Nunc est bibendum</text:p>
          </table:table-cell>
          <table:table-cell office:value-type="string">
            <text:p>Integer egestas imperdiet ullamcorper. Donec mattis pulvinar malesuada. Aliquam est lectus eleifend non gravida in venenatis sed ante. Aenean purus orci auctor sed adipiscing nec luctus fringilla orci. Ut in feugiat enim. In ac turpis sapien at convallis eros. Sed aliquam tempus leo a egestas orci tempus id. Mauris sollicitudin pharetra augue posuere lacinia. Nulla pellentesque urna at nisl feugiat vehicula. </text:p>
          </table:table-cell>
          <table:table-cell table:number-columns-repeated="2" office:value-type="string">
            <text:p>Nu är det dags att drick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quot;'&quot;;&quot;,'&quot;;[.B7];&quot;','&quot;;[.C7];&quot;','&quot;;[.D7];&quot;',&quot;;[.E7];&quot;,&quot;;[.F7];&quot;,&quot;;[.G7];&quot;,&quot;;[.H7];&quot;,&quot;;[.I7];&quot;,'&quot;;[.J7];&quot;'),&quot;)" office:value-type="string" office:string-value="('Nunc est bibendum','Integer egestas imperdiet ullamcorper. Donec mattis pulvinar malesuada. Aliquam est lectus eleifend non gravida in venenatis sed ante. Aenean purus orci auctor sed adipiscing nec luctus fringilla orci. Ut in feugiat enim. In ac turpis sapien at convallis eros. Sed aliquam tempus leo a egestas orci tempus id. Mauris sollicitudin pharetra augue posuere lacinia. Nulla pellentesque urna at nisl feugiat vehicula. ','Nu är det dags att dricka.','Nu är det dags att dricka.',1,0,2,1,2,'2013-01-01 12:00:00'),">
            <text:p>('Nunc est bibendum','Integer egestas imperdiet ullamcorper. Donec mattis pulvinar malesuada. Aliquam est lectus eleifend non gravida in venenatis sed ante. Aenean purus orci auctor sed adipiscing nec luctus fringilla orci. Ut in feugiat enim. In ac turpis sapien at convallis eros. Sed aliquam tempus leo a egestas orci tempus id. Mauris sollicitudin pharetra augue posuere lacinia. Nulla pellentesque urna at nisl feugiat vehicula. ','Nu är det dags att dricka.','Nu är det dags att dricka.',1,0,2,1,2,'2013-01-01 12:00:00'),</text:p>
          </table:table-cell>
        </table:table-row>
        <table:table-row table:style-name="ro1">
          <table:table-cell office:value-type="string">
            <text:p>Optimum medicamentum quies est</text:p>
          </table:table-cell>
          <table:table-cell office:value-type="string">
            <text:p>Phasellus eu nisl lectus vel viverra velit. Cras a mauris elit a interdum erat. Donec in sem felis eget adipiscing mauris. Morbi ac tellus condimentum leo placerat fermentum. Fusce vestibulum ipsum vitae condimentum pulvinar justo nisi placerat tortor eget dapibus mi nisl vitae nulla. Phasellus rhoncus nunc et tortor suscipit consectetur. Ut ac dui eros. Etiam felis nunc molestie quis pretium non lacinia sit amet mauris.</text:p>
          </table:table-cell>
          <table:table-cell table:number-columns-repeated="2" office:value-type="string">
            <text:p>Frid är den bästa medicine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quot;'&quot;;&quot;,'&quot;;[.B8];&quot;','&quot;;[.C8];&quot;','&quot;;[.D8];&quot;',&quot;;[.E8];&quot;,&quot;;[.F8];&quot;,&quot;;[.G8];&quot;,&quot;;[.H8];&quot;,&quot;;[.I8];&quot;,'&quot;;[.J8];&quot;'),&quot;)" office:value-type="string" office:string-value="('Optimum medicamentum quies est','Phasellus eu nisl lectus vel viverra velit. Cras a mauris elit a interdum erat. Donec in sem felis eget adipiscing mauris. Morbi ac tellus condimentum leo placerat fermentum. Fusce vestibulum ipsum vitae condimentum pulvinar justo nisi placerat tortor eget dapibus mi nisl vitae nulla. Phasellus rhoncus nunc et tortor suscipit consectetur. Ut ac dui eros. Etiam felis nunc molestie quis pretium non lacinia sit amet mauris.','Frid är den bästa medicinen.','Frid är den bästa medicinen.',1,0,2,1,2,'2013-01-01 12:00:00'),">
            <text:p>('Optimum medicamentum quies est','Phasellus eu nisl lectus vel viverra velit. Cras a mauris elit a interdum erat. Donec in sem felis eget adipiscing mauris. Morbi ac tellus condimentum leo placerat fermentum. Fusce vestibulum ipsum vitae condimentum pulvinar justo nisi placerat tortor eget dapibus mi nisl vitae nulla. Phasellus rhoncus nunc et tortor suscipit consectetur. Ut ac dui eros. Etiam felis nunc molestie quis pretium non lacinia sit amet mauris.','Frid är den bästa medicinen.','Frid är den bästa medicinen.',1,0,2,1,2,'2013-01-01 12:00:00'),</text:p>
          </table:table-cell>
        </table:table-row>
        <table:table-row table:style-name="ro1">
          <table:table-cell office:value-type="string">
            <text:p>Plenus venter non studet libenter</text:p>
          </table:table-cell>
          <table:table-cell office:value-type="string">
            <text:p>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text:p>
          </table:table-cell>
          <table:table-cell table:number-columns-repeated="2" office:value-type="string">
            <text:p>En full mage bryr sig inte om att studer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quot;'&quot;;&quot;,'&quot;;[.B9];&quot;','&quot;;[.C9];&quot;','&quot;;[.D9];&quot;',&quot;;[.E9];&quot;,&quot;;[.F9];&quot;,&quot;;[.G9];&quot;,&quot;;[.H9];&quot;,&quot;;[.I9];&quot;,'&quot;;[.J9];&quot;'),&quot;)" office:value-type="string" office:string-value="('Plenus venter non studet libenter','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En full mage bryr sig inte om att studera','En full mage bryr sig inte om att studera',1,0,2,1,2,'2013-01-01 12:00:00'),">
            <text:p>('Plenus venter non studet libenter','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En full mage bryr sig inte om att studera','En full mage bryr sig inte om att studera',1,0,2,1,2,'2013-01-01 12:00:00'),</text:p>
          </table:table-cell>
        </table:table-row>
        <table:table-row table:style-name="ro1">
          <table:table-cell office:value-type="string">
            <text:p>Pro patria</text:p>
          </table:table-cell>
          <table:table-cell office:value-type="string">
            <text:p>Phasellus egestas viverra augue a rhoncus nibh aliquam eget. Ut pulvinar nisl in tortor pulvinar pharetra. Nulla dignissim iaculis nunc non dictum ligula cursus a. Integer sed libero non nunc consequat placerat ac id lectus. Sed semper arcu ut accumsan euismod massa mauris tempus metus eu accumsan leo turpis non quam. </text:p>
          </table:table-cell>
          <table:table-cell table:number-columns-repeated="2" office:value-type="string">
            <text:p>För fäderneslande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quot;'&quot;;&quot;,'&quot;;[.B10];&quot;','&quot;;[.C10];&quot;','&quot;;[.D10];&quot;',&quot;;[.E10];&quot;,&quot;;[.F10];&quot;,&quot;;[.G10];&quot;,&quot;;[.H10];&quot;,&quot;;[.I10];&quot;,'&quot;;[.J10];&quot;'),&quot;)" office:value-type="string" office:string-value="('Pro patria','Phasellus egestas viverra augue a rhoncus nibh aliquam eget. Ut pulvinar nisl in tortor pulvinar pharetra. Nulla dignissim iaculis nunc non dictum ligula cursus a. Integer sed libero non nunc consequat placerat ac id lectus. Sed semper arcu ut accumsan euismod massa mauris tempus metus eu accumsan leo turpis non quam. ','För fäderneslandet','För fäderneslandet',1,0,2,1,2,'2013-01-01 12:00:00'),">
            <text:p>('Pro patria','Phasellus egestas viverra augue a rhoncus nibh aliquam eget. Ut pulvinar nisl in tortor pulvinar pharetra. Nulla dignissim iaculis nunc non dictum ligula cursus a. Integer sed libero non nunc consequat placerat ac id lectus. Sed semper arcu ut accumsan euismod massa mauris tempus metus eu accumsan leo turpis non quam. ','För fäderneslandet','För fäderneslandet',1,0,2,1,2,'2013-01-01 12:00:00'),</text:p>
          </table:table-cell>
        </table:table-row>
        <table:table-row table:style-name="ro1">
          <table:table-cell office:value-type="string">
            <text:p>Qui vivra verra</text:p>
          </table:table-cell>
          <table:table-cell office:value-type="string">
            <text:p>Phasellus ante metus euismod eget adipiscing a ultricies vel nulla. Fusce non sapien id nulla lobortis tristique. Aliquam nec quam lorem eget scelerisque ipsum. Maecenas volutpat tellus in justo tristique et egestas ipsum malesuada. Nulla justo augue porta in rhoncus sit amet vestibulum dignissim nibh. Mauris suscipit urna lacinia metus adipiscing volutpat. Suspendisse potenti.</text:p>
          </table:table-cell>
          <table:table-cell table:number-columns-repeated="2" office:value-type="string">
            <text:p>Den som lever får s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quot;'&quot;;&quot;,'&quot;;[.B11];&quot;','&quot;;[.C11];&quot;','&quot;;[.D11];&quot;',&quot;;[.E11];&quot;,&quot;;[.F11];&quot;,&quot;;[.G11];&quot;,&quot;;[.H11];&quot;,&quot;;[.I11];&quot;,'&quot;;[.J11];&quot;'),&quot;)" office:value-type="string" office:string-value="('Qui vivra verra','Phasellus ante metus euismod eget adipiscing a ultricies vel nulla. Fusce non sapien id nulla lobortis tristique. Aliquam nec quam lorem eget scelerisque ipsum. Maecenas volutpat tellus in justo tristique et egestas ipsum malesuada. Nulla justo augue porta in rhoncus sit amet vestibulum dignissim nibh. Mauris suscipit urna lacinia metus adipiscing volutpat. Suspendisse potenti.','Den som lever får se.','Den som lever får se.',1,0,2,1,2,'2013-01-01 12:00:00'),">
            <text:p>('Qui vivra verra','Phasellus ante metus euismod eget adipiscing a ultricies vel nulla. Fusce non sapien id nulla lobortis tristique. Aliquam nec quam lorem eget scelerisque ipsum. Maecenas volutpat tellus in justo tristique et egestas ipsum malesuada. Nulla justo augue porta in rhoncus sit amet vestibulum dignissim nibh. Mauris suscipit urna lacinia metus adipiscing volutpat. Suspendisse potenti.','Den som lever får se.','Den som lever får se.',1,0,2,1,2,'2013-01-01 12:00:00'),</text:p>
          </table:table-cell>
        </table:table-row>
        <table:table-row table:style-name="ro1">
          <table:table-cell office:value-type="string">
            <text:p>Scientia vis</text:p>
          </table:table-cell>
          <table:table-cell office:value-type="string">
            <text:p>Aliquam erat volutpat. Nullam commodo nulla sit amet ante vestibulum eget consectetur velit cursus. Etiam euismod congue diam vel ullamcorper. Vivamus faucibus scelerisque enim eu adipiscing.</text:p>
          </table:table-cell>
          <table:table-cell table:number-columns-repeated="2" office:value-type="string">
            <text:p>Kunskap är mak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quot;'&quot;;&quot;,'&quot;;[.B12];&quot;','&quot;;[.C12];&quot;','&quot;;[.D12];&quot;',&quot;;[.E12];&quot;,&quot;;[.F12];&quot;,&quot;;[.G12];&quot;,&quot;;[.H12];&quot;,&quot;;[.I12];&quot;,'&quot;;[.J12];&quot;'),&quot;)" office:value-type="string" office:string-value="('Scientia vis','Aliquam erat volutpat. Nullam commodo nulla sit amet ante vestibulum eget consectetur velit cursus. Etiam euismod congue diam vel ullamcorper. Vivamus faucibus scelerisque enim eu adipiscing.','Kunskap är makt','Kunskap är makt',1,0,2,1,2,'2013-01-01 12:00:00'),">
            <text:p>('Scientia vis','Aliquam erat volutpat. Nullam commodo nulla sit amet ante vestibulum eget consectetur velit cursus. Etiam euismod congue diam vel ullamcorper. Vivamus faucibus scelerisque enim eu adipiscing.','Kunskap är makt','Kunskap är makt',1,0,2,1,2,'2013-01-01 12:00:00'),</text:p>
          </table:table-cell>
        </table:table-row>
        <table:table-row table:style-name="ro1">
          <table:table-cell office:value-type="string">
            <text:p>Tres faciunt collegium</text:p>
          </table:table-cell>
          <table:table-cell office:value-type="string">
            <text:p>Class aptent taciti sociosqu ad litora torquent per conubia nostra per inceptos himenaeos. 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text:p>
          </table:table-cell>
          <table:table-cell table:number-columns-repeated="2" office:value-type="string">
            <text:p>Tre gör ett sällskap.</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quot;'&quot;;&quot;,'&quot;;[.B13];&quot;','&quot;;[.C13];&quot;','&quot;;[.D13];&quot;',&quot;;[.E13];&quot;,&quot;;[.F13];&quot;,&quot;;[.G13];&quot;,&quot;;[.H13];&quot;,&quot;;[.I13];&quot;,'&quot;;[.J13];&quot;'),&quot;)" office:value-type="string" office:string-value="('Tres faciunt collegium','Class aptent taciti sociosqu ad litora torquent per conubia nostra per inceptos himenaeos. 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Tre gör ett sällskap.','Tre gör ett sällskap.',1,0,2,1,2,'2013-01-01 12:00:00'),">
            <text:p>('Tres faciunt collegium','Class aptent taciti sociosqu ad litora torquent per conubia nostra per inceptos himenaeos. Etiam aliquam consectetur arcu eget dignissim. Donec tempus dignissim purus nec aliquet. Sed non odio magna. Etiam blandit erat aliquet convallis fermentum felis mi congue massa a feugiat lectus quam vel lacus. Praesent in bibendum urna. Mauris ultricies aliquam dictum. Donec at purus facilisis sem auctor tempor.','Tre gör ett sällskap.','Tre gör ett sällskap.',1,0,2,1,2,'2013-01-01 12:00:00'),</text:p>
          </table:table-cell>
        </table:table-row>
        <table:table-row table:style-name="ro1">
          <table:table-cell office:value-type="string">
            <text:p>Alea iacta est</text:p>
          </table:table-cell>
          <table:table-cell office:value-type="string">
            <text:p>Lorem ipsum dolor sit amet consectetur adipiscing elit. Duis eget condimentum sapien. Morbi id vehicula massa. Ut imperdiet ligula in cursus vulputate nisi sem tempus dui quis fermentum est elit varius lectus. Nunc gravida sodales dui. Ut imperdiet dignissim consectetur. Donec dignissim convallis neque et tincidunt elit volutpat nec. Ut sollicitudin nisl vel magna lacinia luctus. Duis faucibus rutrum sapien a congue. Fusce sed risus ligula. Vestibulum ante ipsum primis in faucibus orci luctus et ultrices posuere cubilia Curae; Suspendisse vehicula condimentum erat at tempor. Curabitur lectus quam rutrum nec suscipit id mattis sed augue.</text:p>
          </table:table-cell>
          <table:table-cell table:number-columns-repeated="2" office:value-type="string">
            <text:p>Tärningen är kastad!</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quot;'&quot;;&quot;,'&quot;;[.B14];&quot;','&quot;;[.C14];&quot;','&quot;;[.D14];&quot;',&quot;;[.E14];&quot;,&quot;;[.F14];&quot;,&quot;;[.G14];&quot;,&quot;;[.H14];&quot;,&quot;;[.I14];&quot;,'&quot;;[.J14];&quot;'),&quot;)" office:value-type="string" office:string-value="('Alea iacta est','Lorem ipsum dolor sit amet consectetur adipiscing elit. Duis eget condimentum sapien. Morbi id vehicula massa. Ut imperdiet ligula in cursus vulputate nisi sem tempus dui quis fermentum est elit varius lectus. Nunc gravida sodales dui. Ut imperdiet dignissim consectetur. Donec dignissim convallis neque et tincidunt elit volutpat nec. Ut sollicitudin nisl vel magna lacinia luctus. Duis faucibus rutrum sapien a congue. Fusce sed risus ligula. Vestibulum ante ipsum primis in faucibus orci luctus et ultrices posuere cubilia Curae; Suspendisse vehicula condimentum erat at tempor. Curabitur lectus quam rutrum nec suscipit id mattis sed augue.','Tärningen är kastad!','Tärningen är kastad!',1,0,2,1,2,'2013-01-01 12:00:00'),">
            <text:p>('Alea iacta est','Lorem ipsum dolor sit amet consectetur adipiscing elit. Duis eget condimentum sapien. Morbi id vehicula massa. Ut imperdiet ligula in cursus vulputate nisi sem tempus dui quis fermentum est elit varius lectus. Nunc gravida sodales dui. Ut imperdiet dignissim consectetur. Donec dignissim convallis neque et tincidunt elit volutpat nec. Ut sollicitudin nisl vel magna lacinia luctus. Duis faucibus rutrum sapien a congue. Fusce sed risus ligula. Vestibulum ante ipsum primis in faucibus orci luctus et ultrices posuere cubilia Curae; Suspendisse vehicula condimentum erat at tempor. Curabitur lectus quam rutrum nec suscipit id mattis sed augue.','Tärningen är kastad!','Tärningen är kastad!',1,0,2,1,2,'2013-01-01 12:00:00'),</text:p>
          </table:table-cell>
        </table:table-row>
        <table:table-row table:style-name="ro1">
          <table:table-cell office:value-type="string">
            <text:p>Audaces fortuna iuvat</text:p>
          </table:table-cell>
          <table:table-cell office:value-type="string">
            <text:p>Integer sem orci porta eget tempor vitae laoreet ut tortor. Ut ut velit dolor et hendrerit magna. Phasellus dolor turpis lacinia sit amet euismod id cursus id lorem. Fusce sagittis mi tempus eros hendrerit ac tincidunt ligula dignissim. Duis id mi sed felis sagittis suscipit. Nulla sed ante massa vitae euismod dui. Nam non ligula quis mi feugiat rhoncus id in ligula. Maecenas consequat leo sit amet lobortis porta felis lectus viverra nisi et congue lorem erat et orci. Ut malesuada diam id lectus tristique aliquam. Morbi nec mollis lorem. Fusce eleifend condimentum augue hendrerit tincidunt. Fusce facilisis diam eget diam malesuada elementum. Fusce adipiscing imperdiet eros in rutrum.</text:p>
          </table:table-cell>
          <table:table-cell table:number-columns-repeated="2" office:value-type="string">
            <text:p>Ödet står de djärva bi</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quot;'&quot;;&quot;,'&quot;;[.B15];&quot;','&quot;;[.C15];&quot;','&quot;;[.D15];&quot;',&quot;;[.E15];&quot;,&quot;;[.F15];&quot;,&quot;;[.G15];&quot;,&quot;;[.H15];&quot;,&quot;;[.I15];&quot;,'&quot;;[.J15];&quot;'),&quot;)" office:value-type="string" office:string-value="('Audaces fortuna iuvat','Integer sem orci porta eget tempor vitae laoreet ut tortor. Ut ut velit dolor et hendrerit magna. Phasellus dolor turpis lacinia sit amet euismod id cursus id lorem. Fusce sagittis mi tempus eros hendrerit ac tincidunt ligula dignissim. Duis id mi sed felis sagittis suscipit. Nulla sed ante massa vitae euismod dui. Nam non ligula quis mi feugiat rhoncus id in ligula. Maecenas consequat leo sit amet lobortis porta felis lectus viverra nisi et congue lorem erat et orci. Ut malesuada diam id lectus tristique aliquam. Morbi nec mollis lorem. Fusce eleifend condimentum augue hendrerit tincidunt. Fusce facilisis diam eget diam malesuada elementum. Fusce adipiscing imperdiet eros in rutrum.','Ödet står de djärva bi','Ödet står de djärva bi',1,0,2,1,2,'2013-01-01 12:00:00'),">
            <text:p>('Audaces fortuna iuvat','Integer sem orci porta eget tempor vitae laoreet ut tortor. Ut ut velit dolor et hendrerit magna. Phasellus dolor turpis lacinia sit amet euismod id cursus id lorem. Fusce sagittis mi tempus eros hendrerit ac tincidunt ligula dignissim. Duis id mi sed felis sagittis suscipit. Nulla sed ante massa vitae euismod dui. Nam non ligula quis mi feugiat rhoncus id in ligula. Maecenas consequat leo sit amet lobortis porta felis lectus viverra nisi et congue lorem erat et orci. Ut malesuada diam id lectus tristique aliquam. Morbi nec mollis lorem. Fusce eleifend condimentum augue hendrerit tincidunt. Fusce facilisis diam eget diam malesuada elementum. Fusce adipiscing imperdiet eros in rutrum.','Ödet står de djärva bi','Ödet står de djärva bi',1,0,2,1,2,'2013-01-01 12:00:00'),</text:p>
          </table:table-cell>
        </table:table-row>
        <table:table-row table:style-name="ro1">
          <table:table-cell office:value-type="string">
            <text:p>Barba non facit philosophum </text:p>
          </table:table-cell>
          <table:table-cell office:value-type="string">
            <text:p>Curabitur non purus dui. Aenean enim ante faucibus vitae tempor sed molestie non ante. Maecenas in leo at nibh hendrerit ultrices. Praesent sagittis vulputate semper. Nulla velit nunc tempus at blandit eu bibendum eget sapien. Morbi nulla arcu scelerisque ac interdum ac ullamcorper a ante. Cras et dolor ac dui volutpat sollicitudin in quis leo.</text:p>
          </table:table-cell>
          <table:table-cell table:number-columns-repeated="2" office:value-type="string">
            <text:p>Skägget gör inte filosofe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quot;'&quot;;&quot;,'&quot;;[.B16];&quot;','&quot;;[.C16];&quot;','&quot;;[.D16];&quot;',&quot;;[.E16];&quot;,&quot;;[.F16];&quot;,&quot;;[.G16];&quot;,&quot;;[.H16];&quot;,&quot;;[.I16];&quot;,'&quot;;[.J16];&quot;'),&quot;)" office:value-type="string" office:string-value="('Barba non facit philosophum ','Curabitur non purus dui. Aenean enim ante faucibus vitae tempor sed molestie non ante. Maecenas in leo at nibh hendrerit ultrices. Praesent sagittis vulputate semper. Nulla velit nunc tempus at blandit eu bibendum eget sapien. Morbi nulla arcu scelerisque ac interdum ac ullamcorper a ante. Cras et dolor ac dui volutpat sollicitudin in quis leo.','Skägget gör inte filosofen','Skägget gör inte filosofen',1,0,2,1,2,'2013-01-01 12:00:00'),">
            <text:p>('Barba non facit philosophum ','Curabitur non purus dui. Aenean enim ante faucibus vitae tempor sed molestie non ante. Maecenas in leo at nibh hendrerit ultrices. Praesent sagittis vulputate semper. Nulla velit nunc tempus at blandit eu bibendum eget sapien. Morbi nulla arcu scelerisque ac interdum ac ullamcorper a ante. Cras et dolor ac dui volutpat sollicitudin in quis leo.','Skägget gör inte filosofen','Skägget gör inte filosofen',1,0,2,1,2,'2013-01-01 12:00:00'),</text:p>
          </table:table-cell>
        </table:table-row>
        <table:table-row table:style-name="ro1">
          <table:table-cell office:value-type="string">
            <text:p>Bibere humanum est – ergo bibamus</text:p>
          </table:table-cell>
          <table:table-cell office:value-type="string">
            <text:p>Nulla ultricies felis vitae lectus blandit quis luctus diam venenatis. Integer malesuada mauris vel lorem malesuada eu malesuada metus hendrerit. Donec felis mi suscipit ac malesuada in suscipit sed justo. Integer sollicitudin ipsum in justo gravida accumsan. Maecenas vel leo ac ipsum dictum elementum quis in orci. Cum sociis natoque penatibus et magnis dis parturient montes nascetur ridiculus mus. Sed nulla augue consequat nec suscipit vitae feugiat non velit. Morbi egestas turpis id nisi vestibulum accumsan. Mauris in nunc vitae arcu sodales pellentesque. Mauris vehicula odio vitae est cursus pharetra ac at lacus. Integer in sodales nisi. Aliquam ultrices tempus mi eget commodo lacus iaculis et. Duis laoreet risus non velit dignissim in fringilla risus ullamcorper. Sed tristique ullamcorper lacus in laoreet.</text:p>
          </table:table-cell>
          <table:table-cell table:number-columns-repeated="2" office:value-type="string">
            <text:p>Det är mänskligt att dricka - låt oss därför drick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quot;'&quot;;&quot;,'&quot;;[.B17];&quot;','&quot;;[.C17];&quot;','&quot;;[.D17];&quot;',&quot;;[.E17];&quot;,&quot;;[.F17];&quot;,&quot;;[.G17];&quot;,&quot;;[.H17];&quot;,&quot;;[.I17];&quot;,'&quot;;[.J17];&quot;'),&quot;)" office:value-type="string" office:string-value="('Bibere humanum est – ergo bibamus','Nulla ultricies felis vitae lectus blandit quis luctus diam venenatis. Integer malesuada mauris vel lorem malesuada eu malesuada metus hendrerit. Donec felis mi suscipit ac malesuada in suscipit sed justo. Integer sollicitudin ipsum in justo gravida accumsan. Maecenas vel leo ac ipsum dictum elementum quis in orci. Cum sociis natoque penatibus et magnis dis parturient montes nascetur ridiculus mus. Sed nulla augue consequat nec suscipit vitae feugiat non velit. Morbi egestas turpis id nisi vestibulum accumsan. Mauris in nunc vitae arcu sodales pellentesque. Mauris vehicula odio vitae est cursus pharetra ac at lacus. Integer in sodales nisi. Aliquam ultrices tempus mi eget commodo lacus iaculis et. Duis laoreet risus non velit dignissim in fringilla risus ullamcorper. Sed tristique ullamcorper lacus in laoreet.','Det är mänskligt att dricka - låt oss därför dricka!','Det är mänskligt att dricka - låt oss därför dricka!',1,0,2,1,2,'2013-01-01 12:00:00'),">
            <text:p>('Bibere humanum est – ergo bibamus','Nulla ultricies felis vitae lectus blandit quis luctus diam venenatis. Integer malesuada mauris vel lorem malesuada eu malesuada metus hendrerit. Donec felis mi suscipit ac malesuada in suscipit sed justo. Integer sollicitudin ipsum in justo gravida accumsan. Maecenas vel leo ac ipsum dictum elementum quis in orci. Cum sociis natoque penatibus et magnis dis parturient montes nascetur ridiculus mus. Sed nulla augue consequat nec suscipit vitae feugiat non velit. Morbi egestas turpis id nisi vestibulum accumsan. Mauris in nunc vitae arcu sodales pellentesque. Mauris vehicula odio vitae est cursus pharetra ac at lacus. Integer in sodales nisi. Aliquam ultrices tempus mi eget commodo lacus iaculis et. Duis laoreet risus non velit dignissim in fringilla risus ullamcorper. Sed tristique ullamcorper lacus in laoreet.','Det är mänskligt att dricka - låt oss därför dricka!','Det är mänskligt att dricka - låt oss därför dricka!',1,0,2,1,2,'2013-01-01 12:00:00'),</text:p>
          </table:table-cell>
        </table:table-row>
        <table:table-row table:style-name="ro1">
          <table:table-cell office:value-type="string">
            <text:p>Cibi condimentum est fames</text:p>
          </table:table-cell>
          <table:table-cell office:value-type="string">
            <text:p>Integer lobortis metus id mi iaculis non volutpat tortor dignissim. Nullam dignissim orci eget velit iaculis a pellentesque odio eleifend. Duis eu leo nec risus cursus lobortis et vel lacus. Ut fermentum interdum enim id tempus. Vestibulum egestas ullamcorper dignissim. Nullam sed metus eget eros tincidunt aliquet. Aliquam gravida congue vulputate. Duis at justo magna a lacinia erat. Aenean gravida leo non quam laoreet tempus.</text:p>
          </table:table-cell>
          <table:table-cell table:number-columns-repeated="2" office:value-type="string">
            <text:p>Hungern är den bästa krydda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quot;'&quot;;&quot;,'&quot;;[.B18];&quot;','&quot;;[.C18];&quot;','&quot;;[.D18];&quot;',&quot;;[.E18];&quot;,&quot;;[.F18];&quot;,&quot;;[.G18];&quot;,&quot;;[.H18];&quot;,&quot;;[.I18];&quot;,'&quot;;[.J18];&quot;'),&quot;)" office:value-type="string" office:string-value="('Cibi condimentum est fames','Integer lobortis metus id mi iaculis non volutpat tortor dignissim. Nullam dignissim orci eget velit iaculis a pellentesque odio eleifend. Duis eu leo nec risus cursus lobortis et vel lacus. Ut fermentum interdum enim id tempus. Vestibulum egestas ullamcorper dignissim. Nullam sed metus eget eros tincidunt aliquet. Aliquam gravida congue vulputate. Duis at justo magna a lacinia erat. Aenean gravida leo non quam laoreet tempus.','Hungern är den bästa kryddan','Hungern är den bästa kryddan',1,0,2,1,2,'2013-01-01 12:00:00'),">
            <text:p>('Cibi condimentum est fames','Integer lobortis metus id mi iaculis non volutpat tortor dignissim. Nullam dignissim orci eget velit iaculis a pellentesque odio eleifend. Duis eu leo nec risus cursus lobortis et vel lacus. Ut fermentum interdum enim id tempus. Vestibulum egestas ullamcorper dignissim. Nullam sed metus eget eros tincidunt aliquet. Aliquam gravida congue vulputate. Duis at justo magna a lacinia erat. Aenean gravida leo non quam laoreet tempus.','Hungern är den bästa kryddan','Hungern är den bästa kryddan',1,0,2,1,2,'2013-01-01 12:00:00'),</text:p>
          </table:table-cell>
        </table:table-row>
        <table:table-row table:style-name="ro1">
          <table:table-cell office:value-type="string">
            <text:p>Cui bono?</text:p>
          </table:table-cell>
          <table:table-cell office:value-type="string">
            <text:p>Cras et mi sed augue tincidunt viverra in in magna. Nullam tristique tellus sit amet magna vehicula id vehicula lorem congue. Proin sollicitudin tortor non velit molestie et porttitor metus consectetur. Aenean convallis velit at blandit dignissim quam lacus commodo sapien sit amet tincidunt orci nisl tempus ligula. Sed posuere leo neque. Nullam in dignissim felis. Maecenas bibendum sem tempus elit tristique dictum. Fusce placerat rutrum leo ac pretium. Sed id odio et leo consectetur cursus sed eu metus. Donec sed erat sed tortor pulvinar porttitor. Pellentesque luctus nisl eget lacus eleifend ut hendrerit neque ultrices. Vivamus in aliquam neque. Vivamus sed erat enim nec mattis dui.</text:p>
          </table:table-cell>
          <table:table-cell table:number-columns-repeated="2" office:value-type="string">
            <text:p>Till vems fördel?</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quot;'&quot;;&quot;,'&quot;;[.B19];&quot;','&quot;;[.C19];&quot;','&quot;;[.D19];&quot;',&quot;;[.E19];&quot;,&quot;;[.F19];&quot;,&quot;;[.G19];&quot;,&quot;;[.H19];&quot;,&quot;;[.I19];&quot;,'&quot;;[.J19];&quot;'),&quot;)" office:value-type="string" office:string-value="('Cui bono?','Cras et mi sed augue tincidunt viverra in in magna. Nullam tristique tellus sit amet magna vehicula id vehicula lorem congue. Proin sollicitudin tortor non velit molestie et porttitor metus consectetur. Aenean convallis velit at blandit dignissim quam lacus commodo sapien sit amet tincidunt orci nisl tempus ligula. Sed posuere leo neque. Nullam in dignissim felis. Maecenas bibendum sem tempus elit tristique dictum. Fusce placerat rutrum leo ac pretium. Sed id odio et leo consectetur cursus sed eu metus. Donec sed erat sed tortor pulvinar porttitor. Pellentesque luctus nisl eget lacus eleifend ut hendrerit neque ultrices. Vivamus in aliquam neque. Vivamus sed erat enim nec mattis dui.','Till vems fördel?','Till vems fördel?',1,0,2,1,2,'2013-01-01 12:00:00'),">
            <text:p>('Cui bono?','Cras et mi sed augue tincidunt viverra in in magna. Nullam tristique tellus sit amet magna vehicula id vehicula lorem congue. Proin sollicitudin tortor non velit molestie et porttitor metus consectetur. Aenean convallis velit at blandit dignissim quam lacus commodo sapien sit amet tincidunt orci nisl tempus ligula. Sed posuere leo neque. Nullam in dignissim felis. Maecenas bibendum sem tempus elit tristique dictum. Fusce placerat rutrum leo ac pretium. Sed id odio et leo consectetur cursus sed eu metus. Donec sed erat sed tortor pulvinar porttitor. Pellentesque luctus nisl eget lacus eleifend ut hendrerit neque ultrices. Vivamus in aliquam neque. Vivamus sed erat enim nec mattis dui.','Till vems fördel?','Till vems fördel?',1,0,2,1,2,'2013-01-01 12:00:00'),</text:p>
          </table:table-cell>
        </table:table-row>
        <table:table-row table:style-name="ro1">
          <table:table-cell office:value-type="string">
            <text:p>Docendo discimus</text:p>
          </table:table-cell>
          <table:table-cell office:value-type="string">
            <text:p>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text:p>
          </table:table-cell>
          <table:table-cell table:number-columns-repeated="2" office:value-type="string">
            <text:p>Vi lär genom att undervis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quot;'&quot;;&quot;,'&quot;;[.B20];&quot;','&quot;;[.C20];&quot;','&quot;;[.D20];&quot;',&quot;;[.E20];&quot;,&quot;;[.F20];&quot;,&quot;;[.G20];&quot;,&quot;;[.H20];&quot;,&quot;;[.I20];&quot;,'&quot;;[.J20];&quot;'),&quot;)" office:value-type="string" office:string-value="('Docendo discimus','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Vi lär genom att undervisa','Vi lär genom att undervisa',1,0,2,1,2,'2013-01-01 12:00:00'),">
            <text:p>('Docendo discimus','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Vi lär genom att undervisa','Vi lär genom att undervisa',1,0,2,1,2,'2013-01-01 12:00:00'),</text:p>
          </table:table-cell>
        </table:table-row>
        <table:table-row table:style-name="ro1">
          <table:table-cell office:value-type="string">
            <text:p>E fructu arbor cognoscitur</text:p>
          </table:table-cell>
          <table:table-cell office:value-type="string">
            <text:p>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text:p>
          </table:table-cell>
          <table:table-cell table:number-columns-repeated="2" office:value-type="string">
            <text:p>Trädet kan kännas igen på sina frukter</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quot;'&quot;;&quot;,'&quot;;[.B21];&quot;','&quot;;[.C21];&quot;','&quot;;[.D21];&quot;',&quot;;[.E21];&quot;,&quot;;[.F21];&quot;,&quot;;[.G21];&quot;,&quot;;[.H21];&quot;,&quot;;[.I21];&quot;,'&quot;;[.J21];&quot;'),&quot;)" office:value-type="string" office:string-value="('E fructu arbor cognoscitur','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Trädet kan kännas igen på sina frukter','Trädet kan kännas igen på sina frukter',1,0,2,1,2,'2013-01-01 12:00:00'),">
            <text:p>('E fructu arbor cognoscitur','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Trädet kan kännas igen på sina frukter','Trädet kan kännas igen på sina frukter',1,0,2,1,2,'2013-01-01 12:00:00'),</text:p>
          </table:table-cell>
        </table:table-row>
        <table:table-row table:style-name="ro1">
          <table:table-cell office:value-type="string">
            <text:p>Equi donati dentes non inspiciuntur</text:p>
          </table:table-cell>
          <table:table-cell office:value-type="string">
            <text:p>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text:p>
          </table:table-cell>
          <table:table-cell table:number-columns-repeated="2" office:value-type="string">
            <text:p>Man ska inte titta given häst i munne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quot;'&quot;;&quot;,'&quot;;[.B22];&quot;','&quot;;[.C22];&quot;','&quot;;[.D22];&quot;',&quot;;[.E22];&quot;,&quot;;[.F22];&quot;,&quot;;[.G22];&quot;,&quot;;[.H22];&quot;,&quot;;[.I22];&quot;,'&quot;;[.J22];&quot;'),&quot;)" office:value-type="string" office:string-value="('Equi donati dentes non inspiciuntur','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Man ska inte titta given häst i munnen','Man ska inte titta given häst i munnen',1,0,2,1,2,'2013-01-01 12:00:00'),">
            <text:p>('Equi donati dentes non inspiciuntur','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Man ska inte titta given häst i munnen','Man ska inte titta given häst i munnen',1,0,2,1,2,'2013-01-01 12:00:00'),</text:p>
          </table:table-cell>
        </table:table-row>
        <table:table-row table:style-name="ro1">
          <table:table-cell office:value-type="string">
            <text:p>Etiam unus pilus umbram suam habet</text:p>
          </table:table-cell>
          <table:table-cell office:value-type="string">
            <text:p>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text:p>
          </table:table-cell>
          <table:table-cell table:number-columns-repeated="2" office:value-type="string">
            <text:p>Även ett hårstrå sin skugga har</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quot;'&quot;;&quot;,'&quot;;[.B23];&quot;','&quot;;[.C23];&quot;','&quot;;[.D23];&quot;',&quot;;[.E23];&quot;,&quot;;[.F23];&quot;,&quot;;[.G23];&quot;,&quot;;[.H23];&quot;,&quot;;[.I23];&quot;,'&quot;;[.J23];&quot;'),&quot;)" office:value-type="string" office:string-value="('Etiam unus pilus umbram suam habet','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Även ett hårstrå sin skugga har','Även ett hårstrå sin skugga har',1,0,2,1,2,'2013-01-01 12:00:00'),">
            <text:p>('Etiam unus pilus umbram suam habet','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Även ett hårstrå sin skugga har','Även ett hårstrå sin skugga har',1,0,2,1,2,'2013-01-01 12:00:00'),</text:p>
          </table:table-cell>
        </table:table-row>
        <table:table-row table:style-name="ro1">
          <table:table-cell office:value-type="string">
            <text:p>Exercitatio artem paravit</text:p>
          </table:table-cell>
          <table:table-cell office:value-type="string">
            <text:p>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text:p>
          </table:table-cell>
          <table:table-cell table:number-columns-repeated="2" office:value-type="string">
            <text:p>Övning ger färdighe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quot;'&quot;;&quot;,'&quot;;[.B24];&quot;','&quot;;[.C24];&quot;','&quot;;[.D24];&quot;',&quot;;[.E24];&quot;,&quot;;[.F24];&quot;,&quot;;[.G24];&quot;,&quot;;[.H24];&quot;,&quot;;[.I24];&quot;,'&quot;;[.J24];&quot;'),&quot;)" office:value-type="string" office:string-value="('Exercitatio artem paravit','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Övning ger färdighet','Övning ger färdighet',1,0,2,1,2,'2013-01-01 12:00:00'),">
            <text:p>('Exercitatio artem paravit','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Övning ger färdighet','Övning ger färdighet',1,0,2,1,2,'2013-01-01 12:00:00'),</text:p>
          </table:table-cell>
        </table:table-row>
        <table:table-row table:style-name="ro1">
          <table:table-cell office:value-type="string">
            <text:p>Festina lente!</text:p>
          </table:table-cell>
          <table:table-cell office:value-type="string">
            <text:p>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text:p>
          </table:table-cell>
          <table:table-cell table:number-columns-repeated="2" office:value-type="string">
            <text:p>Skynda långsam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quot;'&quot;;&quot;,'&quot;;[.B25];&quot;','&quot;;[.C25];&quot;','&quot;;[.D25];&quot;',&quot;;[.E25];&quot;,&quot;;[.F25];&quot;,&quot;;[.G25];&quot;,&quot;;[.H25];&quot;,&quot;;[.I25];&quot;,'&quot;;[.J25];&quot;'),&quot;)" office:value-type="string" office:string-value="('Festina lente!','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Skynda långsamt!','Skynda långsamt!',1,0,2,1,2,'2013-01-01 12:00:00'),">
            <text:p>('Festina lente!','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Skynda långsamt!','Skynda långsamt!',1,0,2,1,2,'2013-01-01 12:00:00'),</text:p>
          </table:table-cell>
        </table:table-row>
        <table:table-row table:style-name="ro1">
          <table:table-cell office:value-type="string">
            <text:p>Fortuna caeca est</text:p>
          </table:table-cell>
          <table:table-cell office:value-type="string">
            <text:p>Ecte magna feuguercil eugiamet velissi scilla ad ming esed magna facilla feum dip erit at quatue magna consequiscip eugait la aute dipit estrud te cons nosto dionum dit iure veliscipit prat.</text:p>
          </table:table-cell>
          <table:table-cell table:number-columns-repeated="2" office:value-type="string">
            <text:p>Lyckan är blind</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quot;'&quot;;&quot;,'&quot;;[.B26];&quot;','&quot;;[.C26];&quot;','&quot;;[.D26];&quot;',&quot;;[.E26];&quot;,&quot;;[.F26];&quot;,&quot;;[.G26];&quot;,&quot;;[.H26];&quot;,&quot;;[.I26];&quot;,'&quot;;[.J26];&quot;'),&quot;)" office:value-type="string" office:string-value="('Fortuna caeca est','Ecte magna feuguercil eugiamet velissi scilla ad ming esed magna facilla feum dip erit at quatue magna consequiscip eugait la aute dipit estrud te cons nosto dionum dit iure veliscipit prat.','Lyckan är blind','Lyckan är blind',1,0,2,1,2,'2013-01-01 12:00:00'),">
            <text:p>('Fortuna caeca est','Ecte magna feuguercil eugiamet velissi scilla ad ming esed magna facilla feum dip erit at quatue magna consequiscip eugait la aute dipit estrud te cons nosto dionum dit iure veliscipit prat.','Lyckan är blind','Lyckan är blind',1,0,2,1,2,'2013-01-01 12:00:00'),</text:p>
          </table:table-cell>
        </table:table-row>
        <table:table-row table:style-name="ro1">
          <table:table-cell office:value-type="string">
            <text:p>Hic et nunc</text:p>
          </table:table-cell>
          <table:table-cell office:value-type="string">
            <text:p>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text:p>
          </table:table-cell>
          <table:table-cell table:number-columns-repeated="2" office:value-type="string">
            <text:p>Här och nu</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quot;'&quot;;&quot;,'&quot;;[.B27];&quot;','&quot;;[.C27];&quot;','&quot;;[.D27];&quot;',&quot;;[.E27];&quot;,&quot;;[.F27];&quot;,&quot;;[.G27];&quot;,&quot;;[.H27];&quot;,&quot;;[.I27];&quot;,'&quot;;[.J27];&quot;'),&quot;)" office:value-type="string" office:string-value="('Hic et nunc','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Här och nu','Här och nu',1,0,2,1,2,'2013-01-01 12:00:00'),">
            <text:p>('Hic et nunc','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Här och nu','Här och nu',1,0,2,1,2,'2013-01-01 12:00:00'),</text:p>
          </table:table-cell>
        </table:table-row>
        <table:table-row table:style-name="ro1">
          <table:table-cell office:value-type="string">
            <text:p>Maior e longinquo reverentia</text:p>
          </table:table-cell>
          <table:table-cell office:value-type="string">
            <text:p>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text:p>
          </table:table-cell>
          <table:table-cell table:number-columns-repeated="2" office:value-type="string">
            <text:p>På avstånd är allt vacker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quot;'&quot;;&quot;,'&quot;;[.B28];&quot;','&quot;;[.C28];&quot;','&quot;;[.D28];&quot;',&quot;;[.E28];&quot;,&quot;;[.F28];&quot;,&quot;;[.G28];&quot;,&quot;;[.H28];&quot;,&quot;;[.I28];&quot;,'&quot;;[.J28];&quot;'),&quot;)" office:value-type="string" office:string-value="('Maior e longinquo reverentia','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På avstånd är allt vackert','På avstånd är allt vackert',1,0,2,1,2,'2013-01-01 12:00:00'),">
            <text:p>('Maior e longinquo reverentia','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På avstånd är allt vackert','På avstånd är allt vackert',1,0,2,1,2,'2013-01-01 12:00:00'),</text:p>
          </table:table-cell>
        </table:table-row>
        <table:table-row table:style-name="ro1">
          <table:table-cell office:value-type="string">
            <text:p>Mare nostrum</text:p>
          </table:table-cell>
          <table:table-cell office:value-type="string">
            <text:p>Unt vulput ulla faci blaorperiure dolenissi blamet ulla alis eugiamet wisl dunt wis niat cortisi ecte vero odolore corem zzriusting euissis molobore min ulla faccum iriliquat ut augiat lumsandreet lor autat nos acilla faciduis eu faci blaor aut inisit sent in heniscilisit accum niamcon ullaorper iustrud mod ex ea corper iustrud tatue do odipsum non et venis augait sumsandipsum venibh eugiamcommy nit autpate faccum vullaortio consenibh et cons nos alis nulla adio odoluptatet qui tio od tio dolor iriusci bla feuguer sendit ex ea cor at lamcorp ercilis digniat. Ut luptat iliquam eummolore feugiam conse feugait ut accum nullamconsed magnit alismod el dolor ad tiscil utatissenibh el ut autpat.</text:p>
          </table:table-cell>
          <table:table-cell table:number-columns-repeated="2" office:value-type="string">
            <text:p>Vårt hav</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quot;'&quot;;&quot;,'&quot;;[.B29];&quot;','&quot;;[.C29];&quot;','&quot;;[.D29];&quot;',&quot;;[.E29];&quot;,&quot;;[.F29];&quot;,&quot;;[.G29];&quot;,&quot;;[.H29];&quot;,&quot;;[.I29];&quot;,'&quot;;[.J29];&quot;'),&quot;)" office:value-type="string" office:string-value="('Mare nostrum','Unt vulput ulla faci blaorperiure dolenissi blamet ulla alis eugiamet wisl dunt wis niat cortisi ecte vero odolore corem zzriusting euissis molobore min ulla faccum iriliquat ut augiat lumsandreet lor autat nos acilla faciduis eu faci blaor aut inisit sent in heniscilisit accum niamcon ullaorper iustrud mod ex ea corper iustrud tatue do odipsum non et venis augait sumsandipsum venibh eugiamcommy nit autpate faccum vullaortio consenibh et cons nos alis nulla adio odoluptatet qui tio od tio dolor iriusci bla feuguer sendit ex ea cor at lamcorp ercilis digniat. Ut luptat iliquam eummolore feugiam conse feugait ut accum nullamconsed magnit alismod el dolor ad tiscil utatissenibh el ut autpat.','Vårt hav','Vårt hav',1,0,2,1,2,'2013-01-01 12:00:00'),">
            <text:p>('Mare nostrum','Unt vulput ulla faci blaorperiure dolenissi blamet ulla alis eugiamet wisl dunt wis niat cortisi ecte vero odolore corem zzriusting euissis molobore min ulla faccum iriliquat ut augiat lumsandreet lor autat nos acilla faciduis eu faci blaor aut inisit sent in heniscilisit accum niamcon ullaorper iustrud mod ex ea corper iustrud tatue do odipsum non et venis augait sumsandipsum venibh eugiamcommy nit autpate faccum vullaortio consenibh et cons nos alis nulla adio odoluptatet qui tio od tio dolor iriusci bla feuguer sendit ex ea cor at lamcorp ercilis digniat. Ut luptat iliquam eummolore feugiam conse feugait ut accum nullamconsed magnit alismod el dolor ad tiscil utatissenibh el ut autpat.','Vårt hav','Vårt hav',1,0,2,1,2,'2013-01-01 12:00:00'),</text:p>
          </table:table-cell>
        </table:table-row>
        <table:table-row table:style-name="ro1">
          <table:table-cell office:value-type="string">
            <text:p>Memento vivere</text:p>
          </table:table-cell>
          <table:table-cell table:number-columns-repeated="3" office:value-type="string">
            <text:p>Kom ihåg att lev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quot;'&quot;;&quot;,'&quot;;[.B30];&quot;','&quot;;[.C30];&quot;','&quot;;[.D30];&quot;',&quot;;[.E30];&quot;,&quot;;[.F30];&quot;,&quot;;[.G30];&quot;,&quot;;[.H30];&quot;,&quot;;[.I30];&quot;,'&quot;;[.J30];&quot;'),&quot;)" office:value-type="string" office:string-value="('Memento vivere','Kom ihåg att leva','Kom ihåg att leva','Kom ihåg att leva',1,0,2,1,2,'2013-01-01 12:00:00'),">
            <text:p>('Memento vivere','Kom ihåg att leva','Kom ihåg att leva','Kom ihåg att leva',1,0,2,1,2,'2013-01-01 12:00:00'),</text:p>
          </table:table-cell>
        </table:table-row>
        <table:table-row table:style-name="ro1">
          <table:table-cell office:value-type="string">
            <text:p>Ne omittas solum ambulantem</text:p>
          </table:table-cell>
          <table:table-cell office:value-type="string">
            <text:p>Del enim zzrit lam iuscin eugiam ero dolobore feugue vullam vero et lummolor sed diam quam veliquat vulputem nos aliquam sequatie dit velesto et si.</text:p>
          </table:table-cell>
          <table:table-cell table:number-columns-repeated="2" office:value-type="string">
            <text:p>Glöm ej den som vandrar ens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quot;'&quot;;&quot;,'&quot;;[.B31];&quot;','&quot;;[.C31];&quot;','&quot;;[.D31];&quot;',&quot;;[.E31];&quot;,&quot;;[.F31];&quot;,&quot;;[.G31];&quot;,&quot;;[.H31];&quot;,&quot;;[.I31];&quot;,'&quot;;[.J31];&quot;'),&quot;)" office:value-type="string" office:string-value="('Ne omittas solum ambulantem','Del enim zzrit lam iuscin eugiam ero dolobore feugue vullam vero et lummolor sed diam quam veliquat vulputem nos aliquam sequatie dit velesto et si.','Glöm ej den som vandrar ensam','Glöm ej den som vandrar ensam',1,0,2,1,2,'2013-01-01 12:00:00'),">
            <text:p>('Ne omittas solum ambulantem','Del enim zzrit lam iuscin eugiam ero dolobore feugue vullam vero et lummolor sed diam quam veliquat vulputem nos aliquam sequatie dit velesto et si.','Glöm ej den som vandrar ensam','Glöm ej den som vandrar ensam',1,0,2,1,2,'2013-01-01 12:00:00'),</text:p>
          </table:table-cell>
        </table:table-row>
        <table:table-row table:style-name="ro1">
          <table:table-cell office:value-type="string">
            <text:p>Nihil agere delectat</text:p>
          </table:table-cell>
          <table:table-cell office:value-type="string">
            <text:p>Essit vel irit sismod magna consed molore dolore velit vendit wis dip essequat cor sim velit praesto dionse tat. Ecte dolese faccumsan vel ex et nullandreet eliquisim nonsed dolore con henisit velesent nonumsan ulla feuisl in utet alissed del do cons acipit nostrud magna faccums.</text:p>
          </table:table-cell>
          <table:table-cell table:number-columns-repeated="2" office:value-type="string">
            <text:p>Det är angenämt att göra ingenting</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quot;'&quot;;&quot;,'&quot;;[.B32];&quot;','&quot;;[.C32];&quot;','&quot;;[.D32];&quot;',&quot;;[.E32];&quot;,&quot;;[.F32];&quot;,&quot;;[.G32];&quot;,&quot;;[.H32];&quot;,&quot;;[.I32];&quot;,'&quot;;[.J32];&quot;'),&quot;)" office:value-type="string" office:string-value="('Nihil agere delectat','Essit vel irit sismod magna consed molore dolore velit vendit wis dip essequat cor sim velit praesto dionse tat. Ecte dolese faccumsan vel ex et nullandreet eliquisim nonsed dolore con henisit velesent nonumsan ulla feuisl in utet alissed del do cons acipit nostrud magna faccums.','Det är angenämt att göra ingenting','Det är angenämt att göra ingenting',1,0,2,1,2,'2013-01-01 12:00:00'),">
            <text:p>('Nihil agere delectat','Essit vel irit sismod magna consed molore dolore velit vendit wis dip essequat cor sim velit praesto dionse tat. Ecte dolese faccumsan vel ex et nullandreet eliquisim nonsed dolore con henisit velesent nonumsan ulla feuisl in utet alissed del do cons acipit nostrud magna faccums.','Det är angenämt att göra ingenting','Det är angenämt att göra ingenting',1,0,2,1,2,'2013-01-01 12:00:00'),</text:p>
          </table:table-cell>
        </table:table-row>
        <table:table-row table:style-name="ro1">
          <table:table-cell office:value-type="string">
            <text:p>Nulla caena sine caseum</text:p>
          </table:table-cell>
          <table:table-cell office:value-type="string">
            <text:p>Ed dolor susto dunt nim zzriusci tat etue feugiat. Iduisci duisim autat eugiam nim niat. Ut lorem quatie facillum quisis nulla augait niametuerat commod dolore velisl iriliquat nit wis am dolenis modignim vendigniam conum dio odolutat luptate velissis augue dolendre commod te volor sequisi.</text:p>
          </table:table-cell>
          <table:table-cell table:number-columns-repeated="2" office:value-type="string">
            <text:p>Ingen middag utan os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quot;'&quot;;&quot;,'&quot;;[.B33];&quot;','&quot;;[.C33];&quot;','&quot;;[.D33];&quot;',&quot;;[.E33];&quot;,&quot;;[.F33];&quot;,&quot;;[.G33];&quot;,&quot;;[.H33];&quot;,&quot;;[.I33];&quot;,'&quot;;[.J33];&quot;'),&quot;)" office:value-type="string" office:string-value="('Nulla caena sine caseum','Ed dolor susto dunt nim zzriusci tat etue feugiat. Iduisci duisim autat eugiam nim niat. Ut lorem quatie facillum quisis nulla augait niametuerat commod dolore velisl iriliquat nit wis am dolenis modignim vendigniam conum dio odolutat luptate velissis augue dolendre commod te volor sequisi.','Ingen middag utan ost','Ingen middag utan ost',1,0,2,1,2,'2013-01-01 12:00:00'),">
            <text:p>('Nulla caena sine caseum','Ed dolor susto dunt nim zzriusci tat etue feugiat. Iduisci duisim autat eugiam nim niat. Ut lorem quatie facillum quisis nulla augait niametuerat commod dolore velisl iriliquat nit wis am dolenis modignim vendigniam conum dio odolutat luptate velissis augue dolendre commod te volor sequisi.','Ingen middag utan ost','Ingen middag utan ost',1,0,2,1,2,'2013-01-01 12:00:00'),</text:p>
          </table:table-cell>
        </table:table-row>
        <table:table-row table:style-name="ro1">
          <table:table-cell office:value-type="string">
            <text:p>Omnia mea mecum porto</text:p>
          </table:table-cell>
          <table:table-cell office:value-type="string">
            <text:p>Iduisci duisim autat eugiam nim niat. Ut lorem quatie facillum quisis nulla augait niametuerat commod dolore velisl iriliquat nit wis am dolenis modignim vendigniam conum dio odolutat luptate velissis augue dolendre commod te volor sequisi.</text:p>
          </table:table-cell>
          <table:table-cell table:number-columns-repeated="2" office:value-type="string">
            <text:p>Allt som är mitt bär jag med mig</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quot;'&quot;;&quot;,'&quot;;[.B34];&quot;','&quot;;[.C34];&quot;','&quot;;[.D34];&quot;',&quot;;[.E34];&quot;,&quot;;[.F34];&quot;,&quot;;[.G34];&quot;,&quot;;[.H34];&quot;,&quot;;[.I34];&quot;,'&quot;;[.J34];&quot;'),&quot;)" office:value-type="string" office:string-value="('Omnia mea mecum porto','Iduisci duisim autat eugiam nim niat. Ut lorem quatie facillum quisis nulla augait niametuerat commod dolore velisl iriliquat nit wis am dolenis modignim vendigniam conum dio odolutat luptate velissis augue dolendre commod te volor sequisi.','Allt som är mitt bär jag med mig','Allt som är mitt bär jag med mig',1,0,2,1,2,'2013-01-01 12:00:00'),">
            <text:p>('Omnia mea mecum porto','Iduisci duisim autat eugiam nim niat. Ut lorem quatie facillum quisis nulla augait niametuerat commod dolore velisl iriliquat nit wis am dolenis modignim vendigniam conum dio odolutat luptate velissis augue dolendre commod te volor sequisi.','Allt som är mitt bär jag med mig','Allt som är mitt bär jag med mig',1,0,2,1,2,'2013-01-01 12:00:00'),</text:p>
          </table:table-cell>
        </table:table-row>
        <table:table-row table:style-name="ro1">
          <table:table-cell office:value-type="string">
            <text:p>Panem et circenses</text:p>
          </table:table-cell>
          <table:table-cell office:value-type="string">
            <text:p>Ecte dolese faccumsan vel ex et nullandreet eliquisim nonsed dolore con henisit velesent nonumsan ulla feuisl in utet alissed del do cons acipit nostrud magna faccums.</text:p>
          </table:table-cell>
          <table:table-cell table:number-columns-repeated="2" office:value-type="string">
            <text:p>Bröd och skådespel</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quot;'&quot;;&quot;,'&quot;;[.B35];&quot;','&quot;;[.C35];&quot;','&quot;;[.D35];&quot;',&quot;;[.E35];&quot;,&quot;;[.F35];&quot;,&quot;;[.G35];&quot;,&quot;;[.H35];&quot;,&quot;;[.I35];&quot;,'&quot;;[.J35];&quot;'),&quot;)" office:value-type="string" office:string-value="('Panem et circenses','Ecte dolese faccumsan vel ex et nullandreet eliquisim nonsed dolore con henisit velesent nonumsan ulla feuisl in utet alissed del do cons acipit nostrud magna faccums.','Bröd och skådespel','Bröd och skådespel',1,0,2,1,2,'2013-01-01 12:00:00'),">
            <text:p>('Panem et circenses','Ecte dolese faccumsan vel ex et nullandreet eliquisim nonsed dolore con henisit velesent nonumsan ulla feuisl in utet alissed del do cons acipit nostrud magna faccums.','Bröd och skådespel','Bröd och skådespel',1,0,2,1,2,'2013-01-01 12:00:00'),</text:p>
          </table:table-cell>
        </table:table-row>
        <table:table-row table:style-name="ro1">
          <table:table-cell office:value-type="string">
            <text:p>Pisces natare oportet</text:p>
          </table:table-cell>
          <table:table-cell office:value-type="string">
            <text:p>Re dolenim eugue ectet ad delisit landignismod eugait ad dolore min henibh enim ver illut pratie veliquatuer suscill andignis nonsequam quatum diat.</text:p>
          </table:table-cell>
          <table:table-cell table:number-columns-repeated="2" office:value-type="string">
            <text:p>Fiskar måste simm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quot;'&quot;;&quot;,'&quot;;[.B36];&quot;','&quot;;[.C36];&quot;','&quot;;[.D36];&quot;',&quot;;[.E36];&quot;,&quot;;[.F36];&quot;,&quot;;[.G36];&quot;,&quot;;[.H36];&quot;,&quot;;[.I36];&quot;,'&quot;;[.J36];&quot;'),&quot;)" office:value-type="string" office:string-value="('Pisces natare oportet','Re dolenim eugue ectet ad delisit landignismod eugait ad dolore min henibh enim ver illut pratie veliquatuer suscill andignis nonsequam quatum diat.','Fiskar måste simma','Fiskar måste simma',1,0,2,1,2,'2013-01-01 12:00:00'),">
            <text:p>('Pisces natare oportet','Re dolenim eugue ectet ad delisit landignismod eugait ad dolore min henibh enim ver illut pratie veliquatuer suscill andignis nonsequam quatum diat.','Fiskar måste simma','Fiskar måste simma',1,0,2,1,2,'2013-01-01 12:00:00'),</text:p>
          </table:table-cell>
        </table:table-row>
        <table:table-row table:style-name="ro1">
          <table:table-cell office:value-type="string">
            <text:p>Potius sero quam numquam</text:p>
          </table:table-cell>
          <table:table-cell office:value-type="string">
            <text:p>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text:p>
          </table:table-cell>
          <table:table-cell table:number-columns-repeated="2" office:value-type="string">
            <text:p>Bättre sent än aldrig</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quot;'&quot;;&quot;,'&quot;;[.B37];&quot;','&quot;;[.C37];&quot;','&quot;;[.D37];&quot;',&quot;;[.E37];&quot;,&quot;;[.F37];&quot;,&quot;;[.G37];&quot;,&quot;;[.H37];&quot;,&quot;;[.I37];&quot;,'&quot;;[.J37];&quot;'),&quot;)" office:value-type="string" office:string-value="('Potius sero quam numquam','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Bättre sent än aldrig','Bättre sent än aldrig',1,0,2,1,2,'2013-01-01 12:00:00'),">
            <text:p>('Potius sero quam numquam','Nam condimentum arcu non lacus pretium lobortis. Suspendisse luctus blandit nibh ac porttitor sem consectetur a. Nulla sit amet pellentesque libero. Curabitur nec mi nisl ut aliquet risus. Pellentesque tincidunt sagittis enim a egestas elit molestie varius. Proin nunc leo vehicula eu cursus in aliquam interdum metus. In vulputate rhoncus libero in commodo. Pellentesque tortor dui mollis in viverra vitae pretium a dolor. Phasellus imperdiet sodales suscipit. Aliquam vel nisl vel arcu accumsan dictum. Mauris aliquet blandit scelerisque. Fusce ac metus ut dui tristique consectetur sed sit amet ligula. Donec risus odio rutrum ut dictum at lacinia id dolor.','Bättre sent än aldrig','Bättre sent än aldrig',1,0,2,1,2,'2013-01-01 12:00:00'),</text:p>
          </table:table-cell>
        </table:table-row>
        <table:table-row table:style-name="ro1">
          <table:table-cell office:value-type="string">
            <text:p>Qui dormit non peccat</text:p>
          </table:table-cell>
          <table:table-cell office:value-type="string">
            <text:p>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text:p>
          </table:table-cell>
          <table:table-cell table:number-columns-repeated="2" office:value-type="string">
            <text:p>Den som sover syndar ick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quot;'&quot;;&quot;,'&quot;;[.B38];&quot;','&quot;;[.C38];&quot;','&quot;;[.D38];&quot;',&quot;;[.E38];&quot;,&quot;;[.F38];&quot;,&quot;;[.G38];&quot;,&quot;;[.H38];&quot;,&quot;;[.I38];&quot;,'&quot;;[.J38];&quot;'),&quot;)" office:value-type="string" office:string-value="('Qui dormit non peccat','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Den som sover syndar icke','Den som sover syndar icke',1,0,2,1,2,'2013-01-01 12:00:00'),">
            <text:p>('Qui dormit non peccat','Proin gravida libero pretium gravida convallis massa sem adipiscing urna a accumsan massa dolor ac leo. Nullam at nunc id massa volutpat auctor fermentum vel sem. Suspendisse aliquet hendrerit elit ac convallis. Integer pretium risus metus sed adipiscing mi. Nullam nec massa sapien varius venenatis purus. Phasellus tempus felis sit amet mi rutrum consectetur consequat erat egestas. Ut faucibus odio eu libero pretium fringilla convallis libero aliquet. In hac habitasse platea dictumst. Morbi eget orci dolor vitae rutrum eros. Fusce elementum suscipit leo nec iaculis odio consectetur quis. Nulla cursus vehicula sapien ut placerat metus congue vel. In hac habitasse platea dictumst. Nullam consequat tincidunt dolor at interdum nibh cursus vitae.','Den som sover syndar icke','Den som sover syndar icke',1,0,2,1,2,'2013-01-01 12:00:00'),</text:p>
          </table:table-cell>
        </table:table-row>
        <table:table-row table:style-name="ro1">
          <table:table-cell office:value-type="string">
            <text:p>Quo vadis?</text:p>
          </table:table-cell>
          <table:table-cell office:value-type="string">
            <text:p>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text:p>
          </table:table-cell>
          <table:table-cell table:number-columns-repeated="2" office:value-type="string">
            <text:p>Vart går du?</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quot;'&quot;;&quot;,'&quot;;[.B39];&quot;','&quot;;[.C39];&quot;','&quot;;[.D39];&quot;',&quot;;[.E39];&quot;,&quot;;[.F39];&quot;,&quot;;[.G39];&quot;,&quot;;[.H39];&quot;,&quot;;[.I39];&quot;,'&quot;;[.J39];&quot;'),&quot;)" office:value-type="string" office:string-value="('Quo vadis?','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Vart går du?','Vart går du?',1,0,2,1,2,'2013-01-01 12:00:00'),">
            <text:p>('Quo vadis?','Etiam et felis ipsum. Duis at enim volutpat diam vestibulum posuere sit amet nec purus. Curabitur arcu libero volutpat feugiat venenatis ut tincidunt at mi. Sed tincidunt libero vel nulla porta at vehicula dui faucibus. Quisque sed massa eu velit cursus rhoncus. Vivamus elit sapien euismod nec fermentum sagittis egestas et risus. Vestibulum ante ipsum primis in faucibus orci luctus et ultrices posuere cubilia Curae; Sed ornare lectus sed erat consectetur dignissim. Proin sed posuere diam. Nunc convallis fringilla nulla blandit commodo. Lorem ipsum dolor sit amet consectetur adipiscing elit. Fusce et neque non lorem viverra mollis. Pellentesque nec nibh a ipsum dignissim tincidunt. Pellentesque sed dictum magna. Nullam laoreet sodales sollicitudin.','Vart går du?','Vart går du?',1,0,2,1,2,'2013-01-01 12:00:00'),</text:p>
          </table:table-cell>
        </table:table-row>
        <table:table-row table:style-name="ro1">
          <table:table-cell office:value-type="string">
            <text:p>Repetitio est mater studiorum</text:p>
          </table:table-cell>
          <table:table-cell office:value-type="string">
            <text:p>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text:p>
          </table:table-cell>
          <table:table-cell table:number-columns-repeated="2" office:value-type="string">
            <text:p>Upprepning är inlärningens moder</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quot;'&quot;;&quot;,'&quot;;[.B40];&quot;','&quot;;[.C40];&quot;','&quot;;[.D40];&quot;',&quot;;[.E40];&quot;,&quot;;[.F40];&quot;,&quot;;[.G40];&quot;,&quot;;[.H40];&quot;,&quot;;[.I40];&quot;,'&quot;;[.J40];&quot;'),&quot;)" office:value-type="string" office:string-value="('Repetitio est mater studiorum','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Upprepning är inlärningens moder','Upprepning är inlärningens moder',1,0,2,1,2,'2013-01-01 12:00:00'),">
            <text:p>('Repetitio est mater studiorum','Suspendisse potenti. Maecenas a euismod ipsum. Integer diam nunc accumsan ac pulvinar sed facilisis ac tellus. Suspendisse sed ipsum enim vel rutrum erat. Duis et nulla libero. Suspendisse potenti. Maecenas ornare urna cursus tempor rutrum lectus dolor volutpat turpis nec facilisis justo metus ac est. Ut quis nunc ac mi cursus commodo. Donec porta urna at magna commodo eget ultrices lacus dictum.','Upprepning är inlärningens moder','Upprepning är inlärningens moder',1,0,2,1,2,'2013-01-01 12:00:00'),</text:p>
          </table:table-cell>
        </table:table-row>
        <table:table-row table:style-name="ro1">
          <table:table-cell office:value-type="string">
            <text:p>Rustica progenie semper villana fuit</text:p>
          </table:table-cell>
          <table:table-cell office:value-type="string">
            <text:p>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text:p>
          </table:table-cell>
          <table:table-cell table:number-columns-repeated="2" office:value-type="string">
            <text:p>Den som härstammar från en rustik släkt förblir alltid en tölp</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quot;'&quot;;&quot;,'&quot;;[.B41];&quot;','&quot;;[.C41];&quot;','&quot;;[.D41];&quot;',&quot;;[.E41];&quot;,&quot;;[.F41];&quot;,&quot;;[.G41];&quot;,&quot;;[.H41];&quot;,&quot;;[.I41];&quot;,'&quot;;[.J41];&quot;'),&quot;)" office:value-type="string" office:string-value="('Rustica progenie semper villana fuit','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Den som härstammar från en rustik släkt förblir alltid en tölp','Den som härstammar från en rustik släkt förblir alltid en tölp',1,0,2,1,2,'2013-01-01 12:00:00'),">
            <text:p>('Rustica progenie semper villana fuit','Mauris vel vehicula risus. Donec viverra mi sed turpis mattis ac rhoncus erat porta. Vestibulum convallis libero eu ipsum ullamcorper id rhoncus dui convallis. Praesent consectetur enim id lorem tincidunt blandit. In semper odio ut magna euismod sed varius justo pretium. Aenean consequat laoreet euismod. Nulla molestie ornare ullamcorper. Mauris vehicula diam sed diam dignissim sodales. Praesent rutrum tortor nec risus tristique aliquam. Cras eget malesuada justo. Pellentesque sodales euismod tellus sed porta libero varius in. Suspendisse ut imperdiet elit. Etiam vulputate rutrum massa ut sodales lectus ultrices facilisis. Suspendisse elementum nulla mollis nulla laoreet molestie. Vivamus non rhoncus massa.','Den som härstammar från en rustik släkt förblir alltid en tölp','Den som härstammar från en rustik släkt förblir alltid en tölp',1,0,2,1,2,'2013-01-01 12:00:00'),</text:p>
          </table:table-cell>
        </table:table-row>
        <table:table-row table:style-name="ro1">
          <table:table-cell office:value-type="string">
            <text:p>Sine labore non erit panis in ore</text:p>
          </table:table-cell>
          <table:table-cell office:value-type="string">
            <text:p>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text:p>
          </table:table-cell>
          <table:table-cell table:number-columns-repeated="2" office:value-type="string">
            <text:p>Utan arbete blir det inget bröd i munne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quot;'&quot;;&quot;,'&quot;;[.B42];&quot;','&quot;;[.C42];&quot;','&quot;;[.D42];&quot;',&quot;;[.E42];&quot;,&quot;;[.F42];&quot;,&quot;;[.G42];&quot;,&quot;;[.H42];&quot;,&quot;;[.I42];&quot;,'&quot;;[.J42];&quot;'),&quot;)" office:value-type="string" office:string-value="('Sine labore non erit panis in ore','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Utan arbete blir det inget bröd i munnen','Utan arbete blir det inget bröd i munnen',1,0,2,1,2,'2013-01-01 12:00:00'),">
            <text:p>('Sine labore non erit panis in ore','Fusce egestas arcu ac egestas bibendum nisl tortor pretium metus nec suscipit augue sem non nisi. Pellentesque tristique facilisis blandit. Cras laoreet viverra iaculis. Quisque viverra vestibulum euismod. Sed porttitor felis sed neque vehicula blandit. Aenean dui velit rutrum non aliquam vitae lobortis vitae turpis. Morbi lacus massa luctus vitae interdum et accumsan nec felis. Maecenas massa urna rhoncus et tincidunt quis placerat a libero. Phasellus semper orci a bibendum lobortis tellus est commodo justo ut sagittis neque nisl ac metus. Duis in lacus sapien. Suspendisse lorem enim blandit et condimentum sed fermentum at massa. Donec quam purus lacinia at mattis eget venenatis at quam.','Utan arbete blir det inget bröd i munnen','Utan arbete blir det inget bröd i munnen',1,0,2,1,2,'2013-01-01 12:00:00'),</text:p>
          </table:table-cell>
        </table:table-row>
        <table:table-row table:style-name="ro1">
          <table:table-cell office:value-type="string">
            <text:p>Sol lucet omnibus</text:p>
          </table:table-cell>
          <table:table-cell office:value-type="string">
            <text:p>Ecte magna feuguercil eugiamet velissi scilla ad ming esed magna facilla feum dip erit at quatue magna consequiscip eugait la aute dipit estrud te cons nosto dionum dit iure veliscipit prat.</text:p>
          </table:table-cell>
          <table:table-cell table:number-columns-repeated="2" office:value-type="string">
            <text:p>Solen lyser på alla</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quot;'&quot;;&quot;,'&quot;;[.B43];&quot;','&quot;;[.C43];&quot;','&quot;;[.D43];&quot;',&quot;;[.E43];&quot;,&quot;;[.F43];&quot;,&quot;;[.G43];&quot;,&quot;;[.H43];&quot;,&quot;;[.I43];&quot;,'&quot;;[.J43];&quot;'),&quot;)" office:value-type="string" office:string-value="('Sol lucet omnibus','Ecte magna feuguercil eugiamet velissi scilla ad ming esed magna facilla feum dip erit at quatue magna consequiscip eugait la aute dipit estrud te cons nosto dionum dit iure veliscipit prat.','Solen lyser på alla','Solen lyser på alla',1,0,2,1,2,'2013-01-01 12:00:00'),">
            <text:p>('Sol lucet omnibus','Ecte magna feuguercil eugiamet velissi scilla ad ming esed magna facilla feum dip erit at quatue magna consequiscip eugait la aute dipit estrud te cons nosto dionum dit iure veliscipit prat.','Solen lyser på alla','Solen lyser på alla',1,0,2,1,2,'2013-01-01 12:00:00'),</text:p>
          </table:table-cell>
        </table:table-row>
        <table:table-row table:style-name="ro1">
          <table:table-cell office:value-type="string">
            <text:p>Tempora mutantur nos et mutamur in illis</text:p>
          </table:table-cell>
          <table:table-cell office:value-type="string">
            <text:p>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text:p>
          </table:table-cell>
          <table:table-cell table:number-columns-repeated="2" office:value-type="string">
            <text:p>Tiderna förändras och vi med de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quot;'&quot;;&quot;,'&quot;;[.B44];&quot;','&quot;;[.C44];&quot;','&quot;;[.D44];&quot;',&quot;;[.E44];&quot;,&quot;;[.F44];&quot;,&quot;;[.G44];&quot;,&quot;;[.H44];&quot;,&quot;;[.I44];&quot;,'&quot;;[.J44];&quot;'),&quot;)" office:value-type="string" office:string-value="('Tempora mutantur nos et mutamur in illis','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Tiderna förändras och vi med dem','Tiderna förändras och vi med dem',1,0,2,1,2,'2013-01-01 12:00:00'),">
            <text:p>('Tempora mutantur nos et mutamur in illis','Tis elis do etum zzriurem ip et accum zzrilla core faccumsandre tio doloreros autpat. Onum zzrit la aciduisci te conulla faci tat. Ent ipsustrud tatie vulla feu faciliqui tate commod te do odiat. Ut velenim duis duis estrud doleniscil delenis numsan ute consenis dolorperat ut doloreet in ea facilis moloborer sum zzriustie ming ea at. Illan vel doloborper sum vulputpatet lut auguerostie delesse con verostrud exerit aut in erosto odoloreet la alit vendit augiat ipisim iustrud dolesec tetumsandit at velit iriusciduisi tie doluptat corem ad tio dolore dolendre essim num zzriust ionsequat velenibh estrud te te velenibh et augue mincil iurem irit lut etue faccum dolor sustinit iure vendip ex eugait praesed magnit verat autet lutpat lumsan hent vel dolobor iureetuerat. Orper siscipit ver alisci etum autet at ad essequat. Ut at. Peraesto odolore mod molute eugiam vel ute dolenim dolese tat alit inim ex eu faci bla feugiam iliquis cillum iniam volorem aci tie magnisl ea feui tat. Duipit nonse feummy nullaor eetumsandi','Tiderna förändras och vi med dem','Tiderna förändras och vi med dem',1,0,2,1,2,'2013-01-01 12:00:00'),</text:p>
          </table:table-cell>
        </table:table-row>
        <table:table-row table:style-name="ro1">
          <table:table-cell office:value-type="string">
            <text:p>Vinum et musica laetificant cor</text:p>
          </table:table-cell>
          <table:table-cell office:value-type="string">
            <text:p>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text:p>
          </table:table-cell>
          <table:table-cell table:number-columns-repeated="2" office:value-type="string">
            <text:p>Vin och musik glädjer hjärta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5];&quot;'&quot;;&quot;,'&quot;;[.B45];&quot;','&quot;;[.C45];&quot;','&quot;;[.D45];&quot;',&quot;;[.E45];&quot;,&quot;;[.F45];&quot;,&quot;;[.G45];&quot;,&quot;;[.H45];&quot;,&quot;;[.I45];&quot;,'&quot;;[.J45];&quot;'),&quot;)" office:value-type="string" office:string-value="('Vinum et musica laetificant cor','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Vin och musik glädjer hjärtat','Vin och musik glädjer hjärtat',1,0,2,1,2,'2013-01-01 12:00:00'),">
            <text:p>('Vinum et musica laetificant cor','Nulput ectet iureratem nim niat dion ullumsa ndipsum irit luptatin hent do od eraessenibh ea ad te feugue dolobore cor amcoreet auguero dit amet etuerat consequis et atem dolor ilis nim el dolor sequamcon hendrer alit lor iriusting ent aut lan hendreet ut nullaore consectem quisl utat core feu feugiat utet nibh et con endit do conullan utpat ulput nullumsan ese molorero doloborem adipit nonsenim in ulpute commy nullan utat nulput prat. Ut illuptat augiamet la cons amet quat conulla facidunt ulla con utat. Re feum zzrit coreros dolorem vel delisci ncinim erosto odoloborem dolorpe rcidunt velestrud ea faccumsan ullamcon ulla faciduisim zzrit dolutat. Lumsandiam vulla feuisim accum do do dolorpero od magna commodolor se tin volorercinit dunt velit ad ea alisl ullan vullan vel dipit velisl irit adit voluptat vullan hent ver si.','Vin och musik glädjer hjärtat','Vin och musik glädjer hjärtat',1,0,2,1,2,'2013-01-01 12:00:00'),</text:p>
          </table:table-cell>
        </table:table-row>
        <table:table-row table:style-name="ro2">
          <table:table-cell office:value-type="string">
            <text:p>Norden</text:p>
          </table:table-cell>
          <table:table-cell table:number-columns-repeated="3"/>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6];&quot;'&quot;;&quot;,'&quot;;[.B46];&quot;','&quot;;[.C46];&quot;','&quot;;[.D46];&quot;',&quot;;[.E46];&quot;,&quot;;[.F46];&quot;,&quot;;[.G46];&quot;,&quot;;[.H46];&quot;,&quot;;[.I46];&quot;,'&quot;;[.J46];&quot;'),&quot;)" office:value-type="string" office:string-value="('Norden','','','',0,1,2,1,2,'2013-01-01 12:00:00'),">
            <text:p>('Norden','','','',0,1,2,1,2,'2013-01-01 12:00:00'),</text:p>
          </table:table-cell>
        </table:table-row>
        <table:table-row table:style-name="ro2">
          <table:table-cell office:value-type="string">
            <text:p>Sverige</text:p>
          </table:table-cell>
          <table:table-cell table:number-columns-repeated="3"/>
          <table:table-cell office:value-type="float" office:value="46">
            <text:p>4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7];&quot;'&quot;;&quot;,'&quot;;[.B47];&quot;','&quot;;[.C47];&quot;','&quot;;[.D47];&quot;',&quot;;[.E47];&quot;,&quot;;[.F47];&quot;,&quot;;[.G47];&quot;,&quot;;[.H47];&quot;,&quot;;[.I47];&quot;,'&quot;;[.J47];&quot;'),&quot;)" office:value-type="string" office:string-value="('Sverige','','','',46,1,2,1,2,'2013-01-01 12:00:00'),">
            <text:p>('Sverige','','','',46,1,2,1,2,'2013-01-01 12:00:00'),</text:p>
          </table:table-cell>
        </table:table-row>
        <table:table-row table:style-name="ro2">
          <table:table-cell office:value-type="string">
            <text:p>Blekinge</text:p>
          </table:table-cell>
          <table:table-cell/>
          <table:table-cell office:value-type="string">
            <text:p>Blekinge</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8];&quot;'&quot;;&quot;,'&quot;;[.B48];&quot;','&quot;;[.C48];&quot;','&quot;;[.D48];&quot;',&quot;;[.E48];&quot;,&quot;;[.F48];&quot;,&quot;;[.G48];&quot;,&quot;;[.H48];&quot;,&quot;;[.I48];&quot;,'&quot;;[.J48];&quot;'),&quot;)" office:value-type="string" office:string-value="('Blekinge','','Blekinge','',47,0,2,1,2,'2013-01-01 12:00:00'),">
            <text:p>('Blekinge','','Blekinge','',47,0,2,1,2,'2013-01-01 12:00:00'),</text:p>
          </table:table-cell>
        </table:table-row>
        <table:table-row table:style-name="ro2">
          <table:table-cell office:value-type="string">
            <text:p>Bohuslän</text:p>
          </table:table-cell>
          <table:table-cell/>
          <table:table-cell office:value-type="string">
            <text:p>Bohuslän</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9];&quot;'&quot;;&quot;,'&quot;;[.B49];&quot;','&quot;;[.C49];&quot;','&quot;;[.D49];&quot;',&quot;;[.E49];&quot;,&quot;;[.F49];&quot;,&quot;;[.G49];&quot;,&quot;;[.H49];&quot;,&quot;;[.I49];&quot;,'&quot;;[.J49];&quot;'),&quot;)" office:value-type="string" office:string-value="('Bohuslän','','Bohuslän','',47,0,2,1,2,'2013-01-01 12:00:00'),">
            <text:p>('Bohuslän','','Bohuslän','',47,0,2,1,2,'2013-01-01 12:00:00'),</text:p>
          </table:table-cell>
        </table:table-row>
        <table:table-row table:style-name="ro2">
          <table:table-cell office:value-type="string">
            <text:p>Dalarna</text:p>
          </table:table-cell>
          <table:table-cell/>
          <table:table-cell office:value-type="string">
            <text:p>Dalarna</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0];&quot;'&quot;;&quot;,'&quot;;[.B50];&quot;','&quot;;[.C50];&quot;','&quot;;[.D50];&quot;',&quot;;[.E50];&quot;,&quot;;[.F50];&quot;,&quot;;[.G50];&quot;,&quot;;[.H50];&quot;,&quot;;[.I50];&quot;,'&quot;;[.J50];&quot;'),&quot;)" office:value-type="string" office:string-value="('Dalarna','','Dalarna','',47,0,2,1,2,'2013-01-01 12:00:00'),">
            <text:p>('Dalarna','','Dalarna','',47,0,2,1,2,'2013-01-01 12:00:00'),</text:p>
          </table:table-cell>
        </table:table-row>
        <table:table-row table:style-name="ro2">
          <table:table-cell office:value-type="string">
            <text:p>Dalsland</text:p>
          </table:table-cell>
          <table:table-cell/>
          <table:table-cell office:value-type="string">
            <text:p>Dals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1];&quot;'&quot;;&quot;,'&quot;;[.B51];&quot;','&quot;;[.C51];&quot;','&quot;;[.D51];&quot;',&quot;;[.E51];&quot;,&quot;;[.F51];&quot;,&quot;;[.G51];&quot;,&quot;;[.H51];&quot;,&quot;;[.I51];&quot;,'&quot;;[.J51];&quot;'),&quot;)" office:value-type="string" office:string-value="('Dalsland','','Dalsland','',47,0,2,1,2,'2013-01-01 12:00:00'),">
            <text:p>('Dalsland','','Dalsland','',47,0,2,1,2,'2013-01-01 12:00:00'),</text:p>
          </table:table-cell>
        </table:table-row>
        <table:table-row table:style-name="ro2">
          <table:table-cell office:value-type="string">
            <text:p>Gotland</text:p>
          </table:table-cell>
          <table:table-cell/>
          <table:table-cell office:value-type="string">
            <text:p>Got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2];&quot;'&quot;;&quot;,'&quot;;[.B52];&quot;','&quot;;[.C52];&quot;','&quot;;[.D52];&quot;',&quot;;[.E52];&quot;,&quot;;[.F52];&quot;,&quot;;[.G52];&quot;,&quot;;[.H52];&quot;,&quot;;[.I52];&quot;,'&quot;;[.J52];&quot;'),&quot;)" office:value-type="string" office:string-value="('Gotland','','Gotland','',47,0,2,1,2,'2013-01-01 12:00:00'),">
            <text:p>('Gotland','','Gotland','',47,0,2,1,2,'2013-01-01 12:00:00'),</text:p>
          </table:table-cell>
        </table:table-row>
        <table:table-row table:style-name="ro2">
          <table:table-cell office:value-type="string">
            <text:p>Gästrikland</text:p>
          </table:table-cell>
          <table:table-cell/>
          <table:table-cell office:value-type="string">
            <text:p>Gästrik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3];&quot;'&quot;;&quot;,'&quot;;[.B53];&quot;','&quot;;[.C53];&quot;','&quot;;[.D53];&quot;',&quot;;[.E53];&quot;,&quot;;[.F53];&quot;,&quot;;[.G53];&quot;,&quot;;[.H53];&quot;,&quot;;[.I53];&quot;,'&quot;;[.J53];&quot;'),&quot;)" office:value-type="string" office:string-value="('Gästrikland','','Gästrikland','',47,0,2,1,2,'2013-01-01 12:00:00'),">
            <text:p>('Gästrikland','','Gästrikland','',47,0,2,1,2,'2013-01-01 12:00:00'),</text:p>
          </table:table-cell>
        </table:table-row>
        <table:table-row table:style-name="ro2">
          <table:table-cell office:value-type="string">
            <text:p>Halland</text:p>
          </table:table-cell>
          <table:table-cell/>
          <table:table-cell office:value-type="string">
            <text:p>Hal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4];&quot;'&quot;;&quot;,'&quot;;[.B54];&quot;','&quot;;[.C54];&quot;','&quot;;[.D54];&quot;',&quot;;[.E54];&quot;,&quot;;[.F54];&quot;,&quot;;[.G54];&quot;,&quot;;[.H54];&quot;,&quot;;[.I54];&quot;,'&quot;;[.J54];&quot;'),&quot;)" office:value-type="string" office:string-value="('Halland','','Halland','',47,0,2,1,2,'2013-01-01 12:00:00'),">
            <text:p>('Halland','','Halland','',47,0,2,1,2,'2013-01-01 12:00:00'),</text:p>
          </table:table-cell>
        </table:table-row>
        <table:table-row table:style-name="ro2">
          <table:table-cell office:value-type="string">
            <text:p>Hälsingland</text:p>
          </table:table-cell>
          <table:table-cell/>
          <table:table-cell office:value-type="string">
            <text:p>Hälsing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5];&quot;'&quot;;&quot;,'&quot;;[.B55];&quot;','&quot;;[.C55];&quot;','&quot;;[.D55];&quot;',&quot;;[.E55];&quot;,&quot;;[.F55];&quot;,&quot;;[.G55];&quot;,&quot;;[.H55];&quot;,&quot;;[.I55];&quot;,'&quot;;[.J55];&quot;'),&quot;)" office:value-type="string" office:string-value="('Hälsingland','','Hälsingland','',47,0,2,1,2,'2013-01-01 12:00:00'),">
            <text:p>('Hälsingland','','Hälsingland','',47,0,2,1,2,'2013-01-01 12:00:00'),</text:p>
          </table:table-cell>
        </table:table-row>
        <table:table-row table:style-name="ro2">
          <table:table-cell office:value-type="string">
            <text:p>Härjedalen</text:p>
          </table:table-cell>
          <table:table-cell/>
          <table:table-cell office:value-type="string">
            <text:p>Härjedalen</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6];&quot;'&quot;;&quot;,'&quot;;[.B56];&quot;','&quot;;[.C56];&quot;','&quot;;[.D56];&quot;',&quot;;[.E56];&quot;,&quot;;[.F56];&quot;,&quot;;[.G56];&quot;,&quot;;[.H56];&quot;,&quot;;[.I56];&quot;,'&quot;;[.J56];&quot;'),&quot;)" office:value-type="string" office:string-value="('Härjedalen','','Härjedalen','',47,0,2,1,2,'2013-01-01 12:00:00'),">
            <text:p>('Härjedalen','','Härjedalen','',47,0,2,1,2,'2013-01-01 12:00:00'),</text:p>
          </table:table-cell>
        </table:table-row>
        <table:table-row table:style-name="ro2">
          <table:table-cell office:value-type="string">
            <text:p>Jämtland</text:p>
          </table:table-cell>
          <table:table-cell/>
          <table:table-cell office:value-type="string">
            <text:p>Jämt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7];&quot;'&quot;;&quot;,'&quot;;[.B57];&quot;','&quot;;[.C57];&quot;','&quot;;[.D57];&quot;',&quot;;[.E57];&quot;,&quot;;[.F57];&quot;,&quot;;[.G57];&quot;,&quot;;[.H57];&quot;,&quot;;[.I57];&quot;,'&quot;;[.J57];&quot;'),&quot;)" office:value-type="string" office:string-value="('Jämtland','','Jämtland','',47,0,2,1,2,'2013-01-01 12:00:00'),">
            <text:p>('Jämtland','','Jämtland','',47,0,2,1,2,'2013-01-01 12:00:00'),</text:p>
          </table:table-cell>
        </table:table-row>
        <table:table-row table:style-name="ro2">
          <table:table-cell office:value-type="string">
            <text:p>Lappland</text:p>
          </table:table-cell>
          <table:table-cell/>
          <table:table-cell office:value-type="string">
            <text:p>Lapp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8];&quot;'&quot;;&quot;,'&quot;;[.B58];&quot;','&quot;;[.C58];&quot;','&quot;;[.D58];&quot;',&quot;;[.E58];&quot;,&quot;;[.F58];&quot;,&quot;;[.G58];&quot;,&quot;;[.H58];&quot;,&quot;;[.I58];&quot;,'&quot;;[.J58];&quot;'),&quot;)" office:value-type="string" office:string-value="('Lappland','','Lappland','',47,0,2,1,2,'2013-01-01 12:00:00'),">
            <text:p>('Lappland','','Lappland','',47,0,2,1,2,'2013-01-01 12:00:00'),</text:p>
          </table:table-cell>
        </table:table-row>
        <table:table-row table:style-name="ro2">
          <table:table-cell office:value-type="string">
            <text:p>Medelpad</text:p>
          </table:table-cell>
          <table:table-cell/>
          <table:table-cell office:value-type="string">
            <text:p>Medelpa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59];&quot;'&quot;;&quot;,'&quot;;[.B59];&quot;','&quot;;[.C59];&quot;','&quot;;[.D59];&quot;',&quot;;[.E59];&quot;,&quot;;[.F59];&quot;,&quot;;[.G59];&quot;,&quot;;[.H59];&quot;,&quot;;[.I59];&quot;,'&quot;;[.J59];&quot;'),&quot;)" office:value-type="string" office:string-value="('Medelpad','','Medelpad','',47,0,2,1,2,'2013-01-01 12:00:00'),">
            <text:p>('Medelpad','','Medelpad','',47,0,2,1,2,'2013-01-01 12:00:00'),</text:p>
          </table:table-cell>
        </table:table-row>
        <table:table-row table:style-name="ro2">
          <table:table-cell office:value-type="string">
            <text:p>Norrbotten</text:p>
          </table:table-cell>
          <table:table-cell/>
          <table:table-cell office:value-type="string">
            <text:p>Norrbotten</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0];&quot;'&quot;;&quot;,'&quot;;[.B60];&quot;','&quot;;[.C60];&quot;','&quot;;[.D60];&quot;',&quot;;[.E60];&quot;,&quot;;[.F60];&quot;,&quot;;[.G60];&quot;,&quot;;[.H60];&quot;,&quot;;[.I60];&quot;,'&quot;;[.J60];&quot;'),&quot;)" office:value-type="string" office:string-value="('Norrbotten','','Norrbotten','',47,0,2,1,2,'2013-01-01 12:00:00'),">
            <text:p>('Norrbotten','','Norrbotten','',47,0,2,1,2,'2013-01-01 12:00:00'),</text:p>
          </table:table-cell>
        </table:table-row>
        <table:table-row table:style-name="ro2">
          <table:table-cell office:value-type="string">
            <text:p>Närke</text:p>
          </table:table-cell>
          <table:table-cell/>
          <table:table-cell office:value-type="string">
            <text:p>Närke</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1];&quot;'&quot;;&quot;,'&quot;;[.B61];&quot;','&quot;;[.C61];&quot;','&quot;;[.D61];&quot;',&quot;;[.E61];&quot;,&quot;;[.F61];&quot;,&quot;;[.G61];&quot;,&quot;;[.H61];&quot;,&quot;;[.I61];&quot;,'&quot;;[.J61];&quot;'),&quot;)" office:value-type="string" office:string-value="('Närke','','Närke','',47,0,2,1,2,'2013-01-01 12:00:00'),">
            <text:p>('Närke','','Närke','',47,0,2,1,2,'2013-01-01 12:00:00'),</text:p>
          </table:table-cell>
        </table:table-row>
        <table:table-row table:style-name="ro2">
          <table:table-cell office:value-type="string">
            <text:p>Skåne</text:p>
          </table:table-cell>
          <table:table-cell/>
          <table:table-cell office:value-type="string">
            <text:p>Skåne</text:p>
          </table:table-cell>
          <table:table-cell/>
          <table:table-cell office:value-type="float" office:value="47">
            <text:p>4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2];&quot;'&quot;;&quot;,'&quot;;[.B62];&quot;','&quot;;[.C62];&quot;','&quot;;[.D62];&quot;',&quot;;[.E62];&quot;,&quot;;[.F62];&quot;,&quot;;[.G62];&quot;,&quot;;[.H62];&quot;,&quot;;[.I62];&quot;,'&quot;;[.J62];&quot;'),&quot;)" office:value-type="string" office:string-value="('Skåne','','Skåne','',47,1,2,1,2,'2013-01-01 12:00:00'),">
            <text:p>('Skåne','','Skåne','',47,1,2,1,2,'2013-01-01 12:00:00'),</text:p>
          </table:table-cell>
        </table:table-row>
        <table:table-row table:style-name="ro2">
          <table:table-cell office:value-type="string">
            <text:p>Småland</text:p>
          </table:table-cell>
          <table:table-cell/>
          <table:table-cell office:value-type="string">
            <text:p>Små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3];&quot;'&quot;;&quot;,'&quot;;[.B63];&quot;','&quot;;[.C63];&quot;','&quot;;[.D63];&quot;',&quot;;[.E63];&quot;,&quot;;[.F63];&quot;,&quot;;[.G63];&quot;,&quot;;[.H63];&quot;,&quot;;[.I63];&quot;,'&quot;;[.J63];&quot;'),&quot;)" office:value-type="string" office:string-value="('Småland','','Småland','',47,0,2,1,2,'2013-01-01 12:00:00'),">
            <text:p>('Småland','','Småland','',47,0,2,1,2,'2013-01-01 12:00:00'),</text:p>
          </table:table-cell>
        </table:table-row>
        <table:table-row table:style-name="ro2">
          <table:table-cell office:value-type="string">
            <text:p>Södermanland</text:p>
          </table:table-cell>
          <table:table-cell/>
          <table:table-cell office:value-type="string">
            <text:p>Söderman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4];&quot;'&quot;;&quot;,'&quot;;[.B64];&quot;','&quot;;[.C64];&quot;','&quot;;[.D64];&quot;',&quot;;[.E64];&quot;,&quot;;[.F64];&quot;,&quot;;[.G64];&quot;,&quot;;[.H64];&quot;,&quot;;[.I64];&quot;,'&quot;;[.J64];&quot;'),&quot;)" office:value-type="string" office:string-value="('Södermanland','','Södermanland','',47,0,2,1,2,'2013-01-01 12:00:00'),">
            <text:p>('Södermanland','','Södermanland','',47,0,2,1,2,'2013-01-01 12:00:00'),</text:p>
          </table:table-cell>
        </table:table-row>
        <table:table-row table:style-name="ro2">
          <table:table-cell office:value-type="string">
            <text:p>Uppland</text:p>
          </table:table-cell>
          <table:table-cell/>
          <table:table-cell office:value-type="string">
            <text:p>Upp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5];&quot;'&quot;;&quot;,'&quot;;[.B65];&quot;','&quot;;[.C65];&quot;','&quot;;[.D65];&quot;',&quot;;[.E65];&quot;,&quot;;[.F65];&quot;,&quot;;[.G65];&quot;,&quot;;[.H65];&quot;,&quot;;[.I65];&quot;,'&quot;;[.J65];&quot;'),&quot;)" office:value-type="string" office:string-value="('Uppland','','Uppland','',47,0,2,1,2,'2013-01-01 12:00:00'),">
            <text:p>('Uppland','','Uppland','',47,0,2,1,2,'2013-01-01 12:00:00'),</text:p>
          </table:table-cell>
        </table:table-row>
        <table:table-row table:style-name="ro2">
          <table:table-cell office:value-type="string">
            <text:p>Värmland</text:p>
          </table:table-cell>
          <table:table-cell/>
          <table:table-cell office:value-type="string">
            <text:p>Värm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6];&quot;'&quot;;&quot;,'&quot;;[.B66];&quot;','&quot;;[.C66];&quot;','&quot;;[.D66];&quot;',&quot;;[.E66];&quot;,&quot;;[.F66];&quot;,&quot;;[.G66];&quot;,&quot;;[.H66];&quot;,&quot;;[.I66];&quot;,'&quot;;[.J66];&quot;'),&quot;)" office:value-type="string" office:string-value="('Värmland','','Värmland','',47,0,2,1,2,'2013-01-01 12:00:00'),">
            <text:p>('Värmland','','Värmland','',47,0,2,1,2,'2013-01-01 12:00:00'),</text:p>
          </table:table-cell>
        </table:table-row>
        <table:table-row table:style-name="ro2">
          <table:table-cell office:value-type="string">
            <text:p>Västerbotten</text:p>
          </table:table-cell>
          <table:table-cell/>
          <table:table-cell office:value-type="string">
            <text:p>Västerbotten</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7];&quot;'&quot;;&quot;,'&quot;;[.B67];&quot;','&quot;;[.C67];&quot;','&quot;;[.D67];&quot;',&quot;;[.E67];&quot;,&quot;;[.F67];&quot;,&quot;;[.G67];&quot;,&quot;;[.H67];&quot;,&quot;;[.I67];&quot;,'&quot;;[.J67];&quot;'),&quot;)" office:value-type="string" office:string-value="('Västerbotten','','Västerbotten','',47,0,2,1,2,'2013-01-01 12:00:00'),">
            <text:p>('Västerbotten','','Västerbotten','',47,0,2,1,2,'2013-01-01 12:00:00'),</text:p>
          </table:table-cell>
        </table:table-row>
        <table:table-row table:style-name="ro2">
          <table:table-cell office:value-type="string">
            <text:p>Västergötland</text:p>
          </table:table-cell>
          <table:table-cell/>
          <table:table-cell office:value-type="string">
            <text:p>Västergöt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8];&quot;'&quot;;&quot;,'&quot;;[.B68];&quot;','&quot;;[.C68];&quot;','&quot;;[.D68];&quot;',&quot;;[.E68];&quot;,&quot;;[.F68];&quot;,&quot;;[.G68];&quot;,&quot;;[.H68];&quot;,&quot;;[.I68];&quot;,'&quot;;[.J68];&quot;'),&quot;)" office:value-type="string" office:string-value="('Västergötland','','Västergötland','',47,0,2,1,2,'2013-01-01 12:00:00'),">
            <text:p>('Västergötland','','Västergötland','',47,0,2,1,2,'2013-01-01 12:00:00'),</text:p>
          </table:table-cell>
        </table:table-row>
        <table:table-row table:style-name="ro2">
          <table:table-cell office:value-type="string">
            <text:p>Västmanland</text:p>
          </table:table-cell>
          <table:table-cell/>
          <table:table-cell office:value-type="string">
            <text:p>Västman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69];&quot;'&quot;;&quot;,'&quot;;[.B69];&quot;','&quot;;[.C69];&quot;','&quot;;[.D69];&quot;',&quot;;[.E69];&quot;,&quot;;[.F69];&quot;,&quot;;[.G69];&quot;,&quot;;[.H69];&quot;,&quot;;[.I69];&quot;,'&quot;;[.J69];&quot;'),&quot;)" office:value-type="string" office:string-value="('Västmanland','','Västmanland','',47,0,2,1,2,'2013-01-01 12:00:00'),">
            <text:p>('Västmanland','','Västmanland','',47,0,2,1,2,'2013-01-01 12:00:00'),</text:p>
          </table:table-cell>
        </table:table-row>
        <table:table-row table:style-name="ro2">
          <table:table-cell office:value-type="string">
            <text:p>Ångermanland</text:p>
          </table:table-cell>
          <table:table-cell/>
          <table:table-cell office:value-type="string">
            <text:p>Ångerman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0];&quot;'&quot;;&quot;,'&quot;;[.B70];&quot;','&quot;;[.C70];&quot;','&quot;;[.D70];&quot;',&quot;;[.E70];&quot;,&quot;;[.F70];&quot;,&quot;;[.G70];&quot;,&quot;;[.H70];&quot;,&quot;;[.I70];&quot;,'&quot;;[.J70];&quot;'),&quot;)" office:value-type="string" office:string-value="('Ångermanland','','Ångermanland','',47,0,2,1,2,'2013-01-01 12:00:00'),">
            <text:p>('Ångermanland','','Ångermanland','',47,0,2,1,2,'2013-01-01 12:00:00'),</text:p>
          </table:table-cell>
        </table:table-row>
        <table:table-row table:style-name="ro2">
          <table:table-cell office:value-type="string">
            <text:p>Öland</text:p>
          </table:table-cell>
          <table:table-cell/>
          <table:table-cell office:value-type="string">
            <text:p>Ö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1];&quot;'&quot;;&quot;,'&quot;;[.B71];&quot;','&quot;;[.C71];&quot;','&quot;;[.D71];&quot;',&quot;;[.E71];&quot;,&quot;;[.F71];&quot;,&quot;;[.G71];&quot;,&quot;;[.H71];&quot;,&quot;;[.I71];&quot;,'&quot;;[.J71];&quot;'),&quot;)" office:value-type="string" office:string-value="('Öland','','Öland','',47,0,2,1,2,'2013-01-01 12:00:00'),">
            <text:p>('Öland','','Öland','',47,0,2,1,2,'2013-01-01 12:00:00'),</text:p>
          </table:table-cell>
        </table:table-row>
        <table:table-row table:style-name="ro2">
          <table:table-cell office:value-type="string">
            <text:p>Östergötland</text:p>
          </table:table-cell>
          <table:table-cell/>
          <table:table-cell office:value-type="string">
            <text:p>Östergötland</text:p>
          </table:table-cell>
          <table:table-cell/>
          <table:table-cell office:value-type="float" office:value="47">
            <text:p>4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2];&quot;'&quot;;&quot;,'&quot;;[.B72];&quot;','&quot;;[.C72];&quot;','&quot;;[.D72];&quot;',&quot;;[.E72];&quot;,&quot;;[.F72];&quot;,&quot;;[.G72];&quot;,&quot;;[.H72];&quot;,&quot;;[.I72];&quot;,'&quot;;[.J72];&quot;'),&quot;)" office:value-type="string" office:string-value="('Östergötland','','Östergötland','',47,0,2,1,2,'2013-01-01 12:00:00'),">
            <text:p>('Östergötland','','Östergötland','',47,0,2,1,2,'2013-01-01 12:00:00'),</text:p>
          </table:table-cell>
        </table:table-row>
        <table:table-row table:style-name="ro2">
          <table:table-cell office:value-type="string">
            <text:p>Danmark</text:p>
          </table:table-cell>
          <table:table-cell table:number-columns-repeated="3"/>
          <table:table-cell office:value-type="float" office:value="46">
            <text:p>4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3];&quot;'&quot;;&quot;,'&quot;;[.B73];&quot;','&quot;;[.C73];&quot;','&quot;;[.D73];&quot;',&quot;;[.E73];&quot;,&quot;;[.F73];&quot;,&quot;;[.G73];&quot;,&quot;;[.H73];&quot;,&quot;;[.I73];&quot;,'&quot;;[.J73];&quot;'),&quot;)" office:value-type="string" office:string-value="('Danmark','','','',46,1,2,1,2,'2013-01-01 12:00:00'),">
            <text:p>('Danmark','','','',46,1,2,1,2,'2013-01-01 12:00:00'),</text:p>
          </table:table-cell>
        </table:table-row>
        <table:table-row table:style-name="ro1">
          <table:table-cell office:value-type="string">
            <text:p>Hovedstaden</text:p>
          </table:table-cell>
          <table:table-cell/>
          <table:table-cell office:value-type="string">
            <text:p>Hovedstaden</text:p>
          </table:table-cell>
          <table:table-cell/>
          <table:table-cell office:value-type="float" office:value="73">
            <text:p>7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4];&quot;'&quot;;&quot;,'&quot;;[.B74];&quot;','&quot;;[.C74];&quot;','&quot;;[.D74];&quot;',&quot;;[.E74];&quot;,&quot;;[.F74];&quot;,&quot;;[.G74];&quot;,&quot;;[.H74];&quot;,&quot;;[.I74];&quot;,'&quot;;[.J74];&quot;'),&quot;)" office:value-type="string" office:string-value="('Hovedstaden','','Hovedstaden','',73,0,2,1,2,'2013-01-01 12:00:00'),">
            <text:p>('Hovedstaden','','Hovedstaden','',73,0,2,1,2,'2013-01-01 12:00:00'),</text:p>
          </table:table-cell>
        </table:table-row>
        <table:table-row table:style-name="ro1">
          <table:table-cell office:value-type="string">
            <text:p>Midtjylland</text:p>
          </table:table-cell>
          <table:table-cell/>
          <table:table-cell office:value-type="string">
            <text:p>Midtjylland</text:p>
          </table:table-cell>
          <table:table-cell/>
          <table:table-cell office:value-type="float" office:value="73">
            <text:p>7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5];&quot;'&quot;;&quot;,'&quot;;[.B75];&quot;','&quot;;[.C75];&quot;','&quot;;[.D75];&quot;',&quot;;[.E75];&quot;,&quot;;[.F75];&quot;,&quot;;[.G75];&quot;,&quot;;[.H75];&quot;,&quot;;[.I75];&quot;,'&quot;;[.J75];&quot;'),&quot;)" office:value-type="string" office:string-value="('Midtjylland','','Midtjylland','',73,0,2,1,2,'2013-01-01 12:00:00'),">
            <text:p>('Midtjylland','','Midtjylland','',73,0,2,1,2,'2013-01-01 12:00:00'),</text:p>
          </table:table-cell>
        </table:table-row>
        <table:table-row table:style-name="ro2">
          <table:table-cell office:value-type="string">
            <text:p>Syddanmark</text:p>
          </table:table-cell>
          <table:table-cell/>
          <table:table-cell office:value-type="string">
            <text:p>Syddanmark</text:p>
          </table:table-cell>
          <table:table-cell/>
          <table:table-cell office:value-type="float" office:value="73">
            <text:p>7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6];&quot;'&quot;;&quot;,'&quot;;[.B76];&quot;','&quot;;[.C76];&quot;','&quot;;[.D76];&quot;',&quot;;[.E76];&quot;,&quot;;[.F76];&quot;,&quot;;[.G76];&quot;,&quot;;[.H76];&quot;,&quot;;[.I76];&quot;,'&quot;;[.J76];&quot;'),&quot;)" office:value-type="string" office:string-value="('Syddanmark','','Syddanmark','',73,0,2,1,2,'2013-01-01 12:00:00'),">
            <text:p>('Syddanmark','','Syddanmark','',73,0,2,1,2,'2013-01-01 12:00:00'),</text:p>
          </table:table-cell>
        </table:table-row>
        <table:table-row table:style-name="ro1">
          <table:table-cell office:value-type="string">
            <text:p>Själland</text:p>
          </table:table-cell>
          <table:table-cell/>
          <table:table-cell office:value-type="string">
            <text:p>Själland</text:p>
          </table:table-cell>
          <table:table-cell/>
          <table:table-cell office:value-type="float" office:value="73">
            <text:p>7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7];&quot;'&quot;;&quot;,'&quot;;[.B77];&quot;','&quot;;[.C77];&quot;','&quot;;[.D77];&quot;',&quot;;[.E77];&quot;,&quot;;[.F77];&quot;,&quot;;[.G77];&quot;,&quot;;[.H77];&quot;,&quot;;[.I77];&quot;,'&quot;;[.J77];&quot;'),&quot;)" office:value-type="string" office:string-value="('Själland','','Själland','',73,0,2,1,2,'2013-01-01 12:00:00'),">
            <text:p>('Själland','','Själland','',73,0,2,1,2,'2013-01-01 12:00:00'),</text:p>
          </table:table-cell>
        </table:table-row>
        <table:table-row table:style-name="ro1">
          <table:table-cell office:value-type="string">
            <text:p>Nordjylland</text:p>
          </table:table-cell>
          <table:table-cell/>
          <table:table-cell office:value-type="string">
            <text:p>Nordjylland</text:p>
          </table:table-cell>
          <table:table-cell/>
          <table:table-cell office:value-type="float" office:value="73">
            <text:p>7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8];&quot;'&quot;;&quot;,'&quot;;[.B78];&quot;','&quot;;[.C78];&quot;','&quot;;[.D78];&quot;',&quot;;[.E78];&quot;,&quot;;[.F78];&quot;,&quot;;[.G78];&quot;,&quot;;[.H78];&quot;,&quot;;[.I78];&quot;,'&quot;;[.J78];&quot;'),&quot;)" office:value-type="string" office:string-value="('Nordjylland','','Nordjylland','',73,0,2,1,2,'2013-01-01 12:00:00'),">
            <text:p>('Nordjylland','','Nordjylland','',73,0,2,1,2,'2013-01-01 12:00:00'),</text:p>
          </table:table-cell>
        </table:table-row>
        <table:table-row table:style-name="ro2">
          <table:table-cell office:value-type="string">
            <text:p>Norge</text:p>
          </table:table-cell>
          <table:table-cell table:number-columns-repeated="3"/>
          <table:table-cell office:value-type="float" office:value="46">
            <text:p>4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79];&quot;'&quot;;&quot;,'&quot;;[.B79];&quot;','&quot;;[.C79];&quot;','&quot;;[.D79];&quot;',&quot;;[.E79];&quot;,&quot;;[.F79];&quot;,&quot;;[.G79];&quot;,&quot;;[.H79];&quot;,&quot;;[.I79];&quot;,'&quot;;[.J79];&quot;'),&quot;)" office:value-type="string" office:string-value="('Norge','','','',46,1,2,1,2,'2013-01-01 12:00:00'),">
            <text:p>('Norge','','','',46,1,2,1,2,'2013-01-01 12:00:00'),</text:p>
          </table:table-cell>
        </table:table-row>
        <table:table-row table:style-name="ro1">
          <table:table-cell office:value-type="string">
            <text:p>Akershus</text:p>
          </table:table-cell>
          <table:table-cell/>
          <table:table-cell office:value-type="string">
            <text:p>Akershus</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0];&quot;'&quot;;&quot;,'&quot;;[.B80];&quot;','&quot;;[.C80];&quot;','&quot;;[.D80];&quot;',&quot;;[.E80];&quot;,&quot;;[.F80];&quot;,&quot;;[.G80];&quot;,&quot;;[.H80];&quot;,&quot;;[.I80];&quot;,'&quot;;[.J80];&quot;'),&quot;)" office:value-type="string" office:string-value="('Akershus','','Akershus','',79,0,2,1,2,'2013-01-01 12:00:00'),">
            <text:p>('Akershus','','Akershus','',79,0,2,1,2,'2013-01-01 12:00:00'),</text:p>
          </table:table-cell>
        </table:table-row>
        <table:table-row table:style-name="ro1">
          <table:table-cell office:value-type="string">
            <text:p>Aust-Agder</text:p>
          </table:table-cell>
          <table:table-cell/>
          <table:table-cell office:value-type="string">
            <text:p>Aust-Agder</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1];&quot;'&quot;;&quot;,'&quot;;[.B81];&quot;','&quot;;[.C81];&quot;','&quot;;[.D81];&quot;',&quot;;[.E81];&quot;,&quot;;[.F81];&quot;,&quot;;[.G81];&quot;,&quot;;[.H81];&quot;,&quot;;[.I81];&quot;,'&quot;;[.J81];&quot;'),&quot;)" office:value-type="string" office:string-value="('Aust-Agder','','Aust-Agder','',79,0,2,1,2,'2013-01-01 12:00:00'),">
            <text:p>('Aust-Agder','','Aust-Agder','',79,0,2,1,2,'2013-01-01 12:00:00'),</text:p>
          </table:table-cell>
        </table:table-row>
        <table:table-row table:style-name="ro1">
          <table:table-cell office:value-type="string">
            <text:p>Buskerud</text:p>
          </table:table-cell>
          <table:table-cell/>
          <table:table-cell office:value-type="string">
            <text:p>Buskeru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2];&quot;'&quot;;&quot;,'&quot;;[.B82];&quot;','&quot;;[.C82];&quot;','&quot;;[.D82];&quot;',&quot;;[.E82];&quot;,&quot;;[.F82];&quot;,&quot;;[.G82];&quot;,&quot;;[.H82];&quot;,&quot;;[.I82];&quot;,'&quot;;[.J82];&quot;'),&quot;)" office:value-type="string" office:string-value="('Buskerud','','Buskerud','',79,0,2,1,2,'2013-01-01 12:00:00'),">
            <text:p>('Buskerud','','Buskerud','',79,0,2,1,2,'2013-01-01 12:00:00'),</text:p>
          </table:table-cell>
        </table:table-row>
        <table:table-row table:style-name="ro2">
          <table:table-cell office:value-type="string">
            <text:p>Finnmark</text:p>
          </table:table-cell>
          <table:table-cell/>
          <table:table-cell office:value-type="string">
            <text:p>Finnmark</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3];&quot;'&quot;;&quot;,'&quot;;[.B83];&quot;','&quot;;[.C83];&quot;','&quot;;[.D83];&quot;',&quot;;[.E83];&quot;,&quot;;[.F83];&quot;,&quot;;[.G83];&quot;,&quot;;[.H83];&quot;,&quot;;[.I83];&quot;,'&quot;;[.J83];&quot;'),&quot;)" office:value-type="string" office:string-value="('Finnmark','','Finnmark','',79,0,2,1,2,'2013-01-01 12:00:00'),">
            <text:p>('Finnmark','','Finnmark','',79,0,2,1,2,'2013-01-01 12:00:00'),</text:p>
          </table:table-cell>
        </table:table-row>
        <table:table-row table:style-name="ro2">
          <table:table-cell office:value-type="string">
            <text:p>Hedmark</text:p>
          </table:table-cell>
          <table:table-cell/>
          <table:table-cell office:value-type="string">
            <text:p>Hedmark</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4];&quot;'&quot;;&quot;,'&quot;;[.B84];&quot;','&quot;;[.C84];&quot;','&quot;;[.D84];&quot;',&quot;;[.E84];&quot;,&quot;;[.F84];&quot;,&quot;;[.G84];&quot;,&quot;;[.H84];&quot;,&quot;;[.I84];&quot;,'&quot;;[.J84];&quot;'),&quot;)" office:value-type="string" office:string-value="('Hedmark','','Hedmark','',79,0,2,1,2,'2013-01-01 12:00:00'),">
            <text:p>('Hedmark','','Hedmark','',79,0,2,1,2,'2013-01-01 12:00:00'),</text:p>
          </table:table-cell>
        </table:table-row>
        <table:table-row table:style-name="ro1">
          <table:table-cell office:value-type="string">
            <text:p>Hordaland</text:p>
          </table:table-cell>
          <table:table-cell/>
          <table:table-cell office:value-type="string">
            <text:p>Hordalan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5];&quot;'&quot;;&quot;,'&quot;;[.B85];&quot;','&quot;;[.C85];&quot;','&quot;;[.D85];&quot;',&quot;;[.E85];&quot;,&quot;;[.F85];&quot;,&quot;;[.G85];&quot;,&quot;;[.H85];&quot;,&quot;;[.I85];&quot;,'&quot;;[.J85];&quot;'),&quot;)" office:value-type="string" office:string-value="('Hordaland','','Hordaland','',79,0,2,1,2,'2013-01-01 12:00:00'),">
            <text:p>('Hordaland','','Hordaland','',79,0,2,1,2,'2013-01-01 12:00:00'),</text:p>
          </table:table-cell>
        </table:table-row>
        <table:table-row table:style-name="ro1">
          <table:table-cell office:value-type="string">
            <text:p>Møre og Romsdal</text:p>
          </table:table-cell>
          <table:table-cell/>
          <table:table-cell office:value-type="string">
            <text:p>Møre og Romsdal</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6];&quot;'&quot;;&quot;,'&quot;;[.B86];&quot;','&quot;;[.C86];&quot;','&quot;;[.D86];&quot;',&quot;;[.E86];&quot;,&quot;;[.F86];&quot;,&quot;;[.G86];&quot;,&quot;;[.H86];&quot;,&quot;;[.I86];&quot;,'&quot;;[.J86];&quot;'),&quot;)" office:value-type="string" office:string-value="('Møre og Romsdal','','Møre og Romsdal','',79,0,2,1,2,'2013-01-01 12:00:00'),">
            <text:p>('Møre og Romsdal','','Møre og Romsdal','',79,0,2,1,2,'2013-01-01 12:00:00'),</text:p>
          </table:table-cell>
        </table:table-row>
        <table:table-row table:style-name="ro2">
          <table:table-cell office:value-type="string">
            <text:p>Nordland</text:p>
          </table:table-cell>
          <table:table-cell/>
          <table:table-cell office:value-type="string">
            <text:p>Nordlan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7];&quot;'&quot;;&quot;,'&quot;;[.B87];&quot;','&quot;;[.C87];&quot;','&quot;;[.D87];&quot;',&quot;;[.E87];&quot;,&quot;;[.F87];&quot;,&quot;;[.G87];&quot;,&quot;;[.H87];&quot;,&quot;;[.I87];&quot;,'&quot;;[.J87];&quot;'),&quot;)" office:value-type="string" office:string-value="('Nordland','','Nordland','',79,0,2,1,2,'2013-01-01 12:00:00'),">
            <text:p>('Nordland','','Nordland','',79,0,2,1,2,'2013-01-01 12:00:00'),</text:p>
          </table:table-cell>
        </table:table-row>
        <table:table-row table:style-name="ro1">
          <table:table-cell office:value-type="string">
            <text:p>Nord-Trøndelag</text:p>
          </table:table-cell>
          <table:table-cell/>
          <table:table-cell office:value-type="string">
            <text:p>Nord-Trøndelag</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8];&quot;'&quot;;&quot;,'&quot;;[.B88];&quot;','&quot;;[.C88];&quot;','&quot;;[.D88];&quot;',&quot;;[.E88];&quot;,&quot;;[.F88];&quot;,&quot;;[.G88];&quot;,&quot;;[.H88];&quot;,&quot;;[.I88];&quot;,'&quot;;[.J88];&quot;'),&quot;)" office:value-type="string" office:string-value="('Nord-Trøndelag','','Nord-Trøndelag','',79,0,2,1,2,'2013-01-01 12:00:00'),">
            <text:p>('Nord-Trøndelag','','Nord-Trøndelag','',79,0,2,1,2,'2013-01-01 12:00:00'),</text:p>
          </table:table-cell>
        </table:table-row>
        <table:table-row table:style-name="ro1">
          <table:table-cell office:value-type="string">
            <text:p>Oppland</text:p>
          </table:table-cell>
          <table:table-cell/>
          <table:table-cell office:value-type="string">
            <text:p>Opplan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89];&quot;'&quot;;&quot;,'&quot;;[.B89];&quot;','&quot;;[.C89];&quot;','&quot;;[.D89];&quot;',&quot;;[.E89];&quot;,&quot;;[.F89];&quot;,&quot;;[.G89];&quot;,&quot;;[.H89];&quot;,&quot;;[.I89];&quot;,'&quot;;[.J89];&quot;'),&quot;)" office:value-type="string" office:string-value="('Oppland','','Oppland','',79,0,2,1,2,'2013-01-01 12:00:00'),">
            <text:p>('Oppland','','Oppland','',79,0,2,1,2,'2013-01-01 12:00:00'),</text:p>
          </table:table-cell>
        </table:table-row>
        <table:table-row table:style-name="ro2">
          <table:table-cell office:value-type="string">
            <text:p>Oslo</text:p>
          </table:table-cell>
          <table:table-cell/>
          <table:table-cell office:value-type="string">
            <text:p>Oslo</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0];&quot;'&quot;;&quot;,'&quot;;[.B90];&quot;','&quot;;[.C90];&quot;','&quot;;[.D90];&quot;',&quot;;[.E90];&quot;,&quot;;[.F90];&quot;,&quot;;[.G90];&quot;,&quot;;[.H90];&quot;,&quot;;[.I90];&quot;,'&quot;;[.J90];&quot;'),&quot;)" office:value-type="string" office:string-value="('Oslo','','Oslo','',79,0,2,1,2,'2013-01-01 12:00:00'),">
            <text:p>('Oslo','','Oslo','',79,0,2,1,2,'2013-01-01 12:00:00'),</text:p>
          </table:table-cell>
        </table:table-row>
        <table:table-row table:style-name="ro1">
          <table:table-cell office:value-type="string">
            <text:p>Rogaland</text:p>
          </table:table-cell>
          <table:table-cell/>
          <table:table-cell office:value-type="string">
            <text:p>Rogalan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1];&quot;'&quot;;&quot;,'&quot;;[.B91];&quot;','&quot;;[.C91];&quot;','&quot;;[.D91];&quot;',&quot;;[.E91];&quot;,&quot;;[.F91];&quot;,&quot;;[.G91];&quot;,&quot;;[.H91];&quot;,&quot;;[.I91];&quot;,'&quot;;[.J91];&quot;'),&quot;)" office:value-type="string" office:string-value="('Rogaland','','Rogaland','',79,0,2,1,2,'2013-01-01 12:00:00'),">
            <text:p>('Rogaland','','Rogaland','',79,0,2,1,2,'2013-01-01 12:00:00'),</text:p>
          </table:table-cell>
        </table:table-row>
        <table:table-row table:style-name="ro1">
          <table:table-cell office:value-type="string">
            <text:p>Sogn og Fjordane</text:p>
          </table:table-cell>
          <table:table-cell/>
          <table:table-cell office:value-type="string">
            <text:p>Sogn og Fjordane</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2];&quot;'&quot;;&quot;,'&quot;;[.B92];&quot;','&quot;;[.C92];&quot;','&quot;;[.D92];&quot;',&quot;;[.E92];&quot;,&quot;;[.F92];&quot;,&quot;;[.G92];&quot;,&quot;;[.H92];&quot;,&quot;;[.I92];&quot;,'&quot;;[.J92];&quot;'),&quot;)" office:value-type="string" office:string-value="('Sogn og Fjordane','','Sogn og Fjordane','',79,0,2,1,2,'2013-01-01 12:00:00'),">
            <text:p>('Sogn og Fjordane','','Sogn og Fjordane','',79,0,2,1,2,'2013-01-01 12:00:00'),</text:p>
          </table:table-cell>
        </table:table-row>
        <table:table-row table:style-name="ro1">
          <table:table-cell office:value-type="string">
            <text:p>Sør-Trøndelag</text:p>
          </table:table-cell>
          <table:table-cell/>
          <table:table-cell office:value-type="string">
            <text:p>Sør-Trøndelag</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3];&quot;'&quot;;&quot;,'&quot;;[.B93];&quot;','&quot;;[.C93];&quot;','&quot;;[.D93];&quot;',&quot;;[.E93];&quot;,&quot;;[.F93];&quot;,&quot;;[.G93];&quot;,&quot;;[.H93];&quot;,&quot;;[.I93];&quot;,'&quot;;[.J93];&quot;'),&quot;)" office:value-type="string" office:string-value="('Sør-Trøndelag','','Sør-Trøndelag','',79,0,2,1,2,'2013-01-01 12:00:00'),">
            <text:p>('Sør-Trøndelag','','Sør-Trøndelag','',79,0,2,1,2,'2013-01-01 12:00:00'),</text:p>
          </table:table-cell>
        </table:table-row>
        <table:table-row table:style-name="ro1">
          <table:table-cell office:value-type="string">
            <text:p>Telemark</text:p>
          </table:table-cell>
          <table:table-cell/>
          <table:table-cell office:value-type="string">
            <text:p>Telemark</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4];&quot;'&quot;;&quot;,'&quot;;[.B94];&quot;','&quot;;[.C94];&quot;','&quot;;[.D94];&quot;',&quot;;[.E94];&quot;,&quot;;[.F94];&quot;,&quot;;[.G94];&quot;,&quot;;[.H94];&quot;,&quot;;[.I94];&quot;,'&quot;;[.J94];&quot;'),&quot;)" office:value-type="string" office:string-value="('Telemark','','Telemark','',79,0,2,1,2,'2013-01-01 12:00:00'),">
            <text:p>('Telemark','','Telemark','',79,0,2,1,2,'2013-01-01 12:00:00'),</text:p>
          </table:table-cell>
        </table:table-row>
        <table:table-row table:style-name="ro1">
          <table:table-cell office:value-type="string">
            <text:p>Troms</text:p>
          </table:table-cell>
          <table:table-cell/>
          <table:table-cell office:value-type="string">
            <text:p>Troms</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5];&quot;'&quot;;&quot;,'&quot;;[.B95];&quot;','&quot;;[.C95];&quot;','&quot;;[.D95];&quot;',&quot;;[.E95];&quot;,&quot;;[.F95];&quot;,&quot;;[.G95];&quot;,&quot;;[.H95];&quot;,&quot;;[.I95];&quot;,'&quot;;[.J95];&quot;'),&quot;)" office:value-type="string" office:string-value="('Troms','','Troms','',79,0,2,1,2,'2013-01-01 12:00:00'),">
            <text:p>('Troms','','Troms','',79,0,2,1,2,'2013-01-01 12:00:00'),</text:p>
          </table:table-cell>
        </table:table-row>
        <table:table-row table:style-name="ro1">
          <table:table-cell office:value-type="string">
            <text:p>Vest-Agder</text:p>
          </table:table-cell>
          <table:table-cell/>
          <table:table-cell office:value-type="string">
            <text:p>Vest-Agder</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6];&quot;'&quot;;&quot;,'&quot;;[.B96];&quot;','&quot;;[.C96];&quot;','&quot;;[.D96];&quot;',&quot;;[.E96];&quot;,&quot;;[.F96];&quot;,&quot;;[.G96];&quot;,&quot;;[.H96];&quot;,&quot;;[.I96];&quot;,'&quot;;[.J96];&quot;'),&quot;)" office:value-type="string" office:string-value="('Vest-Agder','','Vest-Agder','',79,0,2,1,2,'2013-01-01 12:00:00'),">
            <text:p>('Vest-Agder','','Vest-Agder','',79,0,2,1,2,'2013-01-01 12:00:00'),</text:p>
          </table:table-cell>
        </table:table-row>
        <table:table-row table:style-name="ro1">
          <table:table-cell office:value-type="string">
            <text:p>Vestfold</text:p>
          </table:table-cell>
          <table:table-cell/>
          <table:table-cell office:value-type="string">
            <text:p>Vestfol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7];&quot;'&quot;;&quot;,'&quot;;[.B97];&quot;','&quot;;[.C97];&quot;','&quot;;[.D97];&quot;',&quot;;[.E97];&quot;,&quot;;[.F97];&quot;,&quot;;[.G97];&quot;,&quot;;[.H97];&quot;,&quot;;[.I97];&quot;,'&quot;;[.J97];&quot;'),&quot;)" office:value-type="string" office:string-value="('Vestfold','','Vestfold','',79,0,2,1,2,'2013-01-01 12:00:00'),">
            <text:p>('Vestfold','','Vestfold','',79,0,2,1,2,'2013-01-01 12:00:00'),</text:p>
          </table:table-cell>
        </table:table-row>
        <table:table-row table:style-name="ro1">
          <table:table-cell office:value-type="string">
            <text:p>Østfold</text:p>
          </table:table-cell>
          <table:table-cell/>
          <table:table-cell office:value-type="string">
            <text:p>Østfold</text:p>
          </table:table-cell>
          <table:table-cell/>
          <table:table-cell office:value-type="float" office:value="79">
            <text:p>7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8];&quot;'&quot;;&quot;,'&quot;;[.B98];&quot;','&quot;;[.C98];&quot;','&quot;;[.D98];&quot;',&quot;;[.E98];&quot;,&quot;;[.F98];&quot;,&quot;;[.G98];&quot;,&quot;;[.H98];&quot;,&quot;;[.I98];&quot;,'&quot;;[.J98];&quot;'),&quot;)" office:value-type="string" office:string-value="('Østfold','','Østfold','',79,0,2,1,2,'2013-01-01 12:00:00'),">
            <text:p>('Østfold','','Østfold','',79,0,2,1,2,'2013-01-01 12:00:00'),</text:p>
          </table:table-cell>
        </table:table-row>
        <table:table-row table:style-name="ro2">
          <table:table-cell office:value-type="string">
            <text:p>Finland</text:p>
          </table:table-cell>
          <table:table-cell table:number-columns-repeated="3"/>
          <table:table-cell office:value-type="float" office:value="46">
            <text:p>4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99];&quot;'&quot;;&quot;,'&quot;;[.B99];&quot;','&quot;;[.C99];&quot;','&quot;;[.D99];&quot;',&quot;;[.E99];&quot;,&quot;;[.F99];&quot;,&quot;;[.G99];&quot;,&quot;;[.H99];&quot;,&quot;;[.I99];&quot;,'&quot;;[.J99];&quot;'),&quot;)" office:value-type="string" office:string-value="('Finland','','','',46,1,2,1,2,'2013-01-01 12:00:00'),">
            <text:p>('Finland','','','',46,1,2,1,2,'2013-01-01 12:00:00'),</text:p>
          </table:table-cell>
        </table:table-row>
        <table:table-row table:style-name="ro2">
          <table:table-cell office:value-type="string">
            <text:p>Södra Finlands län</text:p>
          </table:table-cell>
          <table:table-cell/>
          <table:table-cell office:value-type="string">
            <text:p>Södra Finland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0];&quot;'&quot;;&quot;,'&quot;;[.B100];&quot;','&quot;;[.C100];&quot;','&quot;;[.D100];&quot;',&quot;;[.E100];&quot;,&quot;;[.F100];&quot;,&quot;;[.G100];&quot;,&quot;;[.H100];&quot;,&quot;;[.I100];&quot;,'&quot;;[.J100];&quot;'),&quot;)" office:value-type="string" office:string-value="('Södra Finlands län','','Södra Finlands län','',99,0,2,1,2,'2013-01-01 12:00:00'),">
            <text:p>('Södra Finlands län','','Södra Finlands län','',99,0,2,1,2,'2013-01-01 12:00:00'),</text:p>
          </table:table-cell>
        </table:table-row>
        <table:table-row table:style-name="ro2">
          <table:table-cell office:value-type="string">
            <text:p>Västra Finlands län</text:p>
          </table:table-cell>
          <table:table-cell/>
          <table:table-cell office:value-type="string">
            <text:p>Västra Finland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1];&quot;'&quot;;&quot;,'&quot;;[.B101];&quot;','&quot;;[.C101];&quot;','&quot;;[.D101];&quot;',&quot;;[.E101];&quot;,&quot;;[.F101];&quot;,&quot;;[.G101];&quot;,&quot;;[.H101];&quot;,&quot;;[.I101];&quot;,'&quot;;[.J101];&quot;'),&quot;)" office:value-type="string" office:string-value="('Västra Finlands län','','Västra Finlands län','',99,0,2,1,2,'2013-01-01 12:00:00'),">
            <text:p>('Västra Finlands län','','Västra Finlands län','',99,0,2,1,2,'2013-01-01 12:00:00'),</text:p>
          </table:table-cell>
        </table:table-row>
        <table:table-row table:style-name="ro2">
          <table:table-cell office:value-type="string">
            <text:p>Östra Finlands län</text:p>
          </table:table-cell>
          <table:table-cell/>
          <table:table-cell office:value-type="string">
            <text:p>Östra Finland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2];&quot;'&quot;;&quot;,'&quot;;[.B102];&quot;','&quot;;[.C102];&quot;','&quot;;[.D102];&quot;',&quot;;[.E102];&quot;,&quot;;[.F102];&quot;,&quot;;[.G102];&quot;,&quot;;[.H102];&quot;,&quot;;[.I102];&quot;,'&quot;;[.J102];&quot;'),&quot;)" office:value-type="string" office:string-value="('Östra Finlands län','','Östra Finlands län','',99,0,2,1,2,'2013-01-01 12:00:00'),">
            <text:p>('Östra Finlands län','','Östra Finlands län','',99,0,2,1,2,'2013-01-01 12:00:00'),</text:p>
          </table:table-cell>
        </table:table-row>
        <table:table-row table:style-name="ro1">
          <table:table-cell office:value-type="string">
            <text:p>Uleåborgs län</text:p>
          </table:table-cell>
          <table:table-cell/>
          <table:table-cell office:value-type="string">
            <text:p>Uleåborg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3];&quot;'&quot;;&quot;,'&quot;;[.B103];&quot;','&quot;;[.C103];&quot;','&quot;;[.D103];&quot;',&quot;;[.E103];&quot;,&quot;;[.F103];&quot;,&quot;;[.G103];&quot;,&quot;;[.H103];&quot;,&quot;;[.I103];&quot;,'&quot;;[.J103];&quot;'),&quot;)" office:value-type="string" office:string-value="('Uleåborgs län','','Uleåborgs län','',99,0,2,1,2,'2013-01-01 12:00:00'),">
            <text:p>('Uleåborgs län','','Uleåborgs län','',99,0,2,1,2,'2013-01-01 12:00:00'),</text:p>
          </table:table-cell>
        </table:table-row>
        <table:table-row table:style-name="ro2">
          <table:table-cell office:value-type="string">
            <text:p>Lapplands län</text:p>
          </table:table-cell>
          <table:table-cell/>
          <table:table-cell office:value-type="string">
            <text:p>Lappland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4];&quot;'&quot;;&quot;,'&quot;;[.B104];&quot;','&quot;;[.C104];&quot;','&quot;;[.D104];&quot;',&quot;;[.E104];&quot;,&quot;;[.F104];&quot;,&quot;;[.G104];&quot;,&quot;;[.H104];&quot;,&quot;;[.I104];&quot;,'&quot;;[.J104];&quot;'),&quot;)" office:value-type="string" office:string-value="('Lapplands län','','Lapplands län','',99,0,2,1,2,'2013-01-01 12:00:00'),">
            <text:p>('Lapplands län','','Lapplands län','',99,0,2,1,2,'2013-01-01 12:00:00'),</text:p>
          </table:table-cell>
        </table:table-row>
        <table:table-row table:style-name="ro2">
          <table:table-cell office:value-type="string">
            <text:p>Ålands län</text:p>
          </table:table-cell>
          <table:table-cell/>
          <table:table-cell office:value-type="string">
            <text:p>Ålands län</text:p>
          </table:table-cell>
          <table:table-cell/>
          <table:table-cell office:value-type="float" office:value="99">
            <text:p>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5];&quot;'&quot;;&quot;,'&quot;;[.B105];&quot;','&quot;;[.C105];&quot;','&quot;;[.D105];&quot;',&quot;;[.E105];&quot;,&quot;;[.F105];&quot;,&quot;;[.G105];&quot;,&quot;;[.H105];&quot;,&quot;;[.I105];&quot;,'&quot;;[.J105];&quot;'),&quot;)" office:value-type="string" office:string-value="('Ålands län','','Ålands län','',99,0,2,1,2,'2013-01-01 12:00:00'),">
            <text:p>('Ålands län','','Ålands län','',99,0,2,1,2,'2013-01-01 12:00:00'),</text:p>
          </table:table-cell>
        </table:table-row>
        <table:table-row table:style-name="ro2">
          <table:table-cell office:value-type="string">
            <text:p>Island</text:p>
          </table:table-cell>
          <table:table-cell table:number-columns-repeated="3"/>
          <table:table-cell office:value-type="float" office:value="46">
            <text:p>4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6];&quot;'&quot;;&quot;,'&quot;;[.B106];&quot;','&quot;;[.C106];&quot;','&quot;;[.D106];&quot;',&quot;;[.E106];&quot;,&quot;;[.F106];&quot;,&quot;;[.G106];&quot;,&quot;;[.H106];&quot;,&quot;;[.I106];&quot;,'&quot;;[.J106];&quot;'),&quot;)" office:value-type="string" office:string-value="('Island','','','',46,1,2,1,2,'2013-01-01 12:00:00'),">
            <text:p>('Island','','','',46,1,2,1,2,'2013-01-01 12:00:00'),</text:p>
          </table:table-cell>
        </table:table-row>
        <table:table-row table:style-name="ro1">
          <table:table-cell office:value-type="string">
            <text:p>Höfuðborgarsvæði</text:p>
          </table:table-cell>
          <table:table-cell/>
          <table:table-cell office:value-type="string">
            <text:p>Höfuðborgarsvæði</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7];&quot;'&quot;;&quot;,'&quot;;[.B107];&quot;','&quot;;[.C107];&quot;','&quot;;[.D107];&quot;',&quot;;[.E107];&quot;,&quot;;[.F107];&quot;,&quot;;[.G107];&quot;,&quot;;[.H107];&quot;,&quot;;[.I107];&quot;,'&quot;;[.J107];&quot;'),&quot;)" office:value-type="string" office:string-value="('Höfuðborgarsvæði','','Höfuðborgarsvæði','',106,0,2,1,2,'2013-01-01 12:00:00'),">
            <text:p>('Höfuðborgarsvæði','','Höfuðborgarsvæði','',106,0,2,1,2,'2013-01-01 12:00:00'),</text:p>
          </table:table-cell>
        </table:table-row>
        <table:table-row table:style-name="ro1">
          <table:table-cell office:value-type="string">
            <text:p>Suðurnes</text:p>
          </table:table-cell>
          <table:table-cell/>
          <table:table-cell office:value-type="string">
            <text:p>Suðurnes</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8];&quot;'&quot;;&quot;,'&quot;;[.B108];&quot;','&quot;;[.C108];&quot;','&quot;;[.D108];&quot;',&quot;;[.E108];&quot;,&quot;;[.F108];&quot;,&quot;;[.G108];&quot;,&quot;;[.H108];&quot;,&quot;;[.I108];&quot;,'&quot;;[.J108];&quot;'),&quot;)" office:value-type="string" office:string-value="('Suðurnes','','Suðurnes','',106,0,2,1,2,'2013-01-01 12:00:00'),">
            <text:p>('Suðurnes','','Suðurnes','',106,0,2,1,2,'2013-01-01 12:00:00'),</text:p>
          </table:table-cell>
        </table:table-row>
        <table:table-row table:style-name="ro1">
          <table:table-cell office:value-type="string">
            <text:p>Vesturland</text:p>
          </table:table-cell>
          <table:table-cell/>
          <table:table-cell office:value-type="string">
            <text:p>Vesturland</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09];&quot;'&quot;;&quot;,'&quot;;[.B109];&quot;','&quot;;[.C109];&quot;','&quot;;[.D109];&quot;',&quot;;[.E109];&quot;,&quot;;[.F109];&quot;,&quot;;[.G109];&quot;,&quot;;[.H109];&quot;,&quot;;[.I109];&quot;,'&quot;;[.J109];&quot;'),&quot;)" office:value-type="string" office:string-value="('Vesturland','','Vesturland','',106,0,2,1,2,'2013-01-01 12:00:00'),">
            <text:p>('Vesturland','','Vesturland','',106,0,2,1,2,'2013-01-01 12:00:00'),</text:p>
          </table:table-cell>
        </table:table-row>
        <table:table-row table:style-name="ro1">
          <table:table-cell office:value-type="string">
            <text:p>Vestfirðir</text:p>
          </table:table-cell>
          <table:table-cell/>
          <table:table-cell office:value-type="string">
            <text:p>Vestfirðir</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0];&quot;'&quot;;&quot;,'&quot;;[.B110];&quot;','&quot;;[.C110];&quot;','&quot;;[.D110];&quot;',&quot;;[.E110];&quot;,&quot;;[.F110];&quot;,&quot;;[.G110];&quot;,&quot;;[.H110];&quot;,&quot;;[.I110];&quot;,'&quot;;[.J110];&quot;'),&quot;)" office:value-type="string" office:string-value="('Vestfirðir','','Vestfirðir','',106,0,2,1,2,'2013-01-01 12:00:00'),">
            <text:p>('Vestfirðir','','Vestfirðir','',106,0,2,1,2,'2013-01-01 12:00:00'),</text:p>
          </table:table-cell>
        </table:table-row>
        <table:table-row table:style-name="ro1">
          <table:table-cell office:value-type="string">
            <text:p>Norðurland vestra</text:p>
          </table:table-cell>
          <table:table-cell/>
          <table:table-cell office:value-type="string">
            <text:p>Norðurland vestra</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1];&quot;'&quot;;&quot;,'&quot;;[.B111];&quot;','&quot;;[.C111];&quot;','&quot;;[.D111];&quot;',&quot;;[.E111];&quot;,&quot;;[.F111];&quot;,&quot;;[.G111];&quot;,&quot;;[.H111];&quot;,&quot;;[.I111];&quot;,'&quot;;[.J111];&quot;'),&quot;)" office:value-type="string" office:string-value="('Norðurland vestra','','Norðurland vestra','',106,0,2,1,2,'2013-01-01 12:00:00'),">
            <text:p>('Norðurland vestra','','Norðurland vestra','',106,0,2,1,2,'2013-01-01 12:00:00'),</text:p>
          </table:table-cell>
        </table:table-row>
        <table:table-row table:style-name="ro1">
          <table:table-cell office:value-type="string">
            <text:p>Norðurland eystra</text:p>
          </table:table-cell>
          <table:table-cell/>
          <table:table-cell office:value-type="string">
            <text:p>Norðurland eystra</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2];&quot;'&quot;;&quot;,'&quot;;[.B112];&quot;','&quot;;[.C112];&quot;','&quot;;[.D112];&quot;',&quot;;[.E112];&quot;,&quot;;[.F112];&quot;,&quot;;[.G112];&quot;,&quot;;[.H112];&quot;,&quot;;[.I112];&quot;,'&quot;;[.J112];&quot;'),&quot;)" office:value-type="string" office:string-value="('Norðurland eystra','','Norðurland eystra','',106,0,2,1,2,'2013-01-01 12:00:00'),">
            <text:p>('Norðurland eystra','','Norðurland eystra','',106,0,2,1,2,'2013-01-01 12:00:00'),</text:p>
          </table:table-cell>
        </table:table-row>
        <table:table-row table:style-name="ro1">
          <table:table-cell office:value-type="string">
            <text:p>Austurland</text:p>
          </table:table-cell>
          <table:table-cell/>
          <table:table-cell office:value-type="string">
            <text:p>Austurland</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3];&quot;'&quot;;&quot;,'&quot;;[.B113];&quot;','&quot;;[.C113];&quot;','&quot;;[.D113];&quot;',&quot;;[.E113];&quot;,&quot;;[.F113];&quot;,&quot;;[.G113];&quot;,&quot;;[.H113];&quot;,&quot;;[.I113];&quot;,'&quot;;[.J113];&quot;'),&quot;)" office:value-type="string" office:string-value="('Austurland','','Austurland','',106,0,2,1,2,'2013-01-01 12:00:00'),">
            <text:p>('Austurland','','Austurland','',106,0,2,1,2,'2013-01-01 12:00:00'),</text:p>
          </table:table-cell>
        </table:table-row>
        <table:table-row table:style-name="ro1">
          <table:table-cell office:value-type="string">
            <text:p>Suðurland</text:p>
          </table:table-cell>
          <table:table-cell/>
          <table:table-cell office:value-type="string">
            <text:p>Suðurland</text:p>
          </table:table-cell>
          <table:table-cell/>
          <table:table-cell office:value-type="float" office:value="106">
            <text:p>1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4];&quot;'&quot;;&quot;,'&quot;;[.B114];&quot;','&quot;;[.C114];&quot;','&quot;;[.D114];&quot;',&quot;;[.E114];&quot;,&quot;;[.F114];&quot;,&quot;;[.G114];&quot;,&quot;;[.H114];&quot;,&quot;;[.I114];&quot;,'&quot;;[.J114];&quot;'),&quot;)" office:value-type="string" office:string-value="('Suðurland','','Suðurland','',106,0,2,1,2,'2013-01-01 12:00:00'),">
            <text:p>('Suðurland','','Suðurland','',106,0,2,1,2,'2013-01-01 12:00:00'),</text:p>
          </table:table-cell>
        </table:table-row>
        <table:table-row table:style-name="ro2">
          <table:table-cell office:value-type="string">
            <text:p>Frukt</text:p>
          </table:table-cell>
          <table:table-cell table:number-columns-repeated="3"/>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5];&quot;'&quot;;&quot;,'&quot;;[.B115];&quot;','&quot;;[.C115];&quot;','&quot;;[.D115];&quot;',&quot;;[.E115];&quot;,&quot;;[.F115];&quot;,&quot;;[.G115];&quot;,&quot;;[.H115];&quot;,&quot;;[.I115];&quot;,'&quot;;[.J115];&quot;'),&quot;)" office:value-type="string" office:string-value="('Frukt','','','',0,1,2,1,2,'2013-01-01 12:00:00'),">
            <text:p>('Frukt','','','',0,1,2,1,2,'2013-01-01 12:00:00'),</text:p>
          </table:table-cell>
        </table:table-row>
        <table:table-row table:style-name="ro1">
          <table:table-cell office:value-type="string">
            <text:p>Ananas</text:p>
          </table:table-cell>
          <table:table-cell office:value-type="string">
            <text:p>Ananas är en växt i familjen ananasväxter som ursprungligen hör hemma i Brasilien och Bolivia men som spridits runt i världen. Christoffer Columbus var den förste europé som fick smaka ananasen. Han hjälpte sedan till med spridningen av ananasen. Ananasen trivs bäst i 25–30 grader och den vill ha 1000–1500 mm regn per år. Det gör att den trivs väldigt bra i det tropiska Amerika. En odlad ananasplanta lever i cirka 3 år. När plantan är 2–3 år bär den frukt - sedan vissnar den och dör. Ananasen har en frukttyp som kallas fruktförband som är en förenad spridningsenhet bildad av en stor mängd blommor runt stammen.</text:p>
          </table:table-cell>
          <table:table-cell office:value-type="string">
            <text:p>(Ananas comosus) är en växt i familjen ananasväxter </text:p>
          </table:table-cell>
          <table:table-cell office:value-type="string">
            <text:p>(Ananas comosus) är en växt i familjen ananasväxter </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6];&quot;'&quot;;&quot;,'&quot;;[.B116];&quot;','&quot;;[.C116];&quot;','&quot;;[.D116];&quot;',&quot;;[.E116];&quot;,&quot;;[.F116];&quot;,&quot;;[.G116];&quot;,&quot;;[.H116];&quot;,&quot;;[.I116];&quot;,'&quot;;[.J116];&quot;'),&quot;)" office:value-type="string" office:string-value="('Ananas','Ananas är en växt i familjen ananasväxter som ursprungligen hör hemma i Brasilien och Bolivia men som spridits runt i världen. Christoffer Columbus var den förste europé som fick smaka ananasen. Han hjälpte sedan till med spridningen av ananasen. Ananasen trivs bäst i 25–30 grader och den vill ha 1000–1500 mm regn per år. Det gör att den trivs väldigt bra i det tropiska Amerika. En odlad ananasplanta lever i cirka 3 år. När plantan är 2–3 år bär den frukt - sedan vissnar den och dör. Ananasen har en frukttyp som kallas fruktförband som är en förenad spridningsenhet bildad av en stor mängd blommor runt stammen.','(Ananas comosus) är en växt i familjen ananasväxter ','(Ananas comosus) är en växt i familjen ananasväxter ',115,0,2,1,2,'2013-01-01 12:00:00'),">
            <text:p>('Ananas','Ananas är en växt i familjen ananasväxter som ursprungligen hör hemma i Brasilien och Bolivia men som spridits runt i världen. Christoffer Columbus var den förste europé som fick smaka ananasen. Han hjälpte sedan till med spridningen av ananasen. Ananasen trivs bäst i 25–30 grader och den vill ha 1000–1500 mm regn per år. Det gör att den trivs väldigt bra i det tropiska Amerika. En odlad ananasplanta lever i cirka 3 år. När plantan är 2–3 år bär den frukt - sedan vissnar den och dör. Ananasen har en frukttyp som kallas fruktförband som är en förenad spridningsenhet bildad av en stor mängd blommor runt stammen.','(Ananas comosus) är en växt i familjen ananasväxter ','(Ananas comosus) är en växt i familjen ananasväxter ',115,0,2,1,2,'2013-01-01 12:00:00'),</text:p>
          </table:table-cell>
        </table:table-row>
        <table:table-row table:style-name="ro1">
          <table:table-cell office:value-type="string">
            <text:p>Apelsin</text:p>
          </table:table-cell>
          <table:table-cell office:value-type="string">
            <text:p>Apelsin är ett orangefärgat bär som kommer ifrån apelsinträdet. Det svenska namnet apelsin kommer från medeltida nederländska och tyska appelsina/appelsine som betyder "äpple Kina" (ej att förväxla med granatäpple som på brittisk engelska kan kallas för Chinese Apple). Apelsinen är ingen naturligt förekommande art utan en hybrid mellan pompelmus (C. maxima ) och småcitrus (C. reticulata).</text:p>
          </table:table-cell>
          <table:table-cell table:number-columns-repeated="2" office:value-type="string">
            <text:p>Apelsinen härstammar från Sydostasien men växer idag i många områden i världen.</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7];&quot;'&quot;;&quot;,'&quot;;[.B117];&quot;','&quot;;[.C117];&quot;','&quot;;[.D117];&quot;',&quot;;[.E117];&quot;,&quot;;[.F117];&quot;,&quot;;[.G117];&quot;,&quot;;[.H117];&quot;,&quot;;[.I117];&quot;,'&quot;;[.J117];&quot;'),&quot;)" office:value-type="string" office:string-value="('Apelsin','Apelsin är ett orangefärgat bär som kommer ifrån apelsinträdet. Det svenska namnet apelsin kommer från medeltida nederländska och tyska appelsina/appelsine som betyder &quot;äpple Kina&quot; (ej att förväxla med granatäpple som på brittisk engelska kan kallas för Chinese Apple). Apelsinen är ingen naturligt förekommande art utan en hybrid mellan pompelmus (C. maxima ) och småcitrus (C. reticulata).','Apelsinen härstammar från Sydostasien men växer idag i många områden i världen.','Apelsinen härstammar från Sydostasien men växer idag i många områden i världen.',115,0,2,1,2,'2013-01-01 12:00:00'),">
            <text:p>('Apelsin','Apelsin är ett orangefärgat bär som kommer ifrån apelsinträdet. Det svenska namnet apelsin kommer från medeltida nederländska och tyska appelsina/appelsine som betyder "äpple Kina" (ej att förväxla med granatäpple som på brittisk engelska kan kallas för Chinese Apple). Apelsinen är ingen naturligt förekommande art utan en hybrid mellan pompelmus (C. maxima ) och småcitrus (C. reticulata).','Apelsinen härstammar från Sydostasien men växer idag i många områden i världen.','Apelsinen härstammar från Sydostasien men växer idag i många områden i världen.',115,0,2,1,2,'2013-01-01 12:00:00'),</text:p>
          </table:table-cell>
        </table:table-row>
        <table:table-row table:style-name="ro1">
          <table:table-cell office:value-type="string">
            <text:p>Aprikos</text:p>
          </table:table-cell>
          <table:table-cell office:value-type="string">
            <text:p>Aprikos (Prunus armeniaca - "Armeniskt plommon") är ett fruktträd och även namnet på frukten från trädet. Aprikosträdet blir mellan 8 och 10 meter högt. Blommorna är vita eller ljusrosa. Frukten liknar persika eller nektarin och färgen är gul till orange. Ibland med röda strimmor. Ytan är mjuk och nästan hårlös. Aprikoser är stenfrukter och har en kärna.</text:p>
          </table:table-cell>
          <table:table-cell table:number-columns-repeated="2" office:value-type="string">
            <text:p>Aprikosträdet blir mellan 8 och 10 meter högt.</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8];&quot;'&quot;;&quot;,'&quot;;[.B118];&quot;','&quot;;[.C118];&quot;','&quot;;[.D118];&quot;',&quot;;[.E118];&quot;,&quot;;[.F118];&quot;,&quot;;[.G118];&quot;,&quot;;[.H118];&quot;,&quot;;[.I118];&quot;,'&quot;;[.J118];&quot;'),&quot;)" office:value-type="string" office:string-value="('Aprikos','Aprikos (Prunus armeniaca - &quot;Armeniskt plommon&quot;) är ett fruktträd och även namnet på frukten från trädet. Aprikosträdet blir mellan 8 och 10 meter högt. Blommorna är vita eller ljusrosa. Frukten liknar persika eller nektarin och färgen är gul till orange. Ibland med röda strimmor. Ytan är mjuk och nästan hårlös. Aprikoser är stenfrukter och har en kärna.','Aprikosträdet blir mellan 8 och 10 meter högt.','Aprikosträdet blir mellan 8 och 10 meter högt.',115,0,2,1,2,'2013-01-01 12:00:00'),">
            <text:p>('Aprikos','Aprikos (Prunus armeniaca - "Armeniskt plommon") är ett fruktträd och även namnet på frukten från trädet. Aprikosträdet blir mellan 8 och 10 meter högt. Blommorna är vita eller ljusrosa. Frukten liknar persika eller nektarin och färgen är gul till orange. Ibland med röda strimmor. Ytan är mjuk och nästan hårlös. Aprikoser är stenfrukter och har en kärna.','Aprikosträdet blir mellan 8 och 10 meter högt.','Aprikosträdet blir mellan 8 och 10 meter högt.',115,0,2,1,2,'2013-01-01 12:00:00'),</text:p>
          </table:table-cell>
        </table:table-row>
        <table:table-row table:style-name="ro2">
          <table:table-cell office:value-type="string">
            <text:p>Banan</text:p>
          </table:table-cell>
          <table:table-cell office:value-type="string">
            <text:p>Bären av odlade sorter innehåller inga frön utan bara svarta rudiment efter fröämnen. Det finns dock arter som innehåller svarta frön stora som pepparkorn inbäddade i fruktköttet. Vissa bananer är så fulla av sådana frön att de är svåra att äta. Bananer är femkantiga och har trerummiga bär. Fruktköttet är i början fast och rikt på stärkelse som sedan omvandlas till socker samtidigt som bananen mjuknar. Bananerna växer i tvåradiga klasar på en stock med ibland upp till 200 bananer och kan ha en sammanlagd vikt på upp till 50 kg. Stocken hänger lodrätt ner från plantan med den st</text:p>
          </table:table-cell>
          <table:table-cell table:number-columns-repeated="2" office:value-type="string">
            <text:p>Örten härstammar från sydöstra Asien och var känd i Europa redan under antiken</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19];&quot;'&quot;;&quot;,'&quot;;[.B119];&quot;','&quot;;[.C119];&quot;','&quot;;[.D119];&quot;',&quot;;[.E119];&quot;,&quot;;[.F119];&quot;,&quot;;[.G119];&quot;,&quot;;[.H119];&quot;,&quot;;[.I119];&quot;,'&quot;;[.J119];&quot;'),&quot;)" office:value-type="string" office:string-value="('Banan','Bären av odlade sorter innehåller inga frön utan bara svarta rudiment efter fröämnen. Det finns dock arter som innehåller svarta frön stora som pepparkorn inbäddade i fruktköttet. Vissa bananer är så fulla av sådana frön att de är svåra att äta. Bananer är femkantiga och har trerummiga bär. Fruktköttet är i början fast och rikt på stärkelse som sedan omvandlas till socker samtidigt som bananen mjuknar. Bananerna växer i tvåradiga klasar på en stock med ibland upp till 200 bananer och kan ha en sammanlagd vikt på upp till 50 kg. Stocken hänger lodrätt ner från plantan med den st','Örten härstammar från sydöstra Asien och var känd i Europa redan under antiken','Örten härstammar från sydöstra Asien och var känd i Europa redan under antiken',115,0,2,1,2,'2013-01-01 12:00:00'),">
            <text:p>('Banan','Bären av odlade sorter innehåller inga frön utan bara svarta rudiment efter fröämnen. Det finns dock arter som innehåller svarta frön stora som pepparkorn inbäddade i fruktköttet. Vissa bananer är så fulla av sådana frön att de är svåra att äta. Bananer är femkantiga och har trerummiga bär. Fruktköttet är i början fast och rikt på stärkelse som sedan omvandlas till socker samtidigt som bananen mjuknar. Bananerna växer i tvåradiga klasar på en stock med ibland upp till 200 bananer och kan ha en sammanlagd vikt på upp till 50 kg. Stocken hänger lodrätt ner från plantan med den st','Örten härstammar från sydöstra Asien och var känd i Europa redan under antiken','Örten härstammar från sydöstra Asien och var känd i Europa redan under antiken',115,0,2,1,2,'2013-01-01 12:00:00'),</text:p>
          </table:table-cell>
        </table:table-row>
        <table:table-row table:style-name="ro1">
          <table:table-cell office:value-type="string">
            <text:p>Carambola</text:p>
          </table:table-cell>
          <table:table-cell office:value-type="string">
            <text:p>Carambola är en växt och även dess frukt som också kallas "stjärnfrukt" eller "koromandelkrusbär". Anledningen till benämningen "stjärnfrukt" är att frukten är utbildad med fem kraftiga åsar och om man skär skivor tvärs över åsarna har skivorna formen av en femuddig stjärna.</text:p>
          </table:table-cell>
          <table:table-cell office:value-type="string">
            <text:p>Carambolaträdet blir drygt 5 meter högt.</text:p>
          </table:table-cell>
          <table:table-cell office:value-type="string">
            <text:p>Carambolaträdet blir drygt 5 meter högt.</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0];&quot;'&quot;;&quot;,'&quot;;[.B120];&quot;','&quot;;[.C120];&quot;','&quot;;[.D120];&quot;',&quot;;[.E120];&quot;,&quot;;[.F120];&quot;,&quot;;[.G120];&quot;,&quot;;[.H120];&quot;,&quot;;[.I120];&quot;,'&quot;;[.J120];&quot;'),&quot;)" office:value-type="string" office:string-value="('Carambola','Carambola är en växt och även dess frukt som också kallas &quot;stjärnfrukt&quot; eller &quot;koromandelkrusbär&quot;. Anledningen till benämningen &quot;stjärnfrukt&quot; är att frukten är utbildad med fem kraftiga åsar och om man skär skivor tvärs över åsarna har skivorna formen av en femuddig stjärna.','Carambolaträdet blir drygt 5 meter högt.','Carambolaträdet blir drygt 5 meter högt.',115,0,2,1,2,'2013-01-01 12:00:00'),">
            <text:p>('Carambola','Carambola är en växt och även dess frukt som också kallas "stjärnfrukt" eller "koromandelkrusbär". Anledningen till benämningen "stjärnfrukt" är att frukten är utbildad med fem kraftiga åsar och om man skär skivor tvärs över åsarna har skivorna formen av en femuddig stjärna.','Carambolaträdet blir drygt 5 meter högt.','Carambolaträdet blir drygt 5 meter högt.',115,0,2,1,2,'2013-01-01 12:00:00'),</text:p>
          </table:table-cell>
        </table:table-row>
        <table:table-row table:style-name="ro1">
          <table:table-cell office:value-type="string">
            <text:p>Citron</text:p>
          </table:table-cell>
          <table:table-cell office:value-type="string">
            <text:p>Citronen bildar en taggig buske eller litet träd mellan 3 och 6 meter. Bladen blir 6-10 centimeter långa och är elliptiska till spetsiga eller uddspetsiga. Bladskaften har smala vingar. Den bildar både tvåkönade blommor och rena hanblommor med bara ståndare. Blommorna är vita med rosa anstrykning. Ståndare 20-30. Frukten är avlång eller rundad och är gul som mogen. Fruktköttet är starkt surt.</text:p>
          </table:table-cell>
          <table:table-cell office:value-type="string">
            <text:p>Citron (Citrus × limon) är ett träd i familjen vinruteväxter.</text:p>
          </table:table-cell>
          <table:table-cell office:value-type="string">
            <text:p>Citron (Citrus × limon) är ett träd i familjen vinruteväxter.</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1];&quot;'&quot;;&quot;,'&quot;;[.B121];&quot;','&quot;;[.C121];&quot;','&quot;;[.D121];&quot;',&quot;;[.E121];&quot;,&quot;;[.F121];&quot;,&quot;;[.G121];&quot;,&quot;;[.H121];&quot;,&quot;;[.I121];&quot;,'&quot;;[.J121];&quot;'),&quot;)" office:value-type="string" office:string-value="('Citron','Citronen bildar en taggig buske eller litet träd mellan 3 och 6 meter. Bladen blir 6-10 centimeter långa och är elliptiska till spetsiga eller uddspetsiga. Bladskaften har smala vingar. Den bildar både tvåkönade blommor och rena hanblommor med bara ståndare. Blommorna är vita med rosa anstrykning. Ståndare 20-30. Frukten är avlång eller rundad och är gul som mogen. Fruktköttet är starkt surt.','Citron (Citrus × limon) är ett träd i familjen vinruteväxter.','Citron (Citrus × limon) är ett träd i familjen vinruteväxter.',115,0,2,1,2,'2013-01-01 12:00:00'),">
            <text:p>('Citron','Citronen bildar en taggig buske eller litet träd mellan 3 och 6 meter. Bladen blir 6-10 centimeter långa och är elliptiska till spetsiga eller uddspetsiga. Bladskaften har smala vingar. Den bildar både tvåkönade blommor och rena hanblommor med bara ståndare. Blommorna är vita med rosa anstrykning. Ståndare 20-30. Frukten är avlång eller rundad och är gul som mogen. Fruktköttet är starkt surt.','Citron (Citrus × limon) är ett träd i familjen vinruteväxter.','Citron (Citrus × limon) är ett träd i familjen vinruteväxter.',115,0,2,1,2,'2013-01-01 12:00:00'),</text:p>
          </table:table-cell>
        </table:table-row>
        <table:table-row table:style-name="ro1">
          <table:table-cell office:value-type="string">
            <text:p>Clementin</text:p>
          </table:table-cell>
          <table:table-cell office:value-type="string">
            <text:p>Clementin eller klementin[1] (Citrus reticulata clementinagruppen) är en grupp sorter inom arten småcitrus (C. reticulata). Clementinen skapades 1902 genom en korsning av mandarin och pomerans. Namnet härrör från upphovsmannen Clément Rodier. Clementinen är oftast kärnfri. I Sverige är clementiner vanliga i livsmedelsbutikerna under hösten och vintern.</text:p>
          </table:table-cell>
          <table:table-cell table:number-columns-repeated="2" office:value-type="string">
            <text:p>Clementinen skapades 1902 genom en korsning av mandarin och pomerans. </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2];&quot;'&quot;;&quot;,'&quot;;[.B122];&quot;','&quot;;[.C122];&quot;','&quot;;[.D122];&quot;',&quot;;[.E122];&quot;,&quot;;[.F122];&quot;,&quot;;[.G122];&quot;,&quot;;[.H122];&quot;,&quot;;[.I122];&quot;,'&quot;;[.J122];&quot;'),&quot;)" office:value-type="string" office:string-value="('Clementin','Clementin eller klementin[1] (Citrus reticulata clementinagruppen) är en grupp sorter inom arten småcitrus (C. reticulata). Clementinen skapades 1902 genom en korsning av mandarin och pomerans. Namnet härrör från upphovsmannen Clément Rodier. Clementinen är oftast kärnfri. I Sverige är clementiner vanliga i livsmedelsbutikerna under hösten och vintern.','Clementinen skapades 1902 genom en korsning av mandarin och pomerans. ','Clementinen skapades 1902 genom en korsning av mandarin och pomerans. ',115,0,2,1,2,'2013-01-01 12:00:00'),">
            <text:p>('Clementin','Clementin eller klementin[1] (Citrus reticulata clementinagruppen) är en grupp sorter inom arten småcitrus (C. reticulata). Clementinen skapades 1902 genom en korsning av mandarin och pomerans. Namnet härrör från upphovsmannen Clément Rodier. Clementinen är oftast kärnfri. I Sverige är clementiner vanliga i livsmedelsbutikerna under hösten och vintern.','Clementinen skapades 1902 genom en korsning av mandarin och pomerans. ','Clementinen skapades 1902 genom en korsning av mandarin och pomerans. ',115,0,2,1,2,'2013-01-01 12:00:00'),</text:p>
          </table:table-cell>
        </table:table-row>
        <table:table-row table:style-name="ro1">
          <table:table-cell office:value-type="string">
            <text:p>Granatäpple</text:p>
          </table:table-cell>
          <table:table-cell office:value-type="string">
            <text:p>Granatäpple (Punica granatum) är en frukt som växer på träd som tidigare tillhörde familjen granatäppleväxter. Enligt senare forskning har placerats i familjen fackelblomsväxter. Det kan bli upp till åtta meter högt och blommar från maj till oktober. Röda blommor som senare utvecklas till granatäpplen.</text:p>
          </table:table-cell>
          <table:table-cell table:number-columns-repeated="2" office:value-type="string">
            <text:p>Den klarar temperaturer ner till -10 °C.</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3];&quot;'&quot;;&quot;,'&quot;;[.B123];&quot;','&quot;;[.C123];&quot;','&quot;;[.D123];&quot;',&quot;;[.E123];&quot;,&quot;;[.F123];&quot;,&quot;;[.G123];&quot;,&quot;;[.H123];&quot;,&quot;;[.I123];&quot;,'&quot;;[.J123];&quot;'),&quot;)" office:value-type="string" office:string-value="('Granatäpple','Granatäpple (Punica granatum) är en frukt som växer på träd som tidigare tillhörde familjen granatäppleväxter. Enligt senare forskning har placerats i familjen fackelblomsväxter. Det kan bli upp till åtta meter högt och blommar från maj till oktober. Röda blommor som senare utvecklas till granatäpplen.','Den klarar temperaturer ner till -10 °C.','Den klarar temperaturer ner till -10 °C.',115,0,2,1,2,'2013-01-01 12:00:00'),">
            <text:p>('Granatäpple','Granatäpple (Punica granatum) är en frukt som växer på träd som tidigare tillhörde familjen granatäppleväxter. Enligt senare forskning har placerats i familjen fackelblomsväxter. Det kan bli upp till åtta meter högt och blommar från maj till oktober. Röda blommor som senare utvecklas till granatäpplen.','Den klarar temperaturer ner till -10 °C.','Den klarar temperaturer ner till -10 °C.',115,0,2,1,2,'2013-01-01 12:00:00'),</text:p>
          </table:table-cell>
        </table:table-row>
        <table:table-row table:style-name="ro2">
          <table:table-cell office:value-type="string">
            <text:p>Grapefrukt</text:p>
          </table:table-cell>
          <table:table-cell office:value-type="string">
            <text:p>Frukten äts ofta rå eller dricks som juice. Trädet är grönt året om och blir ungefär 5-6 meter högt. Löven är långa och mörkgröna. De vita blommorna doftar starkt - är 5 centimeter stora och har fyra kronblad. Frukten har en diameter som varierar mellan 10-15 cm gult skal och gult segmenterat fruktkött. Det finns odlade varianter med rött och rosa fruktkött.</text:p>
          </table:table-cell>
          <table:table-cell table:number-columns-repeated="2" office:value-type="string">
            <text:p>Grapefrukt kan interagera med många läkemedel.</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4];&quot;'&quot;;&quot;,'&quot;;[.B124];&quot;','&quot;;[.C124];&quot;','&quot;;[.D124];&quot;',&quot;;[.E124];&quot;,&quot;;[.F124];&quot;,&quot;;[.G124];&quot;,&quot;;[.H124];&quot;,&quot;;[.I124];&quot;,'&quot;;[.J124];&quot;'),&quot;)" office:value-type="string" office:string-value="('Grapefrukt','Frukten äts ofta rå eller dricks som juice. Trädet är grönt året om och blir ungefär 5-6 meter högt. Löven är långa och mörkgröna. De vita blommorna doftar starkt - är 5 centimeter stora och har fyra kronblad. Frukten har en diameter som varierar mellan 10-15 cm gult skal och gult segmenterat fruktkött. Det finns odlade varianter med rött och rosa fruktkött.','Grapefrukt kan interagera med många läkemedel.','Grapefrukt kan interagera med många läkemedel.',115,0,2,1,2,'2013-01-01 12:00:00'),">
            <text:p>('Grapefrukt','Frukten äts ofta rå eller dricks som juice. Trädet är grönt året om och blir ungefär 5-6 meter högt. Löven är långa och mörkgröna. De vita blommorna doftar starkt - är 5 centimeter stora och har fyra kronblad. Frukten har en diameter som varierar mellan 10-15 cm gult skal och gult segmenterat fruktkött. Det finns odlade varianter med rött och rosa fruktkött.','Grapefrukt kan interagera med många läkemedel.','Grapefrukt kan interagera med många läkemedel.',115,0,2,1,2,'2013-01-01 12:00:00'),</text:p>
          </table:table-cell>
        </table:table-row>
        <table:table-row table:style-name="ro1">
          <table:table-cell office:value-type="string">
            <text:p>Kaktusfikon</text:p>
          </table:table-cell>
          <table:table-cell office:value-type="string">
            <text:p>Arten har varit i odling länge och dess ursprung är inte längre känt. Troligen selekterad ur den mexikanska arten Opuntia streptacantha. Selektion har drivit fram tagglösa populationer som idag är vanligare än de med taggar. Fikonkaktusar finns naturaliserad i de flesta varma områdena och klassas ibland som ogräs.</text:p>
          </table:table-cell>
          <table:table-cell table:number-columns-repeated="2" office:value-type="string">
            <text:p>Unga skott kan användas som grönsak i inläggningar och sallader.</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5];&quot;'&quot;;&quot;,'&quot;;[.B125];&quot;','&quot;;[.C125];&quot;','&quot;;[.D125];&quot;',&quot;;[.E125];&quot;,&quot;;[.F125];&quot;,&quot;;[.G125];&quot;,&quot;;[.H125];&quot;,&quot;;[.I125];&quot;,'&quot;;[.J125];&quot;'),&quot;)" office:value-type="string" office:string-value="('Kaktusfikon','Arten har varit i odling länge och dess ursprung är inte längre känt. Troligen selekterad ur den mexikanska arten Opuntia streptacantha. Selektion har drivit fram tagglösa populationer som idag är vanligare än de med taggar. Fikonkaktusar finns naturaliserad i de flesta varma områdena och klassas ibland som ogräs.','Unga skott kan användas som grönsak i inläggningar och sallader.','Unga skott kan användas som grönsak i inläggningar och sallader.',115,0,2,1,2,'2013-01-01 12:00:00'),">
            <text:p>('Kaktusfikon','Arten har varit i odling länge och dess ursprung är inte längre känt. Troligen selekterad ur den mexikanska arten Opuntia streptacantha. Selektion har drivit fram tagglösa populationer som idag är vanligare än de med taggar. Fikonkaktusar finns naturaliserad i de flesta varma områdena och klassas ibland som ogräs.','Unga skott kan användas som grönsak i inläggningar och sallader.','Unga skott kan användas som grönsak i inläggningar och sallader.',115,0,2,1,2,'2013-01-01 12:00:00'),</text:p>
          </table:table-cell>
        </table:table-row>
        <table:table-row table:style-name="ro1">
          <table:table-cell office:value-type="string">
            <text:p>Kiwi</text:p>
          </table:table-cell>
          <table:table-cell office:value-type="string">
            <text:p>Kiwi eller kivi (Actinidia deliciosa) är en växtart i familjen aktinidiaväxter och även dess frukt. Den härstammar från Kina och kallades förr i Sverige för kinesiskt krusbär. År 1959 började Kina exportera frukten till Nya Zeeland och behövde ett mer aptitligt namn än det engelska ”Chinese gooseberry”.[källa behövs] Man bestämde sig för att lansera namnet ”kiwi” eftersom frukten liknar kivifågeln.</text:p>
          </table:table-cell>
          <table:table-cell table:number-columns-repeated="2" office:value-type="string">
            <text:p>Kiwifrukten är brun och stor som ett hönsägg.</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6];&quot;'&quot;;&quot;,'&quot;;[.B126];&quot;','&quot;;[.C126];&quot;','&quot;;[.D126];&quot;',&quot;;[.E126];&quot;,&quot;;[.F126];&quot;,&quot;;[.G126];&quot;,&quot;;[.H126];&quot;,&quot;;[.I126];&quot;,'&quot;;[.J126];&quot;'),&quot;)" office:value-type="string" office:string-value="('Kiwi','Kiwi eller kivi (Actinidia deliciosa) är en växtart i familjen aktinidiaväxter och även dess frukt. Den härstammar från Kina och kallades förr i Sverige för kinesiskt krusbär. År 1959 började Kina exportera frukten till Nya Zeeland och behövde ett mer aptitligt namn än det engelska ”Chinese gooseberry”.[källa behövs] Man bestämde sig för att lansera namnet ”kiwi” eftersom frukten liknar kivifågeln.','Kiwifrukten är brun och stor som ett hönsägg.','Kiwifrukten är brun och stor som ett hönsägg.',115,0,2,1,2,'2013-01-01 12:00:00'),">
            <text:p>('Kiwi','Kiwi eller kivi (Actinidia deliciosa) är en växtart i familjen aktinidiaväxter och även dess frukt. Den härstammar från Kina och kallades förr i Sverige för kinesiskt krusbär. År 1959 började Kina exportera frukten till Nya Zeeland och behövde ett mer aptitligt namn än det engelska ”Chinese gooseberry”.[källa behövs] Man bestämde sig för att lansera namnet ”kiwi” eftersom frukten liknar kivifågeln.','Kiwifrukten är brun och stor som ett hönsägg.','Kiwifrukten är brun och stor som ett hönsägg.',115,0,2,1,2,'2013-01-01 12:00:00'),</text:p>
          </table:table-cell>
        </table:table-row>
        <table:table-row table:style-name="ro1">
          <table:table-cell office:value-type="string">
            <text:p>Mango</text:p>
          </table:table-cell>
          <table:table-cell office:value-type="string">
            <text:p>Mango (Mangifera indica) är ett växtart i familjen sumakväxter. Man hittar den vilda formen i de södra delarna av Asien. Med människans hjälp har den kultiverade formen spridit sig till de flesta av världens varma och tropiska regioner. Man tror att mangon börjades att odlas för ungefär 4000 år sedan.</text:p>
          </table:table-cell>
          <table:table-cell table:number-columns-repeated="2" office:value-type="string">
            <text:p>Det svenska namnet kommer av portugisiskans manga.</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7];&quot;'&quot;;&quot;,'&quot;;[.B127];&quot;','&quot;;[.C127];&quot;','&quot;;[.D127];&quot;',&quot;;[.E127];&quot;,&quot;;[.F127];&quot;,&quot;;[.G127];&quot;,&quot;;[.H127];&quot;,&quot;;[.I127];&quot;,'&quot;;[.J127];&quot;'),&quot;)" office:value-type="string" office:string-value="('Mango','Mango (Mangifera indica) är ett växtart i familjen sumakväxter. Man hittar den vilda formen i de södra delarna av Asien. Med människans hjälp har den kultiverade formen spridit sig till de flesta av världens varma och tropiska regioner. Man tror att mangon börjades att odlas för ungefär 4000 år sedan.','Det svenska namnet kommer av portugisiskans manga.','Det svenska namnet kommer av portugisiskans manga.',115,0,2,1,2,'2013-01-01 12:00:00'),">
            <text:p>('Mango','Mango (Mangifera indica) är ett växtart i familjen sumakväxter. Man hittar den vilda formen i de södra delarna av Asien. Med människans hjälp har den kultiverade formen spridit sig till de flesta av världens varma och tropiska regioner. Man tror att mangon börjades att odlas för ungefär 4000 år sedan.','Det svenska namnet kommer av portugisiskans manga.','Det svenska namnet kommer av portugisiskans manga.',115,0,2,1,2,'2013-01-01 12:00:00'),</text:p>
          </table:table-cell>
        </table:table-row>
        <table:table-row table:style-name="ro1">
          <table:table-cell office:value-type="string">
            <text:p>Melon</text:p>
          </table:table-cell>
          <table:table-cell office:value-type="string">
            <text:p>Melon eller sockermelon (Cucumis melo) är en gurkväxt i gurksläktet. Den är en ettårig klängväxt. Det finns en mycket stor mängd underarter och varieteter av melon. Sockermelonen härstammar från Asiens varma delar där den odlats i tusentals år. Via Mindre Asien spreds de till Europa och Afrika. Exakt när detta skedde är inte känt. Romarna kände till melonen eftersom den förekommer i romersk konst</text:p>
          </table:table-cell>
          <table:table-cell table:number-columns-repeated="2" office:value-type="string">
            <text:p>Meloner odlas i växthus i kyligare länder och på friland i varmare länder.</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8];&quot;'&quot;;&quot;,'&quot;;[.B128];&quot;','&quot;;[.C128];&quot;','&quot;;[.D128];&quot;',&quot;;[.E128];&quot;,&quot;;[.F128];&quot;,&quot;;[.G128];&quot;,&quot;;[.H128];&quot;,&quot;;[.I128];&quot;,'&quot;;[.J128];&quot;'),&quot;)" office:value-type="string" office:string-value="('Melon','Melon eller sockermelon (Cucumis melo) är en gurkväxt i gurksläktet. Den är en ettårig klängväxt. Det finns en mycket stor mängd underarter och varieteter av melon. Sockermelonen härstammar från Asiens varma delar där den odlats i tusentals år. Via Mindre Asien spreds de till Europa och Afrika. Exakt när detta skedde är inte känt. Romarna kände till melonen eftersom den förekommer i romersk konst','Meloner odlas i växthus i kyligare länder och på friland i varmare länder.','Meloner odlas i växthus i kyligare länder och på friland i varmare länder.',115,0,2,1,2,'2013-01-01 12:00:00'),">
            <text:p>('Melon','Melon eller sockermelon (Cucumis melo) är en gurkväxt i gurksläktet. Den är en ettårig klängväxt. Det finns en mycket stor mängd underarter och varieteter av melon. Sockermelonen härstammar från Asiens varma delar där den odlats i tusentals år. Via Mindre Asien spreds de till Europa och Afrika. Exakt när detta skedde är inte känt. Romarna kände till melonen eftersom den förekommer i romersk konst','Meloner odlas i växthus i kyligare länder och på friland i varmare länder.','Meloner odlas i växthus i kyligare länder och på friland i varmare länder.',115,0,2,1,2,'2013-01-01 12:00:00'),</text:p>
          </table:table-cell>
        </table:table-row>
        <table:table-row table:style-name="ro1">
          <table:table-cell office:value-type="string">
            <text:p>Papaya</text:p>
          </table:table-cell>
          <table:table-cell office:value-type="string">
            <text:p>Papaya (Carica papaya) är en trädformad ört som tillhör familjen Caricaceae. Den kan bli upp till 10 meter hög och blommar i april till augusti. Dess stam förvedas aldrig helt. I toppen sitter en rosett med långskaftade handflikiga blad. Den är tvåbyggare med han- och honblommor på olika plantor. Hanblomman är långskaftad och honblomman kortskaftad.</text:p>
          </table:table-cell>
          <table:table-cell table:number-columns-repeated="2" office:value-type="string">
            <text:p>Papaya är en urgammal kulturväxt som odlades av indianerna långt innan européernas ankomst.</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29];&quot;'&quot;;&quot;,'&quot;;[.B129];&quot;','&quot;;[.C129];&quot;','&quot;;[.D129];&quot;',&quot;;[.E129];&quot;,&quot;;[.F129];&quot;,&quot;;[.G129];&quot;,&quot;;[.H129];&quot;,&quot;;[.I129];&quot;,'&quot;;[.J129];&quot;'),&quot;)" office:value-type="string" office:string-value="('Papaya','Papaya (Carica papaya) är en trädformad ört som tillhör familjen Caricaceae. Den kan bli upp till 10 meter hög och blommar i april till augusti. Dess stam förvedas aldrig helt. I toppen sitter en rosett med långskaftade handflikiga blad. Den är tvåbyggare med han- och honblommor på olika plantor. Hanblomman är långskaftad och honblomman kortskaftad.','Papaya är en urgammal kulturväxt som odlades av indianerna långt innan européernas ankomst.','Papaya är en urgammal kulturväxt som odlades av indianerna långt innan européernas ankomst.',115,0,2,1,2,'2013-01-01 12:00:00'),">
            <text:p>('Papaya','Papaya (Carica papaya) är en trädformad ört som tillhör familjen Caricaceae. Den kan bli upp till 10 meter hög och blommar i april till augusti. Dess stam förvedas aldrig helt. I toppen sitter en rosett med långskaftade handflikiga blad. Den är tvåbyggare med han- och honblommor på olika plantor. Hanblomman är långskaftad och honblomman kortskaftad.','Papaya är en urgammal kulturväxt som odlades av indianerna långt innan européernas ankomst.','Papaya är en urgammal kulturväxt som odlades av indianerna långt innan européernas ankomst.',115,0,2,1,2,'2013-01-01 12:00:00'),</text:p>
          </table:table-cell>
        </table:table-row>
        <table:table-row table:style-name="ro1">
          <table:table-cell office:value-type="string">
            <text:p>Passionsfrukt</text:p>
          </table:table-cell>
          <table:table-cell office:value-type="string">
            <text:p>Passionsfrukt (Passiflora edulis) är ett bär som ofta blandas i olika juicer. Passionsfrukten är rund eller oval och gul eller mörkt violett som mogen. Skalet är hårlöst och fruktköttet löst och fyllt av ett otal frön. Passionsfrukt odlas kommersiellt i nordvästra Sydamerika (till exempel Brasilien). Australien och Sydafrika (där den kallas granadilla).</text:p>
          </table:table-cell>
          <table:table-cell office:value-type="string">
            <text:p>Ett synonymt svenskt namn för passionsfrukt är purpurgrenadill.</text:p>
          </table:table-cell>
          <table:table-cell office:value-type="string">
            <text:p>Ett synonymt svenskt namn för passionsfrukt är purpurgrenadill.</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0];&quot;'&quot;;&quot;,'&quot;;[.B130];&quot;','&quot;;[.C130];&quot;','&quot;;[.D130];&quot;',&quot;;[.E130];&quot;,&quot;;[.F130];&quot;,&quot;;[.G130];&quot;,&quot;;[.H130];&quot;,&quot;;[.I130];&quot;,'&quot;;[.J130];&quot;'),&quot;)" office:value-type="string" office:string-value="('Passionsfrukt','Passionsfrukt (Passiflora edulis) är ett bär som ofta blandas i olika juicer. Passionsfrukten är rund eller oval och gul eller mörkt violett som mogen. Skalet är hårlöst och fruktköttet löst och fyllt av ett otal frön. Passionsfrukt odlas kommersiellt i nordvästra Sydamerika (till exempel Brasilien). Australien och Sydafrika (där den kallas granadilla).','Ett synonymt svenskt namn för passionsfrukt är purpurgrenadill.','Ett synonymt svenskt namn för passionsfrukt är purpurgrenadill.',115,0,2,1,2,'2013-01-01 12:00:00'),">
            <text:p>('Passionsfrukt','Passionsfrukt (Passiflora edulis) är ett bär som ofta blandas i olika juicer. Passionsfrukten är rund eller oval och gul eller mörkt violett som mogen. Skalet är hårlöst och fruktköttet löst och fyllt av ett otal frön. Passionsfrukt odlas kommersiellt i nordvästra Sydamerika (till exempel Brasilien). Australien och Sydafrika (där den kallas granadilla).','Ett synonymt svenskt namn för passionsfrukt är purpurgrenadill.','Ett synonymt svenskt namn för passionsfrukt är purpurgrenadill.',115,0,2,1,2,'2013-01-01 12:00:00'),</text:p>
          </table:table-cell>
        </table:table-row>
        <table:table-row table:style-name="ro1">
          <table:table-cell office:value-type="string">
            <text:p>Persika</text:p>
          </table:table-cell>
          <table:table-cell office:value-type="string">
            <text:p>Persikoträdet blir upp till sex meter högt. Det blommar från februari till april med rosa blommor på bar kvist strax före lövsprickningen. Bladen är rännformade. Frukten är rund och blir upp till åtta centimeter i diameter och välsmakande.</text:p>
          </table:table-cell>
          <table:table-cell table:number-columns-repeated="2" office:value-type="string">
            <text:p>En framodlad variant av persika är nektarin.</text:p>
          </table:table-cell>
          <table:table-cell office:value-type="float" office:value="115">
            <text:p>1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1];&quot;'&quot;;&quot;,'&quot;;[.B131];&quot;','&quot;;[.C131];&quot;','&quot;;[.D131];&quot;',&quot;;[.E131];&quot;,&quot;;[.F131];&quot;,&quot;;[.G131];&quot;,&quot;;[.H131];&quot;,&quot;;[.I131];&quot;,'&quot;;[.J131];&quot;'),&quot;)" office:value-type="string" office:string-value="('Persika','Persikoträdet blir upp till sex meter högt. Det blommar från februari till april med rosa blommor på bar kvist strax före lövsprickningen. Bladen är rännformade. Frukten är rund och blir upp till åtta centimeter i diameter och välsmakande.','En framodlad variant av persika är nektarin.','En framodlad variant av persika är nektarin.',115,0,2,1,2,'2013-01-01 12:00:00'),">
            <text:p>('Persika','Persikoträdet blir upp till sex meter högt. Det blommar från februari till april med rosa blommor på bar kvist strax före lövsprickningen. Bladen är rännformade. Frukten är rund och blir upp till åtta centimeter i diameter och välsmakande.','En framodlad variant av persika är nektarin.','En framodlad variant av persika är nektarin.',115,0,2,1,2,'2013-01-01 12:00:00'),</text:p>
          </table:table-cell>
        </table:table-row>
        <table:table-row table:style-name="ro2">
          <table:table-cell office:value-type="string">
            <text:p>Skånska större tätorter</text:p>
          </table:table-cell>
          <table:table-cell table:number-columns-repeated="3"/>
          <table:table-cell office:value-type="float" office:value="62">
            <text:p>6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2];&quot;'&quot;;&quot;,'&quot;;[.B132];&quot;','&quot;;[.C132];&quot;','&quot;;[.D132];&quot;',&quot;;[.E132];&quot;,&quot;;[.F132];&quot;,&quot;;[.G132];&quot;,&quot;;[.H132];&quot;,&quot;;[.I132];&quot;,'&quot;;[.J132];&quot;'),&quot;)" office:value-type="string" office:string-value="('Skånska större tätorter','','','',62,1,2,1,2,'2013-01-01 12:00:00'),">
            <text:p>('Skånska större tätorter','','','',62,1,2,1,2,'2013-01-01 12:00:00'),</text:p>
          </table:table-cell>
        </table:table-row>
        <table:table-row table:style-name="ro2">
          <table:table-cell office:value-type="string">
            <text:p>Malmö</text:p>
          </table:table-cell>
          <table:table-cell/>
          <table:table-cell office:value-type="string">
            <text:p>Malmö</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3];&quot;'&quot;;&quot;,'&quot;;[.B133];&quot;','&quot;;[.C133];&quot;','&quot;;[.D133];&quot;',&quot;;[.E133];&quot;,&quot;;[.F133];&quot;,&quot;;[.G133];&quot;,&quot;;[.H133];&quot;,&quot;;[.I133];&quot;,'&quot;;[.J133];&quot;'),&quot;)" office:value-type="string" office:string-value="('Malmö','','Malmö','',132,0,2,1,2,'2013-01-01 12:00:00'),">
            <text:p>('Malmö','','Malmö','',132,0,2,1,2,'2013-01-01 12:00:00'),</text:p>
          </table:table-cell>
        </table:table-row>
        <table:table-row table:style-name="ro2">
          <table:table-cell office:value-type="string">
            <text:p>Helsingborg</text:p>
          </table:table-cell>
          <table:table-cell/>
          <table:table-cell office:value-type="string">
            <text:p>Helsingborg</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4];&quot;'&quot;;&quot;,'&quot;;[.B134];&quot;','&quot;;[.C134];&quot;','&quot;;[.D134];&quot;',&quot;;[.E134];&quot;,&quot;;[.F134];&quot;,&quot;;[.G134];&quot;,&quot;;[.H134];&quot;,&quot;;[.I134];&quot;,'&quot;;[.J134];&quot;'),&quot;)" office:value-type="string" office:string-value="('Helsingborg','','Helsingborg','',132,0,2,1,2,'2013-01-01 12:00:00'),">
            <text:p>('Helsingborg','','Helsingborg','',132,0,2,1,2,'2013-01-01 12:00:00'),</text:p>
          </table:table-cell>
        </table:table-row>
        <table:table-row table:style-name="ro2">
          <table:table-cell office:value-type="string">
            <text:p>Lund</text:p>
          </table:table-cell>
          <table:table-cell/>
          <table:table-cell office:value-type="string">
            <text:p>Lund</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5];&quot;'&quot;;&quot;,'&quot;;[.B135];&quot;','&quot;;[.C135];&quot;','&quot;;[.D135];&quot;',&quot;;[.E135];&quot;,&quot;;[.F135];&quot;,&quot;;[.G135];&quot;,&quot;;[.H135];&quot;,&quot;;[.I135];&quot;,'&quot;;[.J135];&quot;'),&quot;)" office:value-type="string" office:string-value="('Lund','','Lund','',132,0,2,1,2,'2013-01-01 12:00:00'),">
            <text:p>('Lund','','Lund','',132,0,2,1,2,'2013-01-01 12:00:00'),</text:p>
          </table:table-cell>
        </table:table-row>
        <table:table-row table:style-name="ro2">
          <table:table-cell office:value-type="string">
            <text:p>Kristianstad</text:p>
          </table:table-cell>
          <table:table-cell/>
          <table:table-cell office:value-type="string">
            <text:p>Kristianstad</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6];&quot;'&quot;;&quot;,'&quot;;[.B136];&quot;','&quot;;[.C136];&quot;','&quot;;[.D136];&quot;',&quot;;[.E136];&quot;,&quot;;[.F136];&quot;,&quot;;[.G136];&quot;,&quot;;[.H136];&quot;,&quot;;[.I136];&quot;,'&quot;;[.J136];&quot;'),&quot;)" office:value-type="string" office:string-value="('Kristianstad','','Kristianstad','',132,0,2,1,2,'2013-01-01 12:00:00'),">
            <text:p>('Kristianstad','','Kristianstad','',132,0,2,1,2,'2013-01-01 12:00:00'),</text:p>
          </table:table-cell>
        </table:table-row>
        <table:table-row table:style-name="ro2">
          <table:table-cell office:value-type="string">
            <text:p>Landskrona</text:p>
          </table:table-cell>
          <table:table-cell/>
          <table:table-cell office:value-type="string">
            <text:p>Landskrona</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7];&quot;'&quot;;&quot;,'&quot;;[.B137];&quot;','&quot;;[.C137];&quot;','&quot;;[.D137];&quot;',&quot;;[.E137];&quot;,&quot;;[.F137];&quot;,&quot;;[.G137];&quot;,&quot;;[.H137];&quot;,&quot;;[.I137];&quot;,'&quot;;[.J137];&quot;'),&quot;)" office:value-type="string" office:string-value="('Landskrona','','Landskrona','',132,0,2,1,2,'2013-01-01 12:00:00'),">
            <text:p>('Landskrona','','Landskrona','',132,0,2,1,2,'2013-01-01 12:00:00'),</text:p>
          </table:table-cell>
        </table:table-row>
        <table:table-row table:style-name="ro2">
          <table:table-cell office:value-type="string">
            <text:p>Trelleborg</text:p>
          </table:table-cell>
          <table:table-cell/>
          <table:table-cell office:value-type="string">
            <text:p>Trelleborg</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8];&quot;'&quot;;&quot;,'&quot;;[.B138];&quot;','&quot;;[.C138];&quot;','&quot;;[.D138];&quot;',&quot;;[.E138];&quot;,&quot;;[.F138];&quot;,&quot;;[.G138];&quot;,&quot;;[.H138];&quot;,&quot;;[.I138];&quot;,'&quot;;[.J138];&quot;'),&quot;)" office:value-type="string" office:string-value="('Trelleborg','','Trelleborg','',132,0,2,1,2,'2013-01-01 12:00:00'),">
            <text:p>('Trelleborg','','Trelleborg','',132,0,2,1,2,'2013-01-01 12:00:00'),</text:p>
          </table:table-cell>
        </table:table-row>
        <table:table-row table:style-name="ro2">
          <table:table-cell office:value-type="string">
            <text:p>Ängelholm</text:p>
          </table:table-cell>
          <table:table-cell/>
          <table:table-cell office:value-type="string">
            <text:p>Ängelholm</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39];&quot;'&quot;;&quot;,'&quot;;[.B139];&quot;','&quot;;[.C139];&quot;','&quot;;[.D139];&quot;',&quot;;[.E139];&quot;,&quot;;[.F139];&quot;,&quot;;[.G139];&quot;,&quot;;[.H139];&quot;,&quot;;[.I139];&quot;,'&quot;;[.J139];&quot;'),&quot;)" office:value-type="string" office:string-value="('Ängelholm','','Ängelholm','',132,0,2,1,2,'2013-01-01 12:00:00'),">
            <text:p>('Ängelholm','','Ängelholm','',132,0,2,1,2,'2013-01-01 12:00:00'),</text:p>
          </table:table-cell>
        </table:table-row>
        <table:table-row table:style-name="ro2">
          <table:table-cell office:value-type="string">
            <text:p>Hässleholm</text:p>
          </table:table-cell>
          <table:table-cell/>
          <table:table-cell office:value-type="string">
            <text:p>Hässleholm</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0];&quot;'&quot;;&quot;,'&quot;;[.B140];&quot;','&quot;;[.C140];&quot;','&quot;;[.D140];&quot;',&quot;;[.E140];&quot;,&quot;;[.F140];&quot;,&quot;;[.G140];&quot;,&quot;;[.H140];&quot;,&quot;;[.I140];&quot;,'&quot;;[.J140];&quot;'),&quot;)" office:value-type="string" office:string-value="('Hässleholm','','Hässleholm','',132,0,2,1,2,'2013-01-01 12:00:00'),">
            <text:p>('Hässleholm','','Hässleholm','',132,0,2,1,2,'2013-01-01 12:00:00'),</text:p>
          </table:table-cell>
        </table:table-row>
        <table:table-row table:style-name="ro2">
          <table:table-cell office:value-type="string">
            <text:p>Ystad</text:p>
          </table:table-cell>
          <table:table-cell/>
          <table:table-cell office:value-type="string">
            <text:p>Ystad</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1];&quot;'&quot;;&quot;,'&quot;;[.B141];&quot;','&quot;;[.C141];&quot;','&quot;;[.D141];&quot;',&quot;;[.E141];&quot;,&quot;;[.F141];&quot;,&quot;;[.G141];&quot;,&quot;;[.H141];&quot;,&quot;;[.I141];&quot;,'&quot;;[.J141];&quot;'),&quot;)" office:value-type="string" office:string-value="('Ystad','','Ystad','',132,0,2,1,2,'2013-01-01 12:00:00'),">
            <text:p>('Ystad','','Ystad','',132,0,2,1,2,'2013-01-01 12:00:00'),</text:p>
          </table:table-cell>
        </table:table-row>
        <table:table-row table:style-name="ro2">
          <table:table-cell office:value-type="string">
            <text:p>Eslöv</text:p>
          </table:table-cell>
          <table:table-cell/>
          <table:table-cell office:value-type="string">
            <text:p>Eslöv</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2];&quot;'&quot;;&quot;,'&quot;;[.B142];&quot;','&quot;;[.C142];&quot;','&quot;;[.D142];&quot;',&quot;;[.E142];&quot;,&quot;;[.F142];&quot;,&quot;;[.G142];&quot;,&quot;;[.H142];&quot;,&quot;;[.I142];&quot;,'&quot;;[.J142];&quot;'),&quot;)" office:value-type="string" office:string-value="('Eslöv','','Eslöv','',132,0,2,1,2,'2013-01-01 12:00:00'),">
            <text:p>('Eslöv','','Eslöv','',132,0,2,1,2,'2013-01-01 12:00:00'),</text:p>
          </table:table-cell>
        </table:table-row>
        <table:table-row table:style-name="ro2">
          <table:table-cell office:value-type="string">
            <text:p>Staffanstorp</text:p>
          </table:table-cell>
          <table:table-cell/>
          <table:table-cell office:value-type="string">
            <text:p>Staffanstorp</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3];&quot;'&quot;;&quot;,'&quot;;[.B143];&quot;','&quot;;[.C143];&quot;','&quot;;[.D143];&quot;',&quot;;[.E143];&quot;,&quot;;[.F143];&quot;,&quot;;[.G143];&quot;,&quot;;[.H143];&quot;,&quot;;[.I143];&quot;,'&quot;;[.J143];&quot;'),&quot;)" office:value-type="string" office:string-value="('Staffanstorp','','Staffanstorp','',132,0,2,1,2,'2013-01-01 12:00:00'),">
            <text:p>('Staffanstorp','','Staffanstorp','',132,0,2,1,2,'2013-01-01 12:00:00'),</text:p>
          </table:table-cell>
        </table:table-row>
        <table:table-row table:style-name="ro2">
          <table:table-cell office:value-type="string">
            <text:p>Höganäs</text:p>
          </table:table-cell>
          <table:table-cell/>
          <table:table-cell office:value-type="string">
            <text:p>Höganäs</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4];&quot;'&quot;;&quot;,'&quot;;[.B144];&quot;','&quot;;[.C144];&quot;','&quot;;[.D144];&quot;',&quot;;[.E144];&quot;,&quot;;[.F144];&quot;,&quot;;[.G144];&quot;,&quot;;[.H144];&quot;,&quot;;[.I144];&quot;,'&quot;;[.J144];&quot;'),&quot;)" office:value-type="string" office:string-value="('Höganäs','','Höganäs','',132,0,2,1,2,'2013-01-01 12:00:00'),">
            <text:p>('Höganäs','','Höganäs','',132,0,2,1,2,'2013-01-01 12:00:00'),</text:p>
          </table:table-cell>
        </table:table-row>
        <table:table-row table:style-name="ro1">
          <table:table-cell office:value-type="string">
            <text:p>Oxie</text:p>
          </table:table-cell>
          <table:table-cell/>
          <table:table-cell office:value-type="string">
            <text:p>Oxie</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5];&quot;'&quot;;&quot;,'&quot;;[.B145];&quot;','&quot;;[.C145];&quot;','&quot;;[.D145];&quot;',&quot;;[.E145];&quot;,&quot;;[.F145];&quot;,&quot;;[.G145];&quot;,&quot;;[.H145];&quot;,&quot;;[.I145];&quot;,'&quot;;[.J145];&quot;'),&quot;)" office:value-type="string" office:string-value="('Oxie','','Oxie','',132,0,2,1,2,'2013-01-01 12:00:00'),">
            <text:p>('Oxie','','Oxie','',132,0,2,1,2,'2013-01-01 12:00:00'),</text:p>
          </table:table-cell>
        </table:table-row>
        <table:table-row table:style-name="ro2">
          <table:table-cell office:value-type="string">
            <text:p>Lomma</text:p>
          </table:table-cell>
          <table:table-cell/>
          <table:table-cell office:value-type="string">
            <text:p>Lomma</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6];&quot;'&quot;;&quot;,'&quot;;[.B146];&quot;','&quot;;[.C146];&quot;','&quot;;[.D146];&quot;',&quot;;[.E146];&quot;,&quot;;[.F146];&quot;,&quot;;[.G146];&quot;,&quot;;[.H146];&quot;,&quot;;[.I146];&quot;,'&quot;;[.J146];&quot;'),&quot;)" office:value-type="string" office:string-value="('Lomma','','Lomma','',132,0,2,1,2,'2013-01-01 12:00:00'),">
            <text:p>('Lomma','','Lomma','',132,0,2,1,2,'2013-01-01 12:00:00'),</text:p>
          </table:table-cell>
        </table:table-row>
        <table:table-row table:style-name="ro2">
          <table:table-cell office:value-type="string">
            <text:p>Svedala</text:p>
          </table:table-cell>
          <table:table-cell/>
          <table:table-cell office:value-type="string">
            <text:p>Svedala</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7];&quot;'&quot;;&quot;,'&quot;;[.B147];&quot;','&quot;;[.C147];&quot;','&quot;;[.D147];&quot;',&quot;;[.E147];&quot;,&quot;;[.F147];&quot;,&quot;;[.G147];&quot;,&quot;;[.H147];&quot;,&quot;;[.I147];&quot;,'&quot;;[.J147];&quot;'),&quot;)" office:value-type="string" office:string-value="('Svedala','','Svedala','',132,0,2,1,2,'2013-01-01 12:00:00'),">
            <text:p>('Svedala','','Svedala','',132,0,2,1,2,'2013-01-01 12:00:00'),</text:p>
          </table:table-cell>
        </table:table-row>
        <table:table-row table:style-name="ro2">
          <table:table-cell office:value-type="string">
            <text:p>Höllviken</text:p>
          </table:table-cell>
          <table:table-cell/>
          <table:table-cell office:value-type="string">
            <text:p>Höllviken</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8];&quot;'&quot;;&quot;,'&quot;;[.B148];&quot;','&quot;;[.C148];&quot;','&quot;;[.D148];&quot;',&quot;;[.E148];&quot;,&quot;;[.F148];&quot;,&quot;;[.G148];&quot;,&quot;;[.H148];&quot;,&quot;;[.I148];&quot;,'&quot;;[.J148];&quot;'),&quot;)" office:value-type="string" office:string-value="('Höllviken','','Höllviken','',132,0,2,1,2,'2013-01-01 12:00:00'),">
            <text:p>('Höllviken','','Höllviken','',132,0,2,1,2,'2013-01-01 12:00:00'),</text:p>
          </table:table-cell>
        </table:table-row>
        <table:table-row table:style-name="ro1">
          <table:table-cell office:value-type="string">
            <text:p>Bunkeflostrand</text:p>
          </table:table-cell>
          <table:table-cell/>
          <table:table-cell office:value-type="string">
            <text:p>Bunkeflostrand</text:p>
          </table:table-cell>
          <table:table-cell/>
          <table:table-cell office:value-type="float" office:value="132">
            <text:p>1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49];&quot;'&quot;;&quot;,'&quot;;[.B149];&quot;','&quot;;[.C149];&quot;','&quot;;[.D149];&quot;',&quot;;[.E149];&quot;,&quot;;[.F149];&quot;,&quot;;[.G149];&quot;,&quot;;[.H149];&quot;,&quot;;[.I149];&quot;,'&quot;;[.J149];&quot;'),&quot;)" office:value-type="string" office:string-value="('Bunkeflostrand','','Bunkeflostrand','',132,0,2,1,2,'2013-01-01 12:00:00'),">
            <text:p>('Bunkeflostrand','','Bunkeflostrand','',132,0,2,1,2,'2013-01-01 12:00:00'),</text:p>
          </table:table-cell>
        </table:table-row>
        <table:table-row table:style-name="ro2">
          <table:table-cell office:value-type="string">
            <text:p>Skånska mindre tätorter</text:p>
          </table:table-cell>
          <table:table-cell table:number-columns-repeated="3"/>
          <table:table-cell office:value-type="float" office:value="62">
            <text:p>6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0];&quot;'&quot;;&quot;,'&quot;;[.B150];&quot;','&quot;;[.C150];&quot;','&quot;;[.D150];&quot;',&quot;;[.E150];&quot;,&quot;;[.F150];&quot;,&quot;;[.G150];&quot;,&quot;;[.H150];&quot;,&quot;;[.I150];&quot;,'&quot;;[.J150];&quot;'),&quot;)" office:value-type="string" office:string-value="('Skånska mindre tätorter','','','',62,1,2,1,2,'2013-01-01 12:00:00'),">
            <text:p>('Skånska mindre tätorter','','','',62,1,2,1,2,'2013-01-01 12:00:00'),</text:p>
          </table:table-cell>
        </table:table-row>
        <table:table-row table:style-name="ro2">
          <table:table-cell office:value-type="string">
            <text:p>Åstorp</text:p>
          </table:table-cell>
          <table:table-cell/>
          <table:table-cell office:value-type="string">
            <text:p>Åstorp</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1];&quot;'&quot;;&quot;,'&quot;;[.B151];&quot;','&quot;;[.C151];&quot;','&quot;;[.D151];&quot;',&quot;;[.E151];&quot;,&quot;;[.F151];&quot;,&quot;;[.G151];&quot;,&quot;;[.H151];&quot;,&quot;;[.I151];&quot;,'&quot;;[.J151];&quot;'),&quot;)" office:value-type="string" office:string-value="('Åstorp','','Åstorp','',150,0,2,1,2,'2013-01-01 12:00:00'),">
            <text:p>('Åstorp','','Åstorp','',150,0,2,1,2,'2013-01-01 12:00:00'),</text:p>
          </table:table-cell>
        </table:table-row>
        <table:table-row table:style-name="ro2">
          <table:table-cell office:value-type="string">
            <text:p>Kävlinge</text:p>
          </table:table-cell>
          <table:table-cell/>
          <table:table-cell office:value-type="string">
            <text:p>Kävlinge</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2];&quot;'&quot;;&quot;,'&quot;;[.B152];&quot;','&quot;;[.C152];&quot;','&quot;;[.D152];&quot;',&quot;;[.E152];&quot;,&quot;;[.F152];&quot;,&quot;;[.G152];&quot;,&quot;;[.H152];&quot;,&quot;;[.I152];&quot;,'&quot;;[.J152];&quot;'),&quot;)" office:value-type="string" office:string-value="('Kävlinge','','Kävlinge','',150,0,2,1,2,'2013-01-01 12:00:00'),">
            <text:p>('Kävlinge','','Kävlinge','',150,0,2,1,2,'2013-01-01 12:00:00'),</text:p>
          </table:table-cell>
        </table:table-row>
        <table:table-row table:style-name="ro2">
          <table:table-cell office:value-type="string">
            <text:p>Klippan</text:p>
          </table:table-cell>
          <table:table-cell/>
          <table:table-cell office:value-type="string">
            <text:p>Klippan</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3];&quot;'&quot;;&quot;,'&quot;;[.B153];&quot;','&quot;;[.C153];&quot;','&quot;;[.D153];&quot;',&quot;;[.E153];&quot;,&quot;;[.F153];&quot;,&quot;;[.G153];&quot;,&quot;;[.H153];&quot;,&quot;;[.I153];&quot;,'&quot;;[.J153];&quot;'),&quot;)" office:value-type="string" office:string-value="('Klippan','','Klippan','',150,0,2,1,2,'2013-01-01 12:00:00'),">
            <text:p>('Klippan','','Klippan','',150,0,2,1,2,'2013-01-01 12:00:00'),</text:p>
          </table:table-cell>
        </table:table-row>
        <table:table-row table:style-name="ro2">
          <table:table-cell office:value-type="string">
            <text:p>Höör</text:p>
          </table:table-cell>
          <table:table-cell/>
          <table:table-cell office:value-type="string">
            <text:p>Höör</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4];&quot;'&quot;;&quot;,'&quot;;[.B154];&quot;','&quot;;[.C154];&quot;','&quot;;[.D154];&quot;',&quot;;[.E154];&quot;,&quot;;[.F154];&quot;,&quot;;[.G154];&quot;,&quot;;[.H154];&quot;,&quot;;[.I154];&quot;,'&quot;;[.J154];&quot;'),&quot;)" office:value-type="string" office:string-value="('Höör','','Höör','',150,0,2,1,2,'2013-01-01 12:00:00'),">
            <text:p>('Höör','','Höör','',150,0,2,1,2,'2013-01-01 12:00:00'),</text:p>
          </table:table-cell>
        </table:table-row>
        <table:table-row table:style-name="ro2">
          <table:table-cell office:value-type="string">
            <text:p>Bromölla</text:p>
          </table:table-cell>
          <table:table-cell/>
          <table:table-cell office:value-type="string">
            <text:p>Bromölla</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5];&quot;'&quot;;&quot;,'&quot;;[.B155];&quot;','&quot;;[.C155];&quot;','&quot;;[.D155];&quot;',&quot;;[.E155];&quot;,&quot;;[.F155];&quot;,&quot;;[.G155];&quot;,&quot;;[.H155];&quot;,&quot;;[.I155];&quot;,'&quot;;[.J155];&quot;'),&quot;)" office:value-type="string" office:string-value="('Bromölla','','Bromölla','',150,0,2,1,2,'2013-01-01 12:00:00'),">
            <text:p>('Bromölla','','Bromölla','',150,0,2,1,2,'2013-01-01 12:00:00'),</text:p>
          </table:table-cell>
        </table:table-row>
        <table:table-row table:style-name="ro2">
          <table:table-cell office:value-type="string">
            <text:p>Skurup</text:p>
          </table:table-cell>
          <table:table-cell/>
          <table:table-cell office:value-type="string">
            <text:p>Skurup</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6];&quot;'&quot;;&quot;,'&quot;;[.B156];&quot;','&quot;;[.C156];&quot;','&quot;;[.D156];&quot;',&quot;;[.E156];&quot;,&quot;;[.F156];&quot;,&quot;;[.G156];&quot;,&quot;;[.H156];&quot;,&quot;;[.I156];&quot;,'&quot;;[.J156];&quot;'),&quot;)" office:value-type="string" office:string-value="('Skurup','','Skurup','',150,0,2,1,2,'2013-01-01 12:00:00'),">
            <text:p>('Skurup','','Skurup','',150,0,2,1,2,'2013-01-01 12:00:00'),</text:p>
          </table:table-cell>
        </table:table-row>
        <table:table-row table:style-name="ro2">
          <table:table-cell office:value-type="string">
            <text:p>Osby</text:p>
          </table:table-cell>
          <table:table-cell/>
          <table:table-cell office:value-type="string">
            <text:p>Osby</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7];&quot;'&quot;;&quot;,'&quot;;[.B157];&quot;','&quot;;[.C157];&quot;','&quot;;[.D157];&quot;',&quot;;[.E157];&quot;,&quot;;[.F157];&quot;,&quot;;[.G157];&quot;,&quot;;[.H157];&quot;,&quot;;[.I157];&quot;,'&quot;;[.J157];&quot;'),&quot;)" office:value-type="string" office:string-value="('Osby','','Osby','',150,0,2,1,2,'2013-01-01 12:00:00'),">
            <text:p>('Osby','','Osby','',150,0,2,1,2,'2013-01-01 12:00:00'),</text:p>
          </table:table-cell>
        </table:table-row>
        <table:table-row table:style-name="ro2">
          <table:table-cell office:value-type="string">
            <text:p>Hörby</text:p>
          </table:table-cell>
          <table:table-cell/>
          <table:table-cell office:value-type="string">
            <text:p>Hörby</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8];&quot;'&quot;;&quot;,'&quot;;[.B158];&quot;','&quot;;[.C158];&quot;','&quot;;[.D158];&quot;',&quot;;[.E158];&quot;,&quot;;[.F158];&quot;,&quot;;[.G158];&quot;,&quot;;[.H158];&quot;,&quot;;[.I158];&quot;,'&quot;;[.J158];&quot;'),&quot;)" office:value-type="string" office:string-value="('Hörby','','Hörby','',150,0,2,1,2,'2013-01-01 12:00:00'),">
            <text:p>('Hörby','','Hörby','',150,0,2,1,2,'2013-01-01 12:00:00'),</text:p>
          </table:table-cell>
        </table:table-row>
        <table:table-row table:style-name="ro2">
          <table:table-cell office:value-type="string">
            <text:p>Bjuv</text:p>
          </table:table-cell>
          <table:table-cell/>
          <table:table-cell office:value-type="string">
            <text:p>Bjuv</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59];&quot;'&quot;;&quot;,'&quot;;[.B159];&quot;','&quot;;[.C159];&quot;','&quot;;[.D159];&quot;',&quot;;[.E159];&quot;,&quot;;[.F159];&quot;,&quot;;[.G159];&quot;,&quot;;[.H159];&quot;,&quot;;[.I159];&quot;,'&quot;;[.J159];&quot;'),&quot;)" office:value-type="string" office:string-value="('Bjuv','','Bjuv','',150,0,2,1,2,'2013-01-01 12:00:00'),">
            <text:p>('Bjuv','','Bjuv','',150,0,2,1,2,'2013-01-01 12:00:00'),</text:p>
          </table:table-cell>
        </table:table-row>
        <table:table-row table:style-name="ro2">
          <table:table-cell office:value-type="string">
            <text:p>Sjöbo</text:p>
          </table:table-cell>
          <table:table-cell/>
          <table:table-cell office:value-type="string">
            <text:p>Sjöbo</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0];&quot;'&quot;;&quot;,'&quot;;[.B160];&quot;','&quot;;[.C160];&quot;','&quot;;[.D160];&quot;',&quot;;[.E160];&quot;,&quot;;[.F160];&quot;,&quot;;[.G160];&quot;,&quot;;[.H160];&quot;,&quot;;[.I160];&quot;,'&quot;;[.J160];&quot;'),&quot;)" office:value-type="string" office:string-value="('Sjöbo','','Sjöbo','',150,0,2,1,2,'2013-01-01 12:00:00'),">
            <text:p>('Sjöbo','','Sjöbo','',150,0,2,1,2,'2013-01-01 12:00:00'),</text:p>
          </table:table-cell>
        </table:table-row>
        <table:table-row table:style-name="ro2">
          <table:table-cell office:value-type="string">
            <text:p>Simrishamn</text:p>
          </table:table-cell>
          <table:table-cell/>
          <table:table-cell office:value-type="string">
            <text:p>Simrishamn</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1];&quot;'&quot;;&quot;,'&quot;;[.B161];&quot;','&quot;;[.C161];&quot;','&quot;;[.D161];&quot;',&quot;;[.E161];&quot;,&quot;;[.F161];&quot;,&quot;;[.G161];&quot;,&quot;;[.H161];&quot;,&quot;;[.I161];&quot;,'&quot;;[.J161];&quot;'),&quot;)" office:value-type="string" office:string-value="('Simrishamn','','Simrishamn','',150,0,2,1,2,'2013-01-01 12:00:00'),">
            <text:p>('Simrishamn','','Simrishamn','',150,0,2,1,2,'2013-01-01 12:00:00'),</text:p>
          </table:table-cell>
        </table:table-row>
        <table:table-row table:style-name="ro2">
          <table:table-cell office:value-type="string">
            <text:p>Tomelilla</text:p>
          </table:table-cell>
          <table:table-cell/>
          <table:table-cell office:value-type="string">
            <text:p>Tomelilla</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2];&quot;'&quot;;&quot;,'&quot;;[.B162];&quot;','&quot;;[.C162];&quot;','&quot;;[.D162];&quot;',&quot;;[.E162];&quot;,&quot;;[.F162];&quot;,&quot;;[.G162];&quot;,&quot;;[.H162];&quot;,&quot;;[.I162];&quot;,'&quot;;[.J162];&quot;'),&quot;)" office:value-type="string" office:string-value="('Tomelilla','','Tomelilla','',150,0,2,1,2,'2013-01-01 12:00:00'),">
            <text:p>('Tomelilla','','Tomelilla','',150,0,2,1,2,'2013-01-01 12:00:00'),</text:p>
          </table:table-cell>
        </table:table-row>
        <table:table-row table:style-name="ro2">
          <table:table-cell office:value-type="string">
            <text:p>Vellinge</text:p>
          </table:table-cell>
          <table:table-cell/>
          <table:table-cell office:value-type="string">
            <text:p>Vellinge</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3];&quot;'&quot;;&quot;,'&quot;;[.B163];&quot;','&quot;;[.C163];&quot;','&quot;;[.D163];&quot;',&quot;;[.E163];&quot;,&quot;;[.F163];&quot;,&quot;;[.G163];&quot;,&quot;;[.H163];&quot;,&quot;;[.I163];&quot;,'&quot;;[.J163];&quot;'),&quot;)" office:value-type="string" office:string-value="('Vellinge','','Vellinge','',150,0,2,1,2,'2013-01-01 12:00:00'),">
            <text:p>('Vellinge','','Vellinge','',150,0,2,1,2,'2013-01-01 12:00:00'),</text:p>
          </table:table-cell>
        </table:table-row>
        <table:table-row table:style-name="ro2">
          <table:table-cell office:value-type="string">
            <text:p>Perstorp</text:p>
          </table:table-cell>
          <table:table-cell/>
          <table:table-cell office:value-type="string">
            <text:p>Perstorp</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4];&quot;'&quot;;&quot;,'&quot;;[.B164];&quot;','&quot;;[.C164];&quot;','&quot;;[.D164];&quot;',&quot;;[.E164];&quot;,&quot;;[.F164];&quot;,&quot;;[.G164];&quot;,&quot;;[.H164];&quot;,&quot;;[.I164];&quot;,'&quot;;[.J164];&quot;'),&quot;)" office:value-type="string" office:string-value="('Perstorp','','Perstorp','',150,0,2,1,2,'2013-01-01 12:00:00'),">
            <text:p>('Perstorp','','Perstorp','',150,0,2,1,2,'2013-01-01 12:00:00'),</text:p>
          </table:table-cell>
        </table:table-row>
        <table:table-row table:style-name="ro2">
          <table:table-cell office:value-type="string">
            <text:p>Båstad</text:p>
          </table:table-cell>
          <table:table-cell/>
          <table:table-cell office:value-type="string">
            <text:p>Båstad</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5];&quot;'&quot;;&quot;,'&quot;;[.B165];&quot;','&quot;;[.C165];&quot;','&quot;;[.D165];&quot;',&quot;;[.E165];&quot;,&quot;;[.F165];&quot;,&quot;;[.G165];&quot;,&quot;;[.H165];&quot;,&quot;;[.I165];&quot;,'&quot;;[.J165];&quot;'),&quot;)" office:value-type="string" office:string-value="('Båstad','','Båstad','',150,0,2,1,2,'2013-01-01 12:00:00'),">
            <text:p>('Båstad','','Båstad','',150,0,2,1,2,'2013-01-01 12:00:00'),</text:p>
          </table:table-cell>
        </table:table-row>
        <table:table-row table:style-name="ro2">
          <table:table-cell office:value-type="string">
            <text:p>Örkelljunga</text:p>
          </table:table-cell>
          <table:table-cell/>
          <table:table-cell office:value-type="string">
            <text:p>Örkelljunga</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6];&quot;'&quot;;&quot;,'&quot;;[.B166];&quot;','&quot;;[.C166];&quot;','&quot;;[.D166];&quot;',&quot;;[.E166];&quot;,&quot;;[.F166];&quot;,&quot;;[.G166];&quot;,&quot;;[.H166];&quot;,&quot;;[.I166];&quot;,'&quot;;[.J166];&quot;'),&quot;)" office:value-type="string" office:string-value="('Örkelljunga','','Örkelljunga','',150,0,2,1,2,'2013-01-01 12:00:00'),">
            <text:p>('Örkelljunga','','Örkelljunga','',150,0,2,1,2,'2013-01-01 12:00:00'),</text:p>
          </table:table-cell>
        </table:table-row>
        <table:table-row table:style-name="ro2">
          <table:table-cell office:value-type="string">
            <text:p>Svalöv</text:p>
          </table:table-cell>
          <table:table-cell/>
          <table:table-cell office:value-type="string">
            <text:p>Svalöv</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7];&quot;'&quot;;&quot;,'&quot;;[.B167];&quot;','&quot;;[.C167];&quot;','&quot;;[.D167];&quot;',&quot;;[.E167];&quot;,&quot;;[.F167];&quot;,&quot;;[.G167];&quot;,&quot;;[.H167];&quot;,&quot;;[.I167];&quot;,'&quot;;[.J167];&quot;'),&quot;)" office:value-type="string" office:string-value="('Svalöv','','Svalöv','',150,0,2,1,2,'2013-01-01 12:00:00'),">
            <text:p>('Svalöv','','Svalöv','',150,0,2,1,2,'2013-01-01 12:00:00'),</text:p>
          </table:table-cell>
        </table:table-row>
        <table:table-row table:style-name="ro1">
          <table:table-cell office:value-type="string">
            <text:p>Broby</text:p>
          </table:table-cell>
          <table:table-cell/>
          <table:table-cell office:value-type="string">
            <text:p>Broby</text:p>
          </table:table-cell>
          <table:table-cell/>
          <table:table-cell office:value-type="float" office:value="150">
            <text:p>15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8];&quot;'&quot;;&quot;,'&quot;;[.B168];&quot;','&quot;;[.C168];&quot;','&quot;;[.D168];&quot;',&quot;;[.E168];&quot;,&quot;;[.F168];&quot;,&quot;;[.G168];&quot;,&quot;;[.H168];&quot;,&quot;;[.I168];&quot;,'&quot;;[.J168];&quot;'),&quot;)" office:value-type="string" office:string-value="('Broby','','Broby','',150,0,2,1,2,'2013-01-01 12:00:00'),">
            <text:p>('Broby','','Broby','',150,0,2,1,2,'2013-01-01 12:00:00'),</text:p>
          </table:table-cell>
        </table:table-row>
        <table:table-row table:style-name="ro2">
          <table:table-cell office:value-type="string">
            <text:p>Världens länder</text:p>
          </table:table-cell>
          <table:table-cell table:number-columns-repeated="3"/>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69];&quot;'&quot;;&quot;,'&quot;;[.B169];&quot;','&quot;;[.C169];&quot;','&quot;;[.D169];&quot;',&quot;;[.E169];&quot;,&quot;;[.F169];&quot;,&quot;;[.G169];&quot;,&quot;;[.H169];&quot;,&quot;;[.I169];&quot;,'&quot;;[.J169];&quot;'),&quot;)" office:value-type="string" office:string-value="('Världens länder','','','',0,1,2,1,2,'2013-01-01 12:00:00'),">
            <text:p>('Världens länder','','','',0,1,2,1,2,'2013-01-01 12:00:00'),</text:p>
          </table:table-cell>
        </table:table-row>
        <table:table-row table:style-name="ro2">
          <table:table-cell office:value-type="string">
            <text:p>Europa</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0];&quot;'&quot;;&quot;,'&quot;;[.B170];&quot;','&quot;;[.C170];&quot;','&quot;;[.D170];&quot;',&quot;;[.E170];&quot;,&quot;;[.F170];&quot;,&quot;;[.G170];&quot;,&quot;;[.H170];&quot;,&quot;;[.I170];&quot;,'&quot;;[.J170];&quot;'),&quot;)" office:value-type="string" office:string-value="('Europa','','','',169,1,2,1,2,'2013-01-01 12:00:00'),">
            <text:p>('Europa','','','',169,1,2,1,2,'2013-01-01 12:00:00'),</text:p>
          </table:table-cell>
        </table:table-row>
        <table:table-row table:style-name="ro2">
          <table:table-cell office:value-type="string">
            <text:p>A-B</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1];&quot;'&quot;;&quot;,'&quot;;[.B171];&quot;','&quot;;[.C171];&quot;','&quot;;[.D171];&quot;',&quot;;[.E171];&quot;,&quot;;[.F171];&quot;,&quot;;[.G171];&quot;,&quot;;[.H171];&quot;,&quot;;[.I171];&quot;,'&quot;;[.J171];&quot;'),&quot;)" office:value-type="string" office:string-value="('A-B','','','',170,1,2,1,2,'2013-01-01 12:00:00'),">
            <text:p>('A-B','','','',170,1,2,1,2,'2013-01-01 12:00:00'),</text:p>
          </table:table-cell>
        </table:table-row>
        <table:table-row table:style-name="ro2">
          <table:table-cell office:value-type="string">
            <text:p>Abchazie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2];&quot;'&quot;;&quot;,'&quot;;[.B172];&quot;','&quot;;[.C172];&quot;','&quot;;[.D172];&quot;',&quot;;[.E172];&quot;,&quot;;[.F172];&quot;,&quot;;[.G172];&quot;,&quot;;[.H172];&quot;,&quot;;[.I172];&quot;,'&quot;;[.J172];&quot;'),&quot;)" office:value-type="string" office:string-value="('Abchazien','','','',171,0,2,1,2,'2013-01-01 12:00:00'),">
            <text:p>('Abchazien','','','',171,0,2,1,2,'2013-01-01 12:00:00'),</text:p>
          </table:table-cell>
        </table:table-row>
        <table:table-row table:style-name="ro2">
          <table:table-cell office:value-type="string">
            <text:p>Åland</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3];&quot;'&quot;;&quot;,'&quot;;[.B173];&quot;','&quot;;[.C173];&quot;','&quot;;[.D173];&quot;',&quot;;[.E173];&quot;,&quot;;[.F173];&quot;,&quot;;[.G173];&quot;,&quot;;[.H173];&quot;,&quot;;[.I173];&quot;,'&quot;;[.J173];&quot;'),&quot;)" office:value-type="string" office:string-value="('Åland','','','',171,0,2,1,2,'2013-01-01 12:00:00'),">
            <text:p>('Åland','','','',171,0,2,1,2,'2013-01-01 12:00:00'),</text:p>
          </table:table-cell>
        </table:table-row>
        <table:table-row table:style-name="ro2">
          <table:table-cell office:value-type="string">
            <text:p>Albanie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4];&quot;'&quot;;&quot;,'&quot;;[.B174];&quot;','&quot;;[.C174];&quot;','&quot;;[.D174];&quot;',&quot;;[.E174];&quot;,&quot;;[.F174];&quot;,&quot;;[.G174];&quot;,&quot;;[.H174];&quot;,&quot;;[.I174];&quot;,'&quot;;[.J174];&quot;'),&quot;)" office:value-type="string" office:string-value="('Albanien','','','',171,0,2,1,2,'2013-01-01 12:00:00'),">
            <text:p>('Albanien','','','',171,0,2,1,2,'2013-01-01 12:00:00'),</text:p>
          </table:table-cell>
        </table:table-row>
        <table:table-row table:style-name="ro2">
          <table:table-cell office:value-type="string">
            <text:p>Azorerna</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5];&quot;'&quot;;&quot;,'&quot;;[.B175];&quot;','&quot;;[.C175];&quot;','&quot;;[.D175];&quot;',&quot;;[.E175];&quot;,&quot;;[.F175];&quot;,&quot;;[.G175];&quot;,&quot;;[.H175];&quot;,&quot;;[.I175];&quot;,'&quot;;[.J175];&quot;'),&quot;)" office:value-type="string" office:string-value="('Azorerna','','','',171,0,2,1,2,'2013-01-01 12:00:00'),">
            <text:p>('Azorerna','','','',171,0,2,1,2,'2013-01-01 12:00:00'),</text:p>
          </table:table-cell>
        </table:table-row>
        <table:table-row table:style-name="ro2">
          <table:table-cell office:value-type="string">
            <text:p>Andorra</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6];&quot;'&quot;;&quot;,'&quot;;[.B176];&quot;','&quot;;[.C176];&quot;','&quot;;[.D176];&quot;',&quot;;[.E176];&quot;,&quot;;[.F176];&quot;,&quot;;[.G176];&quot;,&quot;;[.H176];&quot;,&quot;;[.I176];&quot;,'&quot;;[.J176];&quot;'),&quot;)" office:value-type="string" office:string-value="('Andorra','','','',171,0,2,1,2,'2013-01-01 12:00:00'),">
            <text:p>('Andorra','','','',171,0,2,1,2,'2013-01-01 12:00:00'),</text:p>
          </table:table-cell>
        </table:table-row>
        <table:table-row table:style-name="ro2">
          <table:table-cell office:value-type="string">
            <text:p>Armenie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7];&quot;'&quot;;&quot;,'&quot;;[.B177];&quot;','&quot;;[.C177];&quot;','&quot;;[.D177];&quot;',&quot;;[.E177];&quot;,&quot;;[.F177];&quot;,&quot;;[.G177];&quot;,&quot;;[.H177];&quot;,&quot;;[.I177];&quot;,'&quot;;[.J177];&quot;'),&quot;)" office:value-type="string" office:string-value="('Armenien','','','',171,0,2,1,2,'2013-01-01 12:00:00'),">
            <text:p>('Armenien','','','',171,0,2,1,2,'2013-01-01 12:00:00'),</text:p>
          </table:table-cell>
        </table:table-row>
        <table:table-row table:style-name="ro2">
          <table:table-cell office:value-type="string">
            <text:p>Azerbajdzja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8];&quot;'&quot;;&quot;,'&quot;;[.B178];&quot;','&quot;;[.C178];&quot;','&quot;;[.D178];&quot;',&quot;;[.E178];&quot;,&quot;;[.F178];&quot;,&quot;;[.G178];&quot;,&quot;;[.H178];&quot;,&quot;;[.I178];&quot;,'&quot;;[.J178];&quot;'),&quot;)" office:value-type="string" office:string-value="('Azerbajdzjan','','','',171,0,2,1,2,'2013-01-01 12:00:00'),">
            <text:p>('Azerbajdzjan','','','',171,0,2,1,2,'2013-01-01 12:00:00'),</text:p>
          </table:table-cell>
        </table:table-row>
        <table:table-row table:style-name="ro2">
          <table:table-cell office:value-type="string">
            <text:p>Belgie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79];&quot;'&quot;;&quot;,'&quot;;[.B179];&quot;','&quot;;[.C179];&quot;','&quot;;[.D179];&quot;',&quot;;[.E179];&quot;,&quot;;[.F179];&quot;,&quot;;[.G179];&quot;,&quot;;[.H179];&quot;,&quot;;[.I179];&quot;,'&quot;;[.J179];&quot;'),&quot;)" office:value-type="string" office:string-value="('Belgien','','','',171,0,2,1,2,'2013-01-01 12:00:00'),">
            <text:p>('Belgien','','','',171,0,2,1,2,'2013-01-01 12:00:00'),</text:p>
          </table:table-cell>
        </table:table-row>
        <table:table-row table:style-name="ro2">
          <table:table-cell office:value-type="string">
            <text:p>Bosnien-Hercegovina</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0];&quot;'&quot;;&quot;,'&quot;;[.B180];&quot;','&quot;;[.C180];&quot;','&quot;;[.D180];&quot;',&quot;;[.E180];&quot;,&quot;;[.F180];&quot;,&quot;;[.G180];&quot;,&quot;;[.H180];&quot;,&quot;;[.I180];&quot;,'&quot;;[.J180];&quot;'),&quot;)" office:value-type="string" office:string-value="('Bosnien-Hercegovina','','','',171,0,2,1,2,'2013-01-01 12:00:00'),">
            <text:p>('Bosnien-Hercegovina','','','',171,0,2,1,2,'2013-01-01 12:00:00'),</text:p>
          </table:table-cell>
        </table:table-row>
        <table:table-row table:style-name="ro2">
          <table:table-cell office:value-type="string">
            <text:p>Bulgarien</text:p>
          </table:table-cell>
          <table:table-cell table:number-columns-repeated="3"/>
          <table:table-cell office:value-type="float" office:value="171">
            <text:p>1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1];&quot;'&quot;;&quot;,'&quot;;[.B181];&quot;','&quot;;[.C181];&quot;','&quot;;[.D181];&quot;',&quot;;[.E181];&quot;,&quot;;[.F181];&quot;,&quot;;[.G181];&quot;,&quot;;[.H181];&quot;,&quot;;[.I181];&quot;,'&quot;;[.J181];&quot;'),&quot;)" office:value-type="string" office:string-value="('Bulgarien','','','',171,0,2,1,2,'2013-01-01 12:00:00'),">
            <text:p>('Bulgarien','','','',171,0,2,1,2,'2013-01-01 12:00:00'),</text:p>
          </table:table-cell>
        </table:table-row>
        <table:table-row table:style-name="ro2">
          <table:table-cell office:value-type="string">
            <text:p>C-F</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2];&quot;'&quot;;&quot;,'&quot;;[.B182];&quot;','&quot;;[.C182];&quot;','&quot;;[.D182];&quot;',&quot;;[.E182];&quot;,&quot;;[.F182];&quot;,&quot;;[.G182];&quot;,&quot;;[.H182];&quot;,&quot;;[.I182];&quot;,'&quot;;[.J182];&quot;'),&quot;)" office:value-type="string" office:string-value="('C-F','','','',170,1,2,1,2,'2013-01-01 12:00:00'),">
            <text:p>('C-F','','','',170,1,2,1,2,'2013-01-01 12:00:00'),</text:p>
          </table:table-cell>
        </table:table-row>
        <table:table-row table:style-name="ro1">
          <table:table-cell office:value-type="string">
            <text:p>Ceuta och Melilla</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3];&quot;'&quot;;&quot;,'&quot;;[.B183];&quot;','&quot;;[.C183];&quot;','&quot;;[.D183];&quot;',&quot;;[.E183];&quot;,&quot;;[.F183];&quot;,&quot;;[.G183];&quot;,&quot;;[.H183];&quot;,&quot;;[.I183];&quot;,'&quot;;[.J183];&quot;'),&quot;)" office:value-type="string" office:string-value="('Ceuta och Melilla','','','',182,0,2,1,2,'2013-01-01 12:00:00'),">
            <text:p>('Ceuta och Melilla','','','',182,0,2,1,2,'2013-01-01 12:00:00'),</text:p>
          </table:table-cell>
        </table:table-row>
        <table:table-row table:style-name="ro2">
          <table:table-cell office:value-type="string">
            <text:p>Cypern</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4];&quot;'&quot;;&quot;,'&quot;;[.B184];&quot;','&quot;;[.C184];&quot;','&quot;;[.D184];&quot;',&quot;;[.E184];&quot;,&quot;;[.F184];&quot;,&quot;;[.G184];&quot;,&quot;;[.H184];&quot;,&quot;;[.I184];&quot;,'&quot;;[.J184];&quot;'),&quot;)" office:value-type="string" office:string-value="('Cypern','','','',182,0,2,1,2,'2013-01-01 12:00:00'),">
            <text:p>('Cypern','','','',182,0,2,1,2,'2013-01-01 12:00:00'),</text:p>
          </table:table-cell>
        </table:table-row>
        <table:table-row table:style-name="ro2">
          <table:table-cell office:value-type="string">
            <text:p>Danmark</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5];&quot;'&quot;;&quot;,'&quot;;[.B185];&quot;','&quot;;[.C185];&quot;','&quot;;[.D185];&quot;',&quot;;[.E185];&quot;,&quot;;[.F185];&quot;,&quot;;[.G185];&quot;,&quot;;[.H185];&quot;,&quot;;[.I185];&quot;,'&quot;;[.J185];&quot;'),&quot;)" office:value-type="string" office:string-value="('Danmark','','','',182,0,2,1,2,'2013-01-01 12:00:00'),">
            <text:p>('Danmark','','','',182,0,2,1,2,'2013-01-01 12:00:00'),</text:p>
          </table:table-cell>
        </table:table-row>
        <table:table-row table:style-name="ro2">
          <table:table-cell office:value-type="string">
            <text:p>Estland</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6];&quot;'&quot;;&quot;,'&quot;;[.B186];&quot;','&quot;;[.C186];&quot;','&quot;;[.D186];&quot;',&quot;;[.E186];&quot;,&quot;;[.F186];&quot;,&quot;;[.G186];&quot;,&quot;;[.H186];&quot;,&quot;;[.I186];&quot;,'&quot;;[.J186];&quot;'),&quot;)" office:value-type="string" office:string-value="('Estland','','','',182,0,2,1,2,'2013-01-01 12:00:00'),">
            <text:p>('Estland','','','',182,0,2,1,2,'2013-01-01 12:00:00'),</text:p>
          </table:table-cell>
        </table:table-row>
        <table:table-row table:style-name="ro2">
          <table:table-cell office:value-type="string">
            <text:p>Färöarna</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7];&quot;'&quot;;&quot;,'&quot;;[.B187];&quot;','&quot;;[.C187];&quot;','&quot;;[.D187];&quot;',&quot;;[.E187];&quot;,&quot;;[.F187];&quot;,&quot;;[.G187];&quot;,&quot;;[.H187];&quot;,&quot;;[.I187];&quot;,'&quot;;[.J187];&quot;'),&quot;)" office:value-type="string" office:string-value="('Färöarna','','','',182,0,2,1,2,'2013-01-01 12:00:00'),">
            <text:p>('Färöarna','','','',182,0,2,1,2,'2013-01-01 12:00:00'),</text:p>
          </table:table-cell>
        </table:table-row>
        <table:table-row table:style-name="ro2">
          <table:table-cell office:value-type="string">
            <text:p>Finland</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8];&quot;'&quot;;&quot;,'&quot;;[.B188];&quot;','&quot;;[.C188];&quot;','&quot;;[.D188];&quot;',&quot;;[.E188];&quot;,&quot;;[.F188];&quot;,&quot;;[.G188];&quot;,&quot;;[.H188];&quot;,&quot;;[.I188];&quot;,'&quot;;[.J188];&quot;'),&quot;)" office:value-type="string" office:string-value="('Finland','','','',182,0,2,1,2,'2013-01-01 12:00:00'),">
            <text:p>('Finland','','','',182,0,2,1,2,'2013-01-01 12:00:00'),</text:p>
          </table:table-cell>
        </table:table-row>
        <table:table-row table:style-name="ro2">
          <table:table-cell office:value-type="string">
            <text:p>Frankrike</text:p>
          </table:table-cell>
          <table:table-cell table:number-columns-repeated="3"/>
          <table:table-cell office:value-type="float" office:value="182">
            <text:p>1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89];&quot;'&quot;;&quot;,'&quot;;[.B189];&quot;','&quot;;[.C189];&quot;','&quot;;[.D189];&quot;',&quot;;[.E189];&quot;,&quot;;[.F189];&quot;,&quot;;[.G189];&quot;,&quot;;[.H189];&quot;,&quot;;[.I189];&quot;,'&quot;;[.J189];&quot;'),&quot;)" office:value-type="string" office:string-value="('Frankrike','','','',182,0,2,1,2,'2013-01-01 12:00:00'),">
            <text:p>('Frankrike','','','',182,0,2,1,2,'2013-01-01 12:00:00'),</text:p>
          </table:table-cell>
        </table:table-row>
        <table:table-row table:style-name="ro2">
          <table:table-cell office:value-type="string">
            <text:p>G-I</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0];&quot;'&quot;;&quot;,'&quot;;[.B190];&quot;','&quot;;[.C190];&quot;','&quot;;[.D190];&quot;',&quot;;[.E190];&quot;,&quot;;[.F190];&quot;,&quot;;[.G190];&quot;,&quot;;[.H190];&quot;,&quot;;[.I190];&quot;,'&quot;;[.J190];&quot;'),&quot;)" office:value-type="string" office:string-value="('G-I','','','',170,1,2,1,2,'2013-01-01 12:00:00'),">
            <text:p>('G-I','','','',170,1,2,1,2,'2013-01-01 12:00:00'),</text:p>
          </table:table-cell>
        </table:table-row>
        <table:table-row table:style-name="ro2">
          <table:table-cell office:value-type="string">
            <text:p>Georgien</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1];&quot;'&quot;;&quot;,'&quot;;[.B191];&quot;','&quot;;[.C191];&quot;','&quot;;[.D191];&quot;',&quot;;[.E191];&quot;,&quot;;[.F191];&quot;,&quot;;[.G191];&quot;,&quot;;[.H191];&quot;,&quot;;[.I191];&quot;,'&quot;;[.J191];&quot;'),&quot;)" office:value-type="string" office:string-value="('Georgien','','','',190,0,2,1,2,'2013-01-01 12:00:00'),">
            <text:p>('Georgien','','','',190,0,2,1,2,'2013-01-01 12:00:00'),</text:p>
          </table:table-cell>
        </table:table-row>
        <table:table-row table:style-name="ro2">
          <table:table-cell office:value-type="string">
            <text:p>Gibraltar</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2];&quot;'&quot;;&quot;,'&quot;;[.B192];&quot;','&quot;;[.C192];&quot;','&quot;;[.D192];&quot;',&quot;;[.E192];&quot;,&quot;;[.F192];&quot;,&quot;;[.G192];&quot;,&quot;;[.H192];&quot;,&quot;;[.I192];&quot;,'&quot;;[.J192];&quot;'),&quot;)" office:value-type="string" office:string-value="('Gibraltar','','','',190,0,2,1,2,'2013-01-01 12:00:00'),">
            <text:p>('Gibraltar','','','',190,0,2,1,2,'2013-01-01 12:00:00'),</text:p>
          </table:table-cell>
        </table:table-row>
        <table:table-row table:style-name="ro2">
          <table:table-cell office:value-type="string">
            <text:p>Grekland</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3];&quot;'&quot;;&quot;,'&quot;;[.B193];&quot;','&quot;;[.C193];&quot;','&quot;;[.D193];&quot;',&quot;;[.E193];&quot;,&quot;;[.F193];&quot;,&quot;;[.G193];&quot;,&quot;;[.H193];&quot;,&quot;;[.I193];&quot;,'&quot;;[.J193];&quot;'),&quot;)" office:value-type="string" office:string-value="('Grekland','','','',190,0,2,1,2,'2013-01-01 12:00:00'),">
            <text:p>('Grekland','','','',190,0,2,1,2,'2013-01-01 12:00:00'),</text:p>
          </table:table-cell>
        </table:table-row>
        <table:table-row table:style-name="ro2">
          <table:table-cell office:value-type="string">
            <text:p>Grönland</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4];&quot;'&quot;;&quot;,'&quot;;[.B194];&quot;','&quot;;[.C194];&quot;','&quot;;[.D194];&quot;',&quot;;[.E194];&quot;,&quot;;[.F194];&quot;,&quot;;[.G194];&quot;,&quot;;[.H194];&quot;,&quot;;[.I194];&quot;,'&quot;;[.J194];&quot;'),&quot;)" office:value-type="string" office:string-value="('Grönland','','','',190,0,2,1,2,'2013-01-01 12:00:00'),">
            <text:p>('Grönland','','','',190,0,2,1,2,'2013-01-01 12:00:00'),</text:p>
          </table:table-cell>
        </table:table-row>
        <table:table-row table:style-name="ro2">
          <table:table-cell office:value-type="string">
            <text:p>Irland</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5];&quot;'&quot;;&quot;,'&quot;;[.B195];&quot;','&quot;;[.C195];&quot;','&quot;;[.D195];&quot;',&quot;;[.E195];&quot;,&quot;;[.F195];&quot;,&quot;;[.G195];&quot;,&quot;;[.H195];&quot;,&quot;;[.I195];&quot;,'&quot;;[.J195];&quot;'),&quot;)" office:value-type="string" office:string-value="('Irland','','','',190,0,2,1,2,'2013-01-01 12:00:00'),">
            <text:p>('Irland','','','',190,0,2,1,2,'2013-01-01 12:00:00'),</text:p>
          </table:table-cell>
        </table:table-row>
        <table:table-row table:style-name="ro2">
          <table:table-cell office:value-type="string">
            <text:p>Island</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6];&quot;'&quot;;&quot;,'&quot;;[.B196];&quot;','&quot;;[.C196];&quot;','&quot;;[.D196];&quot;',&quot;;[.E196];&quot;,&quot;;[.F196];&quot;,&quot;;[.G196];&quot;,&quot;;[.H196];&quot;,&quot;;[.I196];&quot;,'&quot;;[.J196];&quot;'),&quot;)" office:value-type="string" office:string-value="('Island','','','',190,0,2,1,2,'2013-01-01 12:00:00'),">
            <text:p>('Island','','','',190,0,2,1,2,'2013-01-01 12:00:00'),</text:p>
          </table:table-cell>
        </table:table-row>
        <table:table-row table:style-name="ro1">
          <table:table-cell office:value-type="string">
            <text:p>Isle of Man</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7];&quot;'&quot;;&quot;,'&quot;;[.B197];&quot;','&quot;;[.C197];&quot;','&quot;;[.D197];&quot;',&quot;;[.E197];&quot;,&quot;;[.F197];&quot;,&quot;;[.G197];&quot;,&quot;;[.H197];&quot;,&quot;;[.I197];&quot;,'&quot;;[.J197];&quot;'),&quot;)" office:value-type="string" office:string-value="('Isle of Man','','','',190,0,2,1,2,'2013-01-01 12:00:00'),">
            <text:p>('Isle of Man','','','',190,0,2,1,2,'2013-01-01 12:00:00'),</text:p>
          </table:table-cell>
        </table:table-row>
        <table:table-row table:style-name="ro2">
          <table:table-cell office:value-type="string">
            <text:p>Italien</text:p>
          </table:table-cell>
          <table:table-cell table:number-columns-repeated="3"/>
          <table:table-cell office:value-type="float" office:value="190">
            <text:p>19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8];&quot;'&quot;;&quot;,'&quot;;[.B198];&quot;','&quot;;[.C198];&quot;','&quot;;[.D198];&quot;',&quot;;[.E198];&quot;,&quot;;[.F198];&quot;,&quot;;[.G198];&quot;,&quot;;[.H198];&quot;,&quot;;[.I198];&quot;,'&quot;;[.J198];&quot;'),&quot;)" office:value-type="string" office:string-value="('Italien','','','',190,0,2,1,2,'2013-01-01 12:00:00'),">
            <text:p>('Italien','','','',190,0,2,1,2,'2013-01-01 12:00:00'),</text:p>
          </table:table-cell>
        </table:table-row>
        <table:table-row table:style-name="ro2">
          <table:table-cell office:value-type="string">
            <text:p>K-L</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199];&quot;'&quot;;&quot;,'&quot;;[.B199];&quot;','&quot;;[.C199];&quot;','&quot;;[.D199];&quot;',&quot;;[.E199];&quot;,&quot;;[.F199];&quot;,&quot;;[.G199];&quot;,&quot;;[.H199];&quot;,&quot;;[.I199];&quot;,'&quot;;[.J199];&quot;'),&quot;)" office:value-type="string" office:string-value="('K-L','','','',170,1,2,1,2,'2013-01-01 12:00:00'),">
            <text:p>('K-L','','','',170,1,2,1,2,'2013-01-01 12:00:00'),</text:p>
          </table:table-cell>
        </table:table-row>
        <table:table-row table:style-name="ro2">
          <table:table-cell office:value-type="string">
            <text:p>Kanalöarna</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0];&quot;'&quot;;&quot;,'&quot;;[.B200];&quot;','&quot;;[.C200];&quot;','&quot;;[.D200];&quot;',&quot;;[.E200];&quot;,&quot;;[.F200];&quot;,&quot;;[.G200];&quot;,&quot;;[.H200];&quot;,&quot;;[.I200];&quot;,'&quot;;[.J200];&quot;'),&quot;)" office:value-type="string" office:string-value="('Kanalöarna','','','',199,0,2,1,2,'2013-01-01 12:00:00'),">
            <text:p>('Kanalöarna','','','',199,0,2,1,2,'2013-01-01 12:00:00'),</text:p>
          </table:table-cell>
        </table:table-row>
        <table:table-row table:style-name="ro2">
          <table:table-cell office:value-type="string">
            <text:p>Kosovo</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1];&quot;'&quot;;&quot;,'&quot;;[.B201];&quot;','&quot;;[.C201];&quot;','&quot;;[.D201];&quot;',&quot;;[.E201];&quot;,&quot;;[.F201];&quot;,&quot;;[.G201];&quot;,&quot;;[.H201];&quot;,&quot;;[.I201];&quot;,'&quot;;[.J201];&quot;'),&quot;)" office:value-type="string" office:string-value="('Kosovo','','','',199,0,2,1,2,'2013-01-01 12:00:00'),">
            <text:p>('Kosovo','','','',199,0,2,1,2,'2013-01-01 12:00:00'),</text:p>
          </table:table-cell>
        </table:table-row>
        <table:table-row table:style-name="ro2">
          <table:table-cell office:value-type="string">
            <text:p>Kroatien</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2];&quot;'&quot;;&quot;,'&quot;;[.B202];&quot;','&quot;;[.C202];&quot;','&quot;;[.D202];&quot;',&quot;;[.E202];&quot;,&quot;;[.F202];&quot;,&quot;;[.G202];&quot;,&quot;;[.H202];&quot;,&quot;;[.I202];&quot;,'&quot;;[.J202];&quot;'),&quot;)" office:value-type="string" office:string-value="('Kroatien','','','',199,0,2,1,2,'2013-01-01 12:00:00'),">
            <text:p>('Kroatien','','','',199,0,2,1,2,'2013-01-01 12:00:00'),</text:p>
          </table:table-cell>
        </table:table-row>
        <table:table-row table:style-name="ro2">
          <table:table-cell office:value-type="string">
            <text:p>Lettland</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3];&quot;'&quot;;&quot;,'&quot;;[.B203];&quot;','&quot;;[.C203];&quot;','&quot;;[.D203];&quot;',&quot;;[.E203];&quot;,&quot;;[.F203];&quot;,&quot;;[.G203];&quot;,&quot;;[.H203];&quot;,&quot;;[.I203];&quot;,'&quot;;[.J203];&quot;'),&quot;)" office:value-type="string" office:string-value="('Lettland','','','',199,0,2,1,2,'2013-01-01 12:00:00'),">
            <text:p>('Lettland','','','',199,0,2,1,2,'2013-01-01 12:00:00'),</text:p>
          </table:table-cell>
        </table:table-row>
        <table:table-row table:style-name="ro2">
          <table:table-cell office:value-type="string">
            <text:p>Liechtenstein</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4];&quot;'&quot;;&quot;,'&quot;;[.B204];&quot;','&quot;;[.C204];&quot;','&quot;;[.D204];&quot;',&quot;;[.E204];&quot;,&quot;;[.F204];&quot;,&quot;;[.G204];&quot;,&quot;;[.H204];&quot;,&quot;;[.I204];&quot;,'&quot;;[.J204];&quot;'),&quot;)" office:value-type="string" office:string-value="('Liechtenstein','','','',199,0,2,1,2,'2013-01-01 12:00:00'),">
            <text:p>('Liechtenstein','','','',199,0,2,1,2,'2013-01-01 12:00:00'),</text:p>
          </table:table-cell>
        </table:table-row>
        <table:table-row table:style-name="ro2">
          <table:table-cell office:value-type="string">
            <text:p>Litauen</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5];&quot;'&quot;;&quot;,'&quot;;[.B205];&quot;','&quot;;[.C205];&quot;','&quot;;[.D205];&quot;',&quot;;[.E205];&quot;,&quot;;[.F205];&quot;,&quot;;[.G205];&quot;,&quot;;[.H205];&quot;,&quot;;[.I205];&quot;,'&quot;;[.J205];&quot;'),&quot;)" office:value-type="string" office:string-value="('Litauen','','','',199,0,2,1,2,'2013-01-01 12:00:00'),">
            <text:p>('Litauen','','','',199,0,2,1,2,'2013-01-01 12:00:00'),</text:p>
          </table:table-cell>
        </table:table-row>
        <table:table-row table:style-name="ro2">
          <table:table-cell office:value-type="string">
            <text:p>Luxemburg</text:p>
          </table:table-cell>
          <table:table-cell table:number-columns-repeated="3"/>
          <table:table-cell office:value-type="float" office:value="199">
            <text:p>19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6];&quot;'&quot;;&quot;,'&quot;;[.B206];&quot;','&quot;;[.C206];&quot;','&quot;;[.D206];&quot;',&quot;;[.E206];&quot;,&quot;;[.F206];&quot;,&quot;;[.G206];&quot;,&quot;;[.H206];&quot;,&quot;;[.I206];&quot;,'&quot;;[.J206];&quot;'),&quot;)" office:value-type="string" office:string-value="('Luxemburg','','','',199,0,2,1,2,'2013-01-01 12:00:00'),">
            <text:p>('Luxemburg','','','',199,0,2,1,2,'2013-01-01 12:00:00'),</text:p>
          </table:table-cell>
        </table:table-row>
        <table:table-row table:style-name="ro2">
          <table:table-cell office:value-type="string">
            <text:p>M-N</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7];&quot;'&quot;;&quot;,'&quot;;[.B207];&quot;','&quot;;[.C207];&quot;','&quot;;[.D207];&quot;',&quot;;[.E207];&quot;,&quot;;[.F207];&quot;,&quot;;[.G207];&quot;,&quot;;[.H207];&quot;,&quot;;[.I207];&quot;,'&quot;;[.J207];&quot;'),&quot;)" office:value-type="string" office:string-value="('M-N','','','',170,1,2,1,2,'2013-01-01 12:00:00'),">
            <text:p>('M-N','','','',170,1,2,1,2,'2013-01-01 12:00:00'),</text:p>
          </table:table-cell>
        </table:table-row>
        <table:table-row table:style-name="ro2">
          <table:table-cell office:value-type="string">
            <text:p>Madeira</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8];&quot;'&quot;;&quot;,'&quot;;[.B208];&quot;','&quot;;[.C208];&quot;','&quot;;[.D208];&quot;',&quot;;[.E208];&quot;,&quot;;[.F208];&quot;,&quot;;[.G208];&quot;,&quot;;[.H208];&quot;,&quot;;[.I208];&quot;,'&quot;;[.J208];&quot;'),&quot;)" office:value-type="string" office:string-value="('Madeira','','','',207,0,2,1,2,'2013-01-01 12:00:00'),">
            <text:p>('Madeira','','','',207,0,2,1,2,'2013-01-01 12:00:00'),</text:p>
          </table:table-cell>
        </table:table-row>
        <table:table-row table:style-name="ro2">
          <table:table-cell office:value-type="string">
            <text:p>Makedonien</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09];&quot;'&quot;;&quot;,'&quot;;[.B209];&quot;','&quot;;[.C209];&quot;','&quot;;[.D209];&quot;',&quot;;[.E209];&quot;,&quot;;[.F209];&quot;,&quot;;[.G209];&quot;,&quot;;[.H209];&quot;,&quot;;[.I209];&quot;,'&quot;;[.J209];&quot;'),&quot;)" office:value-type="string" office:string-value="('Makedonien','','','',207,0,2,1,2,'2013-01-01 12:00:00'),">
            <text:p>('Makedonien','','','',207,0,2,1,2,'2013-01-01 12:00:00'),</text:p>
          </table:table-cell>
        </table:table-row>
        <table:table-row table:style-name="ro2">
          <table:table-cell office:value-type="string">
            <text:p>Malta</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0];&quot;'&quot;;&quot;,'&quot;;[.B210];&quot;','&quot;;[.C210];&quot;','&quot;;[.D210];&quot;',&quot;;[.E210];&quot;,&quot;;[.F210];&quot;,&quot;;[.G210];&quot;,&quot;;[.H210];&quot;,&quot;;[.I210];&quot;,'&quot;;[.J210];&quot;'),&quot;)" office:value-type="string" office:string-value="('Malta','','','',207,0,2,1,2,'2013-01-01 12:00:00'),">
            <text:p>('Malta','','','',207,0,2,1,2,'2013-01-01 12:00:00'),</text:p>
          </table:table-cell>
        </table:table-row>
        <table:table-row table:style-name="ro2">
          <table:table-cell office:value-type="string">
            <text:p>Moldavien</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1];&quot;'&quot;;&quot;,'&quot;;[.B211];&quot;','&quot;;[.C211];&quot;','&quot;;[.D211];&quot;',&quot;;[.E211];&quot;,&quot;;[.F211];&quot;,&quot;;[.G211];&quot;,&quot;;[.H211];&quot;,&quot;;[.I211];&quot;,'&quot;;[.J211];&quot;'),&quot;)" office:value-type="string" office:string-value="('Moldavien','','','',207,0,2,1,2,'2013-01-01 12:00:00'),">
            <text:p>('Moldavien','','','',207,0,2,1,2,'2013-01-01 12:00:00'),</text:p>
          </table:table-cell>
        </table:table-row>
        <table:table-row table:style-name="ro2">
          <table:table-cell office:value-type="string">
            <text:p>Monaco</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2];&quot;'&quot;;&quot;,'&quot;;[.B212];&quot;','&quot;;[.C212];&quot;','&quot;;[.D212];&quot;',&quot;;[.E212];&quot;,&quot;;[.F212];&quot;,&quot;;[.G212];&quot;,&quot;;[.H212];&quot;,&quot;;[.I212];&quot;,'&quot;;[.J212];&quot;'),&quot;)" office:value-type="string" office:string-value="('Monaco','','','',207,0,2,1,2,'2013-01-01 12:00:00'),">
            <text:p>('Monaco','','','',207,0,2,1,2,'2013-01-01 12:00:00'),</text:p>
          </table:table-cell>
        </table:table-row>
        <table:table-row table:style-name="ro2">
          <table:table-cell office:value-type="string">
            <text:p>Montenegro</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3];&quot;'&quot;;&quot;,'&quot;;[.B213];&quot;','&quot;;[.C213];&quot;','&quot;;[.D213];&quot;',&quot;;[.E213];&quot;,&quot;;[.F213];&quot;,&quot;;[.G213];&quot;,&quot;;[.H213];&quot;,&quot;;[.I213];&quot;,'&quot;;[.J213];&quot;'),&quot;)" office:value-type="string" office:string-value="('Montenegro','','','',207,0,2,1,2,'2013-01-01 12:00:00'),">
            <text:p>('Montenegro','','','',207,0,2,1,2,'2013-01-01 12:00:00'),</text:p>
          </table:table-cell>
        </table:table-row>
        <table:table-row table:style-name="ro2">
          <table:table-cell office:value-type="string">
            <text:p>Nagorno-Karabach</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4];&quot;'&quot;;&quot;,'&quot;;[.B214];&quot;','&quot;;[.C214];&quot;','&quot;;[.D214];&quot;',&quot;;[.E214];&quot;,&quot;;[.F214];&quot;,&quot;;[.G214];&quot;,&quot;;[.H214];&quot;,&quot;;[.I214];&quot;,'&quot;;[.J214];&quot;'),&quot;)" office:value-type="string" office:string-value="('Nagorno-Karabach','','','',207,0,2,1,2,'2013-01-01 12:00:00'),">
            <text:p>('Nagorno-Karabach','','','',207,0,2,1,2,'2013-01-01 12:00:00'),</text:p>
          </table:table-cell>
        </table:table-row>
        <table:table-row table:style-name="ro2">
          <table:table-cell office:value-type="string">
            <text:p>Nederländerna</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5];&quot;'&quot;;&quot;,'&quot;;[.B215];&quot;','&quot;;[.C215];&quot;','&quot;;[.D215];&quot;',&quot;;[.E215];&quot;,&quot;;[.F215];&quot;,&quot;;[.G215];&quot;,&quot;;[.H215];&quot;,&quot;;[.I215];&quot;,'&quot;;[.J215];&quot;'),&quot;)" office:value-type="string" office:string-value="('Nederländerna','','','',207,0,2,1,2,'2013-01-01 12:00:00'),">
            <text:p>('Nederländerna','','','',207,0,2,1,2,'2013-01-01 12:00:00'),</text:p>
          </table:table-cell>
        </table:table-row>
        <table:table-row table:style-name="ro2">
          <table:table-cell office:value-type="string">
            <text:p>Nordirland</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6];&quot;'&quot;;&quot;,'&quot;;[.B216];&quot;','&quot;;[.C216];&quot;','&quot;;[.D216];&quot;',&quot;;[.E216];&quot;,&quot;;[.F216];&quot;,&quot;;[.G216];&quot;,&quot;;[.H216];&quot;,&quot;;[.I216];&quot;,'&quot;;[.J216];&quot;'),&quot;)" office:value-type="string" office:string-value="('Nordirland','','','',207,0,2,1,2,'2013-01-01 12:00:00'),">
            <text:p>('Nordirland','','','',207,0,2,1,2,'2013-01-01 12:00:00'),</text:p>
          </table:table-cell>
        </table:table-row>
        <table:table-row table:style-name="ro2">
          <table:table-cell office:value-type="string">
            <text:p>Norge</text:p>
          </table:table-cell>
          <table:table-cell table:number-columns-repeated="3"/>
          <table:table-cell office:value-type="float" office:value="207">
            <text:p>20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7];&quot;'&quot;;&quot;,'&quot;;[.B217];&quot;','&quot;;[.C217];&quot;','&quot;;[.D217];&quot;',&quot;;[.E217];&quot;,&quot;;[.F217];&quot;,&quot;;[.G217];&quot;,&quot;;[.H217];&quot;,&quot;;[.I217];&quot;,'&quot;;[.J217];&quot;'),&quot;)" office:value-type="string" office:string-value="('Norge','','','',207,0,2,1,2,'2013-01-01 12:00:00'),">
            <text:p>('Norge','','','',207,0,2,1,2,'2013-01-01 12:00:00'),</text:p>
          </table:table-cell>
        </table:table-row>
        <table:table-row table:style-name="ro2">
          <table:table-cell office:value-type="string">
            <text:p>P-R</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8];&quot;'&quot;;&quot;,'&quot;;[.B218];&quot;','&quot;;[.C218];&quot;','&quot;;[.D218];&quot;',&quot;;[.E218];&quot;,&quot;;[.F218];&quot;,&quot;;[.G218];&quot;,&quot;;[.H218];&quot;,&quot;;[.I218];&quot;,'&quot;;[.J218];&quot;'),&quot;)" office:value-type="string" office:string-value="('P-R','','','',170,1,2,1,2,'2013-01-01 12:00:00'),">
            <text:p>('P-R','','','',170,1,2,1,2,'2013-01-01 12:00:00'),</text:p>
          </table:table-cell>
        </table:table-row>
        <table:table-row table:style-name="ro2">
          <table:table-cell office:value-type="string">
            <text:p>Polen</text:p>
          </table:table-cell>
          <table:table-cell table:number-columns-repeated="3"/>
          <table:table-cell office:value-type="float" office:value="218">
            <text:p>2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19];&quot;'&quot;;&quot;,'&quot;;[.B219];&quot;','&quot;;[.C219];&quot;','&quot;;[.D219];&quot;',&quot;;[.E219];&quot;,&quot;;[.F219];&quot;,&quot;;[.G219];&quot;,&quot;;[.H219];&quot;,&quot;;[.I219];&quot;,'&quot;;[.J219];&quot;'),&quot;)" office:value-type="string" office:string-value="('Polen','','','',218,0,2,1,2,'2013-01-01 12:00:00'),">
            <text:p>('Polen','','','',218,0,2,1,2,'2013-01-01 12:00:00'),</text:p>
          </table:table-cell>
        </table:table-row>
        <table:table-row table:style-name="ro2">
          <table:table-cell office:value-type="string">
            <text:p>Portugal</text:p>
          </table:table-cell>
          <table:table-cell table:number-columns-repeated="3"/>
          <table:table-cell office:value-type="float" office:value="218">
            <text:p>2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0];&quot;'&quot;;&quot;,'&quot;;[.B220];&quot;','&quot;;[.C220];&quot;','&quot;;[.D220];&quot;',&quot;;[.E220];&quot;,&quot;;[.F220];&quot;,&quot;;[.G220];&quot;,&quot;;[.H220];&quot;,&quot;;[.I220];&quot;,'&quot;;[.J220];&quot;'),&quot;)" office:value-type="string" office:string-value="('Portugal','','','',218,0,2,1,2,'2013-01-01 12:00:00'),">
            <text:p>('Portugal','','','',218,0,2,1,2,'2013-01-01 12:00:00'),</text:p>
          </table:table-cell>
        </table:table-row>
        <table:table-row table:style-name="ro2">
          <table:table-cell office:value-type="string">
            <text:p>Rumänien</text:p>
          </table:table-cell>
          <table:table-cell table:number-columns-repeated="3"/>
          <table:table-cell office:value-type="float" office:value="218">
            <text:p>2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1];&quot;'&quot;;&quot;,'&quot;;[.B221];&quot;','&quot;;[.C221];&quot;','&quot;;[.D221];&quot;',&quot;;[.E221];&quot;,&quot;;[.F221];&quot;,&quot;;[.G221];&quot;,&quot;;[.H221];&quot;,&quot;;[.I221];&quot;,'&quot;;[.J221];&quot;'),&quot;)" office:value-type="string" office:string-value="('Rumänien','','','',218,0,2,1,2,'2013-01-01 12:00:00'),">
            <text:p>('Rumänien','','','',218,0,2,1,2,'2013-01-01 12:00:00'),</text:p>
          </table:table-cell>
        </table:table-row>
        <table:table-row table:style-name="ro2">
          <table:table-cell office:value-type="string">
            <text:p>Ryssland</text:p>
          </table:table-cell>
          <table:table-cell table:number-columns-repeated="3"/>
          <table:table-cell office:value-type="float" office:value="218">
            <text:p>2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2];&quot;'&quot;;&quot;,'&quot;;[.B222];&quot;','&quot;;[.C222];&quot;','&quot;;[.D222];&quot;',&quot;;[.E222];&quot;,&quot;;[.F222];&quot;,&quot;;[.G222];&quot;,&quot;;[.H222];&quot;,&quot;;[.I222];&quot;,'&quot;;[.J222];&quot;'),&quot;)" office:value-type="string" office:string-value="('Ryssland','','','',218,0,2,1,2,'2013-01-01 12:00:00'),">
            <text:p>('Ryssland','','','',218,0,2,1,2,'2013-01-01 12:00:00'),</text:p>
          </table:table-cell>
        </table:table-row>
        <table:table-row table:style-name="ro2">
          <table:table-cell office:value-type="string">
            <text:p>S</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3];&quot;'&quot;;&quot;,'&quot;;[.B223];&quot;','&quot;;[.C223];&quot;','&quot;;[.D223];&quot;',&quot;;[.E223];&quot;,&quot;;[.F223];&quot;,&quot;;[.G223];&quot;,&quot;;[.H223];&quot;,&quot;;[.I223];&quot;,'&quot;;[.J223];&quot;'),&quot;)" office:value-type="string" office:string-value="('S','','','',170,1,2,1,2,'2013-01-01 12:00:00'),">
            <text:p>('S','','','',170,1,2,1,2,'2013-01-01 12:00:00'),</text:p>
          </table:table-cell>
        </table:table-row>
        <table:table-row table:style-name="ro2">
          <table:table-cell office:value-type="string">
            <text:p>San Marino</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4];&quot;'&quot;;&quot;,'&quot;;[.B224];&quot;','&quot;;[.C224];&quot;','&quot;;[.D224];&quot;',&quot;;[.E224];&quot;,&quot;;[.F224];&quot;,&quot;;[.G224];&quot;,&quot;;[.H224];&quot;,&quot;;[.I224];&quot;,'&quot;;[.J224];&quot;'),&quot;)" office:value-type="string" office:string-value="('San Marino','','','',223,0,2,1,2,'2013-01-01 12:00:00'),">
            <text:p>('San Marino','','','',223,0,2,1,2,'2013-01-01 12:00:00'),</text:p>
          </table:table-cell>
        </table:table-row>
        <table:table-row table:style-name="ro2">
          <table:table-cell office:value-type="string">
            <text:p>Schweiz</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5];&quot;'&quot;;&quot;,'&quot;;[.B225];&quot;','&quot;;[.C225];&quot;','&quot;;[.D225];&quot;',&quot;;[.E225];&quot;,&quot;;[.F225];&quot;,&quot;;[.G225];&quot;,&quot;;[.H225];&quot;,&quot;;[.I225];&quot;,'&quot;;[.J225];&quot;'),&quot;)" office:value-type="string" office:string-value="('Schweiz','','','',223,0,2,1,2,'2013-01-01 12:00:00'),">
            <text:p>('Schweiz','','','',223,0,2,1,2,'2013-01-01 12:00:00'),</text:p>
          </table:table-cell>
        </table:table-row>
        <table:table-row table:style-name="ro2">
          <table:table-cell office:value-type="string">
            <text:p>Serb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6];&quot;'&quot;;&quot;,'&quot;;[.B226];&quot;','&quot;;[.C226];&quot;','&quot;;[.D226];&quot;',&quot;;[.E226];&quot;,&quot;;[.F226];&quot;,&quot;;[.G226];&quot;,&quot;;[.H226];&quot;,&quot;;[.I226];&quot;,'&quot;;[.J226];&quot;'),&quot;)" office:value-type="string" office:string-value="('Serbien','','','',223,0,2,1,2,'2013-01-01 12:00:00'),">
            <text:p>('Serbien','','','',223,0,2,1,2,'2013-01-01 12:00:00'),</text:p>
          </table:table-cell>
        </table:table-row>
        <table:table-row table:style-name="ro2">
          <table:table-cell office:value-type="string">
            <text:p>Slovak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7];&quot;'&quot;;&quot;,'&quot;;[.B227];&quot;','&quot;;[.C227];&quot;','&quot;;[.D227];&quot;',&quot;;[.E227];&quot;,&quot;;[.F227];&quot;,&quot;;[.G227];&quot;,&quot;;[.H227];&quot;,&quot;;[.I227];&quot;,'&quot;;[.J227];&quot;'),&quot;)" office:value-type="string" office:string-value="('Slovakien','','','',223,0,2,1,2,'2013-01-01 12:00:00'),">
            <text:p>('Slovakien','','','',223,0,2,1,2,'2013-01-01 12:00:00'),</text:p>
          </table:table-cell>
        </table:table-row>
        <table:table-row table:style-name="ro2">
          <table:table-cell office:value-type="string">
            <text:p>Sloven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8];&quot;'&quot;;&quot;,'&quot;;[.B228];&quot;','&quot;;[.C228];&quot;','&quot;;[.D228];&quot;',&quot;;[.E228];&quot;,&quot;;[.F228];&quot;,&quot;;[.G228];&quot;,&quot;;[.H228];&quot;,&quot;;[.I228];&quot;,'&quot;;[.J228];&quot;'),&quot;)" office:value-type="string" office:string-value="('Slovenien','','','',223,0,2,1,2,'2013-01-01 12:00:00'),">
            <text:p>('Slovenien','','','',223,0,2,1,2,'2013-01-01 12:00:00'),</text:p>
          </table:table-cell>
        </table:table-row>
        <table:table-row table:style-name="ro2">
          <table:table-cell office:value-type="string">
            <text:p>Span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29];&quot;'&quot;;&quot;,'&quot;;[.B229];&quot;','&quot;;[.C229];&quot;','&quot;;[.D229];&quot;',&quot;;[.E229];&quot;,&quot;;[.F229];&quot;,&quot;;[.G229];&quot;,&quot;;[.H229];&quot;,&quot;;[.I229];&quot;,'&quot;;[.J229];&quot;'),&quot;)" office:value-type="string" office:string-value="('Spanien','','','',223,0,2,1,2,'2013-01-01 12:00:00'),">
            <text:p>('Spanien','','','',223,0,2,1,2,'2013-01-01 12:00:00'),</text:p>
          </table:table-cell>
        </table:table-row>
        <table:table-row table:style-name="ro2">
          <table:table-cell office:value-type="string">
            <text:p>Storbritann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0];&quot;'&quot;;&quot;,'&quot;;[.B230];&quot;','&quot;;[.C230];&quot;','&quot;;[.D230];&quot;',&quot;;[.E230];&quot;,&quot;;[.F230];&quot;,&quot;;[.G230];&quot;,&quot;;[.H230];&quot;,&quot;;[.I230];&quot;,'&quot;;[.J230];&quot;'),&quot;)" office:value-type="string" office:string-value="('Storbritannien','','','',223,0,2,1,2,'2013-01-01 12:00:00'),">
            <text:p>('Storbritannien','','','',223,0,2,1,2,'2013-01-01 12:00:00'),</text:p>
          </table:table-cell>
        </table:table-row>
        <table:table-row table:style-name="ro2">
          <table:table-cell office:value-type="string">
            <text:p>Sverige</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1];&quot;'&quot;;&quot;,'&quot;;[.B231];&quot;','&quot;;[.C231];&quot;','&quot;;[.D231];&quot;',&quot;;[.E231];&quot;,&quot;;[.F231];&quot;,&quot;;[.G231];&quot;,&quot;;[.H231];&quot;,&quot;;[.I231];&quot;,'&quot;;[.J231];&quot;'),&quot;)" office:value-type="string" office:string-value="('Sverige','','','',223,0,2,1,2,'2013-01-01 12:00:00'),">
            <text:p>('Sverige','','','',223,0,2,1,2,'2013-01-01 12:00:00'),</text:p>
          </table:table-cell>
        </table:table-row>
        <table:table-row table:style-name="ro2">
          <table:table-cell office:value-type="string">
            <text:p>Sydossetien</text:p>
          </table:table-cell>
          <table:table-cell table:number-columns-repeated="3"/>
          <table:table-cell office:value-type="float" office:value="223">
            <text:p>22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2];&quot;'&quot;;&quot;,'&quot;;[.B232];&quot;','&quot;;[.C232];&quot;','&quot;;[.D232];&quot;',&quot;;[.E232];&quot;,&quot;;[.F232];&quot;,&quot;;[.G232];&quot;,&quot;;[.H232];&quot;,&quot;;[.I232];&quot;,'&quot;;[.J232];&quot;'),&quot;)" office:value-type="string" office:string-value="('Sydossetien','','','',223,0,2,1,2,'2013-01-01 12:00:00'),">
            <text:p>('Sydossetien','','','',223,0,2,1,2,'2013-01-01 12:00:00'),</text:p>
          </table:table-cell>
        </table:table-row>
        <table:table-row table:style-name="ro2">
          <table:table-cell office:value-type="string">
            <text:p>T-Ö</text:p>
          </table:table-cell>
          <table:table-cell table:number-columns-repeated="3"/>
          <table:table-cell office:value-type="float" office:value="170">
            <text:p>17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3];&quot;'&quot;;&quot;,'&quot;;[.B233];&quot;','&quot;;[.C233];&quot;','&quot;;[.D233];&quot;',&quot;;[.E233];&quot;,&quot;;[.F233];&quot;,&quot;;[.G233];&quot;,&quot;;[.H233];&quot;,&quot;;[.I233];&quot;,'&quot;;[.J233];&quot;'),&quot;)" office:value-type="string" office:string-value="('T-Ö','','','',170,1,2,1,2,'2013-01-01 12:00:00'),">
            <text:p>('T-Ö','','','',170,1,2,1,2,'2013-01-01 12:00:00'),</text:p>
          </table:table-cell>
        </table:table-row>
        <table:table-row table:style-name="ro2">
          <table:table-cell office:value-type="string">
            <text:p>Tjeckien</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4];&quot;'&quot;;&quot;,'&quot;;[.B234];&quot;','&quot;;[.C234];&quot;','&quot;;[.D234];&quot;',&quot;;[.E234];&quot;,&quot;;[.F234];&quot;,&quot;;[.G234];&quot;,&quot;;[.H234];&quot;,&quot;;[.I234];&quot;,'&quot;;[.J234];&quot;'),&quot;)" office:value-type="string" office:string-value="('Tjeckien','','','',233,0,2,1,2,'2013-01-01 12:00:00'),">
            <text:p>('Tjeckien','','','',233,0,2,1,2,'2013-01-01 12:00:00'),</text:p>
          </table:table-cell>
        </table:table-row>
        <table:table-row table:style-name="ro2">
          <table:table-cell office:value-type="string">
            <text:p>Tjetjenien</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5];&quot;'&quot;;&quot;,'&quot;;[.B235];&quot;','&quot;;[.C235];&quot;','&quot;;[.D235];&quot;',&quot;;[.E235];&quot;,&quot;;[.F235];&quot;,&quot;;[.G235];&quot;,&quot;;[.H235];&quot;,&quot;;[.I235];&quot;,'&quot;;[.J235];&quot;'),&quot;)" office:value-type="string" office:string-value="('Tjetjenien','','','',233,0,2,1,2,'2013-01-01 12:00:00'),">
            <text:p>('Tjetjenien','','','',233,0,2,1,2,'2013-01-01 12:00:00'),</text:p>
          </table:table-cell>
        </table:table-row>
        <table:table-row table:style-name="ro2">
          <table:table-cell office:value-type="string">
            <text:p>Turkiet</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6];&quot;'&quot;;&quot;,'&quot;;[.B236];&quot;','&quot;;[.C236];&quot;','&quot;;[.D236];&quot;',&quot;;[.E236];&quot;,&quot;;[.F236];&quot;,&quot;;[.G236];&quot;,&quot;;[.H236];&quot;,&quot;;[.I236];&quot;,'&quot;;[.J236];&quot;'),&quot;)" office:value-type="string" office:string-value="('Turkiet','','','',233,0,2,1,2,'2013-01-01 12:00:00'),">
            <text:p>('Turkiet','','','',233,0,2,1,2,'2013-01-01 12:00:00'),</text:p>
          </table:table-cell>
        </table:table-row>
        <table:table-row table:style-name="ro2">
          <table:table-cell office:value-type="string">
            <text:p>Tyskland</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7];&quot;'&quot;;&quot;,'&quot;;[.B237];&quot;','&quot;;[.C237];&quot;','&quot;;[.D237];&quot;',&quot;;[.E237];&quot;,&quot;;[.F237];&quot;,&quot;;[.G237];&quot;,&quot;;[.H237];&quot;,&quot;;[.I237];&quot;,'&quot;;[.J237];&quot;'),&quot;)" office:value-type="string" office:string-value="('Tyskland','','','',233,0,2,1,2,'2013-01-01 12:00:00'),">
            <text:p>('Tyskland','','','',233,0,2,1,2,'2013-01-01 12:00:00'),</text:p>
          </table:table-cell>
        </table:table-row>
        <table:table-row table:style-name="ro2">
          <table:table-cell office:value-type="string">
            <text:p>Ukraina</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8];&quot;'&quot;;&quot;,'&quot;;[.B238];&quot;','&quot;;[.C238];&quot;','&quot;;[.D238];&quot;',&quot;;[.E238];&quot;,&quot;;[.F238];&quot;,&quot;;[.G238];&quot;,&quot;;[.H238];&quot;,&quot;;[.I238];&quot;,'&quot;;[.J238];&quot;'),&quot;)" office:value-type="string" office:string-value="('Ukraina','','','',233,0,2,1,2,'2013-01-01 12:00:00'),">
            <text:p>('Ukraina','','','',233,0,2,1,2,'2013-01-01 12:00:00'),</text:p>
          </table:table-cell>
        </table:table-row>
        <table:table-row table:style-name="ro2">
          <table:table-cell office:value-type="string">
            <text:p>Ungern</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39];&quot;'&quot;;&quot;,'&quot;;[.B239];&quot;','&quot;;[.C239];&quot;','&quot;;[.D239];&quot;',&quot;;[.E239];&quot;,&quot;;[.F239];&quot;,&quot;;[.G239];&quot;,&quot;;[.H239];&quot;,&quot;;[.I239];&quot;,'&quot;;[.J239];&quot;'),&quot;)" office:value-type="string" office:string-value="('Ungern','','','',233,0,2,1,2,'2013-01-01 12:00:00'),">
            <text:p>('Ungern','','','',233,0,2,1,2,'2013-01-01 12:00:00'),</text:p>
          </table:table-cell>
        </table:table-row>
        <table:table-row table:style-name="ro2">
          <table:table-cell office:value-type="string">
            <text:p>Vatikanstaten</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0];&quot;'&quot;;&quot;,'&quot;;[.B240];&quot;','&quot;;[.C240];&quot;','&quot;;[.D240];&quot;',&quot;;[.E240];&quot;,&quot;;[.F240];&quot;,&quot;;[.G240];&quot;,&quot;;[.H240];&quot;,&quot;;[.I240];&quot;,'&quot;;[.J240];&quot;'),&quot;)" office:value-type="string" office:string-value="('Vatikanstaten','','','',233,0,2,1,2,'2013-01-01 12:00:00'),">
            <text:p>('Vatikanstaten','','','',233,0,2,1,2,'2013-01-01 12:00:00'),</text:p>
          </table:table-cell>
        </table:table-row>
        <table:table-row table:style-name="ro2">
          <table:table-cell office:value-type="string">
            <text:p>Vitryssland</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1];&quot;'&quot;;&quot;,'&quot;;[.B241];&quot;','&quot;;[.C241];&quot;','&quot;;[.D241];&quot;',&quot;;[.E241];&quot;,&quot;;[.F241];&quot;,&quot;;[.G241];&quot;,&quot;;[.H241];&quot;,&quot;;[.I241];&quot;,'&quot;;[.J241];&quot;'),&quot;)" office:value-type="string" office:string-value="('Vitryssland','','','',233,0,2,1,2,'2013-01-01 12:00:00'),">
            <text:p>('Vitryssland','','','',233,0,2,1,2,'2013-01-01 12:00:00'),</text:p>
          </table:table-cell>
        </table:table-row>
        <table:table-row table:style-name="ro2">
          <table:table-cell office:value-type="string">
            <text:p>Österrike</text:p>
          </table:table-cell>
          <table:table-cell table:number-columns-repeated="3"/>
          <table:table-cell office:value-type="float" office:value="233">
            <text:p>23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2];&quot;'&quot;;&quot;,'&quot;;[.B242];&quot;','&quot;;[.C242];&quot;','&quot;;[.D242];&quot;',&quot;;[.E242];&quot;,&quot;;[.F242];&quot;,&quot;;[.G242];&quot;,&quot;;[.H242];&quot;,&quot;;[.I242];&quot;,'&quot;;[.J242];&quot;'),&quot;)" office:value-type="string" office:string-value="('Österrike','','','',233,0,2,1,2,'2013-01-01 12:00:00'),">
            <text:p>('Österrike','','','',233,0,2,1,2,'2013-01-01 12:00:00'),</text:p>
          </table:table-cell>
        </table:table-row>
        <table:table-row table:style-name="ro2">
          <table:table-cell office:value-type="string">
            <text:p>Asien</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3];&quot;'&quot;;&quot;,'&quot;;[.B243];&quot;','&quot;;[.C243];&quot;','&quot;;[.D243];&quot;',&quot;;[.E243];&quot;,&quot;;[.F243];&quot;,&quot;;[.G243];&quot;,&quot;;[.H243];&quot;,&quot;;[.I243];&quot;,'&quot;;[.J243];&quot;'),&quot;)" office:value-type="string" office:string-value="('Asien','','','',169,1,2,1,2,'2013-01-01 12:00:00'),">
            <text:p>('Asien','','','',169,1,2,1,2,'2013-01-01 12:00:00'),</text:p>
          </table:table-cell>
        </table:table-row>
        <table:table-row table:style-name="ro2">
          <table:table-cell office:value-type="string">
            <text:p>A-B</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4];&quot;'&quot;;&quot;,'&quot;;[.B244];&quot;','&quot;;[.C244];&quot;','&quot;;[.D244];&quot;',&quot;;[.E244];&quot;,&quot;;[.F244];&quot;,&quot;;[.G244];&quot;,&quot;;[.H244];&quot;,&quot;;[.I244];&quot;,'&quot;;[.J244];&quot;'),&quot;)" office:value-type="string" office:string-value="('A-B','','','',243,1,2,1,2,'2013-01-01 12:00:00'),">
            <text:p>('A-B','','','',243,1,2,1,2,'2013-01-01 12:00:00'),</text:p>
          </table:table-cell>
        </table:table-row>
        <table:table-row table:style-name="ro2">
          <table:table-cell office:value-type="string">
            <text:p>Afghanistan</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5];&quot;'&quot;;&quot;,'&quot;;[.B245];&quot;','&quot;;[.C245];&quot;','&quot;;[.D245];&quot;',&quot;;[.E245];&quot;,&quot;;[.F245];&quot;,&quot;;[.G245];&quot;,&quot;;[.H245];&quot;,&quot;;[.I245];&quot;,'&quot;;[.J245];&quot;'),&quot;)" office:value-type="string" office:string-value="('Afghanistan','','','',244,0,2,1,2,'2013-01-01 12:00:00'),">
            <text:p>('Afghanistan','','','',244,0,2,1,2,'2013-01-01 12:00:00'),</text:p>
          </table:table-cell>
        </table:table-row>
        <table:table-row table:style-name="ro2">
          <table:table-cell office:value-type="string">
            <text:p>Bahrain</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6];&quot;'&quot;;&quot;,'&quot;;[.B246];&quot;','&quot;;[.C246];&quot;','&quot;;[.D246];&quot;',&quot;;[.E246];&quot;,&quot;;[.F246];&quot;,&quot;;[.G246];&quot;,&quot;;[.H246];&quot;,&quot;;[.I246];&quot;,'&quot;;[.J246];&quot;'),&quot;)" office:value-type="string" office:string-value="('Bahrain','','','',244,0,2,1,2,'2013-01-01 12:00:00'),">
            <text:p>('Bahrain','','','',244,0,2,1,2,'2013-01-01 12:00:00'),</text:p>
          </table:table-cell>
        </table:table-row>
        <table:table-row table:style-name="ro2">
          <table:table-cell office:value-type="string">
            <text:p>Bangladesh</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7];&quot;'&quot;;&quot;,'&quot;;[.B247];&quot;','&quot;;[.C247];&quot;','&quot;;[.D247];&quot;',&quot;;[.E247];&quot;,&quot;;[.F247];&quot;,&quot;;[.G247];&quot;,&quot;;[.H247];&quot;,&quot;;[.I247];&quot;,'&quot;;[.J247];&quot;'),&quot;)" office:value-type="string" office:string-value="('Bangladesh','','','',244,0,2,1,2,'2013-01-01 12:00:00'),">
            <text:p>('Bangladesh','','','',244,0,2,1,2,'2013-01-01 12:00:00'),</text:p>
          </table:table-cell>
        </table:table-row>
        <table:table-row table:style-name="ro2">
          <table:table-cell office:value-type="string">
            <text:p>Bhutan</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8];&quot;'&quot;;&quot;,'&quot;;[.B248];&quot;','&quot;;[.C248];&quot;','&quot;;[.D248];&quot;',&quot;;[.E248];&quot;,&quot;;[.F248];&quot;,&quot;;[.G248];&quot;,&quot;;[.H248];&quot;,&quot;;[.I248];&quot;,'&quot;;[.J248];&quot;'),&quot;)" office:value-type="string" office:string-value="('Bhutan','','','',244,0,2,1,2,'2013-01-01 12:00:00'),">
            <text:p>('Bhutan','','','',244,0,2,1,2,'2013-01-01 12:00:00'),</text:p>
          </table:table-cell>
        </table:table-row>
        <table:table-row table:style-name="ro1">
          <table:table-cell office:value-type="string">
            <text:p>Brunei</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49];&quot;'&quot;;&quot;,'&quot;;[.B249];&quot;','&quot;;[.C249];&quot;','&quot;;[.D249];&quot;',&quot;;[.E249];&quot;,&quot;;[.F249];&quot;,&quot;;[.G249];&quot;,&quot;;[.H249];&quot;,&quot;;[.I249];&quot;,'&quot;;[.J249];&quot;'),&quot;)" office:value-type="string" office:string-value="('Brunei','','','',244,0,2,1,2,'2013-01-01 12:00:00'),">
            <text:p>('Brunei','','','',244,0,2,1,2,'2013-01-01 12:00:00'),</text:p>
          </table:table-cell>
        </table:table-row>
        <table:table-row table:style-name="ro2">
          <table:table-cell office:value-type="string">
            <text:p>Burma</text:p>
          </table:table-cell>
          <table:table-cell table:number-columns-repeated="3"/>
          <table:table-cell office:value-type="float" office:value="244">
            <text:p>244</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0];&quot;'&quot;;&quot;,'&quot;;[.B250];&quot;','&quot;;[.C250];&quot;','&quot;;[.D250];&quot;',&quot;;[.E250];&quot;,&quot;;[.F250];&quot;,&quot;;[.G250];&quot;,&quot;;[.H250];&quot;,&quot;;[.I250];&quot;,'&quot;;[.J250];&quot;'),&quot;)" office:value-type="string" office:string-value="('Burma','','','',244,0,2,1,2,'2013-01-01 12:00:00'),">
            <text:p>('Burma','','','',244,0,2,1,2,'2013-01-01 12:00:00'),</text:p>
          </table:table-cell>
        </table:table-row>
        <table:table-row table:style-name="ro2">
          <table:table-cell office:value-type="string">
            <text:p>F-J</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1];&quot;'&quot;;&quot;,'&quot;;[.B251];&quot;','&quot;;[.C251];&quot;','&quot;;[.D251];&quot;',&quot;;[.E251];&quot;,&quot;;[.F251];&quot;,&quot;;[.G251];&quot;,&quot;;[.H251];&quot;,&quot;;[.I251];&quot;,'&quot;;[.J251];&quot;'),&quot;)" office:value-type="string" office:string-value="('F-J','','','',243,1,2,1,2,'2013-01-01 12:00:00'),">
            <text:p>('F-J','','','',243,1,2,1,2,'2013-01-01 12:00:00'),</text:p>
          </table:table-cell>
        </table:table-row>
        <table:table-row table:style-name="ro2">
          <table:table-cell office:value-type="string">
            <text:p>Filippinerna</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2];&quot;'&quot;;&quot;,'&quot;;[.B252];&quot;','&quot;;[.C252];&quot;','&quot;;[.D252];&quot;',&quot;;[.E252];&quot;,&quot;;[.F252];&quot;,&quot;;[.G252];&quot;,&quot;;[.H252];&quot;,&quot;;[.I252];&quot;,'&quot;;[.J252];&quot;'),&quot;)" office:value-type="string" office:string-value="('Filippinerna','','','',251,0,2,1,2,'2013-01-01 12:00:00'),">
            <text:p>('Filippinerna','','','',251,0,2,1,2,'2013-01-01 12:00:00'),</text:p>
          </table:table-cell>
        </table:table-row>
        <table:table-row table:style-name="ro1">
          <table:table-cell office:value-type="string">
            <text:p>Förenade arabemirate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3];&quot;'&quot;;&quot;,'&quot;;[.B253];&quot;','&quot;;[.C253];&quot;','&quot;;[.D253];&quot;',&quot;;[.E253];&quot;,&quot;;[.F253];&quot;,&quot;;[.G253];&quot;,&quot;;[.H253];&quot;,&quot;;[.I253];&quot;,'&quot;;[.J253];&quot;'),&quot;)" office:value-type="string" office:string-value="('Förenade arabemiraten','','','',251,0,2,1,2,'2013-01-01 12:00:00'),">
            <text:p>('Förenade arabemiraten','','','',251,0,2,1,2,'2013-01-01 12:00:00'),</text:p>
          </table:table-cell>
        </table:table-row>
        <table:table-row table:style-name="ro2">
          <table:table-cell office:value-type="string">
            <text:p>Hongkong</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4];&quot;'&quot;;&quot;,'&quot;;[.B254];&quot;','&quot;;[.C254];&quot;','&quot;;[.D254];&quot;',&quot;;[.E254];&quot;,&quot;;[.F254];&quot;,&quot;;[.G254];&quot;,&quot;;[.H254];&quot;,&quot;;[.I254];&quot;,'&quot;;[.J254];&quot;'),&quot;)" office:value-type="string" office:string-value="('Hongkong','','','',251,0,2,1,2,'2013-01-01 12:00:00'),">
            <text:p>('Hongkong','','','',251,0,2,1,2,'2013-01-01 12:00:00'),</text:p>
          </table:table-cell>
        </table:table-row>
        <table:table-row table:style-name="ro2">
          <table:table-cell office:value-type="string">
            <text:p>Indie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5];&quot;'&quot;;&quot;,'&quot;;[.B255];&quot;','&quot;;[.C255];&quot;','&quot;;[.D255];&quot;',&quot;;[.E255];&quot;,&quot;;[.F255];&quot;,&quot;;[.G255];&quot;,&quot;;[.H255];&quot;,&quot;;[.I255];&quot;,'&quot;;[.J255];&quot;'),&quot;)" office:value-type="string" office:string-value="('Indien','','','',251,0,2,1,2,'2013-01-01 12:00:00'),">
            <text:p>('Indien','','','',251,0,2,1,2,'2013-01-01 12:00:00'),</text:p>
          </table:table-cell>
        </table:table-row>
        <table:table-row table:style-name="ro2">
          <table:table-cell office:value-type="string">
            <text:p>Indonesie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6];&quot;'&quot;;&quot;,'&quot;;[.B256];&quot;','&quot;;[.C256];&quot;','&quot;;[.D256];&quot;',&quot;;[.E256];&quot;,&quot;;[.F256];&quot;,&quot;;[.G256];&quot;,&quot;;[.H256];&quot;,&quot;;[.I256];&quot;,'&quot;;[.J256];&quot;'),&quot;)" office:value-type="string" office:string-value="('Indonesien','','','',251,0,2,1,2,'2013-01-01 12:00:00'),">
            <text:p>('Indonesien','','','',251,0,2,1,2,'2013-01-01 12:00:00'),</text:p>
          </table:table-cell>
        </table:table-row>
        <table:table-row table:style-name="ro2">
          <table:table-cell office:value-type="string">
            <text:p>Irak</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7];&quot;'&quot;;&quot;,'&quot;;[.B257];&quot;','&quot;;[.C257];&quot;','&quot;;[.D257];&quot;',&quot;;[.E257];&quot;,&quot;;[.F257];&quot;,&quot;;[.G257];&quot;,&quot;;[.H257];&quot;,&quot;;[.I257];&quot;,'&quot;;[.J257];&quot;'),&quot;)" office:value-type="string" office:string-value="('Irak','','','',251,0,2,1,2,'2013-01-01 12:00:00'),">
            <text:p>('Irak','','','',251,0,2,1,2,'2013-01-01 12:00:00'),</text:p>
          </table:table-cell>
        </table:table-row>
        <table:table-row table:style-name="ro2">
          <table:table-cell office:value-type="string">
            <text:p>Ira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8];&quot;'&quot;;&quot;,'&quot;;[.B258];&quot;','&quot;;[.C258];&quot;','&quot;;[.D258];&quot;',&quot;;[.E258];&quot;,&quot;;[.F258];&quot;,&quot;;[.G258];&quot;,&quot;;[.H258];&quot;,&quot;;[.I258];&quot;,'&quot;;[.J258];&quot;'),&quot;)" office:value-type="string" office:string-value="('Iran','','','',251,0,2,1,2,'2013-01-01 12:00:00'),">
            <text:p>('Iran','','','',251,0,2,1,2,'2013-01-01 12:00:00'),</text:p>
          </table:table-cell>
        </table:table-row>
        <table:table-row table:style-name="ro2">
          <table:table-cell office:value-type="string">
            <text:p>Israel</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59];&quot;'&quot;;&quot;,'&quot;;[.B259];&quot;','&quot;;[.C259];&quot;','&quot;;[.D259];&quot;',&quot;;[.E259];&quot;,&quot;;[.F259];&quot;,&quot;;[.G259];&quot;,&quot;;[.H259];&quot;,&quot;;[.I259];&quot;,'&quot;;[.J259];&quot;'),&quot;)" office:value-type="string" office:string-value="('Israel','','','',251,0,2,1,2,'2013-01-01 12:00:00'),">
            <text:p>('Israel','','','',251,0,2,1,2,'2013-01-01 12:00:00'),</text:p>
          </table:table-cell>
        </table:table-row>
        <table:table-row table:style-name="ro2">
          <table:table-cell office:value-type="string">
            <text:p>Japa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0];&quot;'&quot;;&quot;,'&quot;;[.B260];&quot;','&quot;;[.C260];&quot;','&quot;;[.D260];&quot;',&quot;;[.E260];&quot;,&quot;;[.F260];&quot;,&quot;;[.G260];&quot;,&quot;;[.H260];&quot;,&quot;;[.I260];&quot;,'&quot;;[.J260];&quot;'),&quot;)" office:value-type="string" office:string-value="('Japan','','','',251,0,2,1,2,'2013-01-01 12:00:00'),">
            <text:p>('Japan','','','',251,0,2,1,2,'2013-01-01 12:00:00'),</text:p>
          </table:table-cell>
        </table:table-row>
        <table:table-row table:style-name="ro2">
          <table:table-cell office:value-type="string">
            <text:p>Jeme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1];&quot;'&quot;;&quot;,'&quot;;[.B261];&quot;','&quot;;[.C261];&quot;','&quot;;[.D261];&quot;',&quot;;[.E261];&quot;,&quot;;[.F261];&quot;,&quot;;[.G261];&quot;,&quot;;[.H261];&quot;,&quot;;[.I261];&quot;,'&quot;;[.J261];&quot;'),&quot;)" office:value-type="string" office:string-value="('Jemen','','','',251,0,2,1,2,'2013-01-01 12:00:00'),">
            <text:p>('Jemen','','','',251,0,2,1,2,'2013-01-01 12:00:00'),</text:p>
          </table:table-cell>
        </table:table-row>
        <table:table-row table:style-name="ro2">
          <table:table-cell office:value-type="string">
            <text:p>Jordanien</text:p>
          </table:table-cell>
          <table:table-cell table:number-columns-repeated="3"/>
          <table:table-cell office:value-type="float" office:value="251">
            <text:p>25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2];&quot;'&quot;;&quot;,'&quot;;[.B262];&quot;','&quot;;[.C262];&quot;','&quot;;[.D262];&quot;',&quot;;[.E262];&quot;,&quot;;[.F262];&quot;,&quot;;[.G262];&quot;,&quot;;[.H262];&quot;,&quot;;[.I262];&quot;,'&quot;;[.J262];&quot;'),&quot;)" office:value-type="string" office:string-value="('Jordanien','','','',251,0,2,1,2,'2013-01-01 12:00:00'),">
            <text:p>('Jordanien','','','',251,0,2,1,2,'2013-01-01 12:00:00'),</text:p>
          </table:table-cell>
        </table:table-row>
        <table:table-row table:style-name="ro2">
          <table:table-cell office:value-type="string">
            <text:p>K-L</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3];&quot;'&quot;;&quot;,'&quot;;[.B263];&quot;','&quot;;[.C263];&quot;','&quot;;[.D263];&quot;',&quot;;[.E263];&quot;,&quot;;[.F263];&quot;,&quot;;[.G263];&quot;,&quot;;[.H263];&quot;,&quot;;[.I263];&quot;,'&quot;;[.J263];&quot;'),&quot;)" office:value-type="string" office:string-value="('K-L','','','',243,1,2,1,2,'2013-01-01 12:00:00'),">
            <text:p>('K-L','','','',243,1,2,1,2,'2013-01-01 12:00:00'),</text:p>
          </table:table-cell>
        </table:table-row>
        <table:table-row table:style-name="ro2">
          <table:table-cell office:value-type="string">
            <text:p>Kambodja</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4];&quot;'&quot;;&quot;,'&quot;;[.B264];&quot;','&quot;;[.C264];&quot;','&quot;;[.D264];&quot;',&quot;;[.E264];&quot;,&quot;;[.F264];&quot;,&quot;;[.G264];&quot;,&quot;;[.H264];&quot;,&quot;;[.I264];&quot;,'&quot;;[.J264];&quot;'),&quot;)" office:value-type="string" office:string-value="('Kambodja','','','',263,0,2,1,2,'2013-01-01 12:00:00'),">
            <text:p>('Kambodja','','','',263,0,2,1,2,'2013-01-01 12:00:00'),</text:p>
          </table:table-cell>
        </table:table-row>
        <table:table-row table:style-name="ro2">
          <table:table-cell office:value-type="string">
            <text:p>Kazakstan</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5];&quot;'&quot;;&quot;,'&quot;;[.B265];&quot;','&quot;;[.C265];&quot;','&quot;;[.D265];&quot;',&quot;;[.E265];&quot;,&quot;;[.F265];&quot;,&quot;;[.G265];&quot;,&quot;;[.H265];&quot;,&quot;;[.I265];&quot;,'&quot;;[.J265];&quot;'),&quot;)" office:value-type="string" office:string-value="('Kazakstan','','','',263,0,2,1,2,'2013-01-01 12:00:00'),">
            <text:p>('Kazakstan','','','',263,0,2,1,2,'2013-01-01 12:00:00'),</text:p>
          </table:table-cell>
        </table:table-row>
        <table:table-row table:style-name="ro2">
          <table:table-cell office:value-type="string">
            <text:p>Kina</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6];&quot;'&quot;;&quot;,'&quot;;[.B266];&quot;','&quot;;[.C266];&quot;','&quot;;[.D266];&quot;',&quot;;[.E266];&quot;,&quot;;[.F266];&quot;,&quot;;[.G266];&quot;,&quot;;[.H266];&quot;,&quot;;[.I266];&quot;,'&quot;;[.J266];&quot;'),&quot;)" office:value-type="string" office:string-value="('Kina','','','',263,0,2,1,2,'2013-01-01 12:00:00'),">
            <text:p>('Kina','','','',263,0,2,1,2,'2013-01-01 12:00:00'),</text:p>
          </table:table-cell>
        </table:table-row>
        <table:table-row table:style-name="ro2">
          <table:table-cell office:value-type="string">
            <text:p>Kirgizistan</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7];&quot;'&quot;;&quot;,'&quot;;[.B267];&quot;','&quot;;[.C267];&quot;','&quot;;[.D267];&quot;',&quot;;[.E267];&quot;,&quot;;[.F267];&quot;,&quot;;[.G267];&quot;,&quot;;[.H267];&quot;,&quot;;[.I267];&quot;,'&quot;;[.J267];&quot;'),&quot;)" office:value-type="string" office:string-value="('Kirgizistan','','','',263,0,2,1,2,'2013-01-01 12:00:00'),">
            <text:p>('Kirgizistan','','','',263,0,2,1,2,'2013-01-01 12:00:00'),</text:p>
          </table:table-cell>
        </table:table-row>
        <table:table-row table:style-name="ro2">
          <table:table-cell office:value-type="string">
            <text:p>Kuwait</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8];&quot;'&quot;;&quot;,'&quot;;[.B268];&quot;','&quot;;[.C268];&quot;','&quot;;[.D268];&quot;',&quot;;[.E268];&quot;,&quot;;[.F268];&quot;,&quot;;[.G268];&quot;,&quot;;[.H268];&quot;,&quot;;[.I268];&quot;,'&quot;;[.J268];&quot;'),&quot;)" office:value-type="string" office:string-value="('Kuwait','','','',263,0,2,1,2,'2013-01-01 12:00:00'),">
            <text:p>('Kuwait','','','',263,0,2,1,2,'2013-01-01 12:00:00'),</text:p>
          </table:table-cell>
        </table:table-row>
        <table:table-row table:style-name="ro2">
          <table:table-cell office:value-type="string">
            <text:p>Laos</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69];&quot;'&quot;;&quot;,'&quot;;[.B269];&quot;','&quot;;[.C269];&quot;','&quot;;[.D269];&quot;',&quot;;[.E269];&quot;,&quot;;[.F269];&quot;,&quot;;[.G269];&quot;,&quot;;[.H269];&quot;,&quot;;[.I269];&quot;,'&quot;;[.J269];&quot;'),&quot;)" office:value-type="string" office:string-value="('Laos','','','',263,0,2,1,2,'2013-01-01 12:00:00'),">
            <text:p>('Laos','','','',263,0,2,1,2,'2013-01-01 12:00:00'),</text:p>
          </table:table-cell>
        </table:table-row>
        <table:table-row table:style-name="ro2">
          <table:table-cell office:value-type="string">
            <text:p>Libanon</text:p>
          </table:table-cell>
          <table:table-cell table:number-columns-repeated="3"/>
          <table:table-cell office:value-type="float" office:value="263">
            <text:p>26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0];&quot;'&quot;;&quot;,'&quot;;[.B270];&quot;','&quot;;[.C270];&quot;','&quot;;[.D270];&quot;',&quot;;[.E270];&quot;,&quot;;[.F270];&quot;,&quot;;[.G270];&quot;,&quot;;[.H270];&quot;,&quot;;[.I270];&quot;,'&quot;;[.J270];&quot;'),&quot;)" office:value-type="string" office:string-value="('Libanon','','','',263,0,2,1,2,'2013-01-01 12:00:00'),">
            <text:p>('Libanon','','','',263,0,2,1,2,'2013-01-01 12:00:00'),</text:p>
          </table:table-cell>
        </table:table-row>
        <table:table-row table:style-name="ro2">
          <table:table-cell office:value-type="string">
            <text:p>M-Q</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1];&quot;'&quot;;&quot;,'&quot;;[.B271];&quot;','&quot;;[.C271];&quot;','&quot;;[.D271];&quot;',&quot;;[.E271];&quot;,&quot;;[.F271];&quot;,&quot;;[.G271];&quot;,&quot;;[.H271];&quot;,&quot;;[.I271];&quot;,'&quot;;[.J271];&quot;'),&quot;)" office:value-type="string" office:string-value="('M-Q','','','',243,1,2,1,2,'2013-01-01 12:00:00'),">
            <text:p>('M-Q','','','',243,1,2,1,2,'2013-01-01 12:00:00'),</text:p>
          </table:table-cell>
        </table:table-row>
        <table:table-row table:style-name="ro1">
          <table:table-cell office:value-type="string">
            <text:p>Macao</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2];&quot;'&quot;;&quot;,'&quot;;[.B272];&quot;','&quot;;[.C272];&quot;','&quot;;[.D272];&quot;',&quot;;[.E272];&quot;,&quot;;[.F272];&quot;,&quot;;[.G272];&quot;,&quot;;[.H272];&quot;,&quot;;[.I272];&quot;,'&quot;;[.J272];&quot;'),&quot;)" office:value-type="string" office:string-value="('Macao','','','',271,0,2,1,2,'2013-01-01 12:00:00'),">
            <text:p>('Macao','','','',271,0,2,1,2,'2013-01-01 12:00:00'),</text:p>
          </table:table-cell>
        </table:table-row>
        <table:table-row table:style-name="ro2">
          <table:table-cell office:value-type="string">
            <text:p>Malaysia</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3];&quot;'&quot;;&quot;,'&quot;;[.B273];&quot;','&quot;;[.C273];&quot;','&quot;;[.D273];&quot;',&quot;;[.E273];&quot;,&quot;;[.F273];&quot;,&quot;;[.G273];&quot;,&quot;;[.H273];&quot;,&quot;;[.I273];&quot;,'&quot;;[.J273];&quot;'),&quot;)" office:value-type="string" office:string-value="('Malaysia','','','',271,0,2,1,2,'2013-01-01 12:00:00'),">
            <text:p>('Malaysia','','','',271,0,2,1,2,'2013-01-01 12:00:00'),</text:p>
          </table:table-cell>
        </table:table-row>
        <table:table-row table:style-name="ro2">
          <table:table-cell office:value-type="string">
            <text:p>Maldiverna</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4];&quot;'&quot;;&quot;,'&quot;;[.B274];&quot;','&quot;;[.C274];&quot;','&quot;;[.D274];&quot;',&quot;;[.E274];&quot;,&quot;;[.F274];&quot;,&quot;;[.G274];&quot;,&quot;;[.H274];&quot;,&quot;;[.I274];&quot;,'&quot;;[.J274];&quot;'),&quot;)" office:value-type="string" office:string-value="('Maldiverna','','','',271,0,2,1,2,'2013-01-01 12:00:00'),">
            <text:p>('Maldiverna','','','',271,0,2,1,2,'2013-01-01 12:00:00'),</text:p>
          </table:table-cell>
        </table:table-row>
        <table:table-row table:style-name="ro2">
          <table:table-cell office:value-type="string">
            <text:p>Mongoliet</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5];&quot;'&quot;;&quot;,'&quot;;[.B275];&quot;','&quot;;[.C275];&quot;','&quot;;[.D275];&quot;',&quot;;[.E275];&quot;,&quot;;[.F275];&quot;,&quot;;[.G275];&quot;,&quot;;[.H275];&quot;,&quot;;[.I275];&quot;,'&quot;;[.J275];&quot;'),&quot;)" office:value-type="string" office:string-value="('Mongoliet','','','',271,0,2,1,2,'2013-01-01 12:00:00'),">
            <text:p>('Mongoliet','','','',271,0,2,1,2,'2013-01-01 12:00:00'),</text:p>
          </table:table-cell>
        </table:table-row>
        <table:table-row table:style-name="ro2">
          <table:table-cell office:value-type="string">
            <text:p>Nepal</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6];&quot;'&quot;;&quot;,'&quot;;[.B276];&quot;','&quot;;[.C276];&quot;','&quot;;[.D276];&quot;',&quot;;[.E276];&quot;,&quot;;[.F276];&quot;,&quot;;[.G276];&quot;,&quot;;[.H276];&quot;,&quot;;[.I276];&quot;,'&quot;;[.J276];&quot;'),&quot;)" office:value-type="string" office:string-value="('Nepal','','','',271,0,2,1,2,'2013-01-01 12:00:00'),">
            <text:p>('Nepal','','','',271,0,2,1,2,'2013-01-01 12:00:00'),</text:p>
          </table:table-cell>
        </table:table-row>
        <table:table-row table:style-name="ro2">
          <table:table-cell office:value-type="string">
            <text:p>Nordkorea</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7];&quot;'&quot;;&quot;,'&quot;;[.B277];&quot;','&quot;;[.C277];&quot;','&quot;;[.D277];&quot;',&quot;;[.E277];&quot;,&quot;;[.F277];&quot;,&quot;;[.G277];&quot;,&quot;;[.H277];&quot;,&quot;;[.I277];&quot;,'&quot;;[.J277];&quot;'),&quot;)" office:value-type="string" office:string-value="('Nordkorea','','','',271,0,2,1,2,'2013-01-01 12:00:00'),">
            <text:p>('Nordkorea','','','',271,0,2,1,2,'2013-01-01 12:00:00'),</text:p>
          </table:table-cell>
        </table:table-row>
        <table:table-row table:style-name="ro2">
          <table:table-cell office:value-type="string">
            <text:p>Oman</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8];&quot;'&quot;;&quot;,'&quot;;[.B278];&quot;','&quot;;[.C278];&quot;','&quot;;[.D278];&quot;',&quot;;[.E278];&quot;,&quot;;[.F278];&quot;,&quot;;[.G278];&quot;,&quot;;[.H278];&quot;,&quot;;[.I278];&quot;,'&quot;;[.J278];&quot;'),&quot;)" office:value-type="string" office:string-value="('Oman','','','',271,0,2,1,2,'2013-01-01 12:00:00'),">
            <text:p>('Oman','','','',271,0,2,1,2,'2013-01-01 12:00:00'),</text:p>
          </table:table-cell>
        </table:table-row>
        <table:table-row table:style-name="ro2">
          <table:table-cell office:value-type="string">
            <text:p>Pakistan</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79];&quot;'&quot;;&quot;,'&quot;;[.B279];&quot;','&quot;;[.C279];&quot;','&quot;;[.D279];&quot;',&quot;;[.E279];&quot;,&quot;;[.F279];&quot;,&quot;;[.G279];&quot;,&quot;;[.H279];&quot;,&quot;;[.I279];&quot;,'&quot;;[.J279];&quot;'),&quot;)" office:value-type="string" office:string-value="('Pakistan','','','',271,0,2,1,2,'2013-01-01 12:00:00'),">
            <text:p>('Pakistan','','','',271,0,2,1,2,'2013-01-01 12:00:00'),</text:p>
          </table:table-cell>
        </table:table-row>
        <table:table-row table:style-name="ro2">
          <table:table-cell office:value-type="string">
            <text:p>Palestinska självstyret</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0];&quot;'&quot;;&quot;,'&quot;;[.B280];&quot;','&quot;;[.C280];&quot;','&quot;;[.D280];&quot;',&quot;;[.E280];&quot;,&quot;;[.F280];&quot;,&quot;;[.G280];&quot;,&quot;;[.H280];&quot;,&quot;;[.I280];&quot;,'&quot;;[.J280];&quot;'),&quot;)" office:value-type="string" office:string-value="('Palestinska självstyret','','','',271,0,2,1,2,'2013-01-01 12:00:00'),">
            <text:p>('Palestinska självstyret','','','',271,0,2,1,2,'2013-01-01 12:00:00'),</text:p>
          </table:table-cell>
        </table:table-row>
        <table:table-row table:style-name="ro2">
          <table:table-cell office:value-type="string">
            <text:p>Qatar</text:p>
          </table:table-cell>
          <table:table-cell table:number-columns-repeated="3"/>
          <table:table-cell office:value-type="float" office:value="271">
            <text:p>27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1];&quot;'&quot;;&quot;,'&quot;;[.B281];&quot;','&quot;;[.C281];&quot;','&quot;;[.D281];&quot;',&quot;;[.E281];&quot;,&quot;;[.F281];&quot;,&quot;;[.G281];&quot;,&quot;;[.H281];&quot;,&quot;;[.I281];&quot;,'&quot;;[.J281];&quot;'),&quot;)" office:value-type="string" office:string-value="('Qatar','','','',271,0,2,1,2,'2013-01-01 12:00:00'),">
            <text:p>('Qatar','','','',271,0,2,1,2,'2013-01-01 12:00:00'),</text:p>
          </table:table-cell>
        </table:table-row>
        <table:table-row table:style-name="ro2">
          <table:table-cell office:value-type="string">
            <text:p>S-T</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2];&quot;'&quot;;&quot;,'&quot;;[.B282];&quot;','&quot;;[.C282];&quot;','&quot;;[.D282];&quot;',&quot;;[.E282];&quot;,&quot;;[.F282];&quot;,&quot;;[.G282];&quot;,&quot;;[.H282];&quot;,&quot;;[.I282];&quot;,'&quot;;[.J282];&quot;'),&quot;)" office:value-type="string" office:string-value="('S-T','','','',243,1,2,1,2,'2013-01-01 12:00:00'),">
            <text:p>('S-T','','','',243,1,2,1,2,'2013-01-01 12:00:00'),</text:p>
          </table:table-cell>
        </table:table-row>
        <table:table-row table:style-name="ro2">
          <table:table-cell office:value-type="string">
            <text:p>Saudiarabien</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3];&quot;'&quot;;&quot;,'&quot;;[.B283];&quot;','&quot;;[.C283];&quot;','&quot;;[.D283];&quot;',&quot;;[.E283];&quot;,&quot;;[.F283];&quot;,&quot;;[.G283];&quot;,&quot;;[.H283];&quot;,&quot;;[.I283];&quot;,'&quot;;[.J283];&quot;'),&quot;)" office:value-type="string" office:string-value="('Saudiarabien','','','',282,0,2,1,2,'2013-01-01 12:00:00'),">
            <text:p>('Saudiarabien','','','',282,0,2,1,2,'2013-01-01 12:00:00'),</text:p>
          </table:table-cell>
        </table:table-row>
        <table:table-row table:style-name="ro2">
          <table:table-cell office:value-type="string">
            <text:p>Singapore</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4];&quot;'&quot;;&quot;,'&quot;;[.B284];&quot;','&quot;;[.C284];&quot;','&quot;;[.D284];&quot;',&quot;;[.E284];&quot;,&quot;;[.F284];&quot;,&quot;;[.G284];&quot;,&quot;;[.H284];&quot;,&quot;;[.I284];&quot;,'&quot;;[.J284];&quot;'),&quot;)" office:value-type="string" office:string-value="('Singapore','','','',282,0,2,1,2,'2013-01-01 12:00:00'),">
            <text:p>('Singapore','','','',282,0,2,1,2,'2013-01-01 12:00:00'),</text:p>
          </table:table-cell>
        </table:table-row>
        <table:table-row table:style-name="ro2">
          <table:table-cell office:value-type="string">
            <text:p>Sri Lanka</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5];&quot;'&quot;;&quot;,'&quot;;[.B285];&quot;','&quot;;[.C285];&quot;','&quot;;[.D285];&quot;',&quot;;[.E285];&quot;,&quot;;[.F285];&quot;,&quot;;[.G285];&quot;,&quot;;[.H285];&quot;,&quot;;[.I285];&quot;,'&quot;;[.J285];&quot;'),&quot;)" office:value-type="string" office:string-value="('Sri Lanka','','','',282,0,2,1,2,'2013-01-01 12:00:00'),">
            <text:p>('Sri Lanka','','','',282,0,2,1,2,'2013-01-01 12:00:00'),</text:p>
          </table:table-cell>
        </table:table-row>
        <table:table-row table:style-name="ro2">
          <table:table-cell office:value-type="string">
            <text:p>Sydkorea</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6];&quot;'&quot;;&quot;,'&quot;;[.B286];&quot;','&quot;;[.C286];&quot;','&quot;;[.D286];&quot;',&quot;;[.E286];&quot;,&quot;;[.F286];&quot;,&quot;;[.G286];&quot;,&quot;;[.H286];&quot;,&quot;;[.I286];&quot;,'&quot;;[.J286];&quot;'),&quot;)" office:value-type="string" office:string-value="('Sydkorea','','','',282,0,2,1,2,'2013-01-01 12:00:00'),">
            <text:p>('Sydkorea','','','',282,0,2,1,2,'2013-01-01 12:00:00'),</text:p>
          </table:table-cell>
        </table:table-row>
        <table:table-row table:style-name="ro2">
          <table:table-cell office:value-type="string">
            <text:p>Syrien</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7];&quot;'&quot;;&quot;,'&quot;;[.B287];&quot;','&quot;;[.C287];&quot;','&quot;;[.D287];&quot;',&quot;;[.E287];&quot;,&quot;;[.F287];&quot;,&quot;;[.G287];&quot;,&quot;;[.H287];&quot;,&quot;;[.I287];&quot;,'&quot;;[.J287];&quot;'),&quot;)" office:value-type="string" office:string-value="('Syrien','','','',282,0,2,1,2,'2013-01-01 12:00:00'),">
            <text:p>('Syrien','','','',282,0,2,1,2,'2013-01-01 12:00:00'),</text:p>
          </table:table-cell>
        </table:table-row>
        <table:table-row table:style-name="ro2">
          <table:table-cell office:value-type="string">
            <text:p>Tadzjikistan</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8];&quot;'&quot;;&quot;,'&quot;;[.B288];&quot;','&quot;;[.C288];&quot;','&quot;;[.D288];&quot;',&quot;;[.E288];&quot;,&quot;;[.F288];&quot;,&quot;;[.G288];&quot;,&quot;;[.H288];&quot;,&quot;;[.I288];&quot;,'&quot;;[.J288];&quot;'),&quot;)" office:value-type="string" office:string-value="('Tadzjikistan','','','',282,0,2,1,2,'2013-01-01 12:00:00'),">
            <text:p>('Tadzjikistan','','','',282,0,2,1,2,'2013-01-01 12:00:00'),</text:p>
          </table:table-cell>
        </table:table-row>
        <table:table-row table:style-name="ro2">
          <table:table-cell office:value-type="string">
            <text:p>Taiwan</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89];&quot;'&quot;;&quot;,'&quot;;[.B289];&quot;','&quot;;[.C289];&quot;','&quot;;[.D289];&quot;',&quot;;[.E289];&quot;,&quot;;[.F289];&quot;,&quot;;[.G289];&quot;,&quot;;[.H289];&quot;,&quot;;[.I289];&quot;,'&quot;;[.J289];&quot;'),&quot;)" office:value-type="string" office:string-value="('Taiwan','','','',282,0,2,1,2,'2013-01-01 12:00:00'),">
            <text:p>('Taiwan','','','',282,0,2,1,2,'2013-01-01 12:00:00'),</text:p>
          </table:table-cell>
        </table:table-row>
        <table:table-row table:style-name="ro2">
          <table:table-cell office:value-type="string">
            <text:p>Thailand</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0];&quot;'&quot;;&quot;,'&quot;;[.B290];&quot;','&quot;;[.C290];&quot;','&quot;;[.D290];&quot;',&quot;;[.E290];&quot;,&quot;;[.F290];&quot;,&quot;;[.G290];&quot;,&quot;;[.H290];&quot;,&quot;;[.I290];&quot;,'&quot;;[.J290];&quot;'),&quot;)" office:value-type="string" office:string-value="('Thailand','','','',282,0,2,1,2,'2013-01-01 12:00:00'),">
            <text:p>('Thailand','','','',282,0,2,1,2,'2013-01-01 12:00:00'),</text:p>
          </table:table-cell>
        </table:table-row>
        <table:table-row table:style-name="ro2">
          <table:table-cell office:value-type="string">
            <text:p>Tibet</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1];&quot;'&quot;;&quot;,'&quot;;[.B291];&quot;','&quot;;[.C291];&quot;','&quot;;[.D291];&quot;',&quot;;[.E291];&quot;,&quot;;[.F291];&quot;,&quot;;[.G291];&quot;,&quot;;[.H291];&quot;,&quot;;[.I291];&quot;,'&quot;;[.J291];&quot;'),&quot;)" office:value-type="string" office:string-value="('Tibet','','','',282,0,2,1,2,'2013-01-01 12:00:00'),">
            <text:p>('Tibet','','','',282,0,2,1,2,'2013-01-01 12:00:00'),</text:p>
          </table:table-cell>
        </table:table-row>
        <table:table-row table:style-name="ro2">
          <table:table-cell office:value-type="string">
            <text:p>Turkmenistan</text:p>
          </table:table-cell>
          <table:table-cell table:number-columns-repeated="3"/>
          <table:table-cell office:value-type="float" office:value="282">
            <text:p>28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2];&quot;'&quot;;&quot;,'&quot;;[.B292];&quot;','&quot;;[.C292];&quot;','&quot;;[.D292];&quot;',&quot;;[.E292];&quot;,&quot;;[.F292];&quot;,&quot;;[.G292];&quot;,&quot;;[.H292];&quot;,&quot;;[.I292];&quot;,'&quot;;[.J292];&quot;'),&quot;)" office:value-type="string" office:string-value="('Turkmenistan','','','',282,0,2,1,2,'2013-01-01 12:00:00'),">
            <text:p>('Turkmenistan','','','',282,0,2,1,2,'2013-01-01 12:00:00'),</text:p>
          </table:table-cell>
        </table:table-row>
        <table:table-row table:style-name="ro2">
          <table:table-cell office:value-type="string">
            <text:p>U-Ö</text:p>
          </table:table-cell>
          <table:table-cell table:number-columns-repeated="3"/>
          <table:table-cell office:value-type="float" office:value="243">
            <text:p>24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3];&quot;'&quot;;&quot;,'&quot;;[.B293];&quot;','&quot;;[.C293];&quot;','&quot;;[.D293];&quot;',&quot;;[.E293];&quot;,&quot;;[.F293];&quot;,&quot;;[.G293];&quot;,&quot;;[.H293];&quot;,&quot;;[.I293];&quot;,'&quot;;[.J293];&quot;'),&quot;)" office:value-type="string" office:string-value="('U-Ö','','','',243,1,2,1,2,'2013-01-01 12:00:00'),">
            <text:p>('U-Ö','','','',243,1,2,1,2,'2013-01-01 12:00:00'),</text:p>
          </table:table-cell>
        </table:table-row>
        <table:table-row table:style-name="ro2">
          <table:table-cell office:value-type="string">
            <text:p>Uzbekistan</text:p>
          </table:table-cell>
          <table:table-cell table:number-columns-repeated="3"/>
          <table:table-cell office:value-type="float" office:value="293">
            <text:p>29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4];&quot;'&quot;;&quot;,'&quot;;[.B294];&quot;','&quot;;[.C294];&quot;','&quot;;[.D294];&quot;',&quot;;[.E294];&quot;,&quot;;[.F294];&quot;,&quot;;[.G294];&quot;,&quot;;[.H294];&quot;,&quot;;[.I294];&quot;,'&quot;;[.J294];&quot;'),&quot;)" office:value-type="string" office:string-value="('Uzbekistan','','','',293,0,2,1,2,'2013-01-01 12:00:00'),">
            <text:p>('Uzbekistan','','','',293,0,2,1,2,'2013-01-01 12:00:00'),</text:p>
          </table:table-cell>
        </table:table-row>
        <table:table-row table:style-name="ro2">
          <table:table-cell office:value-type="string">
            <text:p>Vietnam</text:p>
          </table:table-cell>
          <table:table-cell table:number-columns-repeated="3"/>
          <table:table-cell office:value-type="float" office:value="293">
            <text:p>29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5];&quot;'&quot;;&quot;,'&quot;;[.B295];&quot;','&quot;;[.C295];&quot;','&quot;;[.D295];&quot;',&quot;;[.E295];&quot;,&quot;;[.F295];&quot;,&quot;;[.G295];&quot;,&quot;;[.H295];&quot;,&quot;;[.I295];&quot;,'&quot;;[.J295];&quot;'),&quot;)" office:value-type="string" office:string-value="('Vietnam','','','',293,0,2,1,2,'2013-01-01 12:00:00'),">
            <text:p>('Vietnam','','','',293,0,2,1,2,'2013-01-01 12:00:00'),</text:p>
          </table:table-cell>
        </table:table-row>
        <table:table-row table:style-name="ro1">
          <table:table-cell office:value-type="string">
            <text:p>Östtimor</text:p>
          </table:table-cell>
          <table:table-cell table:number-columns-repeated="3"/>
          <table:table-cell office:value-type="float" office:value="293">
            <text:p>29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6];&quot;'&quot;;&quot;,'&quot;;[.B296];&quot;','&quot;;[.C296];&quot;','&quot;;[.D296];&quot;',&quot;;[.E296];&quot;,&quot;;[.F296];&quot;,&quot;;[.G296];&quot;,&quot;;[.H296];&quot;,&quot;;[.I296];&quot;,'&quot;;[.J296];&quot;'),&quot;)" office:value-type="string" office:string-value="('Östtimor','','','',293,0,2,1,2,'2013-01-01 12:00:00'),">
            <text:p>('Östtimor','','','',293,0,2,1,2,'2013-01-01 12:00:00'),</text:p>
          </table:table-cell>
        </table:table-row>
        <table:table-row table:style-name="ro2">
          <table:table-cell office:value-type="string">
            <text:p>Oceanien</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7];&quot;'&quot;;&quot;,'&quot;;[.B297];&quot;','&quot;;[.C297];&quot;','&quot;;[.D297];&quot;',&quot;;[.E297];&quot;,&quot;;[.F297];&quot;,&quot;;[.G297];&quot;,&quot;;[.H297];&quot;,&quot;;[.I297];&quot;,'&quot;;[.J297];&quot;'),&quot;)" office:value-type="string" office:string-value="('Oceanien','','','',169,1,2,1,2,'2013-01-01 12:00:00'),">
            <text:p>('Oceanien','','','',169,1,2,1,2,'2013-01-01 12:00:00'),</text:p>
          </table:table-cell>
        </table:table-row>
        <table:table-row table:style-name="ro2">
          <table:table-cell office:value-type="string">
            <text:p>A-G</text:p>
          </table:table-cell>
          <table:table-cell table:number-columns-repeated="3"/>
          <table:table-cell office:value-type="float" office:value="297">
            <text:p>29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8];&quot;'&quot;;&quot;,'&quot;;[.B298];&quot;','&quot;;[.C298];&quot;','&quot;;[.D298];&quot;',&quot;;[.E298];&quot;,&quot;;[.F298];&quot;,&quot;;[.G298];&quot;,&quot;;[.H298];&quot;,&quot;;[.I298];&quot;,'&quot;;[.J298];&quot;'),&quot;)" office:value-type="string" office:string-value="('A-G','','','',297,1,2,1,2,'2013-01-01 12:00:00'),">
            <text:p>('A-G','','','',297,1,2,1,2,'2013-01-01 12:00:00'),</text:p>
          </table:table-cell>
        </table:table-row>
        <table:table-row table:style-name="ro1">
          <table:table-cell office:value-type="string">
            <text:p>Amerikanska Samoa</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299];&quot;'&quot;;&quot;,'&quot;;[.B299];&quot;','&quot;;[.C299];&quot;','&quot;;[.D299];&quot;',&quot;;[.E299];&quot;,&quot;;[.F299];&quot;,&quot;;[.G299];&quot;,&quot;;[.H299];&quot;,&quot;;[.I299];&quot;,'&quot;;[.J299];&quot;'),&quot;)" office:value-type="string" office:string-value="('Amerikanska Samoa','','','',298,0,2,1,2,'2013-01-01 12:00:00'),">
            <text:p>('Amerikanska Samoa','','','',298,0,2,1,2,'2013-01-01 12:00:00'),</text:p>
          </table:table-cell>
        </table:table-row>
        <table:table-row table:style-name="ro2">
          <table:table-cell office:value-type="string">
            <text:p>Australien</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0];&quot;'&quot;;&quot;,'&quot;;[.B300];&quot;','&quot;;[.C300];&quot;','&quot;;[.D300];&quot;',&quot;;[.E300];&quot;,&quot;;[.F300];&quot;,&quot;;[.G300];&quot;,&quot;;[.H300];&quot;,&quot;;[.I300];&quot;,'&quot;;[.J300];&quot;'),&quot;)" office:value-type="string" office:string-value="('Australien','','','',298,0,2,1,2,'2013-01-01 12:00:00'),">
            <text:p>('Australien','','','',298,0,2,1,2,'2013-01-01 12:00:00'),</text:p>
          </table:table-cell>
        </table:table-row>
        <table:table-row table:style-name="ro1">
          <table:table-cell office:value-type="string">
            <text:p>Bougainville</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1];&quot;'&quot;;&quot;,'&quot;;[.B301];&quot;','&quot;;[.C301];&quot;','&quot;;[.D301];&quot;',&quot;;[.E301];&quot;,&quot;;[.F301];&quot;,&quot;;[.G301];&quot;,&quot;;[.H301];&quot;,&quot;;[.I301];&quot;,'&quot;;[.J301];&quot;'),&quot;)" office:value-type="string" office:string-value="('Bougainville','','','',298,0,2,1,2,'2013-01-01 12:00:00'),">
            <text:p>('Bougainville','','','',298,0,2,1,2,'2013-01-01 12:00:00'),</text:p>
          </table:table-cell>
        </table:table-row>
        <table:table-row table:style-name="ro1">
          <table:table-cell office:value-type="string">
            <text:p>Cooköarna</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2];&quot;'&quot;;&quot;,'&quot;;[.B302];&quot;','&quot;;[.C302];&quot;','&quot;;[.D302];&quot;',&quot;;[.E302];&quot;,&quot;;[.F302];&quot;,&quot;;[.G302];&quot;,&quot;;[.H302];&quot;,&quot;;[.I302];&quot;,'&quot;;[.J302];&quot;'),&quot;)" office:value-type="string" office:string-value="('Cooköarna','','','',298,0,2,1,2,'2013-01-01 12:00:00'),">
            <text:p>('Cooköarna','','','',298,0,2,1,2,'2013-01-01 12:00:00'),</text:p>
          </table:table-cell>
        </table:table-row>
        <table:table-row table:style-name="ro1">
          <table:table-cell office:value-type="string">
            <text:p>Fiji</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3];&quot;'&quot;;&quot;,'&quot;;[.B303];&quot;','&quot;;[.C303];&quot;','&quot;;[.D303];&quot;',&quot;;[.E303];&quot;,&quot;;[.F303];&quot;,&quot;;[.G303];&quot;,&quot;;[.H303];&quot;,&quot;;[.I303];&quot;,'&quot;;[.J303];&quot;'),&quot;)" office:value-type="string" office:string-value="('Fiji','','','',298,0,2,1,2,'2013-01-01 12:00:00'),">
            <text:p>('Fiji','','','',298,0,2,1,2,'2013-01-01 12:00:00'),</text:p>
          </table:table-cell>
        </table:table-row>
        <table:table-row table:style-name="ro1">
          <table:table-cell office:value-type="string">
            <text:p>Franska Polynesien</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4];&quot;'&quot;;&quot;,'&quot;;[.B304];&quot;','&quot;;[.C304];&quot;','&quot;;[.D304];&quot;',&quot;;[.E304];&quot;,&quot;;[.F304];&quot;,&quot;;[.G304];&quot;,&quot;;[.H304];&quot;,&quot;;[.I304];&quot;,'&quot;;[.J304];&quot;'),&quot;)" office:value-type="string" office:string-value="('Franska Polynesien','','','',298,0,2,1,2,'2013-01-01 12:00:00'),">
            <text:p>('Franska Polynesien','','','',298,0,2,1,2,'2013-01-01 12:00:00'),</text:p>
          </table:table-cell>
        </table:table-row>
        <table:table-row table:style-name="ro1">
          <table:table-cell office:value-type="string">
            <text:p>Guam</text:p>
          </table:table-cell>
          <table:table-cell table:number-columns-repeated="3"/>
          <table:table-cell office:value-type="float" office:value="298">
            <text:p>29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5];&quot;'&quot;;&quot;,'&quot;;[.B305];&quot;','&quot;;[.C305];&quot;','&quot;;[.D305];&quot;',&quot;;[.E305];&quot;,&quot;;[.F305];&quot;,&quot;;[.G305];&quot;,&quot;;[.H305];&quot;,&quot;;[.I305];&quot;,'&quot;;[.J305];&quot;'),&quot;)" office:value-type="string" office:string-value="('Guam','','','',298,0,2,1,2,'2013-01-01 12:00:00'),">
            <text:p>('Guam','','','',298,0,2,1,2,'2013-01-01 12:00:00'),</text:p>
          </table:table-cell>
        </table:table-row>
        <table:table-row table:style-name="ro2">
          <table:table-cell office:value-type="string">
            <text:p>K-N</text:p>
          </table:table-cell>
          <table:table-cell table:number-columns-repeated="3"/>
          <table:table-cell office:value-type="float" office:value="297">
            <text:p>29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6];&quot;'&quot;;&quot;,'&quot;;[.B306];&quot;','&quot;;[.C306];&quot;','&quot;;[.D306];&quot;',&quot;;[.E306];&quot;,&quot;;[.F306];&quot;,&quot;;[.G306];&quot;,&quot;;[.H306];&quot;,&quot;;[.I306];&quot;,'&quot;;[.J306];&quot;'),&quot;)" office:value-type="string" office:string-value="('K-N','','','',297,1,2,1,2,'2013-01-01 12:00:00'),">
            <text:p>('K-N','','','',297,1,2,1,2,'2013-01-01 12:00:00'),</text:p>
          </table:table-cell>
        </table:table-row>
        <table:table-row table:style-name="ro1">
          <table:table-cell office:value-type="string">
            <text:p>Kiribati</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7];&quot;'&quot;;&quot;,'&quot;;[.B307];&quot;','&quot;;[.C307];&quot;','&quot;;[.D307];&quot;',&quot;;[.E307];&quot;,&quot;;[.F307];&quot;,&quot;;[.G307];&quot;,&quot;;[.H307];&quot;,&quot;;[.I307];&quot;,'&quot;;[.J307];&quot;'),&quot;)" office:value-type="string" office:string-value="('Kiribati','','','',306,0,2,1,2,'2013-01-01 12:00:00'),">
            <text:p>('Kiribati','','','',306,0,2,1,2,'2013-01-01 12:00:00'),</text:p>
          </table:table-cell>
        </table:table-row>
        <table:table-row table:style-name="ro1">
          <table:table-cell office:value-type="string">
            <text:p>Marshallöarna</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8];&quot;'&quot;;&quot;,'&quot;;[.B308];&quot;','&quot;;[.C308];&quot;','&quot;;[.D308];&quot;',&quot;;[.E308];&quot;,&quot;;[.F308];&quot;,&quot;;[.G308];&quot;,&quot;;[.H308];&quot;,&quot;;[.I308];&quot;,'&quot;;[.J308];&quot;'),&quot;)" office:value-type="string" office:string-value="('Marshallöarna','','','',306,0,2,1,2,'2013-01-01 12:00:00'),">
            <text:p>('Marshallöarna','','','',306,0,2,1,2,'2013-01-01 12:00:00'),</text:p>
          </table:table-cell>
        </table:table-row>
        <table:table-row table:style-name="ro2">
          <table:table-cell office:value-type="string">
            <text:p>Mikronesiska federationen</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09];&quot;'&quot;;&quot;,'&quot;;[.B309];&quot;','&quot;;[.C309];&quot;','&quot;;[.D309];&quot;',&quot;;[.E309];&quot;,&quot;;[.F309];&quot;,&quot;;[.G309];&quot;,&quot;;[.H309];&quot;,&quot;;[.I309];&quot;,'&quot;;[.J309];&quot;'),&quot;)" office:value-type="string" office:string-value="('Mikronesiska federationen','','','',306,0,2,1,2,'2013-01-01 12:00:00'),">
            <text:p>('Mikronesiska federationen','','','',306,0,2,1,2,'2013-01-01 12:00:00'),</text:p>
          </table:table-cell>
        </table:table-row>
        <table:table-row table:style-name="ro1">
          <table:table-cell office:value-type="string">
            <text:p>Nauru</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0];&quot;'&quot;;&quot;,'&quot;;[.B310];&quot;','&quot;;[.C310];&quot;','&quot;;[.D310];&quot;',&quot;;[.E310];&quot;,&quot;;[.F310];&quot;,&quot;;[.G310];&quot;,&quot;;[.H310];&quot;,&quot;;[.I310];&quot;,'&quot;;[.J310];&quot;'),&quot;)" office:value-type="string" office:string-value="('Nauru','','','',306,0,2,1,2,'2013-01-01 12:00:00'),">
            <text:p>('Nauru','','','',306,0,2,1,2,'2013-01-01 12:00:00'),</text:p>
          </table:table-cell>
        </table:table-row>
        <table:table-row table:style-name="ro1">
          <table:table-cell office:value-type="string">
            <text:p>Niue</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1];&quot;'&quot;;&quot;,'&quot;;[.B311];&quot;','&quot;;[.C311];&quot;','&quot;;[.D311];&quot;',&quot;;[.E311];&quot;,&quot;;[.F311];&quot;,&quot;;[.G311];&quot;,&quot;;[.H311];&quot;,&quot;;[.I311];&quot;,'&quot;;[.J311];&quot;'),&quot;)" office:value-type="string" office:string-value="('Niue','','','',306,0,2,1,2,'2013-01-01 12:00:00'),">
            <text:p>('Niue','','','',306,0,2,1,2,'2013-01-01 12:00:00'),</text:p>
          </table:table-cell>
        </table:table-row>
        <table:table-row table:style-name="ro1">
          <table:table-cell office:value-type="string">
            <text:p>Nordmarianerna</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2];&quot;'&quot;;&quot;,'&quot;;[.B312];&quot;','&quot;;[.C312];&quot;','&quot;;[.D312];&quot;',&quot;;[.E312];&quot;,&quot;;[.F312];&quot;,&quot;;[.G312];&quot;,&quot;;[.H312];&quot;,&quot;;[.I312];&quot;,'&quot;;[.J312];&quot;'),&quot;)" office:value-type="string" office:string-value="('Nordmarianerna','','','',306,0,2,1,2,'2013-01-01 12:00:00'),">
            <text:p>('Nordmarianerna','','','',306,0,2,1,2,'2013-01-01 12:00:00'),</text:p>
          </table:table-cell>
        </table:table-row>
        <table:table-row table:style-name="ro1">
          <table:table-cell office:value-type="string">
            <text:p>Nya Kaledonien</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3];&quot;'&quot;;&quot;,'&quot;;[.B313];&quot;','&quot;;[.C313];&quot;','&quot;;[.D313];&quot;',&quot;;[.E313];&quot;,&quot;;[.F313];&quot;,&quot;;[.G313];&quot;,&quot;;[.H313];&quot;,&quot;;[.I313];&quot;,'&quot;;[.J313];&quot;'),&quot;)" office:value-type="string" office:string-value="('Nya Kaledonien','','','',306,0,2,1,2,'2013-01-01 12:00:00'),">
            <text:p>('Nya Kaledonien','','','',306,0,2,1,2,'2013-01-01 12:00:00'),</text:p>
          </table:table-cell>
        </table:table-row>
        <table:table-row table:style-name="ro2">
          <table:table-cell office:value-type="string">
            <text:p>Nya Zeeland</text:p>
          </table:table-cell>
          <table:table-cell table:number-columns-repeated="3"/>
          <table:table-cell office:value-type="float" office:value="306">
            <text:p>30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4];&quot;'&quot;;&quot;,'&quot;;[.B314];&quot;','&quot;;[.C314];&quot;','&quot;;[.D314];&quot;',&quot;;[.E314];&quot;,&quot;;[.F314];&quot;,&quot;;[.G314];&quot;,&quot;;[.H314];&quot;,&quot;;[.I314];&quot;,'&quot;;[.J314];&quot;'),&quot;)" office:value-type="string" office:string-value="('Nya Zeeland','','','',306,0,2,1,2,'2013-01-01 12:00:00'),">
            <text:p>('Nya Zeeland','','','',306,0,2,1,2,'2013-01-01 12:00:00'),</text:p>
          </table:table-cell>
        </table:table-row>
        <table:table-row table:style-name="ro2">
          <table:table-cell office:value-type="string">
            <text:p>P-V</text:p>
          </table:table-cell>
          <table:table-cell table:number-columns-repeated="3"/>
          <table:table-cell office:value-type="float" office:value="297">
            <text:p>29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5];&quot;'&quot;;&quot;,'&quot;;[.B315];&quot;','&quot;;[.C315];&quot;','&quot;;[.D315];&quot;',&quot;;[.E315];&quot;,&quot;;[.F315];&quot;,&quot;;[.G315];&quot;,&quot;;[.H315];&quot;,&quot;;[.I315];&quot;,'&quot;;[.J315];&quot;'),&quot;)" office:value-type="string" office:string-value="('P-V','','','',297,1,2,1,2,'2013-01-01 12:00:00'),">
            <text:p>('P-V','','','',297,1,2,1,2,'2013-01-01 12:00:00'),</text:p>
          </table:table-cell>
        </table:table-row>
        <table:table-row table:style-name="ro1">
          <table:table-cell office:value-type="string">
            <text:p>Palau</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6];&quot;'&quot;;&quot;,'&quot;;[.B316];&quot;','&quot;;[.C316];&quot;','&quot;;[.D316];&quot;',&quot;;[.E316];&quot;,&quot;;[.F316];&quot;,&quot;;[.G316];&quot;,&quot;;[.H316];&quot;,&quot;;[.I316];&quot;,'&quot;;[.J316];&quot;'),&quot;)" office:value-type="string" office:string-value="('Palau','','','',315,0,2,1,2,'2013-01-01 12:00:00'),">
            <text:p>('Palau','','','',315,0,2,1,2,'2013-01-01 12:00:00'),</text:p>
          </table:table-cell>
        </table:table-row>
        <table:table-row table:style-name="ro2">
          <table:table-cell office:value-type="string">
            <text:p>Papua Nya Guinea</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7];&quot;'&quot;;&quot;,'&quot;;[.B317];&quot;','&quot;;[.C317];&quot;','&quot;;[.D317];&quot;',&quot;;[.E317];&quot;,&quot;;[.F317];&quot;,&quot;;[.G317];&quot;,&quot;;[.H317];&quot;,&quot;;[.I317];&quot;,'&quot;;[.J317];&quot;'),&quot;)" office:value-type="string" office:string-value="('Papua Nya Guinea','','','',315,0,2,1,2,'2013-01-01 12:00:00'),">
            <text:p>('Papua Nya Guinea','','','',315,0,2,1,2,'2013-01-01 12:00:00'),</text:p>
          </table:table-cell>
        </table:table-row>
        <table:table-row table:style-name="ro1">
          <table:table-cell office:value-type="string">
            <text:p>Salomonöarna</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8];&quot;'&quot;;&quot;,'&quot;;[.B318];&quot;','&quot;;[.C318];&quot;','&quot;;[.D318];&quot;',&quot;;[.E318];&quot;,&quot;;[.F318];&quot;,&quot;;[.G318];&quot;,&quot;;[.H318];&quot;,&quot;;[.I318];&quot;,'&quot;;[.J318];&quot;'),&quot;)" office:value-type="string" office:string-value="('Salomonöarna','','','',315,0,2,1,2,'2013-01-01 12:00:00'),">
            <text:p>('Salomonöarna','','','',315,0,2,1,2,'2013-01-01 12:00:00'),</text:p>
          </table:table-cell>
        </table:table-row>
        <table:table-row table:style-name="ro1">
          <table:table-cell office:value-type="string">
            <text:p>Samoa</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19];&quot;'&quot;;&quot;,'&quot;;[.B319];&quot;','&quot;;[.C319];&quot;','&quot;;[.D319];&quot;',&quot;;[.E319];&quot;,&quot;;[.F319];&quot;,&quot;;[.G319];&quot;,&quot;;[.H319];&quot;,&quot;;[.I319];&quot;,'&quot;;[.J319];&quot;'),&quot;)" office:value-type="string" office:string-value="('Samoa','','','',315,0,2,1,2,'2013-01-01 12:00:00'),">
            <text:p>('Samoa','','','',315,0,2,1,2,'2013-01-01 12:00:00'),</text:p>
          </table:table-cell>
        </table:table-row>
        <table:table-row table:style-name="ro1">
          <table:table-cell office:value-type="string">
            <text:p>Tonga</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0];&quot;'&quot;;&quot;,'&quot;;[.B320];&quot;','&quot;;[.C320];&quot;','&quot;;[.D320];&quot;',&quot;;[.E320];&quot;,&quot;;[.F320];&quot;,&quot;;[.G320];&quot;,&quot;;[.H320];&quot;,&quot;;[.I320];&quot;,'&quot;;[.J320];&quot;'),&quot;)" office:value-type="string" office:string-value="('Tonga','','','',315,0,2,1,2,'2013-01-01 12:00:00'),">
            <text:p>('Tonga','','','',315,0,2,1,2,'2013-01-01 12:00:00'),</text:p>
          </table:table-cell>
        </table:table-row>
        <table:table-row table:style-name="ro1">
          <table:table-cell office:value-type="string">
            <text:p>Tuvalu</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1];&quot;'&quot;;&quot;,'&quot;;[.B321];&quot;','&quot;;[.C321];&quot;','&quot;;[.D321];&quot;',&quot;;[.E321];&quot;,&quot;;[.F321];&quot;,&quot;;[.G321];&quot;,&quot;;[.H321];&quot;,&quot;;[.I321];&quot;,'&quot;;[.J321];&quot;'),&quot;)" office:value-type="string" office:string-value="('Tuvalu','','','',315,0,2,1,2,'2013-01-01 12:00:00'),">
            <text:p>('Tuvalu','','','',315,0,2,1,2,'2013-01-01 12:00:00'),</text:p>
          </table:table-cell>
        </table:table-row>
        <table:table-row table:style-name="ro1">
          <table:table-cell office:value-type="string">
            <text:p>Wallis &amp; Futuna</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2];&quot;'&quot;;&quot;,'&quot;;[.B322];&quot;','&quot;;[.C322];&quot;','&quot;;[.D322];&quot;',&quot;;[.E322];&quot;,&quot;;[.F322];&quot;,&quot;;[.G322];&quot;,&quot;;[.H322];&quot;,&quot;;[.I322];&quot;,'&quot;;[.J322];&quot;'),&quot;)" office:value-type="string" office:string-value="('Wallis &amp; Futuna','','','',315,0,2,1,2,'2013-01-01 12:00:00'),">
            <text:p>('Wallis &amp; Futuna','','','',315,0,2,1,2,'2013-01-01 12:00:00'),</text:p>
          </table:table-cell>
        </table:table-row>
        <table:table-row table:style-name="ro1">
          <table:table-cell office:value-type="string">
            <text:p>Vanuatu</text:p>
          </table:table-cell>
          <table:table-cell table:number-columns-repeated="3"/>
          <table:table-cell office:value-type="float" office:value="315">
            <text:p>31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3];&quot;'&quot;;&quot;,'&quot;;[.B323];&quot;','&quot;;[.C323];&quot;','&quot;;[.D323];&quot;',&quot;;[.E323];&quot;,&quot;;[.F323];&quot;,&quot;;[.G323];&quot;,&quot;;[.H323];&quot;,&quot;;[.I323];&quot;,'&quot;;[.J323];&quot;'),&quot;)" office:value-type="string" office:string-value="('Vanuatu','','','',315,0,2,1,2,'2013-01-01 12:00:00'),">
            <text:p>('Vanuatu','','','',315,0,2,1,2,'2013-01-01 12:00:00'),</text:p>
          </table:table-cell>
        </table:table-row>
        <table:table-row table:style-name="ro2">
          <table:table-cell office:value-type="string">
            <text:p>Sydamerika</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4];&quot;'&quot;;&quot;,'&quot;;[.B324];&quot;','&quot;;[.C324];&quot;','&quot;;[.D324];&quot;',&quot;;[.E324];&quot;,&quot;;[.F324];&quot;,&quot;;[.G324];&quot;,&quot;;[.H324];&quot;,&quot;;[.I324];&quot;,'&quot;;[.J324];&quot;'),&quot;)" office:value-type="string" office:string-value="('Sydamerika','','','',169,1,2,1,2,'2013-01-01 12:00:00'),">
            <text:p>('Sydamerika','','','',169,1,2,1,2,'2013-01-01 12:00:00'),</text:p>
          </table:table-cell>
        </table:table-row>
        <table:table-row table:style-name="ro2">
          <table:table-cell office:value-type="string">
            <text:p>A-E</text:p>
          </table:table-cell>
          <table:table-cell table:number-columns-repeated="3"/>
          <table:table-cell office:value-type="float" office:value="324">
            <text:p>32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5];&quot;'&quot;;&quot;,'&quot;;[.B325];&quot;','&quot;;[.C325];&quot;','&quot;;[.D325];&quot;',&quot;;[.E325];&quot;,&quot;;[.F325];&quot;,&quot;;[.G325];&quot;,&quot;;[.H325];&quot;,&quot;;[.I325];&quot;,'&quot;;[.J325];&quot;'),&quot;)" office:value-type="string" office:string-value="('A-E','','','',324,1,2,1,2,'2013-01-01 12:00:00'),">
            <text:p>('A-E','','','',324,1,2,1,2,'2013-01-01 12:00:00'),</text:p>
          </table:table-cell>
        </table:table-row>
        <table:table-row table:style-name="ro2">
          <table:table-cell office:value-type="string">
            <text:p>Argentina</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6];&quot;'&quot;;&quot;,'&quot;;[.B326];&quot;','&quot;;[.C326];&quot;','&quot;;[.D326];&quot;',&quot;;[.E326];&quot;,&quot;;[.F326];&quot;,&quot;;[.G326];&quot;,&quot;;[.H326];&quot;,&quot;;[.I326];&quot;,'&quot;;[.J326];&quot;'),&quot;)" office:value-type="string" office:string-value="('Argentina','','','',325,0,2,1,2,'2013-01-01 12:00:00'),">
            <text:p>('Argentina','','','',325,0,2,1,2,'2013-01-01 12:00:00'),</text:p>
          </table:table-cell>
        </table:table-row>
        <table:table-row table:style-name="ro2">
          <table:table-cell office:value-type="string">
            <text:p>Bolivia</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7];&quot;'&quot;;&quot;,'&quot;;[.B327];&quot;','&quot;;[.C327];&quot;','&quot;;[.D327];&quot;',&quot;;[.E327];&quot;,&quot;;[.F327];&quot;,&quot;;[.G327];&quot;,&quot;;[.H327];&quot;,&quot;;[.I327];&quot;,'&quot;;[.J327];&quot;'),&quot;)" office:value-type="string" office:string-value="('Bolivia','','','',325,0,2,1,2,'2013-01-01 12:00:00'),">
            <text:p>('Bolivia','','','',325,0,2,1,2,'2013-01-01 12:00:00'),</text:p>
          </table:table-cell>
        </table:table-row>
        <table:table-row table:style-name="ro2">
          <table:table-cell office:value-type="string">
            <text:p>Brasilien</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8];&quot;'&quot;;&quot;,'&quot;;[.B328];&quot;','&quot;;[.C328];&quot;','&quot;;[.D328];&quot;',&quot;;[.E328];&quot;,&quot;;[.F328];&quot;,&quot;;[.G328];&quot;,&quot;;[.H328];&quot;,&quot;;[.I328];&quot;,'&quot;;[.J328];&quot;'),&quot;)" office:value-type="string" office:string-value="('Brasilien','','','',325,0,2,1,2,'2013-01-01 12:00:00'),">
            <text:p>('Brasilien','','','',325,0,2,1,2,'2013-01-01 12:00:00'),</text:p>
          </table:table-cell>
        </table:table-row>
        <table:table-row table:style-name="ro2">
          <table:table-cell office:value-type="string">
            <text:p>Chile</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29];&quot;'&quot;;&quot;,'&quot;;[.B329];&quot;','&quot;;[.C329];&quot;','&quot;;[.D329];&quot;',&quot;;[.E329];&quot;,&quot;;[.F329];&quot;,&quot;;[.G329];&quot;,&quot;;[.H329];&quot;,&quot;;[.I329];&quot;,'&quot;;[.J329];&quot;'),&quot;)" office:value-type="string" office:string-value="('Chile','','','',325,0,2,1,2,'2013-01-01 12:00:00'),">
            <text:p>('Chile','','','',325,0,2,1,2,'2013-01-01 12:00:00'),</text:p>
          </table:table-cell>
        </table:table-row>
        <table:table-row table:style-name="ro2">
          <table:table-cell office:value-type="string">
            <text:p>Colombia</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0];&quot;'&quot;;&quot;,'&quot;;[.B330];&quot;','&quot;;[.C330];&quot;','&quot;;[.D330];&quot;',&quot;;[.E330];&quot;,&quot;;[.F330];&quot;,&quot;;[.G330];&quot;,&quot;;[.H330];&quot;,&quot;;[.I330];&quot;,'&quot;;[.J330];&quot;'),&quot;)" office:value-type="string" office:string-value="('Colombia','','','',325,0,2,1,2,'2013-01-01 12:00:00'),">
            <text:p>('Colombia','','','',325,0,2,1,2,'2013-01-01 12:00:00'),</text:p>
          </table:table-cell>
        </table:table-row>
        <table:table-row table:style-name="ro2">
          <table:table-cell office:value-type="string">
            <text:p>Ecuador</text:p>
          </table:table-cell>
          <table:table-cell table:number-columns-repeated="3"/>
          <table:table-cell office:value-type="float" office:value="325">
            <text:p>325</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1];&quot;'&quot;;&quot;,'&quot;;[.B331];&quot;','&quot;;[.C331];&quot;','&quot;;[.D331];&quot;',&quot;;[.E331];&quot;,&quot;;[.F331];&quot;,&quot;;[.G331];&quot;,&quot;;[.H331];&quot;,&quot;;[.I331];&quot;,'&quot;;[.J331];&quot;'),&quot;)" office:value-type="string" office:string-value="('Ecuador','','','',325,0,2,1,2,'2013-01-01 12:00:00'),">
            <text:p>('Ecuador','','','',325,0,2,1,2,'2013-01-01 12:00:00'),</text:p>
          </table:table-cell>
        </table:table-row>
        <table:table-row table:style-name="ro2">
          <table:table-cell office:value-type="string">
            <text:p>F-G</text:p>
          </table:table-cell>
          <table:table-cell table:number-columns-repeated="3"/>
          <table:table-cell office:value-type="float" office:value="324">
            <text:p>32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2];&quot;'&quot;;&quot;,'&quot;;[.B332];&quot;','&quot;;[.C332];&quot;','&quot;;[.D332];&quot;',&quot;;[.E332];&quot;,&quot;;[.F332];&quot;,&quot;;[.G332];&quot;,&quot;;[.H332];&quot;,&quot;;[.I332];&quot;,'&quot;;[.J332];&quot;'),&quot;)" office:value-type="string" office:string-value="('F-G','','','',324,1,2,1,2,'2013-01-01 12:00:00'),">
            <text:p>('F-G','','','',324,1,2,1,2,'2013-01-01 12:00:00'),</text:p>
          </table:table-cell>
        </table:table-row>
        <table:table-row table:style-name="ro1">
          <table:table-cell office:value-type="string">
            <text:p>Falklandsöarna</text:p>
          </table:table-cell>
          <table:table-cell table:number-columns-repeated="3"/>
          <table:table-cell office:value-type="float" office:value="332">
            <text:p>3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3];&quot;'&quot;;&quot;,'&quot;;[.B333];&quot;','&quot;;[.C333];&quot;','&quot;;[.D333];&quot;',&quot;;[.E333];&quot;,&quot;;[.F333];&quot;,&quot;;[.G333];&quot;,&quot;;[.H333];&quot;,&quot;;[.I333];&quot;,'&quot;;[.J333];&quot;'),&quot;)" office:value-type="string" office:string-value="('Falklandsöarna','','','',332,0,2,1,2,'2013-01-01 12:00:00'),">
            <text:p>('Falklandsöarna','','','',332,0,2,1,2,'2013-01-01 12:00:00'),</text:p>
          </table:table-cell>
        </table:table-row>
        <table:table-row table:style-name="ro2">
          <table:table-cell office:value-type="string">
            <text:p>Franska Guyana</text:p>
          </table:table-cell>
          <table:table-cell table:number-columns-repeated="3"/>
          <table:table-cell office:value-type="float" office:value="332">
            <text:p>3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4];&quot;'&quot;;&quot;,'&quot;;[.B334];&quot;','&quot;;[.C334];&quot;','&quot;;[.D334];&quot;',&quot;;[.E334];&quot;,&quot;;[.F334];&quot;,&quot;;[.G334];&quot;,&quot;;[.H334];&quot;,&quot;;[.I334];&quot;,'&quot;;[.J334];&quot;'),&quot;)" office:value-type="string" office:string-value="('Franska Guyana','','','',332,0,2,1,2,'2013-01-01 12:00:00'),">
            <text:p>('Franska Guyana','','','',332,0,2,1,2,'2013-01-01 12:00:00'),</text:p>
          </table:table-cell>
        </table:table-row>
        <table:table-row table:style-name="ro2">
          <table:table-cell office:value-type="string">
            <text:p>Guyana</text:p>
          </table:table-cell>
          <table:table-cell table:number-columns-repeated="3"/>
          <table:table-cell office:value-type="float" office:value="332">
            <text:p>33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5];&quot;'&quot;;&quot;,'&quot;;[.B335];&quot;','&quot;;[.C335];&quot;','&quot;;[.D335];&quot;',&quot;;[.E335];&quot;,&quot;;[.F335];&quot;,&quot;;[.G335];&quot;,&quot;;[.H335];&quot;,&quot;;[.I335];&quot;,'&quot;;[.J335];&quot;'),&quot;)" office:value-type="string" office:string-value="('Guyana','','','',332,0,2,1,2,'2013-01-01 12:00:00'),">
            <text:p>('Guyana','','','',332,0,2,1,2,'2013-01-01 12:00:00'),</text:p>
          </table:table-cell>
        </table:table-row>
        <table:table-row table:style-name="ro2">
          <table:table-cell office:value-type="string">
            <text:p>P-V</text:p>
          </table:table-cell>
          <table:table-cell table:number-columns-repeated="3"/>
          <table:table-cell office:value-type="float" office:value="324">
            <text:p>32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6];&quot;'&quot;;&quot;,'&quot;;[.B336];&quot;','&quot;;[.C336];&quot;','&quot;;[.D336];&quot;',&quot;;[.E336];&quot;,&quot;;[.F336];&quot;,&quot;;[.G336];&quot;,&quot;;[.H336];&quot;,&quot;;[.I336];&quot;,'&quot;;[.J336];&quot;'),&quot;)" office:value-type="string" office:string-value="('P-V','','','',324,1,2,1,2,'2013-01-01 12:00:00'),">
            <text:p>('P-V','','','',324,1,2,1,2,'2013-01-01 12:00:00'),</text:p>
          </table:table-cell>
        </table:table-row>
        <table:table-row table:style-name="ro2">
          <table:table-cell office:value-type="string">
            <text:p>Paraguay</text:p>
          </table:table-cell>
          <table:table-cell table:number-columns-repeated="3"/>
          <table:table-cell office:value-type="float" office:value="336">
            <text:p>33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7];&quot;'&quot;;&quot;,'&quot;;[.B337];&quot;','&quot;;[.C337];&quot;','&quot;;[.D337];&quot;',&quot;;[.E337];&quot;,&quot;;[.F337];&quot;,&quot;;[.G337];&quot;,&quot;;[.H337];&quot;,&quot;;[.I337];&quot;,'&quot;;[.J337];&quot;'),&quot;)" office:value-type="string" office:string-value="('Paraguay','','','',336,0,2,1,2,'2013-01-01 12:00:00'),">
            <text:p>('Paraguay','','','',336,0,2,1,2,'2013-01-01 12:00:00'),</text:p>
          </table:table-cell>
        </table:table-row>
        <table:table-row table:style-name="ro2">
          <table:table-cell office:value-type="string">
            <text:p>Peru</text:p>
          </table:table-cell>
          <table:table-cell table:number-columns-repeated="3"/>
          <table:table-cell office:value-type="float" office:value="336">
            <text:p>33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8];&quot;'&quot;;&quot;,'&quot;;[.B338];&quot;','&quot;;[.C338];&quot;','&quot;;[.D338];&quot;',&quot;;[.E338];&quot;,&quot;;[.F338];&quot;,&quot;;[.G338];&quot;,&quot;;[.H338];&quot;,&quot;;[.I338];&quot;,'&quot;;[.J338];&quot;'),&quot;)" office:value-type="string" office:string-value="('Peru','','','',336,0,2,1,2,'2013-01-01 12:00:00'),">
            <text:p>('Peru','','','',336,0,2,1,2,'2013-01-01 12:00:00'),</text:p>
          </table:table-cell>
        </table:table-row>
        <table:table-row table:style-name="ro2">
          <table:table-cell office:value-type="string">
            <text:p>Surinam</text:p>
          </table:table-cell>
          <table:table-cell table:number-columns-repeated="3"/>
          <table:table-cell office:value-type="float" office:value="336">
            <text:p>33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39];&quot;'&quot;;&quot;,'&quot;;[.B339];&quot;','&quot;;[.C339];&quot;','&quot;;[.D339];&quot;',&quot;;[.E339];&quot;,&quot;;[.F339];&quot;,&quot;;[.G339];&quot;,&quot;;[.H339];&quot;,&quot;;[.I339];&quot;,'&quot;;[.J339];&quot;'),&quot;)" office:value-type="string" office:string-value="('Surinam','','','',336,0,2,1,2,'2013-01-01 12:00:00'),">
            <text:p>('Surinam','','','',336,0,2,1,2,'2013-01-01 12:00:00'),</text:p>
          </table:table-cell>
        </table:table-row>
        <table:table-row table:style-name="ro2">
          <table:table-cell office:value-type="string">
            <text:p>Uruguay</text:p>
          </table:table-cell>
          <table:table-cell table:number-columns-repeated="3"/>
          <table:table-cell office:value-type="float" office:value="336">
            <text:p>33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0];&quot;'&quot;;&quot;,'&quot;;[.B340];&quot;','&quot;;[.C340];&quot;','&quot;;[.D340];&quot;',&quot;;[.E340];&quot;,&quot;;[.F340];&quot;,&quot;;[.G340];&quot;,&quot;;[.H340];&quot;,&quot;;[.I340];&quot;,'&quot;;[.J340];&quot;'),&quot;)" office:value-type="string" office:string-value="('Uruguay','','','',336,0,2,1,2,'2013-01-01 12:00:00'),">
            <text:p>('Uruguay','','','',336,0,2,1,2,'2013-01-01 12:00:00'),</text:p>
          </table:table-cell>
        </table:table-row>
        <table:table-row table:style-name="ro2">
          <table:table-cell office:value-type="string">
            <text:p>Venezuela</text:p>
          </table:table-cell>
          <table:table-cell table:number-columns-repeated="3"/>
          <table:table-cell office:value-type="float" office:value="336">
            <text:p>33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1];&quot;'&quot;;&quot;,'&quot;;[.B341];&quot;','&quot;;[.C341];&quot;','&quot;;[.D341];&quot;',&quot;;[.E341];&quot;,&quot;;[.F341];&quot;,&quot;;[.G341];&quot;,&quot;;[.H341];&quot;,&quot;;[.I341];&quot;,'&quot;;[.J341];&quot;'),&quot;)" office:value-type="string" office:string-value="('Venezuela','','','',336,0,2,1,2,'2013-01-01 12:00:00'),">
            <text:p>('Venezuela','','','',336,0,2,1,2,'2013-01-01 12:00:00'),</text:p>
          </table:table-cell>
        </table:table-row>
        <table:table-row table:style-name="ro1">
          <table:table-cell office:value-type="string">
            <text:p>Nortamerika</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2];&quot;'&quot;;&quot;,'&quot;;[.B342];&quot;','&quot;;[.C342];&quot;','&quot;;[.D342];&quot;',&quot;;[.E342];&quot;,&quot;;[.F342];&quot;,&quot;;[.G342];&quot;,&quot;;[.H342];&quot;,&quot;;[.I342];&quot;,'&quot;;[.J342];&quot;'),&quot;)" office:value-type="string" office:string-value="('Nortamerika','','','',169,1,2,1,2,'2013-01-01 12:00:00'),">
            <text:p>('Nortamerika','','','',169,1,2,1,2,'2013-01-01 12:00:00'),</text:p>
          </table:table-cell>
        </table:table-row>
        <table:table-row table:style-name="ro2">
          <table:table-cell office:value-type="string">
            <text:p>A-B</text:p>
          </table:table-cell>
          <table:table-cell table:number-columns-repeated="3"/>
          <table:table-cell office:value-type="float" office:value="342">
            <text:p>34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3];&quot;'&quot;;&quot;,'&quot;;[.B343];&quot;','&quot;;[.C343];&quot;','&quot;;[.D343];&quot;',&quot;;[.E343];&quot;,&quot;;[.F343];&quot;,&quot;;[.G343];&quot;,&quot;;[.H343];&quot;,&quot;;[.I343];&quot;,'&quot;;[.J343];&quot;'),&quot;)" office:value-type="string" office:string-value="('A-B','','','',342,1,2,1,2,'2013-01-01 12:00:00'),">
            <text:p>('A-B','','','',342,1,2,1,2,'2013-01-01 12:00:00'),</text:p>
          </table:table-cell>
        </table:table-row>
        <table:table-row table:style-name="ro1">
          <table:table-cell office:value-type="string">
            <text:p>Amerikanska jungfruöarn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4];&quot;'&quot;;&quot;,'&quot;;[.B344];&quot;','&quot;;[.C344];&quot;','&quot;;[.D344];&quot;',&quot;;[.E344];&quot;,&quot;;[.F344];&quot;,&quot;;[.G344];&quot;,&quot;;[.H344];&quot;,&quot;;[.I344];&quot;,'&quot;;[.J344];&quot;'),&quot;)" office:value-type="string" office:string-value="('Amerikanska jungfruöarna','','','',343,0,2,1,2,'2013-01-01 12:00:00'),">
            <text:p>('Amerikanska jungfruöarna','','','',343,0,2,1,2,'2013-01-01 12:00:00'),</text:p>
          </table:table-cell>
        </table:table-row>
        <table:table-row table:style-name="ro1">
          <table:table-cell office:value-type="string">
            <text:p>Anguill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5];&quot;'&quot;;&quot;,'&quot;;[.B345];&quot;','&quot;;[.C345];&quot;','&quot;;[.D345];&quot;',&quot;;[.E345];&quot;,&quot;;[.F345];&quot;,&quot;;[.G345];&quot;,&quot;;[.H345];&quot;,&quot;;[.I345];&quot;,'&quot;;[.J345];&quot;'),&quot;)" office:value-type="string" office:string-value="('Anguilla','','','',343,0,2,1,2,'2013-01-01 12:00:00'),">
            <text:p>('Anguilla','','','',343,0,2,1,2,'2013-01-01 12:00:00'),</text:p>
          </table:table-cell>
        </table:table-row>
        <table:table-row table:style-name="ro1">
          <table:table-cell office:value-type="string">
            <text:p>Antigua &amp; Barbud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6];&quot;'&quot;;&quot;,'&quot;;[.B346];&quot;','&quot;;[.C346];&quot;','&quot;;[.D346];&quot;',&quot;;[.E346];&quot;,&quot;;[.F346];&quot;,&quot;;[.G346];&quot;,&quot;;[.H346];&quot;,&quot;;[.I346];&quot;,'&quot;;[.J346];&quot;'),&quot;)" office:value-type="string" office:string-value="('Antigua &amp; Barbuda','','','',343,0,2,1,2,'2013-01-01 12:00:00'),">
            <text:p>('Antigua &amp; Barbuda','','','',343,0,2,1,2,'2013-01-01 12:00:00'),</text:p>
          </table:table-cell>
        </table:table-row>
        <table:table-row table:style-name="ro1">
          <table:table-cell office:value-type="string">
            <text:p>Arub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7];&quot;'&quot;;&quot;,'&quot;;[.B347];&quot;','&quot;;[.C347];&quot;','&quot;;[.D347];&quot;',&quot;;[.E347];&quot;,&quot;;[.F347];&quot;,&quot;;[.G347];&quot;,&quot;;[.H347];&quot;,&quot;;[.I347];&quot;,'&quot;;[.J347];&quot;'),&quot;)" office:value-type="string" office:string-value="('Aruba','','','',343,0,2,1,2,'2013-01-01 12:00:00'),">
            <text:p>('Aruba','','','',343,0,2,1,2,'2013-01-01 12:00:00'),</text:p>
          </table:table-cell>
        </table:table-row>
        <table:table-row table:style-name="ro2">
          <table:table-cell office:value-type="string">
            <text:p>Bahamas</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8];&quot;'&quot;;&quot;,'&quot;;[.B348];&quot;','&quot;;[.C348];&quot;','&quot;;[.D348];&quot;',&quot;;[.E348];&quot;,&quot;;[.F348];&quot;,&quot;;[.G348];&quot;,&quot;;[.H348];&quot;,&quot;;[.I348];&quot;,'&quot;;[.J348];&quot;'),&quot;)" office:value-type="string" office:string-value="('Bahamas','','','',343,0,2,1,2,'2013-01-01 12:00:00'),">
            <text:p>('Bahamas','','','',343,0,2,1,2,'2013-01-01 12:00:00'),</text:p>
          </table:table-cell>
        </table:table-row>
        <table:table-row table:style-name="ro2">
          <table:table-cell office:value-type="string">
            <text:p>Barbados</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49];&quot;'&quot;;&quot;,'&quot;;[.B349];&quot;','&quot;;[.C349];&quot;','&quot;;[.D349];&quot;',&quot;;[.E349];&quot;,&quot;;[.F349];&quot;,&quot;;[.G349];&quot;,&quot;;[.H349];&quot;,&quot;;[.I349];&quot;,'&quot;;[.J349];&quot;'),&quot;)" office:value-type="string" office:string-value="('Barbados','','','',343,0,2,1,2,'2013-01-01 12:00:00'),">
            <text:p>('Barbados','','','',343,0,2,1,2,'2013-01-01 12:00:00'),</text:p>
          </table:table-cell>
        </table:table-row>
        <table:table-row table:style-name="ro2">
          <table:table-cell office:value-type="string">
            <text:p>Belize</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0];&quot;'&quot;;&quot;,'&quot;;[.B350];&quot;','&quot;;[.C350];&quot;','&quot;;[.D350];&quot;',&quot;;[.E350];&quot;,&quot;;[.F350];&quot;,&quot;;[.G350];&quot;,&quot;;[.H350];&quot;,&quot;;[.I350];&quot;,'&quot;;[.J350];&quot;'),&quot;)" office:value-type="string" office:string-value="('Belize','','','',343,0,2,1,2,'2013-01-01 12:00:00'),">
            <text:p>('Belize','','','',343,0,2,1,2,'2013-01-01 12:00:00'),</text:p>
          </table:table-cell>
        </table:table-row>
        <table:table-row table:style-name="ro1">
          <table:table-cell office:value-type="string">
            <text:p>Bermud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1];&quot;'&quot;;&quot;,'&quot;;[.B351];&quot;','&quot;;[.C351];&quot;','&quot;;[.D351];&quot;',&quot;;[.E351];&quot;,&quot;;[.F351];&quot;,&quot;;[.G351];&quot;,&quot;;[.H351];&quot;,&quot;;[.I351];&quot;,'&quot;;[.J351];&quot;'),&quot;)" office:value-type="string" office:string-value="('Bermuda','','','',343,0,2,1,2,'2013-01-01 12:00:00'),">
            <text:p>('Bermuda','','','',343,0,2,1,2,'2013-01-01 12:00:00'),</text:p>
          </table:table-cell>
        </table:table-row>
        <table:table-row table:style-name="ro1">
          <table:table-cell office:value-type="string">
            <text:p>Brittiska jungfruöarna</text:p>
          </table:table-cell>
          <table:table-cell table:number-columns-repeated="3"/>
          <table:table-cell office:value-type="float" office:value="343">
            <text:p>3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2];&quot;'&quot;;&quot;,'&quot;;[.B352];&quot;','&quot;;[.C352];&quot;','&quot;;[.D352];&quot;',&quot;;[.E352];&quot;,&quot;;[.F352];&quot;,&quot;;[.G352];&quot;,&quot;;[.H352];&quot;,&quot;;[.I352];&quot;,'&quot;;[.J352];&quot;'),&quot;)" office:value-type="string" office:string-value="('Brittiska jungfruöarna','','','',343,0,2,1,2,'2013-01-01 12:00:00'),">
            <text:p>('Brittiska jungfruöarna','','','',343,0,2,1,2,'2013-01-01 12:00:00'),</text:p>
          </table:table-cell>
        </table:table-row>
        <table:table-row table:style-name="ro2">
          <table:table-cell office:value-type="string">
            <text:p>C-E</text:p>
          </table:table-cell>
          <table:table-cell table:number-columns-repeated="3"/>
          <table:table-cell office:value-type="float" office:value="342">
            <text:p>34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3];&quot;'&quot;;&quot;,'&quot;;[.B353];&quot;','&quot;;[.C353];&quot;','&quot;;[.D353];&quot;',&quot;;[.E353];&quot;,&quot;;[.F353];&quot;,&quot;;[.G353];&quot;,&quot;;[.H353];&quot;,&quot;;[.I353];&quot;,'&quot;;[.J353];&quot;'),&quot;)" office:value-type="string" office:string-value="('C-E','','','',342,1,2,1,2,'2013-01-01 12:00:00'),">
            <text:p>('C-E','','','',342,1,2,1,2,'2013-01-01 12:00:00'),</text:p>
          </table:table-cell>
        </table:table-row>
        <table:table-row table:style-name="ro2">
          <table:table-cell office:value-type="string">
            <text:p>Caymanöarna</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4];&quot;'&quot;;&quot;,'&quot;;[.B354];&quot;','&quot;;[.C354];&quot;','&quot;;[.D354];&quot;',&quot;;[.E354];&quot;,&quot;;[.F354];&quot;,&quot;;[.G354];&quot;,&quot;;[.H354];&quot;,&quot;;[.I354];&quot;,'&quot;;[.J354];&quot;'),&quot;)" office:value-type="string" office:string-value="('Caymanöarna','','','',353,0,2,1,2,'2013-01-01 12:00:00'),">
            <text:p>('Caymanöarna','','','',353,0,2,1,2,'2013-01-01 12:00:00'),</text:p>
          </table:table-cell>
        </table:table-row>
        <table:table-row table:style-name="ro2">
          <table:table-cell office:value-type="string">
            <text:p>Costa Rica</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5];&quot;'&quot;;&quot;,'&quot;;[.B355];&quot;','&quot;;[.C355];&quot;','&quot;;[.D355];&quot;',&quot;;[.E355];&quot;,&quot;;[.F355];&quot;,&quot;;[.G355];&quot;,&quot;;[.H355];&quot;,&quot;;[.I355];&quot;,'&quot;;[.J355];&quot;'),&quot;)" office:value-type="string" office:string-value="('Costa Rica','','','',353,0,2,1,2,'2013-01-01 12:00:00'),">
            <text:p>('Costa Rica','','','',353,0,2,1,2,'2013-01-01 12:00:00'),</text:p>
          </table:table-cell>
        </table:table-row>
        <table:table-row table:style-name="ro1">
          <table:table-cell office:value-type="string">
            <text:p>Curaçao</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6];&quot;'&quot;;&quot;,'&quot;;[.B356];&quot;','&quot;;[.C356];&quot;','&quot;;[.D356];&quot;',&quot;;[.E356];&quot;,&quot;;[.F356];&quot;,&quot;;[.G356];&quot;,&quot;;[.H356];&quot;,&quot;;[.I356];&quot;,'&quot;;[.J356];&quot;'),&quot;)" office:value-type="string" office:string-value="('Curaçao','','','',353,0,2,1,2,'2013-01-01 12:00:00'),">
            <text:p>('Curaçao','','','',353,0,2,1,2,'2013-01-01 12:00:00'),</text:p>
          </table:table-cell>
        </table:table-row>
        <table:table-row table:style-name="ro1">
          <table:table-cell office:value-type="string">
            <text:p>Dominica</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7];&quot;'&quot;;&quot;,'&quot;;[.B357];&quot;','&quot;;[.C357];&quot;','&quot;;[.D357];&quot;',&quot;;[.E357];&quot;,&quot;;[.F357];&quot;,&quot;;[.G357];&quot;,&quot;;[.H357];&quot;,&quot;;[.I357];&quot;,'&quot;;[.J357];&quot;'),&quot;)" office:value-type="string" office:string-value="('Dominica','','','',353,0,2,1,2,'2013-01-01 12:00:00'),">
            <text:p>('Dominica','','','',353,0,2,1,2,'2013-01-01 12:00:00'),</text:p>
          </table:table-cell>
        </table:table-row>
        <table:table-row table:style-name="ro2">
          <table:table-cell office:value-type="string">
            <text:p>Dominikanska republiken</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8];&quot;'&quot;;&quot;,'&quot;;[.B358];&quot;','&quot;;[.C358];&quot;','&quot;;[.D358];&quot;',&quot;;[.E358];&quot;,&quot;;[.F358];&quot;,&quot;;[.G358];&quot;,&quot;;[.H358];&quot;,&quot;;[.I358];&quot;,'&quot;;[.J358];&quot;'),&quot;)" office:value-type="string" office:string-value="('Dominikanska republiken','','','',353,0,2,1,2,'2013-01-01 12:00:00'),">
            <text:p>('Dominikanska republiken','','','',353,0,2,1,2,'2013-01-01 12:00:00'),</text:p>
          </table:table-cell>
        </table:table-row>
        <table:table-row table:style-name="ro2">
          <table:table-cell office:value-type="string">
            <text:p>El Salvador</text:p>
          </table:table-cell>
          <table:table-cell table:number-columns-repeated="3"/>
          <table:table-cell office:value-type="float" office:value="353">
            <text:p>35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59];&quot;'&quot;;&quot;,'&quot;;[.B359];&quot;','&quot;;[.C359];&quot;','&quot;;[.D359];&quot;',&quot;;[.E359];&quot;,&quot;;[.F359];&quot;,&quot;;[.G359];&quot;,&quot;;[.H359];&quot;,&quot;;[.I359];&quot;,'&quot;;[.J359];&quot;'),&quot;)" office:value-type="string" office:string-value="('El Salvador','','','',353,0,2,1,2,'2013-01-01 12:00:00'),">
            <text:p>('El Salvador','','','',353,0,2,1,2,'2013-01-01 12:00:00'),</text:p>
          </table:table-cell>
        </table:table-row>
        <table:table-row table:style-name="ro2">
          <table:table-cell office:value-type="string">
            <text:p>G-J</text:p>
          </table:table-cell>
          <table:table-cell table:number-columns-repeated="3"/>
          <table:table-cell office:value-type="float" office:value="342">
            <text:p>34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0];&quot;'&quot;;&quot;,'&quot;;[.B360];&quot;','&quot;;[.C360];&quot;','&quot;;[.D360];&quot;',&quot;;[.E360];&quot;,&quot;;[.F360];&quot;,&quot;;[.G360];&quot;,&quot;;[.H360];&quot;,&quot;;[.I360];&quot;,'&quot;;[.J360];&quot;'),&quot;)" office:value-type="string" office:string-value="('G-J','','','',342,1,2,1,2,'2013-01-01 12:00:00'),">
            <text:p>('G-J','','','',342,1,2,1,2,'2013-01-01 12:00:00'),</text:p>
          </table:table-cell>
        </table:table-row>
        <table:table-row table:style-name="ro2">
          <table:table-cell office:value-type="string">
            <text:p>Grenada</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1];&quot;'&quot;;&quot;,'&quot;;[.B361];&quot;','&quot;;[.C361];&quot;','&quot;;[.D361];&quot;',&quot;;[.E361];&quot;,&quot;;[.F361];&quot;,&quot;;[.G361];&quot;,&quot;;[.H361];&quot;,&quot;;[.I361];&quot;,'&quot;;[.J361];&quot;'),&quot;)" office:value-type="string" office:string-value="('Grenada','','','',360,0,2,1,2,'2013-01-01 12:00:00'),">
            <text:p>('Grenada','','','',360,0,2,1,2,'2013-01-01 12:00:00'),</text:p>
          </table:table-cell>
        </table:table-row>
        <table:table-row table:style-name="ro1">
          <table:table-cell office:value-type="string">
            <text:p>Guadeloupe</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2];&quot;'&quot;;&quot;,'&quot;;[.B362];&quot;','&quot;;[.C362];&quot;','&quot;;[.D362];&quot;',&quot;;[.E362];&quot;,&quot;;[.F362];&quot;,&quot;;[.G362];&quot;,&quot;;[.H362];&quot;,&quot;;[.I362];&quot;,'&quot;;[.J362];&quot;'),&quot;)" office:value-type="string" office:string-value="('Guadeloupe','','','',360,0,2,1,2,'2013-01-01 12:00:00'),">
            <text:p>('Guadeloupe','','','',360,0,2,1,2,'2013-01-01 12:00:00'),</text:p>
          </table:table-cell>
        </table:table-row>
        <table:table-row table:style-name="ro2">
          <table:table-cell office:value-type="string">
            <text:p>Guatemala</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3];&quot;'&quot;;&quot;,'&quot;;[.B363];&quot;','&quot;;[.C363];&quot;','&quot;;[.D363];&quot;',&quot;;[.E363];&quot;,&quot;;[.F363];&quot;,&quot;;[.G363];&quot;,&quot;;[.H363];&quot;,&quot;;[.I363];&quot;,'&quot;;[.J363];&quot;'),&quot;)" office:value-type="string" office:string-value="('Guatemala','','','',360,0,2,1,2,'2013-01-01 12:00:00'),">
            <text:p>('Guatemala','','','',360,0,2,1,2,'2013-01-01 12:00:00'),</text:p>
          </table:table-cell>
        </table:table-row>
        <table:table-row table:style-name="ro2">
          <table:table-cell office:value-type="string">
            <text:p>Haiti</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4];&quot;'&quot;;&quot;,'&quot;;[.B364];&quot;','&quot;;[.C364];&quot;','&quot;;[.D364];&quot;',&quot;;[.E364];&quot;,&quot;;[.F364];&quot;,&quot;;[.G364];&quot;,&quot;;[.H364];&quot;,&quot;;[.I364];&quot;,'&quot;;[.J364];&quot;'),&quot;)" office:value-type="string" office:string-value="('Haiti','','','',360,0,2,1,2,'2013-01-01 12:00:00'),">
            <text:p>('Haiti','','','',360,0,2,1,2,'2013-01-01 12:00:00'),</text:p>
          </table:table-cell>
        </table:table-row>
        <table:table-row table:style-name="ro2">
          <table:table-cell office:value-type="string">
            <text:p>Honduras</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5];&quot;'&quot;;&quot;,'&quot;;[.B365];&quot;','&quot;;[.C365];&quot;','&quot;;[.D365];&quot;',&quot;;[.E365];&quot;,&quot;;[.F365];&quot;,&quot;;[.G365];&quot;,&quot;;[.H365];&quot;,&quot;;[.I365];&quot;,'&quot;;[.J365];&quot;'),&quot;)" office:value-type="string" office:string-value="('Honduras','','','',360,0,2,1,2,'2013-01-01 12:00:00'),">
            <text:p>('Honduras','','','',360,0,2,1,2,'2013-01-01 12:00:00'),</text:p>
          </table:table-cell>
        </table:table-row>
        <table:table-row table:style-name="ro2">
          <table:table-cell office:value-type="string">
            <text:p>Jamaica</text:p>
          </table:table-cell>
          <table:table-cell table:number-columns-repeated="3"/>
          <table:table-cell office:value-type="float" office:value="360">
            <text:p>36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6];&quot;'&quot;;&quot;,'&quot;;[.B366];&quot;','&quot;;[.C366];&quot;','&quot;;[.D366];&quot;',&quot;;[.E366];&quot;,&quot;;[.F366];&quot;,&quot;;[.G366];&quot;,&quot;;[.H366];&quot;,&quot;;[.I366];&quot;,'&quot;;[.J366];&quot;'),&quot;)" office:value-type="string" office:string-value="('Jamaica','','','',360,0,2,1,2,'2013-01-01 12:00:00'),">
            <text:p>('Jamaica','','','',360,0,2,1,2,'2013-01-01 12:00:00'),</text:p>
          </table:table-cell>
        </table:table-row>
        <table:table-row table:style-name="ro2">
          <table:table-cell office:value-type="string">
            <text:p>K-P</text:p>
          </table:table-cell>
          <table:table-cell table:number-columns-repeated="3"/>
          <table:table-cell office:value-type="float" office:value="342">
            <text:p>34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7];&quot;'&quot;;&quot;,'&quot;;[.B367];&quot;','&quot;;[.C367];&quot;','&quot;;[.D367];&quot;',&quot;;[.E367];&quot;,&quot;;[.F367];&quot;,&quot;;[.G367];&quot;,&quot;;[.H367];&quot;,&quot;;[.I367];&quot;,'&quot;;[.J367];&quot;'),&quot;)" office:value-type="string" office:string-value="('K-P','','','',342,1,2,1,2,'2013-01-01 12:00:00'),">
            <text:p>('K-P','','','',342,1,2,1,2,'2013-01-01 12:00:00'),</text:p>
          </table:table-cell>
        </table:table-row>
        <table:table-row table:style-name="ro2">
          <table:table-cell office:value-type="string">
            <text:p>Kanada</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8];&quot;'&quot;;&quot;,'&quot;;[.B368];&quot;','&quot;;[.C368];&quot;','&quot;;[.D368];&quot;',&quot;;[.E368];&quot;,&quot;;[.F368];&quot;,&quot;;[.G368];&quot;,&quot;;[.H368];&quot;,&quot;;[.I368];&quot;,'&quot;;[.J368];&quot;'),&quot;)" office:value-type="string" office:string-value="('Kanada','','','',367,0,2,1,2,'2013-01-01 12:00:00'),">
            <text:p>('Kanada','','','',367,0,2,1,2,'2013-01-01 12:00:00'),</text:p>
          </table:table-cell>
        </table:table-row>
        <table:table-row table:style-name="ro2">
          <table:table-cell office:value-type="string">
            <text:p>Kuba</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69];&quot;'&quot;;&quot;,'&quot;;[.B369];&quot;','&quot;;[.C369];&quot;','&quot;;[.D369];&quot;',&quot;;[.E369];&quot;,&quot;;[.F369];&quot;,&quot;;[.G369];&quot;,&quot;;[.H369];&quot;,&quot;;[.I369];&quot;,'&quot;;[.J369];&quot;'),&quot;)" office:value-type="string" office:string-value="('Kuba','','','',367,0,2,1,2,'2013-01-01 12:00:00'),">
            <text:p>('Kuba','','','',367,0,2,1,2,'2013-01-01 12:00:00'),</text:p>
          </table:table-cell>
        </table:table-row>
        <table:table-row table:style-name="ro2">
          <table:table-cell office:value-type="string">
            <text:p>Martinique</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0];&quot;'&quot;;&quot;,'&quot;;[.B370];&quot;','&quot;;[.C370];&quot;','&quot;;[.D370];&quot;',&quot;;[.E370];&quot;,&quot;;[.F370];&quot;,&quot;;[.G370];&quot;,&quot;;[.H370];&quot;,&quot;;[.I370];&quot;,'&quot;;[.J370];&quot;'),&quot;)" office:value-type="string" office:string-value="('Martinique','','','',367,0,2,1,2,'2013-01-01 12:00:00'),">
            <text:p>('Martinique','','','',367,0,2,1,2,'2013-01-01 12:00:00'),</text:p>
          </table:table-cell>
        </table:table-row>
        <table:table-row table:style-name="ro2">
          <table:table-cell office:value-type="string">
            <text:p>Mexiko</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1];&quot;'&quot;;&quot;,'&quot;;[.B371];&quot;','&quot;;[.C371];&quot;','&quot;;[.D371];&quot;',&quot;;[.E371];&quot;,&quot;;[.F371];&quot;,&quot;;[.G371];&quot;,&quot;;[.H371];&quot;,&quot;;[.I371];&quot;,'&quot;;[.J371];&quot;'),&quot;)" office:value-type="string" office:string-value="('Mexiko','','','',367,0,2,1,2,'2013-01-01 12:00:00'),">
            <text:p>('Mexiko','','','',367,0,2,1,2,'2013-01-01 12:00:00'),</text:p>
          </table:table-cell>
        </table:table-row>
        <table:table-row table:style-name="ro1">
          <table:table-cell office:value-type="string">
            <text:p>Montserrat</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2];&quot;'&quot;;&quot;,'&quot;;[.B372];&quot;','&quot;;[.C372];&quot;','&quot;;[.D372];&quot;',&quot;;[.E372];&quot;,&quot;;[.F372];&quot;,&quot;;[.G372];&quot;,&quot;;[.H372];&quot;,&quot;;[.I372];&quot;,'&quot;;[.J372];&quot;'),&quot;)" office:value-type="string" office:string-value="('Montserrat','','','',367,0,2,1,2,'2013-01-01 12:00:00'),">
            <text:p>('Montserrat','','','',367,0,2,1,2,'2013-01-01 12:00:00'),</text:p>
          </table:table-cell>
        </table:table-row>
        <table:table-row table:style-name="ro2">
          <table:table-cell office:value-type="string">
            <text:p>Nicaragua</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3];&quot;'&quot;;&quot;,'&quot;;[.B373];&quot;','&quot;;[.C373];&quot;','&quot;;[.D373];&quot;',&quot;;[.E373];&quot;,&quot;;[.F373];&quot;,&quot;;[.G373];&quot;,&quot;;[.H373];&quot;,&quot;;[.I373];&quot;,'&quot;;[.J373];&quot;'),&quot;)" office:value-type="string" office:string-value="('Nicaragua','','','',367,0,2,1,2,'2013-01-01 12:00:00'),">
            <text:p>('Nicaragua','','','',367,0,2,1,2,'2013-01-01 12:00:00'),</text:p>
          </table:table-cell>
        </table:table-row>
        <table:table-row table:style-name="ro2">
          <table:table-cell office:value-type="string">
            <text:p>Panama</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4];&quot;'&quot;;&quot;,'&quot;;[.B374];&quot;','&quot;;[.C374];&quot;','&quot;;[.D374];&quot;',&quot;;[.E374];&quot;,&quot;;[.F374];&quot;,&quot;;[.G374];&quot;,&quot;;[.H374];&quot;,&quot;;[.I374];&quot;,'&quot;;[.J374];&quot;'),&quot;)" office:value-type="string" office:string-value="('Panama','','','',367,0,2,1,2,'2013-01-01 12:00:00'),">
            <text:p>('Panama','','','',367,0,2,1,2,'2013-01-01 12:00:00'),</text:p>
          </table:table-cell>
        </table:table-row>
        <table:table-row table:style-name="ro1">
          <table:table-cell office:value-type="string">
            <text:p>Puerto Rico</text:p>
          </table:table-cell>
          <table:table-cell table:number-columns-repeated="3"/>
          <table:table-cell office:value-type="float" office:value="367">
            <text:p>36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5];&quot;'&quot;;&quot;,'&quot;;[.B375];&quot;','&quot;;[.C375];&quot;','&quot;;[.D375];&quot;',&quot;;[.E375];&quot;,&quot;;[.F375];&quot;,&quot;;[.G375];&quot;,&quot;;[.H375];&quot;,&quot;;[.I375];&quot;,'&quot;;[.J375];&quot;'),&quot;)" office:value-type="string" office:string-value="('Puerto Rico','','','',367,0,2,1,2,'2013-01-01 12:00:00'),">
            <text:p>('Puerto Rico','','','',367,0,2,1,2,'2013-01-01 12:00:00'),</text:p>
          </table:table-cell>
        </table:table-row>
        <table:table-row table:style-name="ro2">
          <table:table-cell office:value-type="string">
            <text:p>S-U</text:p>
          </table:table-cell>
          <table:table-cell table:number-columns-repeated="3"/>
          <table:table-cell office:value-type="float" office:value="342">
            <text:p>34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6];&quot;'&quot;;&quot;,'&quot;;[.B376];&quot;','&quot;;[.C376];&quot;','&quot;;[.D376];&quot;',&quot;;[.E376];&quot;,&quot;;[.F376];&quot;,&quot;;[.G376];&quot;,&quot;;[.H376];&quot;,&quot;;[.I376];&quot;,'&quot;;[.J376];&quot;'),&quot;)" office:value-type="string" office:string-value="('S-U','','','',342,1,2,1,2,'2013-01-01 12:00:00'),">
            <text:p>('S-U','','','',342,1,2,1,2,'2013-01-01 12:00:00'),</text:p>
          </table:table-cell>
        </table:table-row>
        <table:table-row table:style-name="ro1">
          <table:table-cell office:value-type="string">
            <text:p>Saint-Barthélemy</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7];&quot;'&quot;;&quot;,'&quot;;[.B377];&quot;','&quot;;[.C377];&quot;','&quot;;[.D377];&quot;',&quot;;[.E377];&quot;,&quot;;[.F377];&quot;,&quot;;[.G377];&quot;,&quot;;[.H377];&quot;,&quot;;[.I377];&quot;,'&quot;;[.J377];&quot;'),&quot;)" office:value-type="string" office:string-value="('Saint-Barthélemy','','','',376,0,2,1,2,'2013-01-01 12:00:00'),">
            <text:p>('Saint-Barthélemy','','','',376,0,2,1,2,'2013-01-01 12:00:00'),</text:p>
          </table:table-cell>
        </table:table-row>
        <table:table-row table:style-name="ro1">
          <table:table-cell office:value-type="string">
            <text:p>Saint Kitts &amp; Nevis</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8];&quot;'&quot;;&quot;,'&quot;;[.B378];&quot;','&quot;;[.C378];&quot;','&quot;;[.D378];&quot;',&quot;;[.E378];&quot;,&quot;;[.F378];&quot;,&quot;;[.G378];&quot;,&quot;;[.H378];&quot;,&quot;;[.I378];&quot;,'&quot;;[.J378];&quot;'),&quot;)" office:value-type="string" office:string-value="('Saint Kitts &amp; Nevis','','','',376,0,2,1,2,'2013-01-01 12:00:00'),">
            <text:p>('Saint Kitts &amp; Nevis','','','',376,0,2,1,2,'2013-01-01 12:00:00'),</text:p>
          </table:table-cell>
        </table:table-row>
        <table:table-row table:style-name="ro2">
          <table:table-cell office:value-type="string">
            <text:p>Saint Lucia</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79];&quot;'&quot;;&quot;,'&quot;;[.B379];&quot;','&quot;;[.C379];&quot;','&quot;;[.D379];&quot;',&quot;;[.E379];&quot;,&quot;;[.F379];&quot;,&quot;;[.G379];&quot;,&quot;;[.H379];&quot;,&quot;;[.I379];&quot;,'&quot;;[.J379];&quot;'),&quot;)" office:value-type="string" office:string-value="('Saint Lucia','','','',376,0,2,1,2,'2013-01-01 12:00:00'),">
            <text:p>('Saint Lucia','','','',376,0,2,1,2,'2013-01-01 12:00:00'),</text:p>
          </table:table-cell>
        </table:table-row>
        <table:table-row table:style-name="ro2">
          <table:table-cell office:value-type="string">
            <text:p>Saint-Martin</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0];&quot;'&quot;;&quot;,'&quot;;[.B380];&quot;','&quot;;[.C380];&quot;','&quot;;[.D380];&quot;',&quot;;[.E380];&quot;,&quot;;[.F380];&quot;,&quot;;[.G380];&quot;,&quot;;[.H380];&quot;,&quot;;[.I380];&quot;,'&quot;;[.J380];&quot;'),&quot;)" office:value-type="string" office:string-value="('Saint-Martin','','','',376,0,2,1,2,'2013-01-01 12:00:00'),">
            <text:p>('Saint-Martin','','','',376,0,2,1,2,'2013-01-01 12:00:00'),</text:p>
          </table:table-cell>
        </table:table-row>
        <table:table-row table:style-name="ro1">
          <table:table-cell office:value-type="string">
            <text:p>Saint-Pierre-et-Miquelon</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1];&quot;'&quot;;&quot;,'&quot;;[.B381];&quot;','&quot;;[.C381];&quot;','&quot;;[.D381];&quot;',&quot;;[.E381];&quot;,&quot;;[.F381];&quot;,&quot;;[.G381];&quot;,&quot;;[.H381];&quot;,&quot;;[.I381];&quot;,'&quot;;[.J381];&quot;'),&quot;)" office:value-type="string" office:string-value="('Saint-Pierre-et-Miquelon','','','',376,0,2,1,2,'2013-01-01 12:00:00'),">
            <text:p>('Saint-Pierre-et-Miquelon','','','',376,0,2,1,2,'2013-01-01 12:00:00'),</text:p>
          </table:table-cell>
        </table:table-row>
        <table:table-row table:style-name="ro1">
          <table:table-cell office:value-type="string">
            <text:p>Saint Vincent &amp; Grenadinerna</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2];&quot;'&quot;;&quot;,'&quot;;[.B382];&quot;','&quot;;[.C382];&quot;','&quot;;[.D382];&quot;',&quot;;[.E382];&quot;,&quot;;[.F382];&quot;,&quot;;[.G382];&quot;,&quot;;[.H382];&quot;,&quot;;[.I382];&quot;,'&quot;;[.J382];&quot;'),&quot;)" office:value-type="string" office:string-value="('Saint Vincent &amp; Grenadinerna','','','',376,0,2,1,2,'2013-01-01 12:00:00'),">
            <text:p>('Saint Vincent &amp; Grenadinerna','','','',376,0,2,1,2,'2013-01-01 12:00:00'),</text:p>
          </table:table-cell>
        </table:table-row>
        <table:table-row table:style-name="ro1">
          <table:table-cell office:value-type="string">
            <text:p>Sint Maarten</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3];&quot;'&quot;;&quot;,'&quot;;[.B383];&quot;','&quot;;[.C383];&quot;','&quot;;[.D383];&quot;',&quot;;[.E383];&quot;,&quot;;[.F383];&quot;,&quot;;[.G383];&quot;,&quot;;[.H383];&quot;,&quot;;[.I383];&quot;,'&quot;;[.J383];&quot;'),&quot;)" office:value-type="string" office:string-value="('Sint Maarten','','','',376,0,2,1,2,'2013-01-01 12:00:00'),">
            <text:p>('Sint Maarten','','','',376,0,2,1,2,'2013-01-01 12:00:00'),</text:p>
          </table:table-cell>
        </table:table-row>
        <table:table-row table:style-name="ro2">
          <table:table-cell office:value-type="string">
            <text:p>Trinidad &amp; Tobago</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4];&quot;'&quot;;&quot;,'&quot;;[.B384];&quot;','&quot;;[.C384];&quot;','&quot;;[.D384];&quot;',&quot;;[.E384];&quot;,&quot;;[.F384];&quot;,&quot;;[.G384];&quot;,&quot;;[.H384];&quot;,&quot;;[.I384];&quot;,'&quot;;[.J384];&quot;'),&quot;)" office:value-type="string" office:string-value="('Trinidad &amp; Tobago','','','',376,0,2,1,2,'2013-01-01 12:00:00'),">
            <text:p>('Trinidad &amp; Tobago','','','',376,0,2,1,2,'2013-01-01 12:00:00'),</text:p>
          </table:table-cell>
        </table:table-row>
        <table:table-row table:style-name="ro1">
          <table:table-cell office:value-type="string">
            <text:p>Turks &amp; Caicos Islands</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5];&quot;'&quot;;&quot;,'&quot;;[.B385];&quot;','&quot;;[.C385];&quot;','&quot;;[.D385];&quot;',&quot;;[.E385];&quot;,&quot;;[.F385];&quot;,&quot;;[.G385];&quot;,&quot;;[.H385];&quot;,&quot;;[.I385];&quot;,'&quot;;[.J385];&quot;'),&quot;)" office:value-type="string" office:string-value="('Turks &amp; Caicos Islands','','','',376,0,2,1,2,'2013-01-01 12:00:00'),">
            <text:p>('Turks &amp; Caicos Islands','','','',376,0,2,1,2,'2013-01-01 12:00:00'),</text:p>
          </table:table-cell>
        </table:table-row>
        <table:table-row table:style-name="ro2">
          <table:table-cell office:value-type="string">
            <text:p>USA</text:p>
          </table:table-cell>
          <table:table-cell table:number-columns-repeated="3"/>
          <table:table-cell office:value-type="float" office:value="376">
            <text:p>376</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6];&quot;'&quot;;&quot;,'&quot;;[.B386];&quot;','&quot;;[.C386];&quot;','&quot;;[.D386];&quot;',&quot;;[.E386];&quot;,&quot;;[.F386];&quot;,&quot;;[.G386];&quot;,&quot;;[.H386];&quot;,&quot;;[.I386];&quot;,'&quot;;[.J386];&quot;'),&quot;)" office:value-type="string" office:string-value="('USA','','','',376,0,2,1,2,'2013-01-01 12:00:00'),">
            <text:p>('USA','','','',376,0,2,1,2,'2013-01-01 12:00:00'),</text:p>
          </table:table-cell>
        </table:table-row>
        <table:table-row table:style-name="ro2">
          <table:table-cell office:value-type="string">
            <text:p>Afrika</text:p>
          </table:table-cell>
          <table:table-cell table:number-columns-repeated="3"/>
          <table:table-cell office:value-type="float" office:value="169">
            <text:p>169</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7];&quot;'&quot;;&quot;,'&quot;;[.B387];&quot;','&quot;;[.C387];&quot;','&quot;;[.D387];&quot;',&quot;;[.E387];&quot;,&quot;;[.F387];&quot;,&quot;;[.G387];&quot;,&quot;;[.H387];&quot;,&quot;;[.I387];&quot;,'&quot;;[.J387];&quot;'),&quot;)" office:value-type="string" office:string-value="('Afrika','','','',169,1,2,1,2,'2013-01-01 12:00:00'),">
            <text:p>('Afrika','','','',169,1,2,1,2,'2013-01-01 12:00:00'),</text:p>
          </table:table-cell>
        </table:table-row>
        <table:table-row table:style-name="ro2">
          <table:table-cell office:value-type="string">
            <text:p>A-D</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8];&quot;'&quot;;&quot;,'&quot;;[.B388];&quot;','&quot;;[.C388];&quot;','&quot;;[.D388];&quot;',&quot;;[.E388];&quot;,&quot;;[.F388];&quot;,&quot;;[.G388];&quot;,&quot;;[.H388];&quot;,&quot;;[.I388];&quot;,'&quot;;[.J388];&quot;'),&quot;)" office:value-type="string" office:string-value="('A-D','','','',387,1,2,1,2,'2013-01-01 12:00:00'),">
            <text:p>('A-D','','','',387,1,2,1,2,'2013-01-01 12:00:00'),</text:p>
          </table:table-cell>
        </table:table-row>
        <table:table-row table:style-name="ro2">
          <table:table-cell office:value-type="string">
            <text:p>Algeriet</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89];&quot;'&quot;;&quot;,'&quot;;[.B389];&quot;','&quot;;[.C389];&quot;','&quot;;[.D389];&quot;',&quot;;[.E389];&quot;,&quot;;[.F389];&quot;,&quot;;[.G389];&quot;,&quot;;[.H389];&quot;,&quot;;[.I389];&quot;,'&quot;;[.J389];&quot;'),&quot;)" office:value-type="string" office:string-value="('Algeriet','','','',388,0,2,1,2,'2013-01-01 12:00:00'),">
            <text:p>('Algeriet','','','',388,0,2,1,2,'2013-01-01 12:00:00'),</text:p>
          </table:table-cell>
        </table:table-row>
        <table:table-row table:style-name="ro2">
          <table:table-cell office:value-type="string">
            <text:p>Angola</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0];&quot;'&quot;;&quot;,'&quot;;[.B390];&quot;','&quot;;[.C390];&quot;','&quot;;[.D390];&quot;',&quot;;[.E390];&quot;,&quot;;[.F390];&quot;,&quot;;[.G390];&quot;,&quot;;[.H390];&quot;,&quot;;[.I390];&quot;,'&quot;;[.J390];&quot;'),&quot;)" office:value-type="string" office:string-value="('Angola','','','',388,0,2,1,2,'2013-01-01 12:00:00'),">
            <text:p>('Angola','','','',388,0,2,1,2,'2013-01-01 12:00:00'),</text:p>
          </table:table-cell>
        </table:table-row>
        <table:table-row table:style-name="ro2">
          <table:table-cell office:value-type="string">
            <text:p>Benin</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1];&quot;'&quot;;&quot;,'&quot;;[.B391];&quot;','&quot;;[.C391];&quot;','&quot;;[.D391];&quot;',&quot;;[.E391];&quot;,&quot;;[.F391];&quot;,&quot;;[.G391];&quot;,&quot;;[.H391];&quot;,&quot;;[.I391];&quot;,'&quot;;[.J391];&quot;'),&quot;)" office:value-type="string" office:string-value="('Benin','','','',388,0,2,1,2,'2013-01-01 12:00:00'),">
            <text:p>('Benin','','','',388,0,2,1,2,'2013-01-01 12:00:00'),</text:p>
          </table:table-cell>
        </table:table-row>
        <table:table-row table:style-name="ro2">
          <table:table-cell office:value-type="string">
            <text:p>Botswana</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2];&quot;'&quot;;&quot;,'&quot;;[.B392];&quot;','&quot;;[.C392];&quot;','&quot;;[.D392];&quot;',&quot;;[.E392];&quot;,&quot;;[.F392];&quot;,&quot;;[.G392];&quot;,&quot;;[.H392];&quot;,&quot;;[.I392];&quot;,'&quot;;[.J392];&quot;'),&quot;)" office:value-type="string" office:string-value="('Botswana','','','',388,0,2,1,2,'2013-01-01 12:00:00'),">
            <text:p>('Botswana','','','',388,0,2,1,2,'2013-01-01 12:00:00'),</text:p>
          </table:table-cell>
        </table:table-row>
        <table:table-row table:style-name="ro2">
          <table:table-cell office:value-type="string">
            <text:p>Burkina Faso</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3];&quot;'&quot;;&quot;,'&quot;;[.B393];&quot;','&quot;;[.C393];&quot;','&quot;;[.D393];&quot;',&quot;;[.E393];&quot;,&quot;;[.F393];&quot;,&quot;;[.G393];&quot;,&quot;;[.H393];&quot;,&quot;;[.I393];&quot;,'&quot;;[.J393];&quot;'),&quot;)" office:value-type="string" office:string-value="('Burkina Faso','','','',388,0,2,1,2,'2013-01-01 12:00:00'),">
            <text:p>('Burkina Faso','','','',388,0,2,1,2,'2013-01-01 12:00:00'),</text:p>
          </table:table-cell>
        </table:table-row>
        <table:table-row table:style-name="ro2">
          <table:table-cell office:value-type="string">
            <text:p>Burundi</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4];&quot;'&quot;;&quot;,'&quot;;[.B394];&quot;','&quot;;[.C394];&quot;','&quot;;[.D394];&quot;',&quot;;[.E394];&quot;,&quot;;[.F394];&quot;,&quot;;[.G394];&quot;,&quot;;[.H394];&quot;,&quot;;[.I394];&quot;,'&quot;;[.J394];&quot;'),&quot;)" office:value-type="string" office:string-value="('Burundi','','','',388,0,2,1,2,'2013-01-01 12:00:00'),">
            <text:p>('Burundi','','','',388,0,2,1,2,'2013-01-01 12:00:00'),</text:p>
          </table:table-cell>
        </table:table-row>
        <table:table-row table:style-name="ro2">
          <table:table-cell office:value-type="string">
            <text:p>Centralafrikanska republiken</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5];&quot;'&quot;;&quot;,'&quot;;[.B395];&quot;','&quot;;[.C395];&quot;','&quot;;[.D395];&quot;',&quot;;[.E395];&quot;,&quot;;[.F395];&quot;,&quot;;[.G395];&quot;,&quot;;[.H395];&quot;,&quot;;[.I395];&quot;,'&quot;;[.J395];&quot;'),&quot;)" office:value-type="string" office:string-value="('Centralafrikanska republiken','','','',388,0,2,1,2,'2013-01-01 12:00:00'),">
            <text:p>('Centralafrikanska republiken','','','',388,0,2,1,2,'2013-01-01 12:00:00'),</text:p>
          </table:table-cell>
        </table:table-row>
        <table:table-row table:style-name="ro2">
          <table:table-cell office:value-type="string">
            <text:p>Comorerna</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6];&quot;'&quot;;&quot;,'&quot;;[.B396];&quot;','&quot;;[.C396];&quot;','&quot;;[.D396];&quot;',&quot;;[.E396];&quot;,&quot;;[.F396];&quot;,&quot;;[.G396];&quot;,&quot;;[.H396];&quot;,&quot;;[.I396];&quot;,'&quot;;[.J396];&quot;'),&quot;)" office:value-type="string" office:string-value="('Comorerna','','','',388,0,2,1,2,'2013-01-01 12:00:00'),">
            <text:p>('Comorerna','','','',388,0,2,1,2,'2013-01-01 12:00:00'),</text:p>
          </table:table-cell>
        </table:table-row>
        <table:table-row table:style-name="ro2">
          <table:table-cell office:value-type="string">
            <text:p>Djibouti</text:p>
          </table:table-cell>
          <table:table-cell table:number-columns-repeated="3"/>
          <table:table-cell office:value-type="float" office:value="388">
            <text:p>38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7];&quot;'&quot;;&quot;,'&quot;;[.B397];&quot;','&quot;;[.C397];&quot;','&quot;;[.D397];&quot;',&quot;;[.E397];&quot;,&quot;;[.F397];&quot;,&quot;;[.G397];&quot;,&quot;;[.H397];&quot;,&quot;;[.I397];&quot;,'&quot;;[.J397];&quot;'),&quot;)" office:value-type="string" office:string-value="('Djibouti','','','',388,0,2,1,2,'2013-01-01 12:00:00'),">
            <text:p>('Djibouti','','','',388,0,2,1,2,'2013-01-01 12:00:00'),</text:p>
          </table:table-cell>
        </table:table-row>
        <table:table-row table:style-name="ro2">
          <table:table-cell office:value-type="string">
            <text:p>E-G</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8];&quot;'&quot;;&quot;,'&quot;;[.B398];&quot;','&quot;;[.C398];&quot;','&quot;;[.D398];&quot;',&quot;;[.E398];&quot;,&quot;;[.F398];&quot;,&quot;;[.G398];&quot;,&quot;;[.H398];&quot;,&quot;;[.I398];&quot;,'&quot;;[.J398];&quot;'),&quot;)" office:value-type="string" office:string-value="('E-G','','','',387,1,2,1,2,'2013-01-01 12:00:00'),">
            <text:p>('E-G','','','',387,1,2,1,2,'2013-01-01 12:00:00'),</text:p>
          </table:table-cell>
        </table:table-row>
        <table:table-row table:style-name="ro2">
          <table:table-cell office:value-type="string">
            <text:p>Egypten</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399];&quot;'&quot;;&quot;,'&quot;;[.B399];&quot;','&quot;;[.C399];&quot;','&quot;;[.D399];&quot;',&quot;;[.E399];&quot;,&quot;;[.F399];&quot;,&quot;;[.G399];&quot;,&quot;;[.H399];&quot;,&quot;;[.I399];&quot;,'&quot;;[.J399];&quot;'),&quot;)" office:value-type="string" office:string-value="('Egypten','','','',397,0,2,1,2,'2013-01-01 12:00:00'),">
            <text:p>('Egypten','','','',397,0,2,1,2,'2013-01-01 12:00:00'),</text:p>
          </table:table-cell>
        </table:table-row>
        <table:table-row table:style-name="ro1">
          <table:table-cell office:value-type="string">
            <text:p>Ekvatorialguinea</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0];&quot;'&quot;;&quot;,'&quot;;[.B400];&quot;','&quot;;[.C400];&quot;','&quot;;[.D400];&quot;',&quot;;[.E400];&quot;,&quot;;[.F400];&quot;,&quot;;[.G400];&quot;,&quot;;[.H400];&quot;,&quot;;[.I400];&quot;,'&quot;;[.J400];&quot;'),&quot;)" office:value-type="string" office:string-value="('Ekvatorialguinea','','','',397,0,2,1,2,'2013-01-01 12:00:00'),">
            <text:p>('Ekvatorialguinea','','','',397,0,2,1,2,'2013-01-01 12:00:00'),</text:p>
          </table:table-cell>
        </table:table-row>
        <table:table-row table:style-name="ro2">
          <table:table-cell office:value-type="string">
            <text:p>Elfenbenskusten</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1];&quot;'&quot;;&quot;,'&quot;;[.B401];&quot;','&quot;;[.C401];&quot;','&quot;;[.D401];&quot;',&quot;;[.E401];&quot;,&quot;;[.F401];&quot;,&quot;;[.G401];&quot;,&quot;;[.H401];&quot;,&quot;;[.I401];&quot;,'&quot;;[.J401];&quot;'),&quot;)" office:value-type="string" office:string-value="('Elfenbenskusten','','','',397,0,2,1,2,'2013-01-01 12:00:00'),">
            <text:p>('Elfenbenskusten','','','',397,0,2,1,2,'2013-01-01 12:00:00'),</text:p>
          </table:table-cell>
        </table:table-row>
        <table:table-row table:style-name="ro2">
          <table:table-cell office:value-type="string">
            <text:p>Eritrea</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2];&quot;'&quot;;&quot;,'&quot;;[.B402];&quot;','&quot;;[.C402];&quot;','&quot;;[.D402];&quot;',&quot;;[.E402];&quot;,&quot;;[.F402];&quot;,&quot;;[.G402];&quot;,&quot;;[.H402];&quot;,&quot;;[.I402];&quot;,'&quot;;[.J402];&quot;'),&quot;)" office:value-type="string" office:string-value="('Eritrea','','','',397,0,2,1,2,'2013-01-01 12:00:00'),">
            <text:p>('Eritrea','','','',397,0,2,1,2,'2013-01-01 12:00:00'),</text:p>
          </table:table-cell>
        </table:table-row>
        <table:table-row table:style-name="ro2">
          <table:table-cell office:value-type="string">
            <text:p>Etiopien</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3];&quot;'&quot;;&quot;,'&quot;;[.B403];&quot;','&quot;;[.C403];&quot;','&quot;;[.D403];&quot;',&quot;;[.E403];&quot;,&quot;;[.F403];&quot;,&quot;;[.G403];&quot;,&quot;;[.H403];&quot;,&quot;;[.I403];&quot;,'&quot;;[.J403];&quot;'),&quot;)" office:value-type="string" office:string-value="('Etiopien','','','',397,0,2,1,2,'2013-01-01 12:00:00'),">
            <text:p>('Etiopien','','','',397,0,2,1,2,'2013-01-01 12:00:00'),</text:p>
          </table:table-cell>
        </table:table-row>
        <table:table-row table:style-name="ro2">
          <table:table-cell office:value-type="string">
            <text:p>Gabon</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4];&quot;'&quot;;&quot;,'&quot;;[.B404];&quot;','&quot;;[.C404];&quot;','&quot;;[.D404];&quot;',&quot;;[.E404];&quot;,&quot;;[.F404];&quot;,&quot;;[.G404];&quot;,&quot;;[.H404];&quot;,&quot;;[.I404];&quot;,'&quot;;[.J404];&quot;'),&quot;)" office:value-type="string" office:string-value="('Gabon','','','',397,0,2,1,2,'2013-01-01 12:00:00'),">
            <text:p>('Gabon','','','',397,0,2,1,2,'2013-01-01 12:00:00'),</text:p>
          </table:table-cell>
        </table:table-row>
        <table:table-row table:style-name="ro2">
          <table:table-cell office:value-type="string">
            <text:p>Gambia</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5];&quot;'&quot;;&quot;,'&quot;;[.B405];&quot;','&quot;;[.C405];&quot;','&quot;;[.D405];&quot;',&quot;;[.E405];&quot;,&quot;;[.F405];&quot;,&quot;;[.G405];&quot;,&quot;;[.H405];&quot;,&quot;;[.I405];&quot;,'&quot;;[.J405];&quot;'),&quot;)" office:value-type="string" office:string-value="('Gambia','','','',397,0,2,1,2,'2013-01-01 12:00:00'),">
            <text:p>('Gambia','','','',397,0,2,1,2,'2013-01-01 12:00:00'),</text:p>
          </table:table-cell>
        </table:table-row>
        <table:table-row table:style-name="ro2">
          <table:table-cell office:value-type="string">
            <text:p>Ghana</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6];&quot;'&quot;;&quot;,'&quot;;[.B406];&quot;','&quot;;[.C406];&quot;','&quot;;[.D406];&quot;',&quot;;[.E406];&quot;,&quot;;[.F406];&quot;,&quot;;[.G406];&quot;,&quot;;[.H406];&quot;,&quot;;[.I406];&quot;,'&quot;;[.J406];&quot;'),&quot;)" office:value-type="string" office:string-value="('Ghana','','','',397,0,2,1,2,'2013-01-01 12:00:00'),">
            <text:p>('Ghana','','','',397,0,2,1,2,'2013-01-01 12:00:00'),</text:p>
          </table:table-cell>
        </table:table-row>
        <table:table-row table:style-name="ro2">
          <table:table-cell office:value-type="string">
            <text:p>Guinea</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7];&quot;'&quot;;&quot;,'&quot;;[.B407];&quot;','&quot;;[.C407];&quot;','&quot;;[.D407];&quot;',&quot;;[.E407];&quot;,&quot;;[.F407];&quot;,&quot;;[.G407];&quot;,&quot;;[.H407];&quot;,&quot;;[.I407];&quot;,'&quot;;[.J407];&quot;'),&quot;)" office:value-type="string" office:string-value="('Guinea','','','',397,0,2,1,2,'2013-01-01 12:00:00'),">
            <text:p>('Guinea','','','',397,0,2,1,2,'2013-01-01 12:00:00'),</text:p>
          </table:table-cell>
        </table:table-row>
        <table:table-row table:style-name="ro2">
          <table:table-cell office:value-type="string">
            <text:p>Guinea-Bissau</text:p>
          </table:table-cell>
          <table:table-cell table:number-columns-repeated="3"/>
          <table:table-cell office:value-type="float" office:value="397">
            <text:p>397</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8];&quot;'&quot;;&quot;,'&quot;;[.B408];&quot;','&quot;;[.C408];&quot;','&quot;;[.D408];&quot;',&quot;;[.E408];&quot;,&quot;;[.F408];&quot;,&quot;;[.G408];&quot;,&quot;;[.H408];&quot;,&quot;;[.I408];&quot;,'&quot;;[.J408];&quot;'),&quot;)" office:value-type="string" office:string-value="('Guinea-Bissau','','','',397,0,2,1,2,'2013-01-01 12:00:00'),">
            <text:p>('Guinea-Bissau','','','',397,0,2,1,2,'2013-01-01 12:00:00'),</text:p>
          </table:table-cell>
        </table:table-row>
        <table:table-row table:style-name="ro2">
          <table:table-cell office:value-type="string">
            <text:p>K-L</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09];&quot;'&quot;;&quot;,'&quot;;[.B409];&quot;','&quot;;[.C409];&quot;','&quot;;[.D409];&quot;',&quot;;[.E409];&quot;,&quot;;[.F409];&quot;,&quot;;[.G409];&quot;,&quot;;[.H409];&quot;,&quot;;[.I409];&quot;,'&quot;;[.J409];&quot;'),&quot;)" office:value-type="string" office:string-value="('K-L','','','',387,1,2,1,2,'2013-01-01 12:00:00'),">
            <text:p>('K-L','','','',387,1,2,1,2,'2013-01-01 12:00:00'),</text:p>
          </table:table-cell>
        </table:table-row>
        <table:table-row table:style-name="ro2">
          <table:table-cell office:value-type="string">
            <text:p>Kamerun</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0];&quot;'&quot;;&quot;,'&quot;;[.B410];&quot;','&quot;;[.C410];&quot;','&quot;;[.D410];&quot;',&quot;;[.E410];&quot;,&quot;;[.F410];&quot;,&quot;;[.G410];&quot;,&quot;;[.H410];&quot;,&quot;;[.I410];&quot;,'&quot;;[.J410];&quot;'),&quot;)" office:value-type="string" office:string-value="('Kamerun','','','',409,0,2,1,2,'2013-01-01 12:00:00'),">
            <text:p>('Kamerun','','','',409,0,2,1,2,'2013-01-01 12:00:00'),</text:p>
          </table:table-cell>
        </table:table-row>
        <table:table-row table:style-name="ro2">
          <table:table-cell office:value-type="string">
            <text:p>Kap Verde</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1];&quot;'&quot;;&quot;,'&quot;;[.B411];&quot;','&quot;;[.C411];&quot;','&quot;;[.D411];&quot;',&quot;;[.E411];&quot;,&quot;;[.F411];&quot;,&quot;;[.G411];&quot;,&quot;;[.H411];&quot;,&quot;;[.I411];&quot;,'&quot;;[.J411];&quot;'),&quot;)" office:value-type="string" office:string-value="('Kap Verde','','','',409,0,2,1,2,'2013-01-01 12:00:00'),">
            <text:p>('Kap Verde','','','',409,0,2,1,2,'2013-01-01 12:00:00'),</text:p>
          </table:table-cell>
        </table:table-row>
        <table:table-row table:style-name="ro2">
          <table:table-cell office:value-type="string">
            <text:p>Kenya</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2];&quot;'&quot;;&quot;,'&quot;;[.B412];&quot;','&quot;;[.C412];&quot;','&quot;;[.D412];&quot;',&quot;;[.E412];&quot;,&quot;;[.F412];&quot;,&quot;;[.G412];&quot;,&quot;;[.H412];&quot;,&quot;;[.I412];&quot;,'&quot;;[.J412];&quot;'),&quot;)" office:value-type="string" office:string-value="('Kenya','','','',409,0,2,1,2,'2013-01-01 12:00:00'),">
            <text:p>('Kenya','','','',409,0,2,1,2,'2013-01-01 12:00:00'),</text:p>
          </table:table-cell>
        </table:table-row>
        <table:table-row table:style-name="ro1">
          <table:table-cell office:value-type="string">
            <text:p>Kongo-Brazzaville</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3];&quot;'&quot;;&quot;,'&quot;;[.B413];&quot;','&quot;;[.C413];&quot;','&quot;;[.D413];&quot;',&quot;;[.E413];&quot;,&quot;;[.F413];&quot;,&quot;;[.G413];&quot;,&quot;;[.H413];&quot;,&quot;;[.I413];&quot;,'&quot;;[.J413];&quot;'),&quot;)" office:value-type="string" office:string-value="('Kongo-Brazzaville','','','',409,0,2,1,2,'2013-01-01 12:00:00'),">
            <text:p>('Kongo-Brazzaville','','','',409,0,2,1,2,'2013-01-01 12:00:00'),</text:p>
          </table:table-cell>
        </table:table-row>
        <table:table-row table:style-name="ro2">
          <table:table-cell office:value-type="string">
            <text:p>Kongo-Kinshasa</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4];&quot;'&quot;;&quot;,'&quot;;[.B414];&quot;','&quot;;[.C414];&quot;','&quot;;[.D414];&quot;',&quot;;[.E414];&quot;,&quot;;[.F414];&quot;,&quot;;[.G414];&quot;,&quot;;[.H414];&quot;,&quot;;[.I414];&quot;,'&quot;;[.J414];&quot;'),&quot;)" office:value-type="string" office:string-value="('Kongo-Kinshasa','','','',409,0,2,1,2,'2013-01-01 12:00:00'),">
            <text:p>('Kongo-Kinshasa','','','',409,0,2,1,2,'2013-01-01 12:00:00'),</text:p>
          </table:table-cell>
        </table:table-row>
        <table:table-row table:style-name="ro1">
          <table:table-cell office:value-type="string">
            <text:p>Lesotho</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5];&quot;'&quot;;&quot;,'&quot;;[.B415];&quot;','&quot;;[.C415];&quot;','&quot;;[.D415];&quot;',&quot;;[.E415];&quot;,&quot;;[.F415];&quot;,&quot;;[.G415];&quot;,&quot;;[.H415];&quot;,&quot;;[.I415];&quot;,'&quot;;[.J415];&quot;'),&quot;)" office:value-type="string" office:string-value="('Lesotho','','','',409,0,2,1,2,'2013-01-01 12:00:00'),">
            <text:p>('Lesotho','','','',409,0,2,1,2,'2013-01-01 12:00:00'),</text:p>
          </table:table-cell>
        </table:table-row>
        <table:table-row table:style-name="ro2">
          <table:table-cell office:value-type="string">
            <text:p>Liberia</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6];&quot;'&quot;;&quot;,'&quot;;[.B416];&quot;','&quot;;[.C416];&quot;','&quot;;[.D416];&quot;',&quot;;[.E416];&quot;,&quot;;[.F416];&quot;,&quot;;[.G416];&quot;,&quot;;[.H416];&quot;,&quot;;[.I416];&quot;,'&quot;;[.J416];&quot;'),&quot;)" office:value-type="string" office:string-value="('Liberia','','','',409,0,2,1,2,'2013-01-01 12:00:00'),">
            <text:p>('Liberia','','','',409,0,2,1,2,'2013-01-01 12:00:00'),</text:p>
          </table:table-cell>
        </table:table-row>
        <table:table-row table:style-name="ro2">
          <table:table-cell office:value-type="string">
            <text:p>Libyen</text:p>
          </table:table-cell>
          <table:table-cell table:number-columns-repeated="3"/>
          <table:table-cell office:value-type="float" office:value="409">
            <text:p>409</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7];&quot;'&quot;;&quot;,'&quot;;[.B417];&quot;','&quot;;[.C417];&quot;','&quot;;[.D417];&quot;',&quot;;[.E417];&quot;,&quot;;[.F417];&quot;,&quot;;[.G417];&quot;,&quot;;[.H417];&quot;,&quot;;[.I417];&quot;,'&quot;;[.J417];&quot;'),&quot;)" office:value-type="string" office:string-value="('Libyen','','','',409,0,2,1,2,'2013-01-01 12:00:00'),">
            <text:p>('Libyen','','','',409,0,2,1,2,'2013-01-01 12:00:00'),</text:p>
          </table:table-cell>
        </table:table-row>
        <table:table-row table:style-name="ro2">
          <table:table-cell office:value-type="string">
            <text:p>M-N</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8];&quot;'&quot;;&quot;,'&quot;;[.B418];&quot;','&quot;;[.C418];&quot;','&quot;;[.D418];&quot;',&quot;;[.E418];&quot;,&quot;;[.F418];&quot;,&quot;;[.G418];&quot;,&quot;;[.H418];&quot;,&quot;;[.I418];&quot;,'&quot;;[.J418];&quot;'),&quot;)" office:value-type="string" office:string-value="('M-N','','','',387,1,2,1,2,'2013-01-01 12:00:00'),">
            <text:p>('M-N','','','',387,1,2,1,2,'2013-01-01 12:00:00'),</text:p>
          </table:table-cell>
        </table:table-row>
        <table:table-row table:style-name="ro2">
          <table:table-cell office:value-type="string">
            <text:p>Madagaskar</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19];&quot;'&quot;;&quot;,'&quot;;[.B419];&quot;','&quot;;[.C419];&quot;','&quot;;[.D419];&quot;',&quot;;[.E419];&quot;,&quot;;[.F419];&quot;,&quot;;[.G419];&quot;,&quot;;[.H419];&quot;,&quot;;[.I419];&quot;,'&quot;;[.J419];&quot;'),&quot;)" office:value-type="string" office:string-value="('Madagaskar','','','',418,0,2,1,2,'2013-01-01 12:00:00'),">
            <text:p>('Madagaskar','','','',418,0,2,1,2,'2013-01-01 12:00:00'),</text:p>
          </table:table-cell>
        </table:table-row>
        <table:table-row table:style-name="ro2">
          <table:table-cell office:value-type="string">
            <text:p>Malawi</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0];&quot;'&quot;;&quot;,'&quot;;[.B420];&quot;','&quot;;[.C420];&quot;','&quot;;[.D420];&quot;',&quot;;[.E420];&quot;,&quot;;[.F420];&quot;,&quot;;[.G420];&quot;,&quot;;[.H420];&quot;,&quot;;[.I420];&quot;,'&quot;;[.J420];&quot;'),&quot;)" office:value-type="string" office:string-value="('Malawi','','','',418,0,2,1,2,'2013-01-01 12:00:00'),">
            <text:p>('Malawi','','','',418,0,2,1,2,'2013-01-01 12:00:00'),</text:p>
          </table:table-cell>
        </table:table-row>
        <table:table-row table:style-name="ro2">
          <table:table-cell office:value-type="string">
            <text:p>Mali</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1];&quot;'&quot;;&quot;,'&quot;;[.B421];&quot;','&quot;;[.C421];&quot;','&quot;;[.D421];&quot;',&quot;;[.E421];&quot;,&quot;;[.F421];&quot;,&quot;;[.G421];&quot;,&quot;;[.H421];&quot;,&quot;;[.I421];&quot;,'&quot;;[.J421];&quot;'),&quot;)" office:value-type="string" office:string-value="('Mali','','','',418,0,2,1,2,'2013-01-01 12:00:00'),">
            <text:p>('Mali','','','',418,0,2,1,2,'2013-01-01 12:00:00'),</text:p>
          </table:table-cell>
        </table:table-row>
        <table:table-row table:style-name="ro2">
          <table:table-cell office:value-type="string">
            <text:p>Marocko</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2];&quot;'&quot;;&quot;,'&quot;;[.B422];&quot;','&quot;;[.C422];&quot;','&quot;;[.D422];&quot;',&quot;;[.E422];&quot;,&quot;;[.F422];&quot;,&quot;;[.G422];&quot;,&quot;;[.H422];&quot;,&quot;;[.I422];&quot;,'&quot;;[.J422];&quot;'),&quot;)" office:value-type="string" office:string-value="('Marocko','','','',418,0,2,1,2,'2013-01-01 12:00:00'),">
            <text:p>('Marocko','','','',418,0,2,1,2,'2013-01-01 12:00:00'),</text:p>
          </table:table-cell>
        </table:table-row>
        <table:table-row table:style-name="ro2">
          <table:table-cell office:value-type="string">
            <text:p>Mauretanien</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3];&quot;'&quot;;&quot;,'&quot;;[.B423];&quot;','&quot;;[.C423];&quot;','&quot;;[.D423];&quot;',&quot;;[.E423];&quot;,&quot;;[.F423];&quot;,&quot;;[.G423];&quot;,&quot;;[.H423];&quot;,&quot;;[.I423];&quot;,'&quot;;[.J423];&quot;'),&quot;)" office:value-type="string" office:string-value="('Mauretanien','','','',418,0,2,1,2,'2013-01-01 12:00:00'),">
            <text:p>('Mauretanien','','','',418,0,2,1,2,'2013-01-01 12:00:00'),</text:p>
          </table:table-cell>
        </table:table-row>
        <table:table-row table:style-name="ro2">
          <table:table-cell office:value-type="string">
            <text:p>Mauritius</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4];&quot;'&quot;;&quot;,'&quot;;[.B424];&quot;','&quot;;[.C424];&quot;','&quot;;[.D424];&quot;',&quot;;[.E424];&quot;,&quot;;[.F424];&quot;,&quot;;[.G424];&quot;,&quot;;[.H424];&quot;,&quot;;[.I424];&quot;,'&quot;;[.J424];&quot;'),&quot;)" office:value-type="string" office:string-value="('Mauritius','','','',418,0,2,1,2,'2013-01-01 12:00:00'),">
            <text:p>('Mauritius','','','',418,0,2,1,2,'2013-01-01 12:00:00'),</text:p>
          </table:table-cell>
        </table:table-row>
        <table:table-row table:style-name="ro1">
          <table:table-cell office:value-type="string">
            <text:p>Mayotte</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5];&quot;'&quot;;&quot;,'&quot;;[.B425];&quot;','&quot;;[.C425];&quot;','&quot;;[.D425];&quot;',&quot;;[.E425];&quot;,&quot;;[.F425];&quot;,&quot;;[.G425];&quot;,&quot;;[.H425];&quot;,&quot;;[.I425];&quot;,'&quot;;[.J425];&quot;'),&quot;)" office:value-type="string" office:string-value="('Mayotte','','','',418,0,2,1,2,'2013-01-01 12:00:00'),">
            <text:p>('Mayotte','','','',418,0,2,1,2,'2013-01-01 12:00:00'),</text:p>
          </table:table-cell>
        </table:table-row>
        <table:table-row table:style-name="ro2">
          <table:table-cell office:value-type="string">
            <text:p>Moçambique</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6];&quot;'&quot;;&quot;,'&quot;;[.B426];&quot;','&quot;;[.C426];&quot;','&quot;;[.D426];&quot;',&quot;;[.E426];&quot;,&quot;;[.F426];&quot;,&quot;;[.G426];&quot;,&quot;;[.H426];&quot;,&quot;;[.I426];&quot;,'&quot;;[.J426];&quot;'),&quot;)" office:value-type="string" office:string-value="('Moçambique','','','',418,0,2,1,2,'2013-01-01 12:00:00'),">
            <text:p>('Moçambique','','','',418,0,2,1,2,'2013-01-01 12:00:00'),</text:p>
          </table:table-cell>
        </table:table-row>
        <table:table-row table:style-name="ro2">
          <table:table-cell office:value-type="string">
            <text:p>Namibia</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7];&quot;'&quot;;&quot;,'&quot;;[.B427];&quot;','&quot;;[.C427];&quot;','&quot;;[.D427];&quot;',&quot;;[.E427];&quot;,&quot;;[.F427];&quot;,&quot;;[.G427];&quot;,&quot;;[.H427];&quot;,&quot;;[.I427];&quot;,'&quot;;[.J427];&quot;'),&quot;)" office:value-type="string" office:string-value="('Namibia','','','',418,0,2,1,2,'2013-01-01 12:00:00'),">
            <text:p>('Namibia','','','',418,0,2,1,2,'2013-01-01 12:00:00'),</text:p>
          </table:table-cell>
        </table:table-row>
        <table:table-row table:style-name="ro2">
          <table:table-cell office:value-type="string">
            <text:p>Niger</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8];&quot;'&quot;;&quot;,'&quot;;[.B428];&quot;','&quot;;[.C428];&quot;','&quot;;[.D428];&quot;',&quot;;[.E428];&quot;,&quot;;[.F428];&quot;,&quot;;[.G428];&quot;,&quot;;[.H428];&quot;,&quot;;[.I428];&quot;,'&quot;;[.J428];&quot;'),&quot;)" office:value-type="string" office:string-value="('Niger','','','',418,0,2,1,2,'2013-01-01 12:00:00'),">
            <text:p>('Niger','','','',418,0,2,1,2,'2013-01-01 12:00:00'),</text:p>
          </table:table-cell>
        </table:table-row>
        <table:table-row table:style-name="ro2">
          <table:table-cell office:value-type="string">
            <text:p>Nigeria</text:p>
          </table:table-cell>
          <table:table-cell table:number-columns-repeated="3"/>
          <table:table-cell office:value-type="float" office:value="418">
            <text:p>418</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29];&quot;'&quot;;&quot;,'&quot;;[.B429];&quot;','&quot;;[.C429];&quot;','&quot;;[.D429];&quot;',&quot;;[.E429];&quot;,&quot;;[.F429];&quot;,&quot;;[.G429];&quot;,&quot;;[.H429];&quot;,&quot;;[.I429];&quot;,'&quot;;[.J429];&quot;'),&quot;)" office:value-type="string" office:string-value="('Nigeria','','','',418,0,2,1,2,'2013-01-01 12:00:00'),">
            <text:p>('Nigeria','','','',418,0,2,1,2,'2013-01-01 12:00:00'),</text:p>
          </table:table-cell>
        </table:table-row>
        <table:table-row table:style-name="ro2">
          <table:table-cell office:value-type="string">
            <text:p>R-S</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0];&quot;'&quot;;&quot;,'&quot;;[.B430];&quot;','&quot;;[.C430];&quot;','&quot;;[.D430];&quot;',&quot;;[.E430];&quot;,&quot;;[.F430];&quot;,&quot;;[.G430];&quot;,&quot;;[.H430];&quot;,&quot;;[.I430];&quot;,'&quot;;[.J430];&quot;'),&quot;)" office:value-type="string" office:string-value="('R-S','','','',387,1,2,1,2,'2013-01-01 12:00:00'),">
            <text:p>('R-S','','','',387,1,2,1,2,'2013-01-01 12:00:00'),</text:p>
          </table:table-cell>
        </table:table-row>
        <table:table-row table:style-name="ro1">
          <table:table-cell office:value-type="string">
            <text:p>Réunion</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1];&quot;'&quot;;&quot;,'&quot;;[.B431];&quot;','&quot;;[.C431];&quot;','&quot;;[.D431];&quot;',&quot;;[.E431];&quot;,&quot;;[.F431];&quot;,&quot;;[.G431];&quot;,&quot;;[.H431];&quot;,&quot;;[.I431];&quot;,'&quot;;[.J431];&quot;'),&quot;)" office:value-type="string" office:string-value="('Réunion','','','',430,0,2,1,2,'2013-01-01 12:00:00'),">
            <text:p>('Réunion','','','',430,0,2,1,2,'2013-01-01 12:00:00'),</text:p>
          </table:table-cell>
        </table:table-row>
        <table:table-row table:style-name="ro2">
          <table:table-cell office:value-type="string">
            <text:p>Rwanda</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2];&quot;'&quot;;&quot;,'&quot;;[.B432];&quot;','&quot;;[.C432];&quot;','&quot;;[.D432];&quot;',&quot;;[.E432];&quot;,&quot;;[.F432];&quot;,&quot;;[.G432];&quot;,&quot;;[.H432];&quot;,&quot;;[.I432];&quot;,'&quot;;[.J432];&quot;'),&quot;)" office:value-type="string" office:string-value="('Rwanda','','','',430,0,2,1,2,'2013-01-01 12:00:00'),">
            <text:p>('Rwanda','','','',430,0,2,1,2,'2013-01-01 12:00:00'),</text:p>
          </table:table-cell>
        </table:table-row>
        <table:table-row table:style-name="ro2">
          <table:table-cell office:value-type="string">
            <text:p>Sankt Helena</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3];&quot;'&quot;;&quot;,'&quot;;[.B433];&quot;','&quot;;[.C433];&quot;','&quot;;[.D433];&quot;',&quot;;[.E433];&quot;,&quot;;[.F433];&quot;,&quot;;[.G433];&quot;,&quot;;[.H433];&quot;,&quot;;[.I433];&quot;,'&quot;;[.J433];&quot;'),&quot;)" office:value-type="string" office:string-value="('Sankt Helena','','','',430,0,2,1,2,'2013-01-01 12:00:00'),">
            <text:p>('Sankt Helena','','','',430,0,2,1,2,'2013-01-01 12:00:00'),</text:p>
          </table:table-cell>
        </table:table-row>
        <table:table-row table:style-name="ro1">
          <table:table-cell office:value-type="string">
            <text:p>São Tomé &amp; Príncipe</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4];&quot;'&quot;;&quot;,'&quot;;[.B434];&quot;','&quot;;[.C434];&quot;','&quot;;[.D434];&quot;',&quot;;[.E434];&quot;,&quot;;[.F434];&quot;,&quot;;[.G434];&quot;,&quot;;[.H434];&quot;,&quot;;[.I434];&quot;,'&quot;;[.J434];&quot;'),&quot;)" office:value-type="string" office:string-value="('São Tomé &amp; Príncipe','','','',430,0,2,1,2,'2013-01-01 12:00:00'),">
            <text:p>('São Tomé &amp; Príncipe','','','',430,0,2,1,2,'2013-01-01 12:00:00'),</text:p>
          </table:table-cell>
        </table:table-row>
        <table:table-row table:style-name="ro2">
          <table:table-cell office:value-type="string">
            <text:p>Senegal</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5];&quot;'&quot;;&quot;,'&quot;;[.B435];&quot;','&quot;;[.C435];&quot;','&quot;;[.D435];&quot;',&quot;;[.E435];&quot;,&quot;;[.F435];&quot;,&quot;;[.G435];&quot;,&quot;;[.H435];&quot;,&quot;;[.I435];&quot;,'&quot;;[.J435];&quot;'),&quot;)" office:value-type="string" office:string-value="('Senegal','','','',430,0,2,1,2,'2013-01-01 12:00:00'),">
            <text:p>('Senegal','','','',430,0,2,1,2,'2013-01-01 12:00:00'),</text:p>
          </table:table-cell>
        </table:table-row>
        <table:table-row table:style-name="ro2">
          <table:table-cell office:value-type="string">
            <text:p>Seychellerna</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6];&quot;'&quot;;&quot;,'&quot;;[.B436];&quot;','&quot;;[.C436];&quot;','&quot;;[.D436];&quot;',&quot;;[.E436];&quot;,&quot;;[.F436];&quot;,&quot;;[.G436];&quot;,&quot;;[.H436];&quot;,&quot;;[.I436];&quot;,'&quot;;[.J436];&quot;'),&quot;)" office:value-type="string" office:string-value="('Seychellerna','','','',430,0,2,1,2,'2013-01-01 12:00:00'),">
            <text:p>('Seychellerna','','','',430,0,2,1,2,'2013-01-01 12:00:00'),</text:p>
          </table:table-cell>
        </table:table-row>
        <table:table-row table:style-name="ro2">
          <table:table-cell office:value-type="string">
            <text:p>Sierra Leone</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7];&quot;'&quot;;&quot;,'&quot;;[.B437];&quot;','&quot;;[.C437];&quot;','&quot;;[.D437];&quot;',&quot;;[.E437];&quot;,&quot;;[.F437];&quot;,&quot;;[.G437];&quot;,&quot;;[.H437];&quot;,&quot;;[.I437];&quot;,'&quot;;[.J437];&quot;'),&quot;)" office:value-type="string" office:string-value="('Sierra Leone','','','',430,0,2,1,2,'2013-01-01 12:00:00'),">
            <text:p>('Sierra Leone','','','',430,0,2,1,2,'2013-01-01 12:00:00'),</text:p>
          </table:table-cell>
        </table:table-row>
        <table:table-row table:style-name="ro2">
          <table:table-cell office:value-type="string">
            <text:p>Somalia</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8];&quot;'&quot;;&quot;,'&quot;;[.B438];&quot;','&quot;;[.C438];&quot;','&quot;;[.D438];&quot;',&quot;;[.E438];&quot;,&quot;;[.F438];&quot;,&quot;;[.G438];&quot;,&quot;;[.H438];&quot;,&quot;;[.I438];&quot;,'&quot;;[.J438];&quot;'),&quot;)" office:value-type="string" office:string-value="('Somalia','','','',430,0,2,1,2,'2013-01-01 12:00:00'),">
            <text:p>('Somalia','','','',430,0,2,1,2,'2013-01-01 12:00:00'),</text:p>
          </table:table-cell>
        </table:table-row>
        <table:table-row table:style-name="ro2">
          <table:table-cell office:value-type="string">
            <text:p>Sudan</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39];&quot;'&quot;;&quot;,'&quot;;[.B439];&quot;','&quot;;[.C439];&quot;','&quot;;[.D439];&quot;',&quot;;[.E439];&quot;,&quot;;[.F439];&quot;,&quot;;[.G439];&quot;,&quot;;[.H439];&quot;,&quot;;[.I439];&quot;,'&quot;;[.J439];&quot;'),&quot;)" office:value-type="string" office:string-value="('Sudan','','','',430,0,2,1,2,'2013-01-01 12:00:00'),">
            <text:p>('Sudan','','','',430,0,2,1,2,'2013-01-01 12:00:00'),</text:p>
          </table:table-cell>
        </table:table-row>
        <table:table-row table:style-name="ro2">
          <table:table-cell office:value-type="string">
            <text:p>Swaziland</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0];&quot;'&quot;;&quot;,'&quot;;[.B440];&quot;','&quot;;[.C440];&quot;','&quot;;[.D440];&quot;',&quot;;[.E440];&quot;,&quot;;[.F440];&quot;,&quot;;[.G440];&quot;,&quot;;[.H440];&quot;,&quot;;[.I440];&quot;,'&quot;;[.J440];&quot;'),&quot;)" office:value-type="string" office:string-value="('Swaziland','','','',430,0,2,1,2,'2013-01-01 12:00:00'),">
            <text:p>('Swaziland','','','',430,0,2,1,2,'2013-01-01 12:00:00'),</text:p>
          </table:table-cell>
        </table:table-row>
        <table:table-row table:style-name="ro2">
          <table:table-cell office:value-type="string">
            <text:p>Sydafrika</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1];&quot;'&quot;;&quot;,'&quot;;[.B441];&quot;','&quot;;[.C441];&quot;','&quot;;[.D441];&quot;',&quot;;[.E441];&quot;,&quot;;[.F441];&quot;,&quot;;[.G441];&quot;,&quot;;[.H441];&quot;,&quot;;[.I441];&quot;,'&quot;;[.J441];&quot;'),&quot;)" office:value-type="string" office:string-value="('Sydafrika','','','',430,0,2,1,2,'2013-01-01 12:00:00'),">
            <text:p>('Sydafrika','','','',430,0,2,1,2,'2013-01-01 12:00:00'),</text:p>
          </table:table-cell>
        </table:table-row>
        <table:table-row table:style-name="ro1">
          <table:table-cell office:value-type="string">
            <text:p>Sydsudan</text:p>
          </table:table-cell>
          <table:table-cell table:number-columns-repeated="3"/>
          <table:table-cell office:value-type="float" office:value="430">
            <text:p>43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2];&quot;'&quot;;&quot;,'&quot;;[.B442];&quot;','&quot;;[.C442];&quot;','&quot;;[.D442];&quot;',&quot;;[.E442];&quot;,&quot;;[.F442];&quot;,&quot;;[.G442];&quot;,&quot;;[.H442];&quot;,&quot;;[.I442];&quot;,'&quot;;[.J442];&quot;'),&quot;)" office:value-type="string" office:string-value="('Sydsudan','','','',430,0,2,1,2,'2013-01-01 12:00:00'),">
            <text:p>('Sydsudan','','','',430,0,2,1,2,'2013-01-01 12:00:00'),</text:p>
          </table:table-cell>
        </table:table-row>
        <table:table-row table:style-name="ro2">
          <table:table-cell office:value-type="string">
            <text:p>T-Z</text:p>
          </table:table-cell>
          <table:table-cell table:number-columns-repeated="3"/>
          <table:table-cell office:value-type="float" office:value="387">
            <text:p>38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3];&quot;'&quot;;&quot;,'&quot;;[.B443];&quot;','&quot;;[.C443];&quot;','&quot;;[.D443];&quot;',&quot;;[.E443];&quot;,&quot;;[.F443];&quot;,&quot;;[.G443];&quot;,&quot;;[.H443];&quot;,&quot;;[.I443];&quot;,'&quot;;[.J443];&quot;'),&quot;)" office:value-type="string" office:string-value="('T-Z','','','',387,1,2,1,2,'2013-01-01 12:00:00'),">
            <text:p>('T-Z','','','',387,1,2,1,2,'2013-01-01 12:00:00'),</text:p>
          </table:table-cell>
        </table:table-row>
        <table:table-row table:style-name="ro2">
          <table:table-cell office:value-type="string">
            <text:p>Tanzania</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4];&quot;'&quot;;&quot;,'&quot;;[.B444];&quot;','&quot;;[.C444];&quot;','&quot;;[.D444];&quot;',&quot;;[.E444];&quot;,&quot;;[.F444];&quot;,&quot;;[.G444];&quot;,&quot;;[.H444];&quot;,&quot;;[.I444];&quot;,'&quot;;[.J444];&quot;'),&quot;)" office:value-type="string" office:string-value="('Tanzania','','','',443,0,2,1,2,'2013-01-01 12:00:00'),">
            <text:p>('Tanzania','','','',443,0,2,1,2,'2013-01-01 12:00:00'),</text:p>
          </table:table-cell>
        </table:table-row>
        <table:table-row table:style-name="ro2">
          <table:table-cell office:value-type="string">
            <text:p>Tchad</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5];&quot;'&quot;;&quot;,'&quot;;[.B445];&quot;','&quot;;[.C445];&quot;','&quot;;[.D445];&quot;',&quot;;[.E445];&quot;,&quot;;[.F445];&quot;,&quot;;[.G445];&quot;,&quot;;[.H445];&quot;,&quot;;[.I445];&quot;,'&quot;;[.J445];&quot;'),&quot;)" office:value-type="string" office:string-value="('Tchad','','','',443,0,2,1,2,'2013-01-01 12:00:00'),">
            <text:p>('Tchad','','','',443,0,2,1,2,'2013-01-01 12:00:00'),</text:p>
          </table:table-cell>
        </table:table-row>
        <table:table-row table:style-name="ro2">
          <table:table-cell office:value-type="string">
            <text:p>Togo</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6];&quot;'&quot;;&quot;,'&quot;;[.B446];&quot;','&quot;;[.C446];&quot;','&quot;;[.D446];&quot;',&quot;;[.E446];&quot;,&quot;;[.F446];&quot;,&quot;;[.G446];&quot;,&quot;;[.H446];&quot;,&quot;;[.I446];&quot;,'&quot;;[.J446];&quot;'),&quot;)" office:value-type="string" office:string-value="('Togo','','','',443,0,2,1,2,'2013-01-01 12:00:00'),">
            <text:p>('Togo','','','',443,0,2,1,2,'2013-01-01 12:00:00'),</text:p>
          </table:table-cell>
        </table:table-row>
        <table:table-row table:style-name="ro2">
          <table:table-cell office:value-type="string">
            <text:p>Tunisien</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7];&quot;'&quot;;&quot;,'&quot;;[.B447];&quot;','&quot;;[.C447];&quot;','&quot;;[.D447];&quot;',&quot;;[.E447];&quot;,&quot;;[.F447];&quot;,&quot;;[.G447];&quot;,&quot;;[.H447];&quot;,&quot;;[.I447];&quot;,'&quot;;[.J447];&quot;'),&quot;)" office:value-type="string" office:string-value="('Tunisien','','','',443,0,2,1,2,'2013-01-01 12:00:00'),">
            <text:p>('Tunisien','','','',443,0,2,1,2,'2013-01-01 12:00:00'),</text:p>
          </table:table-cell>
        </table:table-row>
        <table:table-row table:style-name="ro2">
          <table:table-cell office:value-type="string">
            <text:p>Uganda</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8];&quot;'&quot;;&quot;,'&quot;;[.B448];&quot;','&quot;;[.C448];&quot;','&quot;;[.D448];&quot;',&quot;;[.E448];&quot;,&quot;;[.F448];&quot;,&quot;;[.G448];&quot;,&quot;;[.H448];&quot;,&quot;;[.I448];&quot;,'&quot;;[.J448];&quot;'),&quot;)" office:value-type="string" office:string-value="('Uganda','','','',443,0,2,1,2,'2013-01-01 12:00:00'),">
            <text:p>('Uganda','','','',443,0,2,1,2,'2013-01-01 12:00:00'),</text:p>
          </table:table-cell>
        </table:table-row>
        <table:table-row table:style-name="ro2">
          <table:table-cell office:value-type="string">
            <text:p>Västsahara</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49];&quot;'&quot;;&quot;,'&quot;;[.B449];&quot;','&quot;;[.C449];&quot;','&quot;;[.D449];&quot;',&quot;;[.E449];&quot;,&quot;;[.F449];&quot;,&quot;;[.G449];&quot;,&quot;;[.H449];&quot;,&quot;;[.I449];&quot;,'&quot;;[.J449];&quot;'),&quot;)" office:value-type="string" office:string-value="('Västsahara','','','',443,0,2,1,2,'2013-01-01 12:00:00'),">
            <text:p>('Västsahara','','','',443,0,2,1,2,'2013-01-01 12:00:00'),</text:p>
          </table:table-cell>
        </table:table-row>
        <table:table-row table:style-name="ro2">
          <table:table-cell office:value-type="string">
            <text:p>Zambia</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50];&quot;'&quot;;&quot;,'&quot;;[.B450];&quot;','&quot;;[.C450];&quot;','&quot;;[.D450];&quot;',&quot;;[.E450];&quot;,&quot;;[.F450];&quot;,&quot;;[.G450];&quot;,&quot;;[.H450];&quot;,&quot;;[.I450];&quot;,'&quot;;[.J450];&quot;'),&quot;)" office:value-type="string" office:string-value="('Zambia','','','',443,0,2,1,2,'2013-01-01 12:00:00'),">
            <text:p>('Zambia','','','',443,0,2,1,2,'2013-01-01 12:00:00'),</text:p>
          </table:table-cell>
        </table:table-row>
        <table:table-row table:style-name="ro2">
          <table:table-cell office:value-type="string">
            <text:p>Zimbabwe</text:p>
          </table:table-cell>
          <table:table-cell table:number-columns-repeated="3"/>
          <table:table-cell office:value-type="float" office:value="443">
            <text:p>44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013-01-01 12:00:00</text:p>
          </table:table-cell>
          <table:table-cell/>
          <table:table-cell table:formula="of:=CONCATENATE(&quot;('&quot;;[.A451];&quot;'&quot;;&quot;,'&quot;;[.B451];&quot;','&quot;;[.C451];&quot;','&quot;;[.D451];&quot;',&quot;;[.E451];&quot;,&quot;;[.F451];&quot;,&quot;;[.G451];&quot;,&quot;;[.H451];&quot;,&quot;;[.I451];&quot;,'&quot;;[.J451];&quot;'),&quot;)" office:value-type="string" office:string-value="('Zimbabwe','','','',443,0,2,1,2,'2013-01-01 12:00:00'),">
            <text:p>('Zimbabwe','','','',443,0,2,1,2,'2013-01-01 12:00:00'),</text:p>
          </table:table-cell>
        </table:table-row>
        <table:table-row table:style-name="ro2">
          <table:table-cell table:number-columns-repeated="9"/>
          <table:table-cell table:style-name="Default"/>
          <table:table-cell/>
          <table:table-cell table:formula="of:=CONCATENATE(&quot;('&quot;;[.A452];&quot;'&quot;;&quot;,'&quot;;[.B452];&quot;','&quot;;[.C452];&quot;','&quot;;[.D452];&quot;',&quot;;[.E452];&quot;,&quot;;[.F452];&quot;,&quot;;[.G452];&quot;,&quot;;[.H452];&quot;,&quot;;[.I452];&quot;,'&quot;;[.J452];&quot;'),&quot;)" office:value-type="string" office:string-value="('','','','',,,,,,''),">
            <text:p>('','','','',,,,,,''),</text:p>
          </table:table-cell>
        </table:table-row>
        <table:table-row table:style-name="ro2">
          <table:table-cell table:number-columns-repeated="9"/>
          <table:table-cell table:style-name="Default"/>
          <table:table-cell/>
          <table:table-cell table:formula="of:=CONCATENATE(&quot;('&quot;;[.A453];&quot;'&quot;;&quot;,'&quot;;[.B453];&quot;','&quot;;[.C453];&quot;','&quot;;[.D453];&quot;',&quot;;[.E453];&quot;,&quot;;[.F453];&quot;,&quot;;[.G453];&quot;,&quot;;[.H453];&quot;,&quot;;[.I453];&quot;,'&quot;;[.J453];&quot;'),&quot;)" office:value-type="string" office:string-value="('','','','',,,,,,''),">
            <text:p>('','','','',,,,,,''),</text:p>
          </table:table-cell>
        </table:table-row>
        <table:table-row table:style-name="ro2">
          <table:table-cell table:number-columns-repeated="9"/>
          <table:table-cell table:style-name="Default"/>
          <table:table-cell/>
          <table:table-cell table:formula="of:=CONCATENATE(&quot;('&quot;;[.A454];&quot;'&quot;;&quot;,'&quot;;[.B454];&quot;','&quot;;[.C454];&quot;','&quot;;[.D454];&quot;',&quot;;[.E454];&quot;,&quot;;[.F454];&quot;,&quot;;[.G454];&quot;,&quot;;[.H454];&quot;,&quot;;[.I454];&quot;,'&quot;;[.J454];&quot;'),&quot;)" office:value-type="string" office:string-value="('','','','',,,,,,''),">
            <text:p>('','','','',,,,,,''),</text:p>
          </table:table-cell>
        </table:table-row>
        <table:table-row table:style-name="ro2">
          <table:table-cell table:number-columns-repeated="9"/>
          <table:table-cell table:style-name="Default"/>
          <table:table-cell/>
          <table:table-cell table:formula="of:=CONCATENATE(&quot;('&quot;;[.A455];&quot;'&quot;;&quot;,'&quot;;[.B455];&quot;','&quot;;[.C455];&quot;','&quot;;[.D455];&quot;',&quot;;[.E455];&quot;,&quot;;[.F455];&quot;,&quot;;[.G455];&quot;,&quot;;[.H455];&quot;,&quot;;[.I455];&quot;,'&quot;;[.J455];&quot;'),&quot;)" office:value-type="string" office:string-value="('','','','',,,,,,''),">
            <text:p>('','','','',,,,,,''),</text:p>
          </table:table-cell>
        </table:table-row>
        <table:table-row table:style-name="ro2">
          <table:table-cell table:number-columns-repeated="9"/>
          <table:table-cell table:style-name="Default"/>
          <table:table-cell/>
          <table:table-cell table:formula="of:=CONCATENATE(&quot;('&quot;;[.A456];&quot;'&quot;;&quot;,'&quot;;[.B456];&quot;','&quot;;[.C456];&quot;','&quot;;[.D456];&quot;',&quot;;[.E456];&quot;,&quot;;[.F456];&quot;,&quot;;[.G456];&quot;,&quot;;[.H456];&quot;,&quot;;[.I456];&quot;,'&quot;;[.J456];&quot;'),&quot;)" office:value-type="string" office:string-value="('','','','',,,,,,''),">
            <text:p>('','','','',,,,,,''),</text:p>
          </table:table-cell>
        </table:table-row>
        <table:table-row table:style-name="ro2">
          <table:table-cell table:number-columns-repeated="9"/>
          <table:table-cell table:style-name="Default"/>
          <table:table-cell/>
          <table:table-cell table:formula="of:=CONCATENATE(&quot;('&quot;;[.A457];&quot;'&quot;;&quot;,'&quot;;[.B457];&quot;','&quot;;[.C457];&quot;','&quot;;[.D457];&quot;',&quot;;[.E457];&quot;,&quot;;[.F457];&quot;,&quot;;[.G457];&quot;,&quot;;[.H457];&quot;,&quot;;[.I457];&quot;,'&quot;;[.J457];&quot;'),&quot;)" office:value-type="string" office:string-value="('','','','',,,,,,''),">
            <text:p>('','','','',,,,,,''),</text:p>
          </table:table-cell>
        </table:table-row>
        <table:table-row table:style-name="ro2">
          <table:table-cell table:number-columns-repeated="9"/>
          <table:table-cell table:style-name="Default"/>
          <table:table-cell/>
          <table:table-cell table:formula="of:=CONCATENATE(&quot;('&quot;;[.A458];&quot;'&quot;;&quot;,'&quot;;[.B458];&quot;','&quot;;[.C458];&quot;','&quot;;[.D458];&quot;',&quot;;[.E458];&quot;,&quot;;[.F458];&quot;,&quot;;[.G458];&quot;,&quot;;[.H458];&quot;,&quot;;[.I458];&quot;,'&quot;;[.J458];&quot;'),&quot;)" office:value-type="string" office:string-value="('','','','',,,,,,''),">
            <text:p>('','','','',,,,,,''),</text:p>
          </table:table-cell>
        </table:table-row>
        <table:table-row table:style-name="ro2">
          <table:table-cell table:number-columns-repeated="9"/>
          <table:table-cell table:style-name="Default"/>
          <table:table-cell/>
          <table:table-cell table:formula="of:=CONCATENATE(&quot;('&quot;;[.A459];&quot;'&quot;;&quot;,'&quot;;[.B459];&quot;','&quot;;[.C459];&quot;','&quot;;[.D459];&quot;',&quot;;[.E459];&quot;,&quot;;[.F459];&quot;,&quot;;[.G459];&quot;,&quot;;[.H459];&quot;,&quot;;[.I459];&quot;,'&quot;;[.J459];&quot;'),&quot;)" office:value-type="string" office:string-value="('','','','',,,,,,''),">
            <text:p>('','','','',,,,,,''),</text:p>
          </table:table-cell>
        </table:table-row>
        <table:table-row table:style-name="ro2">
          <table:table-cell table:number-columns-repeated="9"/>
          <table:table-cell table:style-name="Default"/>
          <table:table-cell/>
          <table:table-cell table:formula="of:=CONCATENATE(&quot;('&quot;;[.A460];&quot;'&quot;;&quot;,'&quot;;[.B460];&quot;','&quot;;[.C460];&quot;','&quot;;[.D460];&quot;',&quot;;[.E460];&quot;,&quot;;[.F460];&quot;,&quot;;[.G460];&quot;,&quot;;[.H460];&quot;,&quot;;[.I460];&quot;,'&quot;;[.J460];&quot;'),&quot;)" office:value-type="string" office:string-value="('','','','',,,,,,''),">
            <text:p>('','','','',,,,,,''),</text:p>
          </table:table-cell>
        </table:table-row>
        <table:table-row table:style-name="ro2">
          <table:table-cell table:number-columns-repeated="9"/>
          <table:table-cell table:style-name="Default"/>
          <table:table-cell/>
          <table:table-cell table:formula="of:=CONCATENATE(&quot;('&quot;;[.A461];&quot;'&quot;;&quot;,'&quot;;[.B461];&quot;','&quot;;[.C461];&quot;','&quot;;[.D461];&quot;',&quot;;[.E461];&quot;,&quot;;[.F461];&quot;,&quot;;[.G461];&quot;,&quot;;[.H461];&quot;,&quot;;[.I461];&quot;,'&quot;;[.J461];&quot;'),&quot;)" office:value-type="string" office:string-value="('','','','',,,,,,''),">
            <text:p>('','','','',,,,,,''),</text:p>
          </table:table-cell>
        </table:table-row>
        <table:table-row table:style-name="ro2">
          <table:table-cell table:number-columns-repeated="9"/>
          <table:table-cell table:style-name="Default"/>
          <table:table-cell/>
          <table:table-cell table:formula="of:=CONCATENATE(&quot;('&quot;;[.A462];&quot;'&quot;;&quot;,'&quot;;[.B462];&quot;','&quot;;[.C462];&quot;','&quot;;[.D462];&quot;',&quot;;[.E462];&quot;,&quot;;[.F462];&quot;,&quot;;[.G462];&quot;,&quot;;[.H462];&quot;,&quot;;[.I462];&quot;,'&quot;;[.J462];&quot;'),&quot;)" office:value-type="string" office:string-value="('','','','',,,,,,''),">
            <text:p>('','','','',,,,,,''),</text:p>
          </table:table-cell>
        </table:table-row>
        <table:table-row table:style-name="ro2">
          <table:table-cell table:number-columns-repeated="9"/>
          <table:table-cell table:style-name="Default"/>
          <table:table-cell/>
          <table:table-cell table:formula="of:=CONCATENATE(&quot;('&quot;;[.A463];&quot;'&quot;;&quot;,'&quot;;[.B463];&quot;','&quot;;[.C463];&quot;','&quot;;[.D463];&quot;',&quot;;[.E463];&quot;,&quot;;[.F463];&quot;,&quot;;[.G463];&quot;,&quot;;[.H463];&quot;,&quot;;[.I463];&quot;,'&quot;;[.J463];&quot;'),&quot;)" office:value-type="string" office:string-value="('','','','',,,,,,''),">
            <text:p>('','','','',,,,,,''),</text:p>
          </table:table-cell>
        </table:table-row>
        <table:table-row table:style-name="ro2">
          <table:table-cell table:number-columns-repeated="9"/>
          <table:table-cell table:style-name="Default"/>
          <table:table-cell/>
          <table:table-cell table:formula="of:=CONCATENATE(&quot;('&quot;;[.A464];&quot;'&quot;;&quot;,'&quot;;[.B464];&quot;','&quot;;[.C464];&quot;','&quot;;[.D464];&quot;',&quot;;[.E464];&quot;,&quot;;[.F464];&quot;,&quot;;[.G464];&quot;,&quot;;[.H464];&quot;,&quot;;[.I464];&quot;,'&quot;;[.J464];&quot;'),&quot;)" office:value-type="string" office:string-value="('','','','',,,,,,''),">
            <text:p>('','','','',,,,,,''),</text:p>
          </table:table-cell>
        </table:table-row>
        <table:table-row table:style-name="ro2">
          <table:table-cell table:number-columns-repeated="9"/>
          <table:table-cell table:style-name="Default"/>
          <table:table-cell/>
          <table:table-cell table:formula="of:=CONCATENATE(&quot;('&quot;;[.A465];&quot;'&quot;;&quot;,'&quot;;[.B465];&quot;','&quot;;[.C465];&quot;','&quot;;[.D465];&quot;',&quot;;[.E465];&quot;,&quot;;[.F465];&quot;,&quot;;[.G465];&quot;,&quot;;[.H465];&quot;,&quot;;[.I465];&quot;,'&quot;;[.J465];&quot;'),&quot;)" office:value-type="string" office:string-value="('','','','',,,,,,''),">
            <text:p>('','','','',,,,,,''),</text:p>
          </table:table-cell>
        </table:table-row>
        <table:table-row table:style-name="ro2">
          <table:table-cell table:number-columns-repeated="9"/>
          <table:table-cell table:style-name="Default"/>
          <table:table-cell/>
          <table:table-cell table:formula="of:=CONCATENATE(&quot;('&quot;;[.A466];&quot;'&quot;;&quot;,'&quot;;[.B466];&quot;','&quot;;[.C466];&quot;','&quot;;[.D466];&quot;',&quot;;[.E466];&quot;,&quot;;[.F466];&quot;,&quot;;[.G466];&quot;,&quot;;[.H466];&quot;,&quot;;[.I466];&quot;,'&quot;;[.J466];&quot;'),&quot;)" office:value-type="string" office:string-value="('','','','',,,,,,''),">
            <text:p>('','','','',,,,,,''),</text:p>
          </table:table-cell>
        </table:table-row>
        <table:table-row table:style-name="ro2">
          <table:table-cell table:number-columns-repeated="9"/>
          <table:table-cell table:style-name="Default"/>
          <table:table-cell/>
          <table:table-cell table:formula="of:=CONCATENATE(&quot;('&quot;;[.A467];&quot;'&quot;;&quot;,'&quot;;[.B467];&quot;','&quot;;[.C467];&quot;','&quot;;[.D467];&quot;',&quot;;[.E467];&quot;,&quot;;[.F467];&quot;,&quot;;[.G467];&quot;,&quot;;[.H467];&quot;,&quot;;[.I467];&quot;,'&quot;;[.J467];&quot;'),&quot;)" office:value-type="string" office:string-value="('','','','',,,,,,''),">
            <text:p>('','','','',,,,,,''),</text:p>
          </table:table-cell>
        </table:table-row>
        <table:table-row table:style-name="ro2">
          <table:table-cell table:number-columns-repeated="9"/>
          <table:table-cell table:style-name="Default"/>
          <table:table-cell/>
          <table:table-cell table:formula="of:=CONCATENATE(&quot;('&quot;;[.A468];&quot;'&quot;;&quot;,'&quot;;[.B468];&quot;','&quot;;[.C468];&quot;','&quot;;[.D468];&quot;',&quot;;[.E468];&quot;,&quot;;[.F468];&quot;,&quot;;[.G468];&quot;,&quot;;[.H468];&quot;,&quot;;[.I468];&quot;,'&quot;;[.J468];&quot;'),&quot;)" office:value-type="string" office:string-value="('','','','',,,,,,''),">
            <text:p>('','','','',,,,,,''),</text:p>
          </table:table-cell>
        </table:table-row>
        <table:table-row table:style-name="ro2">
          <table:table-cell table:number-columns-repeated="9"/>
          <table:table-cell table:style-name="Default"/>
          <table:table-cell/>
          <table:table-cell table:formula="of:=CONCATENATE(&quot;('&quot;;[.A469];&quot;'&quot;;&quot;,'&quot;;[.B469];&quot;','&quot;;[.C469];&quot;','&quot;;[.D469];&quot;',&quot;;[.E469];&quot;,&quot;;[.F469];&quot;,&quot;;[.G469];&quot;,&quot;;[.H469];&quot;,&quot;;[.I469];&quot;,'&quot;;[.J469];&quot;'),&quot;)" office:value-type="string" office:string-value="('','','','',,,,,,''),">
            <text:p>('','','','',,,,,,''),</text:p>
          </table:table-cell>
        </table:table-row>
        <table:table-row table:style-name="ro2">
          <table:table-cell table:number-columns-repeated="9"/>
          <table:table-cell table:style-name="Default"/>
          <table:table-cell/>
          <table:table-cell table:formula="of:=CONCATENATE(&quot;('&quot;;[.A470];&quot;'&quot;;&quot;,'&quot;;[.B470];&quot;','&quot;;[.C470];&quot;','&quot;;[.D470];&quot;',&quot;;[.E470];&quot;,&quot;;[.F470];&quot;,&quot;;[.G470];&quot;,&quot;;[.H470];&quot;,&quot;;[.I470];&quot;,'&quot;;[.J470];&quot;'),&quot;)" office:value-type="string" office:string-value="('','','','',,,,,,''),">
            <text:p>('','','','',,,,,,''),</text:p>
          </table:table-cell>
        </table:table-row>
        <table:table-row table:style-name="ro2">
          <table:table-cell table:number-columns-repeated="9"/>
          <table:table-cell table:style-name="Default"/>
          <table:table-cell/>
          <table:table-cell table:formula="of:=CONCATENATE(&quot;('&quot;;[.A471];&quot;'&quot;;&quot;,'&quot;;[.B471];&quot;','&quot;;[.C471];&quot;','&quot;;[.D471];&quot;',&quot;;[.E471];&quot;,&quot;;[.F471];&quot;,&quot;;[.G471];&quot;,&quot;;[.H471];&quot;,&quot;;[.I471];&quot;,'&quot;;[.J471];&quot;'),&quot;)" office:value-type="string" office:string-value="('','','','',,,,,,''),">
            <text:p>('','','','',,,,,,''),</text:p>
          </table:table-cell>
        </table:table-row>
        <table:table-row table:style-name="ro2">
          <table:table-cell table:number-columns-repeated="9"/>
          <table:table-cell table:style-name="Default"/>
          <table:table-cell/>
          <table:table-cell table:formula="of:=CONCATENATE(&quot;('&quot;;[.A472];&quot;'&quot;;&quot;,'&quot;;[.B472];&quot;','&quot;;[.C472];&quot;','&quot;;[.D472];&quot;',&quot;;[.E472];&quot;,&quot;;[.F472];&quot;,&quot;;[.G472];&quot;,&quot;;[.H472];&quot;,&quot;;[.I472];&quot;,'&quot;;[.J472];&quot;'),&quot;)" office:value-type="string" office:string-value="('','','','',,,,,,''),">
            <text:p>('','','','',,,,,,''),</text:p>
          </table:table-cell>
        </table:table-row>
        <table:table-row table:style-name="ro2">
          <table:table-cell table:number-columns-repeated="9"/>
          <table:table-cell table:style-name="Default"/>
          <table:table-cell/>
          <table:table-cell table:formula="of:=CONCATENATE(&quot;('&quot;;[.A473];&quot;'&quot;;&quot;,'&quot;;[.B473];&quot;','&quot;;[.C473];&quot;','&quot;;[.D473];&quot;',&quot;;[.E473];&quot;,&quot;;[.F473];&quot;,&quot;;[.G473];&quot;,&quot;;[.H473];&quot;,&quot;;[.I473];&quot;,'&quot;;[.J473];&quot;'),&quot;)" office:value-type="string" office:string-value="('','','','',,,,,,''),">
            <text:p>('','','','',,,,,,''),</text:p>
          </table:table-cell>
        </table:table-row>
        <table:table-row table:style-name="ro2">
          <table:table-cell table:number-columns-repeated="9"/>
          <table:table-cell table:style-name="Default"/>
          <table:table-cell/>
          <table:table-cell table:formula="of:=CONCATENATE(&quot;('&quot;;[.A474];&quot;'&quot;;&quot;,'&quot;;[.B474];&quot;','&quot;;[.C474];&quot;','&quot;;[.D474];&quot;',&quot;;[.E474];&quot;,&quot;;[.F474];&quot;,&quot;;[.G474];&quot;,&quot;;[.H474];&quot;,&quot;;[.I474];&quot;,'&quot;;[.J474];&quot;'),&quot;)" office:value-type="string" office:string-value="('','','','',,,,,,''),">
            <text:p>('','','','',,,,,,''),</text:p>
          </table:table-cell>
        </table:table-row>
        <table:table-row table:style-name="ro2">
          <table:table-cell table:number-columns-repeated="9"/>
          <table:table-cell table:style-name="Default"/>
          <table:table-cell/>
          <table:table-cell table:formula="of:=CONCATENATE(&quot;('&quot;;[.A475];&quot;'&quot;;&quot;,'&quot;;[.B475];&quot;','&quot;;[.C475];&quot;','&quot;;[.D475];&quot;',&quot;;[.E475];&quot;,&quot;;[.F475];&quot;,&quot;;[.G475];&quot;,&quot;;[.H475];&quot;,&quot;;[.I475];&quot;,'&quot;;[.J475];&quot;'),&quot;)" office:value-type="string" office:string-value="('','','','',,,,,,''),">
            <text:p>('','','','',,,,,,''),</text:p>
          </table:table-cell>
        </table:table-row>
        <table:table-row table:style-name="ro2">
          <table:table-cell table:number-columns-repeated="9"/>
          <table:table-cell table:style-name="Default"/>
          <table:table-cell/>
          <table:table-cell table:formula="of:=CONCATENATE(&quot;('&quot;;[.A476];&quot;'&quot;;&quot;,'&quot;;[.B476];&quot;','&quot;;[.C476];&quot;','&quot;;[.D476];&quot;',&quot;;[.E476];&quot;,&quot;;[.F476];&quot;,&quot;;[.G476];&quot;,&quot;;[.H476];&quot;,&quot;;[.I476];&quot;,'&quot;;[.J476];&quot;'),&quot;)" office:value-type="string" office:string-value="('','','','',,,,,,''),">
            <text:p>('','','','',,,,,,''),</text:p>
          </table:table-cell>
        </table:table-row>
        <table:table-row table:style-name="ro2">
          <table:table-cell table:number-columns-repeated="9"/>
          <table:table-cell table:style-name="Default"/>
          <table:table-cell/>
          <table:table-cell table:formula="of:=CONCATENATE(&quot;('&quot;;[.A477];&quot;'&quot;;&quot;,'&quot;;[.B477];&quot;','&quot;;[.C477];&quot;','&quot;;[.D477];&quot;',&quot;;[.E477];&quot;,&quot;;[.F477];&quot;,&quot;;[.G477];&quot;,&quot;;[.H477];&quot;,&quot;;[.I477];&quot;,'&quot;;[.J477];&quot;'),&quot;)" office:value-type="string" office:string-value="('','','','',,,,,,''),">
            <text:p>('','','','',,,,,,''),</text:p>
          </table:table-cell>
        </table:table-row>
        <table:table-row table:style-name="ro2">
          <table:table-cell table:number-columns-repeated="9"/>
          <table:table-cell table:style-name="Default"/>
          <table:table-cell/>
          <table:table-cell table:formula="of:=CONCATENATE(&quot;('&quot;;[.A478];&quot;'&quot;;&quot;,'&quot;;[.B478];&quot;','&quot;;[.C478];&quot;','&quot;;[.D478];&quot;',&quot;;[.E478];&quot;,&quot;;[.F478];&quot;,&quot;;[.G478];&quot;,&quot;;[.H478];&quot;,&quot;;[.I478];&quot;,'&quot;;[.J478];&quot;'),&quot;)" office:value-type="string" office:string-value="('','','','',,,,,,''),">
            <text:p>('','','','',,,,,,''),</text:p>
          </table:table-cell>
        </table:table-row>
        <table:table-row table:style-name="ro2">
          <table:table-cell table:number-columns-repeated="9"/>
          <table:table-cell table:style-name="Default"/>
          <table:table-cell/>
          <table:table-cell table:formula="of:=CONCATENATE(&quot;('&quot;;[.A479];&quot;'&quot;;&quot;,'&quot;;[.B479];&quot;','&quot;;[.C479];&quot;','&quot;;[.D479];&quot;',&quot;;[.E479];&quot;,&quot;;[.F479];&quot;,&quot;;[.G479];&quot;,&quot;;[.H479];&quot;,&quot;;[.I479];&quot;,'&quot;;[.J479];&quot;'),&quot;)" office:value-type="string" office:string-value="('','','','',,,,,,''),">
            <text:p>('','','','',,,,,,''),</text:p>
          </table:table-cell>
        </table:table-row>
        <table:table-row table:style-name="ro2">
          <table:table-cell table:number-columns-repeated="9"/>
          <table:table-cell table:style-name="Default"/>
          <table:table-cell/>
          <table:table-cell table:formula="of:=CONCATENATE(&quot;('&quot;;[.A480];&quot;'&quot;;&quot;,'&quot;;[.B480];&quot;','&quot;;[.C480];&quot;','&quot;;[.D480];&quot;',&quot;;[.E480];&quot;,&quot;;[.F480];&quot;,&quot;;[.G480];&quot;,&quot;;[.H480];&quot;,&quot;;[.I480];&quot;,'&quot;;[.J480];&quot;'),&quot;)" office:value-type="string" office:string-value="('','','','',,,,,,''),">
            <text:p>('','','','',,,,,,''),</text:p>
          </table:table-cell>
        </table:table-row>
        <table:table-row table:style-name="ro2">
          <table:table-cell table:number-columns-repeated="9"/>
          <table:table-cell table:style-name="Default"/>
          <table:table-cell/>
          <table:table-cell table:formula="of:=CONCATENATE(&quot;('&quot;;[.A481];&quot;'&quot;;&quot;,'&quot;;[.B481];&quot;','&quot;;[.C481];&quot;','&quot;;[.D481];&quot;',&quot;;[.E481];&quot;,&quot;;[.F481];&quot;,&quot;;[.G481];&quot;,&quot;;[.H481];&quot;,&quot;;[.I481];&quot;,'&quot;;[.J481];&quot;'),&quot;)" office:value-type="string" office:string-value="('','','','',,,,,,''),">
            <text:p>('','','','',,,,,,''),</text:p>
          </table:table-cell>
        </table:table-row>
        <table:table-row table:style-name="ro2">
          <table:table-cell table:number-columns-repeated="9"/>
          <table:table-cell table:style-name="Default"/>
          <table:table-cell/>
          <table:table-cell table:formula="of:=CONCATENATE(&quot;('&quot;;[.A482];&quot;'&quot;;&quot;,'&quot;;[.B482];&quot;','&quot;;[.C482];&quot;','&quot;;[.D482];&quot;',&quot;;[.E482];&quot;,&quot;;[.F482];&quot;,&quot;;[.G482];&quot;,&quot;;[.H482];&quot;,&quot;;[.I482];&quot;,'&quot;;[.J482];&quot;'),&quot;)" office:value-type="string" office:string-value="('','','','',,,,,,''),">
            <text:p>('','','','',,,,,,''),</text:p>
          </table:table-cell>
        </table:table-row>
        <table:table-row table:style-name="ro2">
          <table:table-cell table:number-columns-repeated="9"/>
          <table:table-cell table:style-name="Default"/>
          <table:table-cell/>
          <table:table-cell table:formula="of:=CONCATENATE(&quot;('&quot;;[.A483];&quot;'&quot;;&quot;,'&quot;;[.B483];&quot;','&quot;;[.C483];&quot;','&quot;;[.D483];&quot;',&quot;;[.E483];&quot;,&quot;;[.F483];&quot;,&quot;;[.G483];&quot;,&quot;;[.H483];&quot;,&quot;;[.I483];&quot;,'&quot;;[.J483];&quot;'),&quot;)" office:value-type="string" office:string-value="('','','','',,,,,,''),">
            <text:p>('','','','',,,,,,''),</text:p>
          </table:table-cell>
        </table:table-row>
        <table:table-row table:style-name="ro2">
          <table:table-cell table:number-columns-repeated="9"/>
          <table:table-cell table:style-name="Default"/>
          <table:table-cell/>
          <table:table-cell table:formula="of:=CONCATENATE(&quot;('&quot;;[.A484];&quot;'&quot;;&quot;,'&quot;;[.B484];&quot;','&quot;;[.C484];&quot;','&quot;;[.D484];&quot;',&quot;;[.E484];&quot;,&quot;;[.F484];&quot;,&quot;;[.G484];&quot;,&quot;;[.H484];&quot;,&quot;;[.I484];&quot;,'&quot;;[.J484];&quot;'),&quot;)" office:value-type="string" office:string-value="('','','','',,,,,,''),">
            <text:p>('','','','',,,,,,''),</text:p>
          </table:table-cell>
        </table:table-row>
        <table:table-row table:style-name="ro2">
          <table:table-cell table:number-columns-repeated="9"/>
          <table:table-cell table:style-name="Default"/>
          <table:table-cell/>
          <table:table-cell table:formula="of:=CONCATENATE(&quot;('&quot;;[.A485];&quot;'&quot;;&quot;,'&quot;;[.B485];&quot;','&quot;;[.C485];&quot;','&quot;;[.D485];&quot;',&quot;;[.E485];&quot;,&quot;;[.F485];&quot;,&quot;;[.G485];&quot;,&quot;;[.H485];&quot;,&quot;;[.I485];&quot;,'&quot;;[.J485];&quot;'),&quot;)" office:value-type="string" office:string-value="('','','','',,,,,,''),">
            <text:p>('','','','',,,,,,''),</text:p>
          </table:table-cell>
        </table:table-row>
        <table:table-row table:style-name="ro2">
          <table:table-cell table:number-columns-repeated="9"/>
          <table:table-cell table:style-name="Default"/>
          <table:table-cell/>
          <table:table-cell table:formula="of:=CONCATENATE(&quot;('&quot;;[.A486];&quot;'&quot;;&quot;,'&quot;;[.B486];&quot;','&quot;;[.C486];&quot;','&quot;;[.D486];&quot;',&quot;;[.E486];&quot;,&quot;;[.F486];&quot;,&quot;;[.G486];&quot;,&quot;;[.H486];&quot;,&quot;;[.I486];&quot;,'&quot;;[.J486];&quot;'),&quot;)" office:value-type="string" office:string-value="('','','','',,,,,,''),">
            <text:p>('','','','',,,,,,''),</text:p>
          </table:table-cell>
        </table:table-row>
        <table:table-row table:style-name="ro2">
          <table:table-cell table:number-columns-repeated="9"/>
          <table:table-cell table:style-name="Default"/>
          <table:table-cell/>
          <table:table-cell table:formula="of:=CONCATENATE(&quot;('&quot;;[.A487];&quot;'&quot;;&quot;,'&quot;;[.B487];&quot;','&quot;;[.C487];&quot;','&quot;;[.D487];&quot;',&quot;;[.E487];&quot;,&quot;;[.F487];&quot;,&quot;;[.G487];&quot;,&quot;;[.H487];&quot;,&quot;;[.I487];&quot;,'&quot;;[.J487];&quot;'),&quot;)" office:value-type="string" office:string-value="('','','','',,,,,,''),">
            <text:p>('','','','',,,,,,''),</text:p>
          </table:table-cell>
        </table:table-row>
        <table:table-row table:style-name="ro2">
          <table:table-cell table:number-columns-repeated="9"/>
          <table:table-cell table:style-name="Default"/>
          <table:table-cell/>
          <table:table-cell table:formula="of:=CONCATENATE(&quot;('&quot;;[.A488];&quot;'&quot;;&quot;,'&quot;;[.B488];&quot;','&quot;;[.C488];&quot;','&quot;;[.D488];&quot;',&quot;;[.E488];&quot;,&quot;;[.F488];&quot;,&quot;;[.G488];&quot;,&quot;;[.H488];&quot;,&quot;;[.I488];&quot;,'&quot;;[.J488];&quot;'),&quot;)" office:value-type="string" office:string-value="('','','','',,,,,,''),">
            <text:p>('','','','',,,,,,''),</text:p>
          </table:table-cell>
        </table:table-row>
        <table:table-row table:style-name="ro2">
          <table:table-cell table:number-columns-repeated="9"/>
          <table:table-cell table:style-name="Default"/>
          <table:table-cell/>
          <table:table-cell table:formula="of:=CONCATENATE(&quot;('&quot;;[.A489];&quot;'&quot;;&quot;,'&quot;;[.B489];&quot;','&quot;;[.C489];&quot;','&quot;;[.D489];&quot;',&quot;;[.E489];&quot;,&quot;;[.F489];&quot;,&quot;;[.G489];&quot;,&quot;;[.H489];&quot;,&quot;;[.I489];&quot;,'&quot;;[.J489];&quot;'),&quot;)" office:value-type="string" office:string-value="('','','','',,,,,,''),">
            <text:p>('','','','',,,,,,''),</text:p>
          </table:table-cell>
        </table:table-row>
        <table:table-row table:style-name="ro2">
          <table:table-cell table:number-columns-repeated="9"/>
          <table:table-cell table:style-name="Default"/>
          <table:table-cell/>
          <table:table-cell table:formula="of:=CONCATENATE(&quot;('&quot;;[.A490];&quot;'&quot;;&quot;,'&quot;;[.B490];&quot;','&quot;;[.C490];&quot;','&quot;;[.D490];&quot;',&quot;;[.E490];&quot;,&quot;;[.F490];&quot;,&quot;;[.G490];&quot;,&quot;;[.H490];&quot;,&quot;;[.I490];&quot;,'&quot;;[.J490];&quot;'),&quot;)" office:value-type="string" office:string-value="('','','','',,,,,,''),">
            <text:p>('','','','',,,,,,''),</text:p>
          </table:table-cell>
        </table:table-row>
        <table:table-row table:style-name="ro2">
          <table:table-cell table:number-columns-repeated="9"/>
          <table:table-cell table:style-name="Default"/>
          <table:table-cell/>
          <table:table-cell table:formula="of:=CONCATENATE(&quot;('&quot;;[.A491];&quot;'&quot;;&quot;,'&quot;;[.B491];&quot;','&quot;;[.C491];&quot;','&quot;;[.D491];&quot;',&quot;;[.E491];&quot;,&quot;;[.F491];&quot;,&quot;;[.G491];&quot;,&quot;;[.H491];&quot;,&quot;;[.I491];&quot;,'&quot;;[.J491];&quot;'),&quot;)" office:value-type="string" office:string-value="('','','','',,,,,,''),">
            <text:p>('','','','',,,,,,''),</text:p>
          </table:table-cell>
        </table:table-row>
        <table:table-row table:style-name="ro2">
          <table:table-cell table:number-columns-repeated="9"/>
          <table:table-cell table:style-name="Default"/>
          <table:table-cell/>
          <table:table-cell table:formula="of:=CONCATENATE(&quot;('&quot;;[.A492];&quot;'&quot;;&quot;,'&quot;;[.B492];&quot;','&quot;;[.C492];&quot;','&quot;;[.D492];&quot;',&quot;;[.E492];&quot;,&quot;;[.F492];&quot;,&quot;;[.G492];&quot;,&quot;;[.H492];&quot;,&quot;;[.I492];&quot;,'&quot;;[.J492];&quot;'),&quot;)" office:value-type="string" office:string-value="('','','','',,,,,,''),">
            <text:p>('','','','',,,,,,''),</text:p>
          </table:table-cell>
        </table:table-row>
        <table:table-row table:style-name="ro2">
          <table:table-cell table:number-columns-repeated="9"/>
          <table:table-cell table:style-name="Default"/>
          <table:table-cell/>
          <table:table-cell table:formula="of:=CONCATENATE(&quot;('&quot;;[.A493];&quot;'&quot;;&quot;,'&quot;;[.B493];&quot;','&quot;;[.C493];&quot;','&quot;;[.D493];&quot;',&quot;;[.E493];&quot;,&quot;;[.F493];&quot;,&quot;;[.G493];&quot;,&quot;;[.H493];&quot;,&quot;;[.I493];&quot;,'&quot;;[.J493];&quot;'),&quot;)" office:value-type="string" office:string-value="('','','','',,,,,,''),">
            <text:p>('','','','',,,,,,''),</text:p>
          </table:table-cell>
        </table:table-row>
        <table:table-row table:style-name="ro2">
          <table:table-cell table:number-columns-repeated="9"/>
          <table:table-cell table:style-name="Default"/>
          <table:table-cell/>
          <table:table-cell table:formula="of:=CONCATENATE(&quot;('&quot;;[.A494];&quot;'&quot;;&quot;,'&quot;;[.B494];&quot;','&quot;;[.C494];&quot;','&quot;;[.D494];&quot;',&quot;;[.E494];&quot;,&quot;;[.F494];&quot;,&quot;;[.G494];&quot;,&quot;;[.H494];&quot;,&quot;;[.I494];&quot;,'&quot;;[.J494];&quot;'),&quot;)" office:value-type="string" office:string-value="('','','','',,,,,,''),">
            <text:p>('','','','',,,,,,''),</text:p>
          </table:table-cell>
        </table:table-row>
        <table:table-row table:style-name="ro2">
          <table:table-cell table:number-columns-repeated="9"/>
          <table:table-cell table:style-name="Default"/>
          <table:table-cell/>
          <table:table-cell table:formula="of:=CONCATENATE(&quot;('&quot;;[.A495];&quot;'&quot;;&quot;,'&quot;;[.B495];&quot;','&quot;;[.C495];&quot;','&quot;;[.D495];&quot;',&quot;;[.E495];&quot;,&quot;;[.F495];&quot;,&quot;;[.G495];&quot;,&quot;;[.H495];&quot;,&quot;;[.I495];&quot;,'&quot;;[.J495];&quot;'),&quot;)" office:value-type="string" office:string-value="('','','','',,,,,,''),">
            <text:p>('','','','',,,,,,''),</text:p>
          </table:table-cell>
        </table:table-row>
        <table:table-row table:style-name="ro2">
          <table:table-cell table:number-columns-repeated="9"/>
          <table:table-cell table:style-name="Default"/>
          <table:table-cell/>
          <table:table-cell table:formula="of:=CONCATENATE(&quot;('&quot;;[.A496];&quot;'&quot;;&quot;,'&quot;;[.B496];&quot;','&quot;;[.C496];&quot;','&quot;;[.D496];&quot;',&quot;;[.E496];&quot;,&quot;;[.F496];&quot;,&quot;;[.G496];&quot;,&quot;;[.H496];&quot;,&quot;;[.I496];&quot;,'&quot;;[.J496];&quot;'),&quot;)" office:value-type="string" office:string-value="('','','','',,,,,,''),">
            <text:p>('','','','',,,,,,''),</text:p>
          </table:table-cell>
        </table:table-row>
        <table:table-row table:style-name="ro2">
          <table:table-cell table:number-columns-repeated="9"/>
          <table:table-cell table:style-name="Default"/>
          <table:table-cell/>
          <table:table-cell table:formula="of:=CONCATENATE(&quot;('&quot;;[.A497];&quot;'&quot;;&quot;,'&quot;;[.B497];&quot;','&quot;;[.C497];&quot;','&quot;;[.D497];&quot;',&quot;;[.E497];&quot;,&quot;;[.F497];&quot;,&quot;;[.G497];&quot;,&quot;;[.H497];&quot;,&quot;;[.I497];&quot;,'&quot;;[.J497];&quot;'),&quot;)" office:value-type="string" office:string-value="('','','','',,,,,,''),">
            <text:p>('','','','',,,,,,''),</text:p>
          </table:table-cell>
        </table:table-row>
        <table:table-row table:style-name="ro2">
          <table:table-cell table:number-columns-repeated="9"/>
          <table:table-cell table:style-name="Default"/>
          <table:table-cell/>
          <table:table-cell table:formula="of:=CONCATENATE(&quot;('&quot;;[.A498];&quot;'&quot;;&quot;,'&quot;;[.B498];&quot;','&quot;;[.C498];&quot;','&quot;;[.D498];&quot;',&quot;;[.E498];&quot;,&quot;;[.F498];&quot;,&quot;;[.G498];&quot;,&quot;;[.H498];&quot;,&quot;;[.I498];&quot;,'&quot;;[.J498];&quot;'),&quot;)" office:value-type="string" office:string-value="('','','','',,,,,,''),">
            <text:p>('','','','',,,,,,''),</text:p>
          </table:table-cell>
        </table:table-row>
        <table:table-row table:style-name="ro2">
          <table:table-cell table:number-columns-repeated="9"/>
          <table:table-cell table:style-name="Default"/>
          <table:table-cell/>
          <table:table-cell table:formula="of:=CONCATENATE(&quot;('&quot;;[.A499];&quot;'&quot;;&quot;,'&quot;;[.B499];&quot;','&quot;;[.C499];&quot;','&quot;;[.D499];&quot;',&quot;;[.E499];&quot;,&quot;;[.F499];&quot;,&quot;;[.G499];&quot;,&quot;;[.H499];&quot;,&quot;;[.I499];&quot;,'&quot;;[.J499];&quot;'),&quot;)" office:value-type="string" office:string-value="('','','','',,,,,,''),">
            <text:p>('','','','',,,,,,''),</text:p>
          </table:table-cell>
        </table:table-row>
        <table:table-row table:style-name="ro2">
          <table:table-cell table:number-columns-repeated="9"/>
          <table:table-cell table:style-name="Default"/>
          <table:table-cell/>
          <table:table-cell table:formula="of:=CONCATENATE(&quot;('&quot;;[.A500];&quot;'&quot;;&quot;,'&quot;;[.B500];&quot;','&quot;;[.C500];&quot;','&quot;;[.D500];&quot;',&quot;;[.E500];&quot;,&quot;;[.F500];&quot;,&quot;;[.G500];&quot;,&quot;;[.H500];&quot;,&quot;;[.I500];&quot;,'&quot;;[.J500];&quot;'),&quot;)" office:value-type="string" office:string-value="('','','','',,,,,,''),">
            <text:p>('','','','',,,,,,''),</text:p>
          </table:table-cell>
        </table:table-row>
        <table:table-row table:style-name="ro2">
          <table:table-cell table:number-columns-repeated="9"/>
          <table:table-cell table:style-name="Default"/>
          <table:table-cell/>
          <table:table-cell table:formula="of:=CONCATENATE(&quot;('&quot;;[.A501];&quot;'&quot;;&quot;,'&quot;;[.B501];&quot;','&quot;;[.C501];&quot;','&quot;;[.D501];&quot;',&quot;;[.E501];&quot;,&quot;;[.F501];&quot;,&quot;;[.G501];&quot;,&quot;;[.H501];&quot;,&quot;;[.I501];&quot;,'&quot;;[.J501];&quot;'),&quot;)" office:value-type="string" office:string-value="('','','','',,,,,,''),">
            <text:p>('','','','',,,,,,''),</text:p>
          </table:table-cell>
        </table:table-row>
        <table:table-row table:style-name="ro1">
          <table:table-cell office:value-type="string">
            <text:p>title</text:p>
          </table:table-cell>
          <table:table-cell office:value-type="string">
            <text:p>content</text:p>
          </table:table-cell>
          <table:table-cell office:value-type="string">
            <text:p>story_content</text:p>
          </table:table-cell>
          <table:table-cell office:value-type="string">
            <text:p>story_wide_content</text:p>
          </table:table-cell>
          <table:table-cell office:value-type="string">
            <text:p>parent_id</text:p>
          </table:table-cell>
          <table:table-cell office:value-type="string">
            <text:p>parent</text:p>
          </table:table-cell>
          <table:table-cell office:value-type="string">
            <text:p>access</text:p>
          </table:table-cell>
          <table:table-cell office:value-type="string">
            <text:p>template</text:p>
          </table:table-cell>
          <table:table-cell office:value-type="string">
            <text:p>status</text:p>
          </table:table-cell>
          <table:table-cell table:style-name="Default" office:value-type="string">
            <text:p>utc_start_publish</text:p>
          </table:table-cell>
          <table:table-cell/>
          <table:table-cell table:formula="of:=CONCATENATE(&quot;('&quot;;[.A502];&quot;'&quot;;&quot;,'&quot;;[.B502];&quot;','&quot;;[.C502];&quot;','&quot;;[.D502];&quot;',&quot;;[.E502];&quot;,&quot;;[.F502];&quot;,&quot;;[.G502];&quot;,&quot;;[.H502];&quot;,&quot;;[.I502];&quot;,'&quot;;[.J502];&quot;'),&quot;)" office:value-type="string" office:string-value="('title','content','story_content','story_wide_content',parent_id,parent,access,template,status,'utc_start_publish'),">
            <text:p>('title','content','story_content','story_wide_content',parent_id,parent,access,template,status,'utc_start_publis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0">0000-00-00</text:date>, <text:time style:data-style-name="N2" text:time-value="0000-00-00T19:36:10.83">?</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9T15:02:49.22</meta:creation-date>
    <dc:date>2013-02-20T19:55:32.37</dc:date>
    <meta:editing-duration>PT5H1M17S</meta:editing-duration>
    <meta:editing-cycles>15</meta:editing-cycles>
    <meta:generator>LibreOffice/3.6$Windows_x86 LibreOffice_project/e29a214-2bbed72-0621de6-a97528c-8f066d</meta:generator>
    <meta:document-statistic meta:table-count="1" meta:cell-count="5522" meta:object-count="0"/>
  </office:meta>
</office:document-meta>
</file>